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89in" svg:y="0.0394in">
            <draw:object draw:notify-on-update-of-ranges="Sheet1.A2:Sheet1.A1374 Sheet1.B2:Sheet1.B13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0620956189998196" calcext:value-type="float">
            <text:p>0.062095619</text:p>
          </table:table-cell>
          <table:table-cell office:value-type="float" office:value="1652.24904967437" calcext:value-type="float">
            <text:p>1652.2490496744</text:p>
          </table:table-cell>
        </table:table-row>
        <table:table-row table:style-name="ro1">
          <table:table-cell office:value-type="float" office:value="0.0990347590000056" calcext:value-type="float">
            <text:p>0.099034759</text:p>
          </table:table-cell>
          <table:table-cell office:value-type="float" office:value="1624.29336469929" calcext:value-type="float">
            <text:p>1624.2933646993</text:p>
          </table:table-cell>
        </table:table-row>
        <table:table-row table:style-name="ro1">
          <table:table-cell office:value-type="float" office:value="0.135668168999928" calcext:value-type="float">
            <text:p>0.135668169</text:p>
          </table:table-cell>
          <table:table-cell office:value-type="float" office:value="1637.84916556028" calcext:value-type="float">
            <text:p>1637.8491655603</text:p>
          </table:table-cell>
        </table:table-row>
        <table:table-row table:style-name="ro1">
          <table:table-cell office:value-type="float" office:value="0.173295646999804" calcext:value-type="float">
            <text:p>0.173295647</text:p>
          </table:table-cell>
          <table:table-cell office:value-type="float" office:value="1594.5793656486" calcext:value-type="float">
            <text:p>1594.5793656486</text:p>
          </table:table-cell>
        </table:table-row>
        <table:table-row table:style-name="ro1">
          <table:table-cell office:value-type="float" office:value="0.209533377999833" calcext:value-type="float">
            <text:p>0.209533378</text:p>
          </table:table-cell>
          <table:table-cell office:value-type="float" office:value="1655.73280512384" calcext:value-type="float">
            <text:p>1655.7328051238</text:p>
          </table:table-cell>
        </table:table-row>
        <table:table-row table:style-name="ro1">
          <table:table-cell office:value-type="float" office:value="0.246704602999898" calcext:value-type="float">
            <text:p>0.246704603</text:p>
          </table:table-cell>
          <table:table-cell office:value-type="float" office:value="1614.15180693922" calcext:value-type="float">
            <text:p>1614.1518069392</text:p>
          </table:table-cell>
        </table:table-row>
        <table:table-row table:style-name="ro1">
          <table:table-cell office:value-type="float" office:value="0.283217960000002" calcext:value-type="float">
            <text:p>0.28321796</text:p>
          </table:table-cell>
          <table:table-cell office:value-type="float" office:value="1643.23428272645" calcext:value-type="float">
            <text:p>1643.2342827265</text:p>
          </table:table-cell>
        </table:table-row>
        <table:table-row table:style-name="ro1">
          <table:table-cell office:value-type="float" office:value="0.320517882999866" calcext:value-type="float">
            <text:p>0.320517883</text:p>
          </table:table-cell>
          <table:table-cell office:value-type="float" office:value="1608.58240914381" calcext:value-type="float">
            <text:p>1608.5824091438</text:p>
          </table:table-cell>
        </table:table-row>
        <table:table-row table:style-name="ro1">
          <table:table-cell office:value-type="float" office:value="0.356768009999996" calcext:value-type="float">
            <text:p>0.35676801</text:p>
          </table:table-cell>
          <table:table-cell office:value-type="float" office:value="1655.16661499653" calcext:value-type="float">
            <text:p>1655.1666149965</text:p>
          </table:table-cell>
        </table:table-row>
        <table:table-row table:style-name="ro1">
          <table:table-cell office:value-type="float" office:value="0.393708608999987" calcext:value-type="float">
            <text:p>0.393708609</text:p>
          </table:table-cell>
          <table:table-cell office:value-type="float" office:value="1624.22921187649" calcext:value-type="float">
            <text:p>1624.2292118765</text:p>
          </table:table-cell>
        </table:table-row>
        <table:table-row table:style-name="ro1">
          <table:table-cell office:value-type="float" office:value="0.429926235999801" calcext:value-type="float">
            <text:p>0.429926236</text:p>
          </table:table-cell>
          <table:table-cell office:value-type="float" office:value="1656.65188391021" calcext:value-type="float">
            <text:p>1656.6518839102</text:p>
          </table:table-cell>
        </table:table-row>
        <table:table-row table:style-name="ro1">
          <table:table-cell office:value-type="float" office:value="0.466848136999943" calcext:value-type="float">
            <text:p>0.466848137</text:p>
          </table:table-cell>
          <table:table-cell office:value-type="float" office:value="1625.05175450663" calcext:value-type="float">
            <text:p>1625.0517545066</text:p>
          </table:table-cell>
        </table:table-row>
        <table:table-row table:style-name="ro1">
          <table:table-cell office:value-type="float" office:value="0.503000397999813" calcext:value-type="float">
            <text:p>0.503000398</text:p>
          </table:table-cell>
          <table:table-cell office:value-type="float" office:value="1659.6472347944" calcext:value-type="float">
            <text:p>1659.6472347944</text:p>
          </table:table-cell>
        </table:table-row>
        <table:table-row table:style-name="ro1">
          <table:table-cell office:value-type="float" office:value="0.539807454999846" calcext:value-type="float">
            <text:p>0.539807455</text:p>
          </table:table-cell>
          <table:table-cell office:value-type="float" office:value="1630.12218010113" calcext:value-type="float">
            <text:p>1630.1221801011</text:p>
          </table:table-cell>
        </table:table-row>
        <table:table-row table:style-name="ro1">
          <table:table-cell office:value-type="float" office:value="0.576151956999865" calcext:value-type="float">
            <text:p>0.576151957</text:p>
          </table:table-cell>
          <table:table-cell office:value-type="float" office:value="1650.86867884356" calcext:value-type="float">
            <text:p>1650.8686788436</text:p>
          </table:table-cell>
        </table:table-row>
        <table:table-row table:style-name="ro1">
          <table:table-cell office:value-type="float" office:value="0.613270370000009" calcext:value-type="float">
            <text:p>0.61327037</text:p>
          </table:table-cell>
          <table:table-cell office:value-type="float" office:value="1616.44841873405" calcext:value-type="float">
            <text:p>1616.4484187341</text:p>
          </table:table-cell>
        </table:table-row>
        <table:table-row table:style-name="ro1">
          <table:table-cell office:value-type="float" office:value="0.649947372999804" calcext:value-type="float">
            <text:p>0.649947373</text:p>
          </table:table-cell>
          <table:table-cell office:value-type="float" office:value="1635.90247546494" calcext:value-type="float">
            <text:p>1635.902475465</text:p>
          </table:table-cell>
        </table:table-row>
        <table:table-row table:style-name="ro1">
          <table:table-cell office:value-type="float" office:value="0.687531153000009" calcext:value-type="float">
            <text:p>0.687531153</text:p>
          </table:table-cell>
          <table:table-cell office:value-type="float" office:value="1596.4333550184" calcext:value-type="float">
            <text:p>1596.4333550184</text:p>
          </table:table-cell>
        </table:table-row>
        <table:table-row table:style-name="ro1">
          <table:table-cell office:value-type="float" office:value="0.724037686999964" calcext:value-type="float">
            <text:p>0.724037687</text:p>
          </table:table-cell>
          <table:table-cell office:value-type="float" office:value="1643.54140001553" calcext:value-type="float">
            <text:p>1643.5414000155</text:p>
          </table:table-cell>
        </table:table-row>
        <table:table-row table:style-name="ro1">
          <table:table-cell office:value-type="float" office:value="0.761294901999918" calcext:value-type="float">
            <text:p>0.761294902</text:p>
          </table:table-cell>
          <table:table-cell office:value-type="float" office:value="1610.42632950621" calcext:value-type="float">
            <text:p>1610.4263295062</text:p>
          </table:table-cell>
        </table:table-row>
        <table:table-row table:style-name="ro1">
          <table:table-cell office:value-type="float" office:value="0.797300131999918" calcext:value-type="float">
            <text:p>0.797300132</text:p>
          </table:table-cell>
          <table:table-cell office:value-type="float" office:value="1666.42457220795" calcext:value-type="float">
            <text:p>1666.424572208</text:p>
          </table:table-cell>
        </table:table-row>
        <table:table-row table:style-name="ro1">
          <table:table-cell office:value-type="float" office:value="0.83410473999993" calcext:value-type="float">
            <text:p>0.83410474</text:p>
          </table:table-cell>
          <table:table-cell office:value-type="float" office:value="1630.23064937906" calcext:value-type="float">
            <text:p>1630.2306493791</text:p>
          </table:table-cell>
        </table:table-row>
        <table:table-row table:style-name="ro1">
          <table:table-cell office:value-type="float" office:value="0.869940854999868" calcext:value-type="float">
            <text:p>0.869940855</text:p>
          </table:table-cell>
          <table:table-cell office:value-type="float" office:value="1674.28863313178" calcext:value-type="float">
            <text:p>1674.2886331318</text:p>
          </table:table-cell>
        </table:table-row>
        <table:table-row table:style-name="ro1">
          <table:table-cell office:value-type="float" office:value="0.906588847999956" calcext:value-type="float">
            <text:p>0.906588848</text:p>
          </table:table-cell>
          <table:table-cell office:value-type="float" office:value="1637.19743124422" calcext:value-type="float">
            <text:p>1637.1974312442</text:p>
          </table:table-cell>
        </table:table-row>
        <table:table-row table:style-name="ro1">
          <table:table-cell office:value-type="float" office:value="0.942697254999985" calcext:value-type="float">
            <text:p>0.942697255</text:p>
          </table:table-cell>
          <table:table-cell office:value-type="float" office:value="1661.66289196729" calcext:value-type="float">
            <text:p>1661.6628919673</text:p>
          </table:table-cell>
        </table:table-row>
        <table:table-row table:style-name="ro1">
          <table:table-cell office:value-type="float" office:value="0.979413217999991" calcext:value-type="float">
            <text:p>0.979413218</text:p>
          </table:table-cell>
          <table:table-cell office:value-type="float" office:value="1634.16658852146" calcext:value-type="float">
            <text:p>1634.1665885215</text:p>
          </table:table-cell>
        </table:table-row>
        <table:table-row table:style-name="ro1">
          <table:table-cell office:value-type="float" office:value="1.01592751199996" calcext:value-type="float">
            <text:p>1.015927512</text:p>
          </table:table-cell>
          <table:table-cell office:value-type="float" office:value="1643.19211539588" calcext:value-type="float">
            <text:p>1643.1921153959</text:p>
          </table:table-cell>
        </table:table-row>
        <table:table-row table:style-name="ro1">
          <table:table-cell office:value-type="float" office:value="1.05320379" calcext:value-type="float">
            <text:p>1.05320379</text:p>
          </table:table-cell>
          <table:table-cell office:value-type="float" office:value="1609.60276130419" calcext:value-type="float">
            <text:p>1609.6027613042</text:p>
          </table:table-cell>
        </table:table-row>
        <table:table-row table:style-name="ro1">
          <table:table-cell office:value-type="float" office:value="1.09029313999986" calcext:value-type="float">
            <text:p>1.09029314</text:p>
          </table:table-cell>
          <table:table-cell office:value-type="float" office:value="1617.71505837191" calcext:value-type="float">
            <text:p>1617.7150583719</text:p>
          </table:table-cell>
        </table:table-row>
        <table:table-row table:style-name="ro1">
          <table:table-cell office:value-type="float" office:value="1.12822389999997" calcext:value-type="float">
            <text:p>1.1282239</text:p>
          </table:table-cell>
          <table:table-cell office:value-type="float" office:value="1581.82962850806" calcext:value-type="float">
            <text:p>1581.8296285081</text:p>
          </table:table-cell>
        </table:table-row>
        <table:table-row table:style-name="ro1">
          <table:table-cell office:value-type="float" office:value="1.1651828319998" calcext:value-type="float">
            <text:p>1.165182832</text:p>
          </table:table-cell>
          <table:table-cell office:value-type="float" office:value="1623.42353399902" calcext:value-type="float">
            <text:p>1623.423533999</text:p>
          </table:table-cell>
        </table:table-row>
        <table:table-row table:style-name="ro1">
          <table:table-cell office:value-type="float" office:value="1.20300562299985" calcext:value-type="float">
            <text:p>1.203005623</text:p>
          </table:table-cell>
          <table:table-cell office:value-type="float" office:value="1586.34512191117" calcext:value-type="float">
            <text:p>1586.3451219112</text:p>
          </table:table-cell>
        </table:table-row>
        <table:table-row table:style-name="ro1">
          <table:table-cell office:value-type="float" office:value="1.23993601400002" calcext:value-type="float">
            <text:p>1.239936014</text:p>
          </table:table-cell>
          <table:table-cell office:value-type="float" office:value="1624.67816817118" calcext:value-type="float">
            <text:p>1624.6781681712</text:p>
          </table:table-cell>
        </table:table-row>
        <table:table-row table:style-name="ro1">
          <table:table-cell office:value-type="float" office:value="1.27783734599984" calcext:value-type="float">
            <text:p>1.277837346</text:p>
          </table:table-cell>
          <table:table-cell office:value-type="float" office:value="1583.05781971689" calcext:value-type="float">
            <text:p>1583.0578197169</text:p>
          </table:table-cell>
        </table:table-row>
        <table:table-row table:style-name="ro1">
          <table:table-cell office:value-type="float" office:value="1.31450382899993" calcext:value-type="float">
            <text:p>1.314503829</text:p>
          </table:table-cell>
          <table:table-cell office:value-type="float" office:value="1636.37183309489" calcext:value-type="float">
            <text:p>1636.3718330949</text:p>
          </table:table-cell>
        </table:table-row>
        <table:table-row table:style-name="ro1">
          <table:table-cell office:value-type="float" office:value="1.3520271389998" calcext:value-type="float">
            <text:p>1.352027139</text:p>
          </table:table-cell>
          <table:table-cell office:value-type="float" office:value="1599.00605784001" calcext:value-type="float">
            <text:p>1599.00605784</text:p>
          </table:table-cell>
        </table:table-row>
        <table:table-row table:style-name="ro1">
          <table:table-cell office:value-type="float" office:value="1.38866231999987" calcext:value-type="float">
            <text:p>1.38866232</text:p>
          </table:table-cell>
          <table:table-cell office:value-type="float" office:value="1637.76998945067" calcext:value-type="float">
            <text:p>1637.7699894507</text:p>
          </table:table-cell>
        </table:table-row>
        <table:table-row table:style-name="ro1">
          <table:table-cell office:value-type="float" office:value="1.42591396199987" calcext:value-type="float">
            <text:p>1.425913962</text:p>
          </table:table-cell>
          <table:table-cell office:value-type="float" office:value="1610.66725595608" calcext:value-type="float">
            <text:p>1610.6672559561</text:p>
          </table:table-cell>
        </table:table-row>
        <table:table-row table:style-name="ro1">
          <table:table-cell office:value-type="float" office:value="1.46197523399997" calcext:value-type="float">
            <text:p>1.461975234</text:p>
          </table:table-cell>
          <table:table-cell office:value-type="float" office:value="1663.83481979888" calcext:value-type="float">
            <text:p>1663.8348197989</text:p>
          </table:table-cell>
        </table:table-row>
        <table:table-row table:style-name="ro1">
          <table:table-cell office:value-type="float" office:value="1.49873161300002" calcext:value-type="float">
            <text:p>1.498731613</text:p>
          </table:table-cell>
          <table:table-cell office:value-type="float" office:value="1632.36971737377" calcext:value-type="float">
            <text:p>1632.3697173738</text:p>
          </table:table-cell>
        </table:table-row>
        <table:table-row table:style-name="ro1">
          <table:table-cell office:value-type="float" office:value="1.53438715399989" calcext:value-type="float">
            <text:p>1.534387154</text:p>
          </table:table-cell>
          <table:table-cell office:value-type="float" office:value="1682.76790415886" calcext:value-type="float">
            <text:p>1682.7679041589</text:p>
          </table:table-cell>
        </table:table-row>
        <table:table-row table:style-name="ro1">
          <table:table-cell office:value-type="float" office:value="1.57082748999983" calcext:value-type="float">
            <text:p>1.57082749</text:p>
          </table:table-cell>
          <table:table-cell office:value-type="float" office:value="1646.52707922606" calcext:value-type="float">
            <text:p>1646.5270792261</text:p>
          </table:table-cell>
        </table:table-row>
        <table:table-row table:style-name="ro1">
          <table:table-cell office:value-type="float" office:value="1.60640761299987" calcext:value-type="float">
            <text:p>1.606407613</text:p>
          </table:table-cell>
          <table:table-cell office:value-type="float" office:value="1686.3348111507" calcext:value-type="float">
            <text:p>1686.3348111507</text:p>
          </table:table-cell>
        </table:table-row>
        <table:table-row table:style-name="ro1">
          <table:table-cell office:value-type="float" office:value="1.64268013599985" calcext:value-type="float">
            <text:p>1.642680136</text:p>
          </table:table-cell>
          <table:table-cell office:value-type="float" office:value="1654.144653793" calcext:value-type="float">
            <text:p>1654.144653793</text:p>
          </table:table-cell>
        </table:table-row>
        <table:table-row table:style-name="ro1">
          <table:table-cell office:value-type="float" office:value="1.6783825" calcext:value-type="float">
            <text:p>1.6783825</text:p>
          </table:table-cell>
          <table:table-cell office:value-type="float" office:value="1680.56098469439" calcext:value-type="float">
            <text:p>1680.5609846944</text:p>
          </table:table-cell>
        </table:table-row>
        <table:table-row table:style-name="ro1">
          <table:table-cell office:value-type="float" office:value="1.71490908599981" calcext:value-type="float">
            <text:p>1.714909086</text:p>
          </table:table-cell>
          <table:table-cell office:value-type="float" office:value="1642.63914509595" calcext:value-type="float">
            <text:p>1642.639145096</text:p>
          </table:table-cell>
        </table:table-row>
        <table:table-row table:style-name="ro1">
          <table:table-cell office:value-type="float" office:value="1.75149702699991" calcext:value-type="float">
            <text:p>1.751497027</text:p>
          </table:table-cell>
          <table:table-cell office:value-type="float" office:value="1639.88457289314" calcext:value-type="float">
            <text:p>1639.8845728931</text:p>
          </table:table-cell>
        </table:table-row>
        <table:table-row table:style-name="ro1">
          <table:table-cell office:value-type="float" office:value="1.78900939999994" calcext:value-type="float">
            <text:p>1.7890094</text:p>
          </table:table-cell>
          <table:table-cell office:value-type="float" office:value="1599.47225945842" calcext:value-type="float">
            <text:p>1599.4722594584</text:p>
          </table:table-cell>
        </table:table-row>
        <table:table-row table:style-name="ro1">
          <table:table-cell office:value-type="float" office:value="1.82552588199997" calcext:value-type="float">
            <text:p>1.825525882</text:p>
          </table:table-cell>
          <table:table-cell office:value-type="float" office:value="1643.0936583639" calcext:value-type="float">
            <text:p>1643.0936583639</text:p>
          </table:table-cell>
        </table:table-row>
        <table:table-row table:style-name="ro1">
          <table:table-cell office:value-type="float" office:value="1.86280809699997" calcext:value-type="float">
            <text:p>1.862808097</text:p>
          </table:table-cell>
          <table:table-cell office:value-type="float" office:value="1609.34644038699" calcext:value-type="float">
            <text:p>1609.346440387</text:p>
          </table:table-cell>
        </table:table-row>
        <table:table-row table:style-name="ro1">
          <table:table-cell office:value-type="float" office:value="1.90005999999994" calcext:value-type="float">
            <text:p>1.90006</text:p>
          </table:table-cell>
          <table:table-cell office:value-type="float" office:value="1610.65597105333" calcext:value-type="float">
            <text:p>1610.6559710533</text:p>
          </table:table-cell>
        </table:table-row>
        <table:table-row table:style-name="ro1">
          <table:table-cell office:value-type="float" office:value="1.93818747899991" calcext:value-type="float">
            <text:p>1.938187479</text:p>
          </table:table-cell>
          <table:table-cell office:value-type="float" office:value="1573.66816725676" calcext:value-type="float">
            <text:p>1573.6681672568</text:p>
          </table:table-cell>
        </table:table-row>
        <table:table-row table:style-name="ro1">
          <table:table-cell office:value-type="float" office:value="1.97520417199985" calcext:value-type="float">
            <text:p>1.975204172</text:p>
          </table:table-cell>
          <table:table-cell office:value-type="float" office:value="1620.89033723502" calcext:value-type="float">
            <text:p>1620.890337235</text:p>
          </table:table-cell>
        </table:table-row>
        <table:table-row table:style-name="ro1">
          <table:table-cell office:value-type="float" office:value="2.01292404599985" calcext:value-type="float">
            <text:p>2.012924046</text:p>
          </table:table-cell>
          <table:table-cell office:value-type="float" office:value="1590.67339408381" calcext:value-type="float">
            <text:p>1590.6733940838</text:p>
          </table:table-cell>
        </table:table-row>
        <table:table-row table:style-name="ro1">
          <table:table-cell office:value-type="float" office:value="2.04939406999983" calcext:value-type="float">
            <text:p>2.04939407</text:p>
          </table:table-cell>
          <table:table-cell office:value-type="float" office:value="1645.18674295442" calcext:value-type="float">
            <text:p>1645.1867429544</text:p>
          </table:table-cell>
        </table:table-row>
        <table:table-row table:style-name="ro1">
          <table:table-cell office:value-type="float" office:value="2.08677508799997" calcext:value-type="float">
            <text:p>2.086775088</text:p>
          </table:table-cell>
          <table:table-cell office:value-type="float" office:value="1605.09272379331" calcext:value-type="float">
            <text:p>1605.0927237933</text:p>
          </table:table-cell>
        </table:table-row>
        <table:table-row table:style-name="ro1">
          <table:table-cell office:value-type="float" office:value="2.12320245499995" calcext:value-type="float">
            <text:p>2.123202455</text:p>
          </table:table-cell>
          <table:table-cell office:value-type="float" office:value="1647.11328161655" calcext:value-type="float">
            <text:p>1647.1132816166</text:p>
          </table:table-cell>
        </table:table-row>
        <table:table-row table:style-name="ro1">
          <table:table-cell office:value-type="float" office:value="2.16042815899982" calcext:value-type="float">
            <text:p>2.160428159</text:p>
          </table:table-cell>
          <table:table-cell office:value-type="float" office:value="1611.78953123939" calcext:value-type="float">
            <text:p>1611.7895312394</text:p>
          </table:table-cell>
        </table:table-row>
        <table:table-row table:style-name="ro1">
          <table:table-cell office:value-type="float" office:value="2.19706089199985" calcext:value-type="float">
            <text:p>2.197060892</text:p>
          </table:table-cell>
          <table:table-cell office:value-type="float" office:value="1637.87943421928" calcext:value-type="float">
            <text:p>1637.8794342193</text:p>
          </table:table-cell>
        </table:table-row>
        <table:table-row table:style-name="ro1">
          <table:table-cell office:value-type="float" office:value="2.23429638799985" calcext:value-type="float">
            <text:p>2.234296388</text:p>
          </table:table-cell>
          <table:table-cell office:value-type="float" office:value="1611.36567107928" calcext:value-type="float">
            <text:p>1611.3656710793</text:p>
          </table:table-cell>
        </table:table-row>
        <table:table-row table:style-name="ro1">
          <table:table-cell office:value-type="float" office:value="2.27072589099998" calcext:value-type="float">
            <text:p>2.270725891</text:p>
          </table:table-cell>
          <table:table-cell office:value-type="float" office:value="1647.01670510784" calcext:value-type="float">
            <text:p>1647.0167051079</text:p>
          </table:table-cell>
        </table:table-row>
        <table:table-row table:style-name="ro1">
          <table:table-cell office:value-type="float" office:value="2.30793982499995" calcext:value-type="float">
            <text:p>2.307939825</text:p>
          </table:table-cell>
          <table:table-cell office:value-type="float" office:value="1612.29930702991" calcext:value-type="float">
            <text:p>1612.2993070299</text:p>
          </table:table-cell>
        </table:table-row>
        <table:table-row table:style-name="ro1">
          <table:table-cell office:value-type="float" office:value="2.34425229499993" calcext:value-type="float">
            <text:p>2.344252295</text:p>
          </table:table-cell>
          <table:table-cell office:value-type="float" office:value="1652.32494512287" calcext:value-type="float">
            <text:p>1652.3249451229</text:p>
          </table:table-cell>
        </table:table-row>
        <table:table-row table:style-name="ro1">
          <table:table-cell office:value-type="float" office:value="2.38136226999995" calcext:value-type="float">
            <text:p>2.38136227</text:p>
          </table:table-cell>
          <table:table-cell office:value-type="float" office:value="1616.81596390096" calcext:value-type="float">
            <text:p>1616.815963901</text:p>
          </table:table-cell>
        </table:table-row>
        <table:table-row table:style-name="ro1">
          <table:table-cell office:value-type="float" office:value="2.41749510499994" calcext:value-type="float">
            <text:p>2.417495105</text:p>
          </table:table-cell>
          <table:table-cell office:value-type="float" office:value="1660.53950651859" calcext:value-type="float">
            <text:p>1660.5395065186</text:p>
          </table:table-cell>
        </table:table-row>
        <table:table-row table:style-name="ro1">
          <table:table-cell office:value-type="float" office:value="2.45436205700003" calcext:value-type="float">
            <text:p>2.454362057</text:p>
          </table:table-cell>
          <table:table-cell office:value-type="float" office:value="1627.47384160932" calcext:value-type="float">
            <text:p>1627.4738416093</text:p>
          </table:table-cell>
        </table:table-row>
        <table:table-row table:style-name="ro1">
          <table:table-cell office:value-type="float" office:value="2.49067348699987" calcext:value-type="float">
            <text:p>2.490673487</text:p>
          </table:table-cell>
          <table:table-cell office:value-type="float" office:value="1652.37226956531" calcext:value-type="float">
            <text:p>1652.3722695653</text:p>
          </table:table-cell>
        </table:table-row>
        <table:table-row table:style-name="ro1">
          <table:table-cell office:value-type="float" office:value="2.5277156489999" calcext:value-type="float">
            <text:p>2.527715649</text:p>
          </table:table-cell>
          <table:table-cell office:value-type="float" office:value="1619.77586513294" calcext:value-type="float">
            <text:p>1619.7758651329</text:p>
          </table:table-cell>
        </table:table-row>
        <table:table-row table:style-name="ro1">
          <table:table-cell office:value-type="float" office:value="2.56420645399999" calcext:value-type="float">
            <text:p>2.564206454</text:p>
          </table:table-cell>
          <table:table-cell office:value-type="float" office:value="1644.24983224843" calcext:value-type="float">
            <text:p>1644.2498322484</text:p>
          </table:table-cell>
        </table:table-row>
        <table:table-row table:style-name="ro1">
          <table:table-cell office:value-type="float" office:value="2.60138648099996" calcext:value-type="float">
            <text:p>2.601386481</text:p>
          </table:table-cell>
          <table:table-cell office:value-type="float" office:value="1613.76967262659" calcext:value-type="float">
            <text:p>1613.7696726266</text:p>
          </table:table-cell>
        </table:table-row>
        <table:table-row table:style-name="ro1">
          <table:table-cell office:value-type="float" office:value="2.63763389899987" calcext:value-type="float">
            <text:p>2.637633899</text:p>
          </table:table-cell>
          <table:table-cell office:value-type="float" office:value="1655.29031613124" calcext:value-type="float">
            <text:p>1655.2903161312</text:p>
          </table:table-cell>
        </table:table-row>
        <table:table-row table:style-name="ro1">
          <table:table-cell office:value-type="float" office:value="2.67478522800002" calcext:value-type="float">
            <text:p>2.674785228</text:p>
          </table:table-cell>
          <table:table-cell office:value-type="float" office:value="1615.01624880641" calcext:value-type="float">
            <text:p>1615.0162488064</text:p>
          </table:table-cell>
        </table:table-row>
        <table:table-row table:style-name="ro1">
          <table:table-cell office:value-type="float" office:value="2.71131952299993" calcext:value-type="float">
            <text:p>2.711319523</text:p>
          </table:table-cell>
          <table:table-cell office:value-type="float" office:value="1642.29253637294" calcext:value-type="float">
            <text:p>1642.2925363729</text:p>
          </table:table-cell>
        </table:table-row>
        <table:table-row table:style-name="ro1">
          <table:table-cell office:value-type="float" office:value="2.74868726" calcext:value-type="float">
            <text:p>2.74868726</text:p>
          </table:table-cell>
          <table:table-cell office:value-type="float" office:value="1605.66319549646" calcext:value-type="float">
            <text:p>1605.6631954965</text:p>
          </table:table-cell>
        </table:table-row>
        <table:table-row table:style-name="ro1">
          <table:table-cell office:value-type="float" office:value="2.78547624299995" calcext:value-type="float">
            <text:p>2.785476243</text:p>
          </table:table-cell>
          <table:table-cell office:value-type="float" office:value="1630.92304019601" calcext:value-type="float">
            <text:p>1630.923040196</text:p>
          </table:table-cell>
        </table:table-row>
        <table:table-row table:style-name="ro1">
          <table:table-cell office:value-type="float" office:value="2.82303090799996" calcext:value-type="float">
            <text:p>2.823030908</text:p>
          </table:table-cell>
          <table:table-cell office:value-type="float" office:value="1597.67102169529" calcext:value-type="float">
            <text:p>1597.6710216953</text:p>
          </table:table-cell>
        </table:table-row>
        <table:table-row table:style-name="ro1">
          <table:table-cell office:value-type="float" office:value="2.86005817399996" calcext:value-type="float">
            <text:p>2.860058174</text:p>
          </table:table-cell>
          <table:table-cell office:value-type="float" office:value="1620.42749794185" calcext:value-type="float">
            <text:p>1620.4274979419</text:p>
          </table:table-cell>
        </table:table-row>
        <table:table-row table:style-name="ro1">
          <table:table-cell office:value-type="float" office:value="2.89790341200001" calcext:value-type="float">
            <text:p>2.897903412</text:p>
          </table:table-cell>
          <table:table-cell office:value-type="float" office:value="1585.40421914979" calcext:value-type="float">
            <text:p>1585.4042191498</text:p>
          </table:table-cell>
        </table:table-row>
        <table:table-row table:style-name="ro1">
          <table:table-cell office:value-type="float" office:value="2.93456135399992" calcext:value-type="float">
            <text:p>2.934561354</text:p>
          </table:table-cell>
          <table:table-cell office:value-type="float" office:value="1636.75309432623" calcext:value-type="float">
            <text:p>1636.7530943262</text:p>
          </table:table-cell>
        </table:table-row>
        <table:table-row table:style-name="ro1">
          <table:table-cell office:value-type="float" office:value="2.97194336099983" calcext:value-type="float">
            <text:p>2.971943361</text:p>
          </table:table-cell>
          <table:table-cell office:value-type="float" office:value="1605.05025854154" calcext:value-type="float">
            <text:p>1605.0502585415</text:p>
          </table:table-cell>
        </table:table-row>
        <table:table-row table:style-name="ro1">
          <table:table-cell office:value-type="float" office:value="3.00816140400002" calcext:value-type="float">
            <text:p>3.008161404</text:p>
          </table:table-cell>
          <table:table-cell office:value-type="float" office:value="1656.63285560971" calcext:value-type="float">
            <text:p>1656.6328556097</text:p>
          </table:table-cell>
        </table:table-row>
        <table:table-row table:style-name="ro1">
          <table:table-cell office:value-type="float" office:value="3.04497757599984" calcext:value-type="float">
            <text:p>3.044977576</text:p>
          </table:table-cell>
          <table:table-cell office:value-type="float" office:value="1629.71859215288" calcext:value-type="float">
            <text:p>1629.7185921529</text:p>
          </table:table-cell>
        </table:table-row>
        <table:table-row table:style-name="ro1">
          <table:table-cell office:value-type="float" office:value="3.08114348300001" calcext:value-type="float">
            <text:p>3.081143483</text:p>
          </table:table-cell>
          <table:table-cell office:value-type="float" office:value="1659.02102219423" calcext:value-type="float">
            <text:p>1659.0210221942</text:p>
          </table:table-cell>
        </table:table-row>
        <table:table-row table:style-name="ro1">
          <table:table-cell office:value-type="float" office:value="3.11822376999999" calcext:value-type="float">
            <text:p>3.11822377</text:p>
          </table:table-cell>
          <table:table-cell office:value-type="float" office:value="1618.1104531373" calcext:value-type="float">
            <text:p>1618.1104531373</text:p>
          </table:table-cell>
        </table:table-row>
        <table:table-row table:style-name="ro1">
          <table:table-cell office:value-type="float" office:value="3.15437196999983" calcext:value-type="float">
            <text:p>3.15437197</text:p>
          </table:table-cell>
          <table:table-cell office:value-type="float" office:value="1659.833684672" calcext:value-type="float">
            <text:p>1659.833684672</text:p>
          </table:table-cell>
        </table:table-row>
        <table:table-row table:style-name="ro1">
          <table:table-cell office:value-type="float" office:value="3.19125876599992" calcext:value-type="float">
            <text:p>3.191258766</text:p>
          </table:table-cell>
          <table:table-cell office:value-type="float" office:value="1626.5983090495" calcext:value-type="float">
            <text:p>1626.5983090495</text:p>
          </table:table-cell>
        </table:table-row>
        <table:table-row table:style-name="ro1">
          <table:table-cell office:value-type="float" office:value="3.22750451799993" calcext:value-type="float">
            <text:p>3.227504518</text:p>
          </table:table-cell>
          <table:table-cell office:value-type="float" office:value="1655.36639990192" calcext:value-type="float">
            <text:p>1655.3663999019</text:p>
          </table:table-cell>
        </table:table-row>
        <table:table-row table:style-name="ro1">
          <table:table-cell office:value-type="float" office:value="3.26444563799987" calcext:value-type="float">
            <text:p>3.264445638</text:p>
          </table:table-cell>
          <table:table-cell office:value-type="float" office:value="1624.20630452193" calcext:value-type="float">
            <text:p>1624.2063045219</text:p>
          </table:table-cell>
        </table:table-row>
        <table:table-row table:style-name="ro1">
          <table:table-cell office:value-type="float" office:value="3.30088503599995" calcext:value-type="float">
            <text:p>3.300885036</text:p>
          </table:table-cell>
          <table:table-cell office:value-type="float" office:value="1646.56946308118" calcext:value-type="float">
            <text:p>1646.5694630812</text:p>
          </table:table-cell>
        </table:table-row>
        <table:table-row table:style-name="ro1">
          <table:table-cell office:value-type="float" office:value="3.33821146999981" calcext:value-type="float">
            <text:p>3.33821147</text:p>
          </table:table-cell>
          <table:table-cell office:value-type="float" office:value="1607.43991778692" calcext:value-type="float">
            <text:p>1607.4399177869</text:p>
          </table:table-cell>
        </table:table-row>
        <table:table-row table:style-name="ro1">
          <table:table-cell office:value-type="float" office:value="3.37508811099997" calcext:value-type="float">
            <text:p>3.375088111</text:p>
          </table:table-cell>
          <table:table-cell office:value-type="float" office:value="1627.04623774534" calcext:value-type="float">
            <text:p>1627.0462377453</text:p>
          </table:table-cell>
        </table:table-row>
        <table:table-row table:style-name="ro1">
          <table:table-cell office:value-type="float" office:value="3.41303704799998" calcext:value-type="float">
            <text:p>3.413037048</text:p>
          </table:table-cell>
          <table:table-cell office:value-type="float" office:value="1581.07195466329" calcext:value-type="float">
            <text:p>1581.0719546633</text:p>
          </table:table-cell>
        </table:table-row>
        <table:table-row table:style-name="ro1">
          <table:table-cell office:value-type="float" office:value="3.45169687399994" calcext:value-type="float">
            <text:p>3.451696874</text:p>
          </table:table-cell>
          <table:table-cell office:value-type="float" office:value="1551.99870791106" calcext:value-type="float">
            <text:p>1551.9987079111</text:p>
          </table:table-cell>
        </table:table-row>
        <table:table-row table:style-name="ro1">
          <table:table-cell office:value-type="float" office:value="3.49148613299985" calcext:value-type="float">
            <text:p>3.491486133</text:p>
          </table:table-cell>
          <table:table-cell office:value-type="float" office:value="1507.94464405896" calcext:value-type="float">
            <text:p>1507.944644059</text:p>
          </table:table-cell>
        </table:table-row>
        <table:table-row table:style-name="ro1">
          <table:table-cell office:value-type="float" office:value="3.52911220399983" calcext:value-type="float">
            <text:p>3.529112204</text:p>
          </table:table-cell>
          <table:table-cell office:value-type="float" office:value="1594.63899379866" calcext:value-type="float">
            <text:p>1594.6389937987</text:p>
          </table:table-cell>
        </table:table-row>
        <table:table-row table:style-name="ro1">
          <table:table-cell office:value-type="float" office:value="3.56706801599989" calcext:value-type="float">
            <text:p>3.567068016</text:p>
          </table:table-cell>
          <table:table-cell office:value-type="float" office:value="1580.78557244143" calcext:value-type="float">
            <text:p>1580.7855724414</text:p>
          </table:table-cell>
        </table:table-row>
        <table:table-row table:style-name="ro1">
          <table:table-cell office:value-type="float" office:value="3.59952244700003" calcext:value-type="float">
            <text:p>3.599522447</text:p>
          </table:table-cell>
          <table:table-cell office:value-type="float" office:value="1848.74601559813" calcext:value-type="float">
            <text:p>1848.7460155981</text:p>
          </table:table-cell>
        </table:table-row>
        <table:table-row table:style-name="ro1">
          <table:table-cell office:value-type="float" office:value="3.63208354499989" calcext:value-type="float">
            <text:p>3.632083545</text:p>
          </table:table-cell>
          <table:table-cell office:value-type="float" office:value="1842.68970291659" calcext:value-type="float">
            <text:p>1842.6897029166</text:p>
          </table:table-cell>
        </table:table-row>
        <table:table-row table:style-name="ro1">
          <table:table-cell office:value-type="float" office:value="3.6605733209999" calcext:value-type="float">
            <text:p>3.660573321</text:p>
          </table:table-cell>
          <table:table-cell office:value-type="float" office:value="2106.01866437871" calcext:value-type="float">
            <text:p>2106.0186643787</text:p>
          </table:table-cell>
        </table:table-row>
        <table:table-row table:style-name="ro1">
          <table:table-cell office:value-type="float" office:value="3.68915476400002" calcext:value-type="float">
            <text:p>3.689154764</text:p>
          </table:table-cell>
          <table:table-cell office:value-type="float" office:value="2099.2641973936" calcext:value-type="float">
            <text:p>2099.2641973936</text:p>
          </table:table-cell>
        </table:table-row>
        <table:table-row table:style-name="ro1">
          <table:table-cell office:value-type="float" office:value="3.714980621" calcext:value-type="float">
            <text:p>3.714980621</text:p>
          </table:table-cell>
          <table:table-cell office:value-type="float" office:value="2323.25300957346" calcext:value-type="float">
            <text:p>2323.2530095735</text:p>
          </table:table-cell>
        </table:table-row>
        <table:table-row table:style-name="ro1">
          <table:table-cell office:value-type="float" office:value="3.74114225999983" calcext:value-type="float">
            <text:p>3.74114226</text:p>
          </table:table-cell>
          <table:table-cell office:value-type="float" office:value="2293.43429134434" calcext:value-type="float">
            <text:p>2293.4342913443</text:p>
          </table:table-cell>
        </table:table-row>
        <table:table-row table:style-name="ro1">
          <table:table-cell office:value-type="float" office:value="3.76514763899991" calcext:value-type="float">
            <text:p>3.765147639</text:p>
          </table:table-cell>
          <table:table-cell office:value-type="float" office:value="2499.43981304431" calcext:value-type="float">
            <text:p>2499.4398130443</text:p>
          </table:table-cell>
        </table:table-row>
        <table:table-row table:style-name="ro1">
          <table:table-cell office:value-type="float" office:value="3.78960062499982" calcext:value-type="float">
            <text:p>3.789600625</text:p>
          </table:table-cell>
          <table:table-cell office:value-type="float" office:value="2453.68806902393" calcext:value-type="float">
            <text:p>2453.6880690239</text:p>
          </table:table-cell>
        </table:table-row>
        <table:table-row table:style-name="ro1">
          <table:table-cell office:value-type="float" office:value="3.812569123" calcext:value-type="float">
            <text:p>3.812569123</text:p>
          </table:table-cell>
          <table:table-cell office:value-type="float" office:value="2612.27355831123" calcext:value-type="float">
            <text:p>2612.2735583112</text:p>
          </table:table-cell>
        </table:table-row>
        <table:table-row table:style-name="ro1">
          <table:table-cell office:value-type="float" office:value="3.836179292" calcext:value-type="float">
            <text:p>3.836179292</text:p>
          </table:table-cell>
          <table:table-cell office:value-type="float" office:value="2541.27787056564" calcext:value-type="float">
            <text:p>2541.2778705657</text:p>
          </table:table-cell>
        </table:table-row>
        <table:table-row table:style-name="ro1">
          <table:table-cell office:value-type="float" office:value="3.85887174799996" calcext:value-type="float">
            <text:p>3.858871748</text:p>
          </table:table-cell>
          <table:table-cell office:value-type="float" office:value="2644.05051617634" calcext:value-type="float">
            <text:p>2644.0505161763</text:p>
          </table:table-cell>
        </table:table-row>
        <table:table-row table:style-name="ro1">
          <table:table-cell office:value-type="float" office:value="3.88246353099998" calcext:value-type="float">
            <text:p>3.882463531</text:p>
          </table:table-cell>
          <table:table-cell office:value-type="float" office:value="2543.25838788558" calcext:value-type="float">
            <text:p>2543.2583878856</text:p>
          </table:table-cell>
        </table:table-row>
        <table:table-row table:style-name="ro1">
          <table:table-cell office:value-type="float" office:value="3.90497603799986" calcext:value-type="float">
            <text:p>3.904976038</text:p>
          </table:table-cell>
          <table:table-cell office:value-type="float" office:value="2665.18517908005" calcext:value-type="float">
            <text:p>2665.1851790801</text:p>
          </table:table-cell>
        </table:table-row>
        <table:table-row table:style-name="ro1">
          <table:table-cell office:value-type="float" office:value="3.92839636099984" calcext:value-type="float">
            <text:p>3.928396361</text:p>
          </table:table-cell>
          <table:table-cell office:value-type="float" office:value="2561.8775624933" calcext:value-type="float">
            <text:p>2561.8775624933</text:p>
          </table:table-cell>
        </table:table-row>
        <table:table-row table:style-name="ro1">
          <table:table-cell office:value-type="float" office:value="3.95103089999998" calcext:value-type="float">
            <text:p>3.9510309</text:p>
          </table:table-cell>
          <table:table-cell office:value-type="float" office:value="2650.81608243211" calcext:value-type="float">
            <text:p>2650.8160824321</text:p>
          </table:table-cell>
        </table:table-row>
        <table:table-row table:style-name="ro1">
          <table:table-cell office:value-type="float" office:value="3.97443846399983" calcext:value-type="float">
            <text:p>3.974438464</text:p>
          </table:table-cell>
          <table:table-cell office:value-type="float" office:value="2563.27399127799" calcext:value-type="float">
            <text:p>2563.273991278</text:p>
          </table:table-cell>
        </table:table-row>
        <table:table-row table:style-name="ro1">
          <table:table-cell office:value-type="float" office:value="3.99695331399994" calcext:value-type="float">
            <text:p>3.996953314</text:p>
          </table:table-cell>
          <table:table-cell office:value-type="float" office:value="2664.90782748786" calcext:value-type="float">
            <text:p>2664.9078274879</text:p>
          </table:table-cell>
        </table:table-row>
        <table:table-row table:style-name="ro1">
          <table:table-cell office:value-type="float" office:value="4.02028644999996" calcext:value-type="float">
            <text:p>4.02028645</text:p>
          </table:table-cell>
          <table:table-cell office:value-type="float" office:value="2571.45031854914" calcext:value-type="float">
            <text:p>2571.4503185491</text:p>
          </table:table-cell>
        </table:table-row>
        <table:table-row table:style-name="ro1">
          <table:table-cell office:value-type="float" office:value="4.04276093599992" calcext:value-type="float">
            <text:p>4.042760936</text:p>
          </table:table-cell>
          <table:table-cell office:value-type="float" office:value="2669.69398099225" calcext:value-type="float">
            <text:p>2669.6939809923</text:p>
          </table:table-cell>
        </table:table-row>
        <table:table-row table:style-name="ro1">
          <table:table-cell office:value-type="float" office:value="4.06598261299996" calcext:value-type="float">
            <text:p>4.065982613</text:p>
          </table:table-cell>
          <table:table-cell office:value-type="float" office:value="2583.79272090911" calcext:value-type="float">
            <text:p>2583.7927209091</text:p>
          </table:table-cell>
        </table:table-row>
        <table:table-row table:style-name="ro1">
          <table:table-cell office:value-type="float" office:value="4.08827819199996" calcext:value-type="float">
            <text:p>4.088278192</text:p>
          </table:table-cell>
          <table:table-cell office:value-type="float" office:value="2691.11647649949" calcext:value-type="float">
            <text:p>2691.1164764995</text:p>
          </table:table-cell>
        </table:table-row>
        <table:table-row table:style-name="ro1">
          <table:table-cell office:value-type="float" office:value="4.11131330599983" calcext:value-type="float">
            <text:p>4.111313306</text:p>
          </table:table-cell>
          <table:table-cell office:value-type="float" office:value="2604.71903895701" calcext:value-type="float">
            <text:p>2604.719038957</text:p>
          </table:table-cell>
        </table:table-row>
        <table:table-row table:style-name="ro1">
          <table:table-cell office:value-type="float" office:value="4.13358216500001" calcext:value-type="float">
            <text:p>4.133582165</text:p>
          </table:table-cell>
          <table:table-cell office:value-type="float" office:value="2694.34549832662" calcext:value-type="float">
            <text:p>2694.3454983266</text:p>
          </table:table-cell>
        </table:table-row>
        <table:table-row table:style-name="ro1">
          <table:table-cell office:value-type="float" office:value="4.15646556000002" calcext:value-type="float">
            <text:p>4.15646556</text:p>
          </table:table-cell>
          <table:table-cell office:value-type="float" office:value="2621.98856419596" calcext:value-type="float">
            <text:p>2621.988564196</text:p>
          </table:table-cell>
        </table:table-row>
        <table:table-row table:style-name="ro1">
          <table:table-cell office:value-type="float" office:value="4.1784958249998" calcext:value-type="float">
            <text:p>4.178495825</text:p>
          </table:table-cell>
          <table:table-cell office:value-type="float" office:value="2723.52602206947" calcext:value-type="float">
            <text:p>2723.5260220695</text:p>
          </table:table-cell>
        </table:table-row>
        <table:table-row table:style-name="ro1">
          <table:table-cell office:value-type="float" office:value="4.20133276000001" calcext:value-type="float">
            <text:p>4.20133276</text:p>
          </table:table-cell>
          <table:table-cell office:value-type="float" office:value="2627.3227996418" calcext:value-type="float">
            <text:p>2627.3227996418</text:p>
          </table:table-cell>
        </table:table-row>
        <table:table-row table:style-name="ro1">
          <table:table-cell office:value-type="float" office:value="4.22312765899983" calcext:value-type="float">
            <text:p>4.223127659</text:p>
          </table:table-cell>
          <table:table-cell office:value-type="float" office:value="2752.93774017992" calcext:value-type="float">
            <text:p>2752.9377401799</text:p>
          </table:table-cell>
        </table:table-row>
        <table:table-row table:style-name="ro1">
          <table:table-cell office:value-type="float" office:value="4.24562579099984" calcext:value-type="float">
            <text:p>4.245625791</text:p>
          </table:table-cell>
          <table:table-cell office:value-type="float" office:value="2666.88807764014" calcext:value-type="float">
            <text:p>2666.8880776401</text:p>
          </table:table-cell>
        </table:table-row>
        <table:table-row table:style-name="ro1">
          <table:table-cell office:value-type="float" office:value="4.26725574199986" calcext:value-type="float">
            <text:p>4.267255742</text:p>
          </table:table-cell>
          <table:table-cell office:value-type="float" office:value="2773.93138800625" calcext:value-type="float">
            <text:p>2773.9313880063</text:p>
          </table:table-cell>
        </table:table-row>
        <table:table-row table:style-name="ro1">
          <table:table-cell office:value-type="float" office:value="4.28941064299988" calcext:value-type="float">
            <text:p>4.289410643</text:p>
          </table:table-cell>
          <table:table-cell office:value-type="float" office:value="2708.20438330739" calcext:value-type="float">
            <text:p>2708.2043833074</text:p>
          </table:table-cell>
        </table:table-row>
        <table:table-row table:style-name="ro1">
          <table:table-cell office:value-type="float" office:value="4.31070699799989" calcext:value-type="float">
            <text:p>4.310706998</text:p>
          </table:table-cell>
          <table:table-cell office:value-type="float" office:value="2817.38353816832" calcext:value-type="float">
            <text:p>2817.3835381683</text:p>
          </table:table-cell>
        </table:table-row>
        <table:table-row table:style-name="ro1">
          <table:table-cell office:value-type="float" office:value="4.33252210499995" calcext:value-type="float">
            <text:p>4.332522105</text:p>
          </table:table-cell>
          <table:table-cell office:value-type="float" office:value="2750.38760982556" calcext:value-type="float">
            <text:p>2750.3876098256</text:p>
          </table:table-cell>
        </table:table-row>
        <table:table-row table:style-name="ro1">
          <table:table-cell office:value-type="float" office:value="4.35336965599981" calcext:value-type="float">
            <text:p>4.353369656</text:p>
          </table:table-cell>
          <table:table-cell office:value-type="float" office:value="2878.03589018206" calcext:value-type="float">
            <text:p>2878.0358901821</text:p>
          </table:table-cell>
        </table:table-row>
        <table:table-row table:style-name="ro1">
          <table:table-cell office:value-type="float" office:value="4.37456418800002" calcext:value-type="float">
            <text:p>4.374564188</text:p>
          </table:table-cell>
          <table:table-cell office:value-type="float" office:value="2830.91884262456" calcext:value-type="float">
            <text:p>2830.9188426246</text:p>
          </table:table-cell>
        </table:table-row>
        <table:table-row table:style-name="ro1">
          <table:table-cell office:value-type="float" office:value="4.394991893" calcext:value-type="float">
            <text:p>4.394991893</text:p>
          </table:table-cell>
          <table:table-cell office:value-type="float" office:value="2937.18751078864" calcext:value-type="float">
            <text:p>2937.1875107886</text:p>
          </table:table-cell>
        </table:table-row>
        <table:table-row table:style-name="ro1">
          <table:table-cell office:value-type="float" office:value="4.41578459899984" calcext:value-type="float">
            <text:p>4.415784599</text:p>
          </table:table-cell>
          <table:table-cell office:value-type="float" office:value="2885.62729644072" calcext:value-type="float">
            <text:p>2885.6272964407</text:p>
          </table:table-cell>
        </table:table-row>
        <table:table-row table:style-name="ro1">
          <table:table-cell office:value-type="float" office:value="4.435883397" calcext:value-type="float">
            <text:p>4.435883397</text:p>
          </table:table-cell>
          <table:table-cell office:value-type="float" office:value="2985.25314795014" calcext:value-type="float">
            <text:p>2985.2531479502</text:p>
          </table:table-cell>
        </table:table-row>
        <table:table-row table:style-name="ro1">
          <table:table-cell office:value-type="float" office:value="4.45610459" calcext:value-type="float">
            <text:p>4.45610459</text:p>
          </table:table-cell>
          <table:table-cell office:value-type="float" office:value="2967.18398365552" calcext:value-type="float">
            <text:p>2967.1839836555</text:p>
          </table:table-cell>
        </table:table-row>
        <table:table-row table:style-name="ro1">
          <table:table-cell office:value-type="float" office:value="4.47582239600001" calcext:value-type="float">
            <text:p>4.475822396</text:p>
          </table:table-cell>
          <table:table-cell office:value-type="float" office:value="3042.93489853529" calcext:value-type="float">
            <text:p>3042.9348985353</text:p>
          </table:table-cell>
        </table:table-row>
        <table:table-row table:style-name="ro1">
          <table:table-cell office:value-type="float" office:value="4.49568504599984" calcext:value-type="float">
            <text:p>4.495685046</text:p>
          </table:table-cell>
          <table:table-cell office:value-type="float" office:value="3020.74496608135" calcext:value-type="float">
            <text:p>3020.7449660814</text:p>
          </table:table-cell>
        </table:table-row>
        <table:table-row table:style-name="ro1">
          <table:table-cell office:value-type="float" office:value="4.51498540099988" calcext:value-type="float">
            <text:p>4.514985401</text:p>
          </table:table-cell>
          <table:table-cell office:value-type="float" office:value="3108.75110845742" calcext:value-type="float">
            <text:p>3108.7511084574</text:p>
          </table:table-cell>
        </table:table-row>
        <table:table-row table:style-name="ro1">
          <table:table-cell office:value-type="float" office:value="4.53446820599993" calcext:value-type="float">
            <text:p>4.534468206</text:p>
          </table:table-cell>
          <table:table-cell office:value-type="float" office:value="3079.63868651555" calcext:value-type="float">
            <text:p>3079.6386865156</text:p>
          </table:table-cell>
        </table:table-row>
        <table:table-row table:style-name="ro1">
          <table:table-cell office:value-type="float" office:value="4.55336866399989" calcext:value-type="float">
            <text:p>4.553368664</text:p>
          </table:table-cell>
          <table:table-cell office:value-type="float" office:value="3174.5262469365" calcext:value-type="float">
            <text:p>3174.5262469365</text:p>
          </table:table-cell>
        </table:table-row>
        <table:table-row table:style-name="ro1">
          <table:table-cell office:value-type="float" office:value="4.5725506849999" calcext:value-type="float">
            <text:p>4.572550685</text:p>
          </table:table-cell>
          <table:table-cell office:value-type="float" office:value="3127.92901227568" calcext:value-type="float">
            <text:p>3127.9290122757</text:p>
          </table:table-cell>
        </table:table-row>
        <table:table-row table:style-name="ro1">
          <table:table-cell office:value-type="float" office:value="4.59132140299994" calcext:value-type="float">
            <text:p>4.591321403</text:p>
          </table:table-cell>
          <table:table-cell office:value-type="float" office:value="3196.46803067773" calcext:value-type="float">
            <text:p>3196.4680306777</text:p>
          </table:table-cell>
        </table:table-row>
        <table:table-row table:style-name="ro1">
          <table:table-cell office:value-type="float" office:value="4.61018066299994" calcext:value-type="float">
            <text:p>4.610180663</text:p>
          </table:table-cell>
          <table:table-cell office:value-type="float" office:value="3181.46099051619" calcext:value-type="float">
            <text:p>3181.4609905162</text:p>
          </table:table-cell>
        </table:table-row>
        <table:table-row table:style-name="ro1">
          <table:table-cell office:value-type="float" office:value="4.62859627399985" calcext:value-type="float">
            <text:p>4.628596274</text:p>
          </table:table-cell>
          <table:table-cell office:value-type="float" office:value="3258.10531077656" calcext:value-type="float">
            <text:p>3258.1053107766</text:p>
          </table:table-cell>
        </table:table-row>
        <table:table-row table:style-name="ro1">
          <table:table-cell office:value-type="float" office:value="4.64737490899984" calcext:value-type="float">
            <text:p>4.647374909</text:p>
          </table:table-cell>
          <table:table-cell office:value-type="float" office:value="3195.12041210839" calcext:value-type="float">
            <text:p>3195.1204121084</text:p>
          </table:table-cell>
        </table:table-row>
        <table:table-row table:style-name="ro1">
          <table:table-cell office:value-type="float" office:value="4.66558135299988" calcext:value-type="float">
            <text:p>4.665581353</text:p>
          </table:table-cell>
          <table:table-cell office:value-type="float" office:value="3295.53645950071" calcext:value-type="float">
            <text:p>3295.5364595007</text:p>
          </table:table-cell>
        </table:table-row>
        <table:table-row table:style-name="ro1">
          <table:table-cell office:value-type="float" office:value="4.68399139199983" calcext:value-type="float">
            <text:p>4.683991392</text:p>
          </table:table-cell>
          <table:table-cell office:value-type="float" office:value="3259.09141203757" calcext:value-type="float">
            <text:p>3259.0914120376</text:p>
          </table:table-cell>
        </table:table-row>
        <table:table-row table:style-name="ro1">
          <table:table-cell office:value-type="float" office:value="4.701909032" calcext:value-type="float">
            <text:p>4.701909032</text:p>
          </table:table-cell>
          <table:table-cell office:value-type="float" office:value="3348.65529162346" calcext:value-type="float">
            <text:p>3348.6552916235</text:p>
          </table:table-cell>
        </table:table-row>
        <table:table-row table:style-name="ro1">
          <table:table-cell office:value-type="float" office:value="4.72020422599985" calcext:value-type="float">
            <text:p>4.720204226</text:p>
          </table:table-cell>
          <table:table-cell office:value-type="float" office:value="3279.54980966587" calcext:value-type="float">
            <text:p>3279.5498096659</text:p>
          </table:table-cell>
        </table:table-row>
        <table:table-row table:style-name="ro1">
          <table:table-cell office:value-type="float" office:value="4.73802733499997" calcext:value-type="float">
            <text:p>4.738027335</text:p>
          </table:table-cell>
          <table:table-cell office:value-type="float" office:value="3366.41603884031" calcext:value-type="float">
            <text:p>3366.4160388403</text:p>
          </table:table-cell>
        </table:table-row>
        <table:table-row table:style-name="ro1">
          <table:table-cell office:value-type="float" office:value="4.75610205999988" calcext:value-type="float">
            <text:p>4.75610206</text:p>
          </table:table-cell>
          <table:table-cell office:value-type="float" office:value="3319.55257965544" calcext:value-type="float">
            <text:p>3319.5525796554</text:p>
          </table:table-cell>
        </table:table-row>
        <table:table-row table:style-name="ro1">
          <table:table-cell office:value-type="float" office:value="4.77376574099981" calcext:value-type="float">
            <text:p>4.773765741</text:p>
          </table:table-cell>
          <table:table-cell office:value-type="float" office:value="3396.8004743878" calcext:value-type="float">
            <text:p>3396.8004743878</text:p>
          </table:table-cell>
        </table:table-row>
        <table:table-row table:style-name="ro1">
          <table:table-cell office:value-type="float" office:value="4.7917570269999" calcext:value-type="float">
            <text:p>4.791757027</text:p>
          </table:table-cell>
          <table:table-cell office:value-type="float" office:value="3334.94781860936" calcext:value-type="float">
            <text:p>3334.9478186094</text:p>
          </table:table-cell>
        </table:table-row>
        <table:table-row table:style-name="ro1">
          <table:table-cell office:value-type="float" office:value="4.80926325999985" calcext:value-type="float">
            <text:p>4.80926326</text:p>
          </table:table-cell>
          <table:table-cell office:value-type="float" office:value="3427.35070418487" calcext:value-type="float">
            <text:p>3427.3507041849</text:p>
          </table:table-cell>
        </table:table-row>
        <table:table-row table:style-name="ro1">
          <table:table-cell office:value-type="float" office:value="4.82722715" calcext:value-type="float">
            <text:p>4.82722715</text:p>
          </table:table-cell>
          <table:table-cell office:value-type="float" office:value="3340.0338122484" calcext:value-type="float">
            <text:p>3340.0338122484</text:p>
          </table:table-cell>
        </table:table-row>
        <table:table-row table:style-name="ro1">
          <table:table-cell office:value-type="float" office:value="4.84471713199991" calcext:value-type="float">
            <text:p>4.844717132</text:p>
          </table:table-cell>
          <table:table-cell office:value-type="float" office:value="3430.53526300313" calcext:value-type="float">
            <text:p>3430.5352630031</text:p>
          </table:table-cell>
        </table:table-row>
        <table:table-row table:style-name="ro1">
          <table:table-cell office:value-type="float" office:value="4.86243789699984" calcext:value-type="float">
            <text:p>4.862437897</text:p>
          </table:table-cell>
          <table:table-cell office:value-type="float" office:value="3385.85834190932" calcext:value-type="float">
            <text:p>3385.8583419093</text:p>
          </table:table-cell>
        </table:table-row>
        <table:table-row table:style-name="ro1">
          <table:table-cell office:value-type="float" office:value="4.87979537799993" calcext:value-type="float">
            <text:p>4.879795378</text:p>
          </table:table-cell>
          <table:table-cell office:value-type="float" office:value="3456.722781358" calcext:value-type="float">
            <text:p>3456.722781358</text:p>
          </table:table-cell>
        </table:table-row>
        <table:table-row table:style-name="ro1">
          <table:table-cell office:value-type="float" office:value="4.89743234000002" calcext:value-type="float">
            <text:p>4.89743234</text:p>
          </table:table-cell>
          <table:table-cell office:value-type="float" office:value="3401.94643497391" calcext:value-type="float">
            <text:p>3401.9464349739</text:p>
          </table:table-cell>
        </table:table-row>
        <table:table-row table:style-name="ro1">
          <table:table-cell office:value-type="float" office:value="4.91478669699995" calcext:value-type="float">
            <text:p>4.914786697</text:p>
          </table:table-cell>
          <table:table-cell office:value-type="float" office:value="3457.34503446244" calcext:value-type="float">
            <text:p>3457.3450344624</text:p>
          </table:table-cell>
        </table:table-row>
        <table:table-row table:style-name="ro1">
          <table:table-cell office:value-type="float" office:value="4.93227865799986" calcext:value-type="float">
            <text:p>4.932278658</text:p>
          </table:table-cell>
          <table:table-cell office:value-type="float" office:value="3430.14714018202" calcext:value-type="float">
            <text:p>3430.147140182</text:p>
          </table:table-cell>
        </table:table-row>
        <table:table-row table:style-name="ro1">
          <table:table-cell office:value-type="float" office:value="4.94958285799999" calcext:value-type="float">
            <text:p>4.949582858</text:p>
          </table:table-cell>
          <table:table-cell office:value-type="float" office:value="3467.36630410901" calcext:value-type="float">
            <text:p>3467.366304109</text:p>
          </table:table-cell>
        </table:table-row>
        <table:table-row table:style-name="ro1">
          <table:table-cell office:value-type="float" office:value="4.96711606999998" calcext:value-type="float">
            <text:p>4.96711607</text:p>
          </table:table-cell>
          <table:table-cell office:value-type="float" office:value="3422.07691323395" calcext:value-type="float">
            <text:p>3422.076913234</text:p>
          </table:table-cell>
        </table:table-row>
        <table:table-row table:style-name="ro1">
          <table:table-cell office:value-type="float" office:value="4.98432547699986" calcext:value-type="float">
            <text:p>4.984325477</text:p>
          </table:table-cell>
          <table:table-cell office:value-type="float" office:value="3486.46528032089" calcext:value-type="float">
            <text:p>3486.4652803209</text:p>
          </table:table-cell>
        </table:table-row>
        <table:table-row table:style-name="ro1">
          <table:table-cell office:value-type="float" office:value="5.00193410599991" calcext:value-type="float">
            <text:p>5.001934106</text:p>
          </table:table-cell>
          <table:table-cell office:value-type="float" office:value="3407.42030511435" calcext:value-type="float">
            <text:p>3407.4203051144</text:p>
          </table:table-cell>
        </table:table-row>
        <table:table-row table:style-name="ro1">
          <table:table-cell office:value-type="float" office:value="5.01913064899986" calcext:value-type="float">
            <text:p>5.019130649</text:p>
          </table:table-cell>
          <table:table-cell office:value-type="float" office:value="3489.07335620645" calcext:value-type="float">
            <text:p>3489.0733562065</text:p>
          </table:table-cell>
        </table:table-row>
        <table:table-row table:style-name="ro1">
          <table:table-cell office:value-type="float" office:value="5.03665620399988" calcext:value-type="float">
            <text:p>5.036656204</text:p>
          </table:table-cell>
          <table:table-cell office:value-type="float" office:value="3423.5720352326" calcext:value-type="float">
            <text:p>3423.5720352326</text:p>
          </table:table-cell>
        </table:table-row>
        <table:table-row table:style-name="ro1">
          <table:table-cell office:value-type="float" office:value="5.05401102999986" calcext:value-type="float">
            <text:p>5.05401103</text:p>
          </table:table-cell>
          <table:table-cell office:value-type="float" office:value="3457.25160252785" calcext:value-type="float">
            <text:p>3457.2516025279</text:p>
          </table:table-cell>
        </table:table-row>
        <table:table-row table:style-name="ro1">
          <table:table-cell office:value-type="float" office:value="5.07169002299997" calcext:value-type="float">
            <text:p>5.071690023</text:p>
          </table:table-cell>
          <table:table-cell office:value-type="float" office:value="3393.85846239095" calcext:value-type="float">
            <text:p>3393.858462391</text:p>
          </table:table-cell>
        </table:table-row>
        <table:table-row table:style-name="ro1">
          <table:table-cell office:value-type="float" office:value="5.08909219199995" calcext:value-type="float">
            <text:p>5.089092192</text:p>
          </table:table-cell>
          <table:table-cell office:value-type="float" office:value="3447.84607022678" calcext:value-type="float">
            <text:p>3447.8460702268</text:p>
          </table:table-cell>
        </table:table-row>
        <table:table-row table:style-name="ro1">
          <table:table-cell office:value-type="float" office:value="5.10672613299994" calcext:value-type="float">
            <text:p>5.106726133</text:p>
          </table:table-cell>
          <table:table-cell office:value-type="float" office:value="3402.52924743535" calcext:value-type="float">
            <text:p>3402.5292474354</text:p>
          </table:table-cell>
        </table:table-row>
        <table:table-row table:style-name="ro1">
          <table:table-cell office:value-type="float" office:value="5.12411507299998" calcext:value-type="float">
            <text:p>5.124115073</text:p>
          </table:table-cell>
          <table:table-cell office:value-type="float" office:value="3450.46909126379" calcext:value-type="float">
            <text:p>3450.4690912638</text:p>
          </table:table-cell>
        </table:table-row>
        <table:table-row table:style-name="ro1">
          <table:table-cell office:value-type="float" office:value="5.14192865099994" calcext:value-type="float">
            <text:p>5.141928651</text:p>
          </table:table-cell>
          <table:table-cell office:value-type="float" office:value="3368.21721049736" calcext:value-type="float">
            <text:p>3368.2172104974</text:p>
          </table:table-cell>
        </table:table-row>
        <table:table-row table:style-name="ro1">
          <table:table-cell office:value-type="float" office:value="5.159386133" calcext:value-type="float">
            <text:p>5.159386133</text:p>
          </table:table-cell>
          <table:table-cell office:value-type="float" office:value="3436.92177370214" calcext:value-type="float">
            <text:p>3436.9217737021</text:p>
          </table:table-cell>
        </table:table-row>
        <table:table-row table:style-name="ro1">
          <table:table-cell office:value-type="float" office:value="5.17717762699999" calcext:value-type="float">
            <text:p>5.177177627</text:p>
          </table:table-cell>
          <table:table-cell office:value-type="float" office:value="3372.39806842648" calcext:value-type="float">
            <text:p>3372.3980684265</text:p>
          </table:table-cell>
        </table:table-row>
        <table:table-row table:style-name="ro1">
          <table:table-cell office:value-type="float" office:value="5.19464203600001" calcext:value-type="float">
            <text:p>5.194642036</text:p>
          </table:table-cell>
          <table:table-cell office:value-type="float" office:value="3435.55856942858" calcext:value-type="float">
            <text:p>3435.5585694286</text:p>
          </table:table-cell>
        </table:table-row>
        <table:table-row table:style-name="ro1">
          <table:table-cell office:value-type="float" office:value="5.21242722800002" calcext:value-type="float">
            <text:p>5.212427228</text:p>
          </table:table-cell>
          <table:table-cell office:value-type="float" office:value="3373.59304301773" calcext:value-type="float">
            <text:p>3373.5930430177</text:p>
          </table:table-cell>
        </table:table-row>
        <table:table-row table:style-name="ro1">
          <table:table-cell office:value-type="float" office:value="5.22986825099997" calcext:value-type="float">
            <text:p>5.229868251</text:p>
          </table:table-cell>
          <table:table-cell office:value-type="float" office:value="3440.16517839484" calcext:value-type="float">
            <text:p>3440.1651783948</text:p>
          </table:table-cell>
        </table:table-row>
        <table:table-row table:style-name="ro1">
          <table:table-cell office:value-type="float" office:value="5.24773948500001" calcext:value-type="float">
            <text:p>5.247739485</text:p>
          </table:table-cell>
          <table:table-cell office:value-type="float" office:value="3357.35070112478" calcext:value-type="float">
            <text:p>3357.3507011248</text:p>
          </table:table-cell>
        </table:table-row>
        <table:table-row table:style-name="ro1">
          <table:table-cell office:value-type="float" office:value="5.26516040499996" calcext:value-type="float">
            <text:p>5.265160405</text:p>
          </table:table-cell>
          <table:table-cell office:value-type="float" office:value="3444.13498254821" calcext:value-type="float">
            <text:p>3444.1349825482</text:p>
          </table:table-cell>
        </table:table-row>
        <table:table-row table:style-name="ro1">
          <table:table-cell office:value-type="float" office:value="5.28288674199985" calcext:value-type="float">
            <text:p>5.282886742</text:p>
          </table:table-cell>
          <table:table-cell office:value-type="float" office:value="3384.79404968932" calcext:value-type="float">
            <text:p>3384.7940496893</text:p>
          </table:table-cell>
        </table:table-row>
        <table:table-row table:style-name="ro1">
          <table:table-cell office:value-type="float" office:value="5.300358964" calcext:value-type="float">
            <text:p>5.300358964</text:p>
          </table:table-cell>
          <table:table-cell office:value-type="float" office:value="3434.02230119789" calcext:value-type="float">
            <text:p>3434.0223011979</text:p>
          </table:table-cell>
        </table:table-row>
        <table:table-row table:style-name="ro1">
          <table:table-cell office:value-type="float" office:value="5.31820212499997" calcext:value-type="float">
            <text:p>5.318202125</text:p>
          </table:table-cell>
          <table:table-cell office:value-type="float" office:value="3362.63288775399" calcext:value-type="float">
            <text:p>3362.632887754</text:p>
          </table:table-cell>
        </table:table-row>
        <table:table-row table:style-name="ro1">
          <table:table-cell office:value-type="float" office:value="5.33587898299993" calcext:value-type="float">
            <text:p>5.335878983</text:p>
          </table:table-cell>
          <table:table-cell office:value-type="float" office:value="3394.26837055203" calcext:value-type="float">
            <text:p>3394.268370552</text:p>
          </table:table-cell>
        </table:table-row>
        <table:table-row table:style-name="ro1">
          <table:table-cell office:value-type="float" office:value="5.35383834200002" calcext:value-type="float">
            <text:p>5.353838342</text:p>
          </table:table-cell>
          <table:table-cell office:value-type="float" office:value="3340.87647558618" calcext:value-type="float">
            <text:p>3340.8764755862</text:p>
          </table:table-cell>
        </table:table-row>
        <table:table-row table:style-name="ro1">
          <table:table-cell office:value-type="float" office:value="5.37154124199992" calcext:value-type="float">
            <text:p>5.371541242</text:p>
          </table:table-cell>
          <table:table-cell office:value-type="float" office:value="3389.27520351615" calcext:value-type="float">
            <text:p>3389.2752035162</text:p>
          </table:table-cell>
        </table:table-row>
        <table:table-row table:style-name="ro1">
          <table:table-cell office:value-type="float" office:value="5.38954825799988" calcext:value-type="float">
            <text:p>5.389548258</text:p>
          </table:table-cell>
          <table:table-cell office:value-type="float" office:value="3332.0345803073" calcext:value-type="float">
            <text:p>3332.0345803073</text:p>
          </table:table-cell>
        </table:table-row>
        <table:table-row table:style-name="ro1">
          <table:table-cell office:value-type="float" office:value="5.40724735599997" calcext:value-type="float">
            <text:p>5.407247356</text:p>
          </table:table-cell>
          <table:table-cell office:value-type="float" office:value="3390.00326455519" calcext:value-type="float">
            <text:p>3390.0032645552</text:p>
          </table:table-cell>
        </table:table-row>
        <table:table-row table:style-name="ro1">
          <table:table-cell office:value-type="float" office:value="5.42529629899991" calcext:value-type="float">
            <text:p>5.425296299</text:p>
          </table:table-cell>
          <table:table-cell office:value-type="float" office:value="3324.29439220902" calcext:value-type="float">
            <text:p>3324.294392209</text:p>
          </table:table-cell>
        </table:table-row>
        <table:table-row table:style-name="ro1">
          <table:table-cell office:value-type="float" office:value="5.44301706399983" calcext:value-type="float">
            <text:p>5.443017064</text:p>
          </table:table-cell>
          <table:table-cell office:value-type="float" office:value="3385.85834190932" calcext:value-type="float">
            <text:p>3385.8583419093</text:p>
          </table:table-cell>
        </table:table-row>
        <table:table-row table:style-name="ro1">
          <table:table-cell office:value-type="float" office:value="5.46108960099991" calcext:value-type="float">
            <text:p>5.461089601</text:p>
          </table:table-cell>
          <table:table-cell office:value-type="float" office:value="3319.95447012969" calcext:value-type="float">
            <text:p>3319.9544701297</text:p>
          </table:table-cell>
        </table:table-row>
        <table:table-row table:style-name="ro1">
          <table:table-cell office:value-type="float" office:value="5.47878156299998" calcext:value-type="float">
            <text:p>5.478781563</text:p>
          </table:table-cell>
          <table:table-cell office:value-type="float" office:value="3391.37061224508" calcext:value-type="float">
            <text:p>3391.3706122451</text:p>
          </table:table-cell>
        </table:table-row>
        <table:table-row table:style-name="ro1">
          <table:table-cell office:value-type="float" office:value="5.49697410099998" calcext:value-type="float">
            <text:p>5.496974101</text:p>
          </table:table-cell>
          <table:table-cell office:value-type="float" office:value="3298.05549945918" calcext:value-type="float">
            <text:p>3298.0554994592</text:p>
          </table:table-cell>
        </table:table-row>
        <table:table-row table:style-name="ro1">
          <table:table-cell office:value-type="float" office:value="5.51482064699985" calcext:value-type="float">
            <text:p>5.514820647</text:p>
          </table:table-cell>
          <table:table-cell office:value-type="float" office:value="3361.9950885973" calcext:value-type="float">
            <text:p>3361.9950885973</text:p>
          </table:table-cell>
        </table:table-row>
        <table:table-row table:style-name="ro1">
          <table:table-cell office:value-type="float" office:value="5.53300307999984" calcext:value-type="float">
            <text:p>5.53300308</text:p>
          </table:table-cell>
          <table:table-cell office:value-type="float" office:value="3299.8884142746" calcext:value-type="float">
            <text:p>3299.8884142746</text:p>
          </table:table-cell>
        </table:table-row>
        <table:table-row table:style-name="ro1">
          <table:table-cell office:value-type="float" office:value="5.55084993899982" calcext:value-type="float">
            <text:p>5.550849939</text:p>
          </table:table-cell>
          <table:table-cell office:value-type="float" office:value="3361.9361255719" calcext:value-type="float">
            <text:p>3361.9361255719</text:p>
          </table:table-cell>
        </table:table-row>
        <table:table-row table:style-name="ro1">
          <table:table-cell office:value-type="float" office:value="5.56920299900003" calcext:value-type="float">
            <text:p>5.569202999</text:p>
          </table:table-cell>
          <table:table-cell office:value-type="float" office:value="3269.20960315707" calcext:value-type="float">
            <text:p>3269.2096031571</text:p>
          </table:table-cell>
        </table:table-row>
        <table:table-row table:style-name="ro1">
          <table:table-cell office:value-type="float" office:value="5.58713074299999" calcext:value-type="float">
            <text:p>5.587130743</text:p>
          </table:table-cell>
          <table:table-cell office:value-type="float" office:value="3346.76800383395" calcext:value-type="float">
            <text:p>3346.768003834</text:p>
          </table:table-cell>
        </table:table-row>
        <table:table-row table:style-name="ro1">
          <table:table-cell office:value-type="float" office:value="5.60542843799999" calcext:value-type="float">
            <text:p>5.605428438</text:p>
          </table:table-cell>
          <table:table-cell office:value-type="float" office:value="3279.10154803632" calcext:value-type="float">
            <text:p>3279.1015480363</text:p>
          </table:table-cell>
        </table:table-row>
        <table:table-row table:style-name="ro1">
          <table:table-cell office:value-type="float" office:value="5.62350962099981" calcext:value-type="float">
            <text:p>5.623509621</text:p>
          </table:table-cell>
          <table:table-cell office:value-type="float" office:value="3318.36694538133" calcext:value-type="float">
            <text:p>3318.3669453813</text:p>
          </table:table-cell>
        </table:table-row>
        <table:table-row table:style-name="ro1">
          <table:table-cell office:value-type="float" office:value="5.64182585699996" calcext:value-type="float">
            <text:p>5.641825857</text:p>
          </table:table-cell>
          <table:table-cell office:value-type="float" office:value="3275.78220762833" calcext:value-type="float">
            <text:p>3275.7822076283</text:p>
          </table:table-cell>
        </table:table-row>
        <table:table-row table:style-name="ro1">
          <table:table-cell office:value-type="float" office:value="5.66000792599994" calcext:value-type="float">
            <text:p>5.660007926</text:p>
          </table:table-cell>
          <table:table-cell office:value-type="float" office:value="3299.95447713221" calcext:value-type="float">
            <text:p>3299.9544771322</text:p>
          </table:table-cell>
        </table:table-row>
        <table:table-row table:style-name="ro1">
          <table:table-cell office:value-type="float" office:value="5.678418642" calcext:value-type="float">
            <text:p>5.678418642</text:p>
          </table:table-cell>
          <table:table-cell office:value-type="float" office:value="3258.97156850377" calcext:value-type="float">
            <text:p>3258.9715685038</text:p>
          </table:table-cell>
        </table:table-row>
        <table:table-row table:style-name="ro1">
          <table:table-cell office:value-type="float" office:value="5.69659810600001" calcext:value-type="float">
            <text:p>5.696598106</text:p>
          </table:table-cell>
          <table:table-cell office:value-type="float" office:value="3300.42733932945" calcext:value-type="float">
            <text:p>3300.4273393295</text:p>
          </table:table-cell>
        </table:table-row>
        <table:table-row table:style-name="ro1">
          <table:table-cell office:value-type="float" office:value="5.71514616699983" calcext:value-type="float">
            <text:p>5.715146167</text:p>
          </table:table-cell>
          <table:table-cell office:value-type="float" office:value="3234.83948001811" calcext:value-type="float">
            <text:p>3234.8394800181</text:p>
          </table:table-cell>
        </table:table-row>
        <table:table-row table:style-name="ro1">
          <table:table-cell office:value-type="float" office:value="5.73336151699982" calcext:value-type="float">
            <text:p>5.733361517</text:p>
          </table:table-cell>
          <table:table-cell office:value-type="float" office:value="3293.92517849114" calcext:value-type="float">
            <text:p>3293.9251784912</text:p>
          </table:table-cell>
        </table:table-row>
        <table:table-row table:style-name="ro1">
          <table:table-cell office:value-type="float" office:value="5.75193692099992" calcext:value-type="float">
            <text:p>5.751936921</text:p>
          </table:table-cell>
          <table:table-cell office:value-type="float" office:value="3230.07779532911" calcext:value-type="float">
            <text:p>3230.0777953291</text:p>
          </table:table-cell>
        </table:table-row>
        <table:table-row table:style-name="ro1">
          <table:table-cell office:value-type="float" office:value="5.77023029299994" calcext:value-type="float">
            <text:p>5.770230293</text:p>
          </table:table-cell>
          <table:table-cell office:value-type="float" office:value="3279.87644923779" calcext:value-type="float">
            <text:p>3279.8764492378</text:p>
          </table:table-cell>
        </table:table-row>
        <table:table-row table:style-name="ro1">
          <table:table-cell office:value-type="float" office:value="5.78872345699983" calcext:value-type="float">
            <text:p>5.788723457</text:p>
          </table:table-cell>
          <table:table-cell office:value-type="float" office:value="3244.44210846504" calcext:value-type="float">
            <text:p>3244.442108465</text:p>
          </table:table-cell>
        </table:table-row>
        <table:table-row table:style-name="ro1">
          <table:table-cell office:value-type="float" office:value="5.80692062999992" calcext:value-type="float">
            <text:p>5.80692063</text:p>
          </table:table-cell>
          <table:table-cell office:value-type="float" office:value="3297.21545207624" calcext:value-type="float">
            <text:p>3297.2154520762</text:p>
          </table:table-cell>
        </table:table-row>
        <table:table-row table:style-name="ro1">
          <table:table-cell office:value-type="float" office:value="5.82540415899985" calcext:value-type="float">
            <text:p>5.825404159</text:p>
          </table:table-cell>
          <table:table-cell office:value-type="float" office:value="3246.13335474252" calcext:value-type="float">
            <text:p>3246.1333547425</text:p>
          </table:table-cell>
        </table:table-row>
        <table:table-row table:style-name="ro1">
          <table:table-cell office:value-type="float" office:value="5.84361945699993" calcext:value-type="float">
            <text:p>5.843619457</text:p>
          </table:table-cell>
          <table:table-cell office:value-type="float" office:value="3293.93458178478" calcext:value-type="float">
            <text:p>3293.9345817848</text:p>
          </table:table-cell>
        </table:table-row>
        <table:table-row table:style-name="ro1">
          <table:table-cell office:value-type="float" office:value="5.86229053800003" calcext:value-type="float">
            <text:p>5.862290538</text:p>
          </table:table-cell>
          <table:table-cell office:value-type="float" office:value="3213.52577280879" calcext:value-type="float">
            <text:p>3213.5257728088</text:p>
          </table:table-cell>
        </table:table-row>
        <table:table-row table:style-name="ro1">
          <table:table-cell office:value-type="float" office:value="5.88046817999998" calcext:value-type="float">
            <text:p>5.88046818</text:p>
          </table:table-cell>
          <table:table-cell office:value-type="float" office:value="3300.75815114789" calcext:value-type="float">
            <text:p>3300.7581511479</text:p>
          </table:table-cell>
        </table:table-row>
        <table:table-row table:style-name="ro1">
          <table:table-cell office:value-type="float" office:value="5.89902493799991" calcext:value-type="float">
            <text:p>5.899024938</text:p>
          </table:table-cell>
          <table:table-cell office:value-type="float" office:value="3233.32340704241" calcext:value-type="float">
            <text:p>3233.3234070424</text:p>
          </table:table-cell>
        </table:table-row>
        <table:table-row table:style-name="ro1">
          <table:table-cell office:value-type="float" office:value="5.91722471599996" calcext:value-type="float">
            <text:p>5.917224716</text:p>
          </table:table-cell>
          <table:table-cell office:value-type="float" office:value="3296.74350971894" calcext:value-type="float">
            <text:p>3296.743509719</text:p>
          </table:table-cell>
        </table:table-row>
        <table:table-row table:style-name="ro1">
          <table:table-cell office:value-type="float" office:value="5.93586902599986" calcext:value-type="float">
            <text:p>5.935869026</text:p>
          </table:table-cell>
          <table:table-cell office:value-type="float" office:value="3218.14001163481" calcext:value-type="float">
            <text:p>3218.1400116348</text:p>
          </table:table-cell>
        </table:table-row>
        <table:table-row table:style-name="ro1">
          <table:table-cell office:value-type="float" office:value="5.95408901199994" calcext:value-type="float">
            <text:p>5.954089012</text:p>
          </table:table-cell>
          <table:table-cell office:value-type="float" office:value="3293.08705285219" calcext:value-type="float">
            <text:p>3293.0870528522</text:p>
          </table:table-cell>
        </table:table-row>
        <table:table-row table:style-name="ro1">
          <table:table-cell office:value-type="float" office:value="5.97289931299997" calcext:value-type="float">
            <text:p>5.972899313</text:p>
          </table:table-cell>
          <table:table-cell office:value-type="float" office:value="3189.7416208227" calcext:value-type="float">
            <text:p>3189.7416208227</text:p>
          </table:table-cell>
        </table:table-row>
        <table:table-row table:style-name="ro1">
          <table:table-cell office:value-type="float" office:value="5.99130851899986" calcext:value-type="float">
            <text:p>5.991308519</text:p>
          </table:table-cell>
          <table:table-cell office:value-type="float" office:value="3259.23888300053" calcext:value-type="float">
            <text:p>3259.2388830005</text:p>
          </table:table-cell>
        </table:table-row>
        <table:table-row table:style-name="ro1">
          <table:table-cell office:value-type="float" office:value="6.0100802259999" calcext:value-type="float">
            <text:p>6.010080226</text:p>
          </table:table-cell>
          <table:table-cell office:value-type="float" office:value="3196.29962261113" calcext:value-type="float">
            <text:p>3196.2996226111</text:p>
          </table:table-cell>
        </table:table-row>
        <table:table-row table:style-name="ro1">
          <table:table-cell office:value-type="float" office:value="6.02873604699994" calcext:value-type="float">
            <text:p>6.028736047</text:p>
          </table:table-cell>
          <table:table-cell office:value-type="float" office:value="3216.15435739206" calcext:value-type="float">
            <text:p>3216.1543573921</text:p>
          </table:table-cell>
        </table:table-row>
        <table:table-row table:style-name="ro1">
          <table:table-cell office:value-type="float" office:value="6.04761067200002" calcext:value-type="float">
            <text:p>6.047610672</text:p>
          </table:table-cell>
          <table:table-cell office:value-type="float" office:value="3178.87110338586" calcext:value-type="float">
            <text:p>3178.8711033859</text:p>
          </table:table-cell>
        </table:table-row>
        <table:table-row table:style-name="ro1">
          <table:table-cell office:value-type="float" office:value="6.06623737799987" calcext:value-type="float">
            <text:p>6.066237378</text:p>
          </table:table-cell>
          <table:table-cell office:value-type="float" office:value="3221.18145851893" calcext:value-type="float">
            <text:p>3221.1814585189</text:p>
          </table:table-cell>
        </table:table-row>
        <table:table-row table:style-name="ro1">
          <table:table-cell office:value-type="float" office:value="6.08508408599982" calcext:value-type="float">
            <text:p>6.085084086</text:p>
          </table:table-cell>
          <table:table-cell office:value-type="float" office:value="3183.57985915321" calcext:value-type="float">
            <text:p>3183.5798591532</text:p>
          </table:table-cell>
        </table:table-row>
        <table:table-row table:style-name="ro1">
          <table:table-cell office:value-type="float" office:value="6.10359329199991" calcext:value-type="float">
            <text:p>6.103593292</text:p>
          </table:table-cell>
          <table:table-cell office:value-type="float" office:value="3241.63013798155" calcext:value-type="float">
            <text:p>3241.6301379816</text:p>
          </table:table-cell>
        </table:table-row>
        <table:table-row table:style-name="ro1">
          <table:table-cell office:value-type="float" office:value="6.12254244799988" calcext:value-type="float">
            <text:p>6.122542448</text:p>
          </table:table-cell>
          <table:table-cell office:value-type="float" office:value="3166.36793744899" calcext:value-type="float">
            <text:p>3166.367937449</text:p>
          </table:table-cell>
        </table:table-row>
        <table:table-row table:style-name="ro1">
          <table:table-cell office:value-type="float" office:value="6.14098206999984" calcext:value-type="float">
            <text:p>6.14098207</text:p>
          </table:table-cell>
          <table:table-cell office:value-type="float" office:value="3253.86279610995" calcext:value-type="float">
            <text:p>3253.86279611</text:p>
          </table:table-cell>
        </table:table-row>
        <table:table-row table:style-name="ro1">
          <table:table-cell office:value-type="float" office:value="6.15987049599994" calcext:value-type="float">
            <text:p>6.159870496</text:p>
          </table:table-cell>
          <table:table-cell office:value-type="float" office:value="3176.54843234011" calcext:value-type="float">
            <text:p>3176.5484323401</text:p>
          </table:table-cell>
        </table:table-row>
        <table:table-row table:style-name="ro1">
          <table:table-cell office:value-type="float" office:value="6.17838022299998" calcext:value-type="float">
            <text:p>6.178380223</text:p>
          </table:table-cell>
          <table:table-cell office:value-type="float" office:value="3241.53889465146" calcext:value-type="float">
            <text:p>3241.5388946515</text:p>
          </table:table-cell>
        </table:table-row>
        <table:table-row table:style-name="ro1">
          <table:table-cell office:value-type="float" office:value="6.19731219099981" calcext:value-type="float">
            <text:p>6.197312191</text:p>
          </table:table-cell>
          <table:table-cell office:value-type="float" office:value="3169.24262710184" calcext:value-type="float">
            <text:p>3169.2426271018</text:p>
          </table:table-cell>
        </table:table-row>
        <table:table-row table:style-name="ro1">
          <table:table-cell office:value-type="float" office:value="6.21575566799993" calcext:value-type="float">
            <text:p>6.215755668</text:p>
          </table:table-cell>
          <table:table-cell office:value-type="float" office:value="3253.18268348279" calcext:value-type="float">
            <text:p>3253.1826834828</text:p>
          </table:table-cell>
        </table:table-row>
        <table:table-row table:style-name="ro1">
          <table:table-cell office:value-type="float" office:value="6.23455440599992" calcext:value-type="float">
            <text:p>6.234554406</text:p>
          </table:table-cell>
          <table:table-cell office:value-type="float" office:value="3191.70361329799" calcext:value-type="float">
            <text:p>3191.703613298</text:p>
          </table:table-cell>
        </table:table-row>
        <table:table-row table:style-name="ro1">
          <table:table-cell office:value-type="float" office:value="6.25300975799996" calcext:value-type="float">
            <text:p>6.253009758</text:p>
          </table:table-cell>
          <table:table-cell office:value-type="float" office:value="3251.08944006321" calcext:value-type="float">
            <text:p>3251.0894400632</text:p>
          </table:table-cell>
        </table:table-row>
        <table:table-row table:style-name="ro1">
          <table:table-cell office:value-type="float" office:value="6.27178922600001" calcext:value-type="float">
            <text:p>6.271789226</text:p>
          </table:table-cell>
          <table:table-cell office:value-type="float" office:value="3194.97868628903" calcext:value-type="float">
            <text:p>3194.978686289</text:p>
          </table:table-cell>
        </table:table-row>
        <table:table-row table:style-name="ro1">
          <table:table-cell office:value-type="float" office:value="6.2902259829998" calcext:value-type="float">
            <text:p>6.290225983</text:p>
          </table:table-cell>
          <table:table-cell office:value-type="float" office:value="3254.36843370461" calcext:value-type="float">
            <text:p>3254.3684337046</text:p>
          </table:table-cell>
        </table:table-row>
        <table:table-row table:style-name="ro1">
          <table:table-cell office:value-type="float" office:value="6.30889336699988" calcext:value-type="float">
            <text:p>6.308893367</text:p>
          </table:table-cell>
          <table:table-cell office:value-type="float" office:value="3214.16219860993" calcext:value-type="float">
            <text:p>3214.1621986099</text:p>
          </table:table-cell>
        </table:table-row>
        <table:table-row table:style-name="ro1">
          <table:table-cell office:value-type="float" office:value="6.32731048899996" calcext:value-type="float">
            <text:p>6.327310489</text:p>
          </table:table-cell>
          <table:table-cell office:value-type="float" office:value="3257.83800529532" calcext:value-type="float">
            <text:p>3257.8380052953</text:p>
          </table:table-cell>
        </table:table-row>
        <table:table-row table:style-name="ro1">
          <table:table-cell office:value-type="float" office:value="6.34611823799992" calcext:value-type="float">
            <text:p>6.346118238</text:p>
          </table:table-cell>
          <table:table-cell office:value-type="float" office:value="3190.17443289588" calcext:value-type="float">
            <text:p>3190.1744328959</text:p>
          </table:table-cell>
        </table:table-row>
        <table:table-row table:style-name="ro1">
          <table:table-cell office:value-type="float" office:value="6.36444817199981" calcext:value-type="float">
            <text:p>6.364448172</text:p>
          </table:table-cell>
          <table:table-cell office:value-type="float" office:value="3273.33420842362" calcext:value-type="float">
            <text:p>3273.3342084236</text:p>
          </table:table-cell>
        </table:table-row>
        <table:table-row table:style-name="ro1">
          <table:table-cell office:value-type="float" office:value="6.38319196299995" calcext:value-type="float">
            <text:p>6.383191963</text:p>
          </table:table-cell>
          <table:table-cell office:value-type="float" office:value="3201.06002033273" calcext:value-type="float">
            <text:p>3201.0600203327</text:p>
          </table:table-cell>
        </table:table-row>
        <table:table-row table:style-name="ro1">
          <table:table-cell office:value-type="float" office:value="6.40149038599998" calcext:value-type="float">
            <text:p>6.401490386</text:p>
          </table:table-cell>
          <table:table-cell office:value-type="float" office:value="3278.97108946995" calcext:value-type="float">
            <text:p>3278.97108947</text:p>
          </table:table-cell>
        </table:table-row>
        <table:table-row table:style-name="ro1">
          <table:table-cell office:value-type="float" office:value="6.42018542599999" calcext:value-type="float">
            <text:p>6.420185426</text:p>
          </table:table-cell>
          <table:table-cell office:value-type="float" office:value="3209.40741501293" calcext:value-type="float">
            <text:p>3209.4074150129</text:p>
          </table:table-cell>
        </table:table-row>
        <table:table-row table:style-name="ro1">
          <table:table-cell office:value-type="float" office:value="6.43852973599996" calcext:value-type="float">
            <text:p>6.438529736</text:p>
          </table:table-cell>
          <table:table-cell office:value-type="float" office:value="3270.76897414413" calcext:value-type="float">
            <text:p>3270.7689741441</text:p>
          </table:table-cell>
        </table:table-row>
        <table:table-row table:style-name="ro1">
          <table:table-cell office:value-type="float" office:value="6.45730868299984" calcext:value-type="float">
            <text:p>6.457308683</text:p>
          </table:table-cell>
          <table:table-cell office:value-type="float" office:value="3195.06732727903" calcext:value-type="float">
            <text:p>3195.067327279</text:p>
          </table:table-cell>
        </table:table-row>
        <table:table-row table:style-name="ro1">
          <table:table-cell office:value-type="float" office:value="6.47576236700002" calcext:value-type="float">
            <text:p>6.475762367</text:p>
          </table:table-cell>
          <table:table-cell office:value-type="float" office:value="3251.383300994" calcext:value-type="float">
            <text:p>3251.383300994</text:p>
          </table:table-cell>
        </table:table-row>
        <table:table-row table:style-name="ro1">
          <table:table-cell office:value-type="float" office:value="6.4946841269998" calcext:value-type="float">
            <text:p>6.494684127</text:p>
          </table:table-cell>
          <table:table-cell office:value-type="float" office:value="3170.95238501508" calcext:value-type="float">
            <text:p>3170.9523850151</text:p>
          </table:table-cell>
        </table:table-row>
        <table:table-row table:style-name="ro1">
          <table:table-cell office:value-type="float" office:value="6.51326520899988" calcext:value-type="float">
            <text:p>6.513265209</text:p>
          </table:table-cell>
          <table:table-cell office:value-type="float" office:value="3229.09074938336" calcext:value-type="float">
            <text:p>3229.0907493834</text:p>
          </table:table-cell>
        </table:table-row>
        <table:table-row table:style-name="ro1">
          <table:table-cell office:value-type="float" office:value="6.5320761349999" calcext:value-type="float">
            <text:p>6.532076135</text:p>
          </table:table-cell>
          <table:table-cell office:value-type="float" office:value="3189.63564047582" calcext:value-type="float">
            <text:p>3189.6356404758</text:p>
          </table:table-cell>
        </table:table-row>
        <table:table-row table:style-name="ro1">
          <table:table-cell office:value-type="float" office:value="6.55061289299988" calcext:value-type="float">
            <text:p>6.550612893</text:p>
          </table:table-cell>
          <table:table-cell office:value-type="float" office:value="3236.81196032544" calcext:value-type="float">
            <text:p>3236.8119603254</text:p>
          </table:table-cell>
        </table:table-row>
        <table:table-row table:style-name="ro1">
          <table:table-cell office:value-type="float" office:value="6.56953918399995" calcext:value-type="float">
            <text:p>6.569539184</text:p>
          </table:table-cell>
          <table:table-cell office:value-type="float" office:value="3170.1932512702" calcext:value-type="float">
            <text:p>3170.1932512702</text:p>
          </table:table-cell>
        </table:table-row>
        <table:table-row table:style-name="ro1">
          <table:table-cell office:value-type="float" office:value="6.58809713999995" calcext:value-type="float">
            <text:p>6.58809714</text:p>
          </table:table-cell>
          <table:table-cell office:value-type="float" office:value="3233.11468138063" calcext:value-type="float">
            <text:p>3233.1146813806</text:p>
          </table:table-cell>
        </table:table-row>
        <table:table-row table:style-name="ro1">
          <table:table-cell office:value-type="float" office:value="6.60700926499999" calcext:value-type="float">
            <text:p>6.607009265</text:p>
          </table:table-cell>
          <table:table-cell office:value-type="float" office:value="3172.56786320231" calcext:value-type="float">
            <text:p>3172.5678632023</text:p>
          </table:table-cell>
        </table:table-row>
        <table:table-row table:style-name="ro1">
          <table:table-cell office:value-type="float" office:value="6.62546737699995" calcext:value-type="float">
            <text:p>6.625467377</text:p>
          </table:table-cell>
          <table:table-cell office:value-type="float" office:value="3250.60331198138" calcext:value-type="float">
            <text:p>3250.6033119814</text:p>
          </table:table-cell>
        </table:table-row>
        <table:table-row table:style-name="ro1">
          <table:table-cell office:value-type="float" office:value="6.64412887499998" calcext:value-type="float">
            <text:p>6.644128875</text:p>
          </table:table-cell>
          <table:table-cell office:value-type="float" office:value="3215.17597354232" calcext:value-type="float">
            <text:p>3215.1759735423</text:p>
          </table:table-cell>
        </table:table-row>
        <table:table-row table:style-name="ro1">
          <table:table-cell office:value-type="float" office:value="6.66257328899997" calcext:value-type="float">
            <text:p>6.662573289</text:p>
          </table:table-cell>
          <table:table-cell office:value-type="float" office:value="3253.01741763348" calcext:value-type="float">
            <text:p>3253.0174176335</text:p>
          </table:table-cell>
        </table:table-row>
        <table:table-row table:style-name="ro1">
          <table:table-cell office:value-type="float" office:value="6.681223069" calcext:value-type="float">
            <text:p>6.681223069</text:p>
          </table:table-cell>
          <table:table-cell office:value-type="float" office:value="3217.19612777714" calcext:value-type="float">
            <text:p>3217.1961277771</text:p>
          </table:table-cell>
        </table:table-row>
        <table:table-row table:style-name="ro1">
          <table:table-cell office:value-type="float" office:value="6.69947888799993" calcext:value-type="float">
            <text:p>6.699478888</text:p>
          </table:table-cell>
          <table:table-cell office:value-type="float" office:value="3286.62329530224" calcext:value-type="float">
            <text:p>3286.6232953023</text:p>
          </table:table-cell>
        </table:table-row>
        <table:table-row table:style-name="ro1">
          <table:table-cell office:value-type="float" office:value="6.71806038599993" calcext:value-type="float">
            <text:p>6.718060386</text:p>
          </table:table-cell>
          <table:table-cell office:value-type="float" office:value="3229.01845696131" calcext:value-type="float">
            <text:p>3229.0184569613</text:p>
          </table:table-cell>
        </table:table-row>
        <table:table-row table:style-name="ro1">
          <table:table-cell office:value-type="float" office:value="6.73642219499993" calcext:value-type="float">
            <text:p>6.736422195</text:p>
          </table:table-cell>
          <table:table-cell office:value-type="float" office:value="3267.65189639027" calcext:value-type="float">
            <text:p>3267.6518963903</text:p>
          </table:table-cell>
        </table:table-row>
        <table:table-row table:style-name="ro1">
          <table:table-cell office:value-type="float" office:value="6.75512358899982" calcext:value-type="float">
            <text:p>6.755123589</text:p>
          </table:table-cell>
          <table:table-cell office:value-type="float" office:value="3208.31698430347" calcext:value-type="float">
            <text:p>3208.3169843035</text:p>
          </table:table-cell>
        </table:table-row>
        <table:table-row table:style-name="ro1">
          <table:table-cell office:value-type="float" office:value="6.773504409" calcext:value-type="float">
            <text:p>6.773504409</text:p>
          </table:table-cell>
          <table:table-cell office:value-type="float" office:value="3264.27221415742" calcext:value-type="float">
            <text:p>3264.2722141574</text:p>
          </table:table-cell>
        </table:table-row>
        <table:table-row table:style-name="ro1">
          <table:table-cell office:value-type="float" office:value="6.79210653199993" calcext:value-type="float">
            <text:p>6.792106532</text:p>
          </table:table-cell>
          <table:table-cell office:value-type="float" office:value="3225.43830078983" calcext:value-type="float">
            <text:p>3225.4383007898</text:p>
          </table:table-cell>
        </table:table-row>
        <table:table-row table:style-name="ro1">
          <table:table-cell office:value-type="float" office:value="6.81044141400002" calcext:value-type="float">
            <text:p>6.810441414</text:p>
          </table:table-cell>
          <table:table-cell office:value-type="float" office:value="3272.45083986387" calcext:value-type="float">
            <text:p>3272.4508398639</text:p>
          </table:table-cell>
        </table:table-row>
        <table:table-row table:style-name="ro1">
          <table:table-cell office:value-type="float" office:value="6.82922713199991" calcext:value-type="float">
            <text:p>6.829227132</text:p>
          </table:table-cell>
          <table:table-cell office:value-type="float" office:value="3193.91571833194" calcext:value-type="float">
            <text:p>3193.9157183319</text:p>
          </table:table-cell>
        </table:table-row>
        <table:table-row table:style-name="ro1">
          <table:table-cell office:value-type="float" office:value="6.84757076400001" calcext:value-type="float">
            <text:p>6.847570764</text:p>
          </table:table-cell>
          <table:table-cell office:value-type="float" office:value="3270.88986519597" calcext:value-type="float">
            <text:p>3270.889865196</text:p>
          </table:table-cell>
        </table:table-row>
        <table:table-row table:style-name="ro1">
          <table:table-cell office:value-type="float" office:value="6.86630616899993" calcext:value-type="float">
            <text:p>6.866306169</text:p>
          </table:table-cell>
          <table:table-cell office:value-type="float" office:value="3202.49282042581" calcext:value-type="float">
            <text:p>3202.4928204258</text:p>
          </table:table-cell>
        </table:table-row>
        <table:table-row table:style-name="ro1">
          <table:table-cell office:value-type="float" office:value="6.88466282199988" calcext:value-type="float">
            <text:p>6.884662822</text:p>
          </table:table-cell>
          <table:table-cell office:value-type="float" office:value="3268.56971149077" calcext:value-type="float">
            <text:p>3268.5697114908</text:p>
          </table:table-cell>
        </table:table-row>
        <table:table-row table:style-name="ro1">
          <table:table-cell office:value-type="float" office:value="6.90336702899981" calcext:value-type="float">
            <text:p>6.903367029</text:p>
          </table:table-cell>
          <table:table-cell office:value-type="float" office:value="3207.83447275959" calcext:value-type="float">
            <text:p>3207.8344727596</text:p>
          </table:table-cell>
        </table:table-row>
        <table:table-row table:style-name="ro1">
          <table:table-cell office:value-type="float" office:value="6.92167961999985" calcext:value-type="float">
            <text:p>6.92167962</text:p>
          </table:table-cell>
          <table:table-cell office:value-type="float" office:value="3276.43423040843" calcext:value-type="float">
            <text:p>3276.4342304084</text:p>
          </table:table-cell>
        </table:table-row>
        <table:table-row table:style-name="ro1">
          <table:table-cell office:value-type="float" office:value="6.94039434699994" calcext:value-type="float">
            <text:p>6.940394347</text:p>
          </table:table-cell>
          <table:table-cell office:value-type="float" office:value="3206.03127150711" calcext:value-type="float">
            <text:p>3206.0312715071</text:p>
          </table:table-cell>
        </table:table-row>
        <table:table-row table:style-name="ro1">
          <table:table-cell office:value-type="float" office:value="6.95869855199999" calcext:value-type="float">
            <text:p>6.958698552</text:p>
          </table:table-cell>
          <table:table-cell office:value-type="float" office:value="3277.93531594723" calcext:value-type="float">
            <text:p>3277.9353159472</text:p>
          </table:table-cell>
        </table:table-row>
        <table:table-row table:style-name="ro1">
          <table:table-cell office:value-type="float" office:value="6.97728603999985" calcext:value-type="float">
            <text:p>6.97728604</text:p>
          </table:table-cell>
          <table:table-cell office:value-type="float" office:value="3227.97787417166" calcext:value-type="float">
            <text:p>3227.9778741717</text:p>
          </table:table-cell>
        </table:table-row>
        <table:table-row table:style-name="ro1">
          <table:table-cell office:value-type="float" office:value="6.99565118199985" calcext:value-type="float">
            <text:p>6.995651182</text:p>
          </table:table-cell>
          <table:table-cell office:value-type="float" office:value="3267.05886619455" calcext:value-type="float">
            <text:p>3267.0588661946</text:p>
          </table:table-cell>
        </table:table-row>
        <table:table-row table:style-name="ro1">
          <table:table-cell office:value-type="float" office:value="7.01434023299998" calcext:value-type="float">
            <text:p>7.014340233</text:p>
          </table:table-cell>
          <table:table-cell office:value-type="float" office:value="3210.43588567221" calcext:value-type="float">
            <text:p>3210.4358856722</text:p>
          </table:table-cell>
        </table:table-row>
        <table:table-row table:style-name="ro1">
          <table:table-cell office:value-type="float" office:value="7.03264240699991" calcext:value-type="float">
            <text:p>7.032642407</text:p>
          </table:table-cell>
          <table:table-cell office:value-type="float" office:value="3278.29906983931" calcext:value-type="float">
            <text:p>3278.2990698393</text:p>
          </table:table-cell>
        </table:table-row>
        <table:table-row table:style-name="ro1">
          <table:table-cell office:value-type="float" office:value="7.05122270699985" calcext:value-type="float">
            <text:p>7.051222707</text:p>
          </table:table-cell>
          <table:table-cell office:value-type="float" office:value="3229.2266540473" calcext:value-type="float">
            <text:p>3229.2266540473</text:p>
          </table:table-cell>
        </table:table-row>
        <table:table-row table:style-name="ro1">
          <table:table-cell office:value-type="float" office:value="7.06939914999998" calcext:value-type="float">
            <text:p>7.06939915</text:p>
          </table:table-cell>
          <table:table-cell office:value-type="float" office:value="3300.97588398196" calcext:value-type="float">
            <text:p>3300.975883982</text:p>
          </table:table-cell>
        </table:table-row>
        <table:table-row table:style-name="ro1">
          <table:table-cell office:value-type="float" office:value="7.08790023099982" calcext:value-type="float">
            <text:p>7.087900231</text:p>
          </table:table-cell>
          <table:table-cell office:value-type="float" office:value="3243.05374375249" calcext:value-type="float">
            <text:p>3243.0537437525</text:p>
          </table:table-cell>
        </table:table-row>
        <table:table-row table:style-name="ro1">
          <table:table-cell office:value-type="float" office:value="7.10606459199994" calcext:value-type="float">
            <text:p>7.106064592</text:p>
          </table:table-cell>
          <table:table-cell office:value-type="float" office:value="3303.1715236012" calcext:value-type="float">
            <text:p>3303.1715236012</text:p>
          </table:table-cell>
        </table:table-row>
        <table:table-row table:style-name="ro1">
          <table:table-cell office:value-type="float" office:value="7.1245932769998" calcext:value-type="float">
            <text:p>7.124593277</text:p>
          </table:table-cell>
          <table:table-cell office:value-type="float" office:value="3238.22224839151" calcext:value-type="float">
            <text:p>3238.2222483915</text:p>
          </table:table-cell>
        </table:table-row>
        <table:table-row table:style-name="ro1">
          <table:table-cell office:value-type="float" office:value="7.14293331499994" calcext:value-type="float">
            <text:p>7.142933315</text:p>
          </table:table-cell>
          <table:table-cell office:value-type="float" office:value="3271.53084413264" calcext:value-type="float">
            <text:p>3271.5308441326</text:p>
          </table:table-cell>
        </table:table-row>
        <table:table-row table:style-name="ro1">
          <table:table-cell office:value-type="float" office:value="7.16159309499994" calcext:value-type="float">
            <text:p>7.161593095</text:p>
          </table:table-cell>
          <table:table-cell office:value-type="float" office:value="3215.4719937736" calcext:value-type="float">
            <text:p>3215.4719937736</text:p>
          </table:table-cell>
        </table:table-row>
        <table:table-row table:style-name="ro1">
          <table:table-cell office:value-type="float" office:value="7.17992985199999" calcext:value-type="float">
            <text:p>7.179929852</text:p>
          </table:table-cell>
          <table:table-cell office:value-type="float" office:value="3272.11621988883" calcext:value-type="float">
            <text:p>3272.1162198888</text:p>
          </table:table-cell>
        </table:table-row>
        <table:table-row table:style-name="ro1">
          <table:table-cell office:value-type="float" office:value="7.19859848599981" calcext:value-type="float">
            <text:p>7.198598486</text:p>
          </table:table-cell>
          <table:table-cell office:value-type="float" office:value="3213.94698726046" calcext:value-type="float">
            <text:p>3213.9469872605</text:p>
          </table:table-cell>
        </table:table-row>
        <table:table-row table:style-name="ro1">
          <table:table-cell office:value-type="float" office:value="7.21685727399995" calcext:value-type="float">
            <text:p>7.216857274</text:p>
          </table:table-cell>
          <table:table-cell office:value-type="float" office:value="3286.08886852415" calcext:value-type="float">
            <text:p>3286.0888685242</text:p>
          </table:table-cell>
        </table:table-row>
        <table:table-row table:style-name="ro1">
          <table:table-cell office:value-type="float" office:value="7.23549845999992" calcext:value-type="float">
            <text:p>7.23549846</text:p>
          </table:table-cell>
          <table:table-cell office:value-type="float" office:value="3218.67932652477" calcext:value-type="float">
            <text:p>3218.6793265248</text:p>
          </table:table-cell>
        </table:table-row>
        <table:table-row table:style-name="ro1">
          <table:table-cell office:value-type="float" office:value="7.25377500799982" calcext:value-type="float">
            <text:p>7.253775008</text:p>
          </table:table-cell>
          <table:table-cell office:value-type="float" office:value="3282.89565405442" calcext:value-type="float">
            <text:p>3282.8956540544</text:p>
          </table:table-cell>
        </table:table-row>
        <table:table-row table:style-name="ro1">
          <table:table-cell office:value-type="float" office:value="7.27244744399991" calcext:value-type="float">
            <text:p>7.272447444</text:p>
          </table:table-cell>
          <table:table-cell office:value-type="float" office:value="3213.29257734326" calcext:value-type="float">
            <text:p>3213.2925773433</text:p>
          </table:table-cell>
        </table:table-row>
        <table:table-row table:style-name="ro1">
          <table:table-cell office:value-type="float" office:value="7.29051133500002" calcext:value-type="float">
            <text:p>7.290511335</text:p>
          </table:table-cell>
          <table:table-cell office:value-type="float" office:value="3321.5435146078" calcext:value-type="float">
            <text:p>3321.5435146078</text:p>
          </table:table-cell>
        </table:table-row>
        <table:table-row table:style-name="ro1">
          <table:table-cell office:value-type="float" office:value="7.309055489" calcext:value-type="float">
            <text:p>7.309055489</text:p>
          </table:table-cell>
          <table:table-cell office:value-type="float" office:value="3235.52101649153" calcext:value-type="float">
            <text:p>3235.5210164915</text:p>
          </table:table-cell>
        </table:table-row>
        <table:table-row table:style-name="ro1">
          <table:table-cell office:value-type="float" office:value="7.32730953800001" calcext:value-type="float">
            <text:p>7.327309538</text:p>
          </table:table-cell>
          <table:table-cell office:value-type="float" office:value="3286.94198202156" calcext:value-type="float">
            <text:p>3286.9419820216</text:p>
          </table:table-cell>
        </table:table-row>
        <table:table-row table:style-name="ro1">
          <table:table-cell office:value-type="float" office:value="7.34589712899992" calcext:value-type="float">
            <text:p>7.345897129</text:p>
          </table:table-cell>
          <table:table-cell office:value-type="float" office:value="3227.95998686852" calcext:value-type="float">
            <text:p>3227.9599868685</text:p>
          </table:table-cell>
        </table:table-row>
        <table:table-row table:style-name="ro1">
          <table:table-cell office:value-type="float" office:value="7.36406211500002" calcext:value-type="float">
            <text:p>7.364062115</text:p>
          </table:table-cell>
          <table:table-cell office:value-type="float" office:value="3303.05787186758" calcext:value-type="float">
            <text:p>3303.0578718676</text:p>
          </table:table-cell>
        </table:table-row>
        <table:table-row table:style-name="ro1">
          <table:table-cell office:value-type="float" office:value="7.38271241500001" calcext:value-type="float">
            <text:p>7.382712415</text:p>
          </table:table-cell>
          <table:table-cell office:value-type="float" office:value="3217.10642724414" calcext:value-type="float">
            <text:p>3217.1064272441</text:p>
          </table:table-cell>
        </table:table-row>
        <table:table-row table:style-name="ro1">
          <table:table-cell office:value-type="float" office:value="7.40100297399999" calcext:value-type="float">
            <text:p>7.401002974</text:p>
          </table:table-cell>
          <table:table-cell office:value-type="float" office:value="3280.38087846678" calcext:value-type="float">
            <text:p>3280.3808784668</text:p>
          </table:table-cell>
        </table:table-row>
        <table:table-row table:style-name="ro1">
          <table:table-cell office:value-type="float" office:value="7.41952020099984" calcext:value-type="float">
            <text:p>7.419520201</text:p>
          </table:table-cell>
          <table:table-cell office:value-type="float" office:value="3240.22597986697" calcext:value-type="float">
            <text:p>3240.225979867</text:p>
          </table:table-cell>
        </table:table-row>
        <table:table-row table:style-name="ro1">
          <table:table-cell office:value-type="float" office:value="7.43770555099991" calcext:value-type="float">
            <text:p>7.437705551</text:p>
          </table:table-cell>
          <table:table-cell office:value-type="float" office:value="3299.35909948276" calcext:value-type="float">
            <text:p>3299.3590994828</text:p>
          </table:table-cell>
        </table:table-row>
        <table:table-row table:style-name="ro1">
          <table:table-cell office:value-type="float" office:value="7.45610053799987" calcext:value-type="float">
            <text:p>7.456100538</text:p>
          </table:table-cell>
          <table:table-cell office:value-type="float" office:value="3261.75821706826" calcext:value-type="float">
            <text:p>3261.7582170683</text:p>
          </table:table-cell>
        </table:table-row>
        <table:table-row table:style-name="ro1">
          <table:table-cell office:value-type="float" office:value="7.47422479399984" calcext:value-type="float">
            <text:p>7.474224794</text:p>
          </table:table-cell>
          <table:table-cell office:value-type="float" office:value="3310.48071711839" calcext:value-type="float">
            <text:p>3310.4807171184</text:p>
          </table:table-cell>
        </table:table-row>
        <table:table-row table:style-name="ro1">
          <table:table-cell office:value-type="float" office:value="7.49263457199982" calcext:value-type="float">
            <text:p>7.492634572</text:p>
          </table:table-cell>
          <table:table-cell office:value-type="float" office:value="3259.13761698123" calcext:value-type="float">
            <text:p>3259.1376169812</text:p>
          </table:table-cell>
        </table:table-row>
        <table:table-row table:style-name="ro1">
          <table:table-cell office:value-type="float" office:value="7.51075768199985" calcext:value-type="float">
            <text:p>7.510757682</text:p>
          </table:table-cell>
          <table:table-cell office:value-type="float" office:value="3310.69005263943" calcext:value-type="float">
            <text:p>3310.6900526394</text:p>
          </table:table-cell>
        </table:table-row>
        <table:table-row table:style-name="ro1">
          <table:table-cell office:value-type="float" office:value="7.52928048199988" calcext:value-type="float">
            <text:p>7.529280482</text:p>
          </table:table-cell>
          <table:table-cell office:value-type="float" office:value="3239.25108514423" calcext:value-type="float">
            <text:p>3239.2510851442</text:p>
          </table:table-cell>
        </table:table-row>
        <table:table-row table:style-name="ro1">
          <table:table-cell office:value-type="float" office:value="7.54757489500003" calcext:value-type="float">
            <text:p>7.547574895</text:p>
          </table:table-cell>
          <table:table-cell office:value-type="float" office:value="3279.6898156564" calcext:value-type="float">
            <text:p>3279.6898156564</text:p>
          </table:table-cell>
        </table:table-row>
        <table:table-row table:style-name="ro1">
          <table:table-cell office:value-type="float" office:value="7.56611456999985" calcext:value-type="float">
            <text:p>7.56611457</text:p>
          </table:table-cell>
          <table:table-cell office:value-type="float" office:value="3236.30268602623" calcext:value-type="float">
            <text:p>3236.3026860262</text:p>
          </table:table-cell>
        </table:table-row>
        <table:table-row table:style-name="ro1">
          <table:table-cell office:value-type="float" office:value="7.58431778499994" calcext:value-type="float">
            <text:p>7.584317785</text:p>
          </table:table-cell>
          <table:table-cell office:value-type="float" office:value="3296.12104233893" calcext:value-type="float">
            <text:p>3296.1210423389</text:p>
          </table:table-cell>
        </table:table-row>
        <table:table-row table:style-name="ro1">
          <table:table-cell office:value-type="float" office:value="7.60289068899988" calcext:value-type="float">
            <text:p>7.602890689</text:p>
          </table:table-cell>
          <table:table-cell office:value-type="float" office:value="3230.51257898054" calcext:value-type="float">
            <text:p>3230.5125789805</text:p>
          </table:table-cell>
        </table:table-row>
        <table:table-row table:style-name="ro1">
          <table:table-cell office:value-type="float" office:value="7.62105624699984" calcext:value-type="float">
            <text:p>7.621056247</text:p>
          </table:table-cell>
          <table:table-cell office:value-type="float" office:value="3302.95386467722" calcext:value-type="float">
            <text:p>3302.9538646772</text:p>
          </table:table-cell>
        </table:table-row>
        <table:table-row table:style-name="ro1">
          <table:table-cell office:value-type="float" office:value="7.63951086999987" calcext:value-type="float">
            <text:p>7.63951087</text:p>
          </table:table-cell>
          <table:table-cell office:value-type="float" office:value="3251.2178655678" calcext:value-type="float">
            <text:p>3251.2178655678</text:p>
          </table:table-cell>
        </table:table-row>
        <table:table-row table:style-name="ro1">
          <table:table-cell office:value-type="float" office:value="7.65756132299998" calcext:value-type="float">
            <text:p>7.657561323</text:p>
          </table:table-cell>
          <table:table-cell office:value-type="float" office:value="3324.01630029006" calcext:value-type="float">
            <text:p>3324.0163002901</text:p>
          </table:table-cell>
        </table:table-row>
        <table:table-row table:style-name="ro1">
          <table:table-cell office:value-type="float" office:value="7.675941362" calcext:value-type="float">
            <text:p>7.675941362</text:p>
          </table:table-cell>
          <table:table-cell office:value-type="float" office:value="3264.41091881959" calcext:value-type="float">
            <text:p>3264.4109188196</text:p>
          </table:table-cell>
        </table:table-row>
        <table:table-row table:style-name="ro1">
          <table:table-cell office:value-type="float" office:value="7.69415426399996" calcext:value-type="float">
            <text:p>7.694154264</text:p>
          </table:table-cell>
          <table:table-cell office:value-type="float" office:value="3294.36791567506" calcext:value-type="float">
            <text:p>3294.3679156751</text:p>
          </table:table-cell>
        </table:table-row>
        <table:table-row table:style-name="ro1">
          <table:table-cell office:value-type="float" office:value="7.71267326199995" calcext:value-type="float">
            <text:p>7.712673262</text:p>
          </table:table-cell>
          <table:table-cell office:value-type="float" office:value="3239.91611209369" calcext:value-type="float">
            <text:p>3239.9161120937</text:p>
          </table:table-cell>
        </table:table-row>
        <table:table-row table:style-name="ro1">
          <table:table-cell office:value-type="float" office:value="7.73073944499993" calcext:value-type="float">
            <text:p>7.730739445</text:p>
          </table:table-cell>
          <table:table-cell office:value-type="float" office:value="3321.12212082031" calcext:value-type="float">
            <text:p>3321.1221208203</text:p>
          </table:table-cell>
        </table:table-row>
        <table:table-row table:style-name="ro1">
          <table:table-cell office:value-type="float" office:value="7.74925938000001" calcext:value-type="float">
            <text:p>7.74925938</text:p>
          </table:table-cell>
          <table:table-cell office:value-type="float" office:value="3239.75219133988" calcext:value-type="float">
            <text:p>3239.7521913399</text:p>
          </table:table-cell>
        </table:table-row>
        <table:table-row table:style-name="ro1">
          <table:table-cell office:value-type="float" office:value="7.76753988699988" calcext:value-type="float">
            <text:p>7.767539887</text:p>
          </table:table-cell>
          <table:table-cell office:value-type="float" office:value="3282.18467903651" calcext:value-type="float">
            <text:p>3282.1846790365</text:p>
          </table:table-cell>
        </table:table-row>
        <table:table-row table:style-name="ro1">
          <table:table-cell office:value-type="float" office:value="7.78599961299983" calcext:value-type="float">
            <text:p>7.785999613</text:p>
          </table:table-cell>
          <table:table-cell office:value-type="float" office:value="3250.31910008709" calcext:value-type="float">
            <text:p>3250.3191000871</text:p>
          </table:table-cell>
        </table:table-row>
        <table:table-row table:style-name="ro1">
          <table:table-cell office:value-type="float" office:value="7.80413407799983" calcext:value-type="float">
            <text:p>7.804134078</text:p>
          </table:table-cell>
          <table:table-cell office:value-type="float" office:value="3308.61704494677" calcext:value-type="float">
            <text:p>3308.6170449468</text:p>
          </table:table-cell>
        </table:table-row>
        <table:table-row table:style-name="ro1">
          <table:table-cell office:value-type="float" office:value="7.8225129179998" calcext:value-type="float">
            <text:p>7.822512918</text:p>
          </table:table-cell>
          <table:table-cell office:value-type="float" office:value="3264.62388268808" calcext:value-type="float">
            <text:p>3264.6238826881</text:p>
          </table:table-cell>
        </table:table-row>
        <table:table-row table:style-name="ro1">
          <table:table-cell office:value-type="float" office:value="7.84056852799995" calcext:value-type="float">
            <text:p>7.840568528</text:p>
          </table:table-cell>
          <table:table-cell office:value-type="float" office:value="3323.0669027251" calcext:value-type="float">
            <text:p>3323.0669027251</text:p>
          </table:table-cell>
        </table:table-row>
        <table:table-row table:style-name="ro1">
          <table:table-cell office:value-type="float" office:value="7.85910065099984" calcext:value-type="float">
            <text:p>7.859100651</text:p>
          </table:table-cell>
          <table:table-cell office:value-type="float" office:value="3237.62150728053" calcext:value-type="float">
            <text:p>3237.6215072805</text:p>
          </table:table-cell>
        </table:table-row>
        <table:table-row table:style-name="ro1">
          <table:table-cell office:value-type="float" office:value="7.87732329300002" calcext:value-type="float">
            <text:p>7.877323293</text:p>
          </table:table-cell>
          <table:table-cell office:value-type="float" office:value="3292.60707637229" calcext:value-type="float">
            <text:p>3292.6070763723</text:p>
          </table:table-cell>
        </table:table-row>
        <table:table-row table:style-name="ro1">
          <table:table-cell office:value-type="float" office:value="7.89574499799983" calcext:value-type="float">
            <text:p>7.895744998</text:p>
          </table:table-cell>
          <table:table-cell office:value-type="float" office:value="3257.02751187363" calcext:value-type="float">
            <text:p>3257.0275118736</text:p>
          </table:table-cell>
        </table:table-row>
        <table:table-row table:style-name="ro1">
          <table:table-cell office:value-type="float" office:value="7.91402040100002" calcext:value-type="float">
            <text:p>7.914020401</text:p>
          </table:table-cell>
          <table:table-cell office:value-type="float" office:value="3283.10133567944" calcext:value-type="float">
            <text:p>3283.1013356795</text:p>
          </table:table-cell>
        </table:table-row>
        <table:table-row table:style-name="ro1">
          <table:table-cell office:value-type="float" office:value="7.9324450229999" calcext:value-type="float">
            <text:p>7.932445023</text:p>
          </table:table-cell>
          <table:table-cell office:value-type="float" office:value="3256.51185681734" calcext:value-type="float">
            <text:p>3256.5118568173</text:p>
          </table:table-cell>
        </table:table-row>
        <table:table-row table:style-name="ro1">
          <table:table-cell office:value-type="float" office:value="7.95061917499993" calcext:value-type="float">
            <text:p>7.950619175</text:p>
          </table:table-cell>
          <table:table-cell office:value-type="float" office:value="3301.39199891721" calcext:value-type="float">
            <text:p>3301.3919989172</text:p>
          </table:table-cell>
        </table:table-row>
        <table:table-row table:style-name="ro1">
          <table:table-cell office:value-type="float" office:value="7.96902785999987" calcext:value-type="float">
            <text:p>7.96902786</text:p>
          </table:table-cell>
          <table:table-cell office:value-type="float" office:value="3259.33112550921" calcext:value-type="float">
            <text:p>3259.3311255092</text:p>
          </table:table-cell>
        </table:table-row>
        <table:table-row table:style-name="ro1">
          <table:table-cell office:value-type="float" office:value="7.98704669899985" calcext:value-type="float">
            <text:p>7.987046699</text:p>
          </table:table-cell>
          <table:table-cell office:value-type="float" office:value="3329.84827713216" calcext:value-type="float">
            <text:p>3329.8482771322</text:p>
          </table:table-cell>
        </table:table-row>
        <table:table-row table:style-name="ro1">
          <table:table-cell office:value-type="float" office:value="8.0053008509999" calcext:value-type="float">
            <text:p>8.005300851</text:p>
          </table:table-cell>
          <table:table-cell office:value-type="float" office:value="3286.92343527227" calcext:value-type="float">
            <text:p>3286.9234352723</text:p>
          </table:table-cell>
        </table:table-row>
        <table:table-row table:style-name="ro1">
          <table:table-cell office:value-type="float" office:value="8.02323760699983" calcext:value-type="float">
            <text:p>8.023237607</text:p>
          </table:table-cell>
          <table:table-cell office:value-type="float" office:value="3345.08648053451" calcext:value-type="float">
            <text:p>3345.0864805345</text:p>
          </table:table-cell>
        </table:table-row>
        <table:table-row table:style-name="ro1">
          <table:table-cell office:value-type="float" office:value="8.04157847800002" calcext:value-type="float">
            <text:p>8.041578478</text:p>
          </table:table-cell>
          <table:table-cell office:value-type="float" office:value="3271.38225874737" calcext:value-type="float">
            <text:p>3271.3822587474</text:p>
          </table:table-cell>
        </table:table-row>
        <table:table-row table:style-name="ro1">
          <table:table-cell office:value-type="float" office:value="8.05956804599987" calcext:value-type="float">
            <text:p>8.059568046</text:p>
          </table:table-cell>
          <table:table-cell office:value-type="float" office:value="3335.26630547808" calcext:value-type="float">
            <text:p>3335.2663054781</text:p>
          </table:table-cell>
        </table:table-row>
        <table:table-row table:style-name="ro1">
          <table:table-cell office:value-type="float" office:value="8.07797589699999" calcext:value-type="float">
            <text:p>8.077975897</text:p>
          </table:table-cell>
          <table:table-cell office:value-type="float" office:value="3259.47879519499" calcext:value-type="float">
            <text:p>3259.478795195</text:p>
          </table:table-cell>
        </table:table-row>
        <table:table-row table:style-name="ro1">
          <table:table-cell office:value-type="float" office:value="8.09615432099986" calcext:value-type="float">
            <text:p>8.096154321</text:p>
          </table:table-cell>
          <table:table-cell office:value-type="float" office:value="3300.61615904807" calcext:value-type="float">
            <text:p>3300.6161590481</text:p>
          </table:table-cell>
        </table:table-row>
        <table:table-row table:style-name="ro1">
          <table:table-cell office:value-type="float" office:value="8.11460477599985" calcext:value-type="float">
            <text:p>8.114604776</text:p>
          </table:table-cell>
          <table:table-cell office:value-type="float" office:value="3251.95232312825" calcext:value-type="float">
            <text:p>3251.9523231283</text:p>
          </table:table-cell>
        </table:table-row>
        <table:table-row table:style-name="ro1">
          <table:table-cell office:value-type="float" office:value="8.1326785629999" calcext:value-type="float">
            <text:p>8.132678563</text:p>
          </table:table-cell>
          <table:table-cell office:value-type="float" office:value="3319.72485898163" calcext:value-type="float">
            <text:p>3319.7248589816</text:p>
          </table:table-cell>
        </table:table-row>
        <table:table-row table:style-name="ro1">
          <table:table-cell office:value-type="float" office:value="8.15113000799988" calcext:value-type="float">
            <text:p>8.151130008</text:p>
          </table:table-cell>
          <table:table-cell office:value-type="float" office:value="3251.77784179273" calcext:value-type="float">
            <text:p>3251.7778417927</text:p>
          </table:table-cell>
        </table:table-row>
        <table:table-row table:style-name="ro1">
          <table:table-cell office:value-type="float" office:value="8.169116712" calcext:value-type="float">
            <text:p>8.169116712</text:p>
          </table:table-cell>
          <table:table-cell office:value-type="float" office:value="3335.79737563873" calcext:value-type="float">
            <text:p>3335.7973756387</text:p>
          </table:table-cell>
        </table:table-row>
        <table:table-row table:style-name="ro1">
          <table:table-cell office:value-type="float" office:value="8.18741195799998" calcext:value-type="float">
            <text:p>8.187411958</text:p>
          </table:table-cell>
          <table:table-cell office:value-type="float" office:value="3279.54048828131" calcext:value-type="float">
            <text:p>3279.5404882813</text:p>
          </table:table-cell>
        </table:table-row>
        <table:table-row table:style-name="ro1">
          <table:table-cell office:value-type="float" office:value="8.20546428699981" calcext:value-type="float">
            <text:p>8.205464287</text:p>
          </table:table-cell>
          <table:table-cell office:value-type="float" office:value="3323.67086820587" calcext:value-type="float">
            <text:p>3323.6708682059</text:p>
          </table:table-cell>
        </table:table-row>
        <table:table-row table:style-name="ro1">
          <table:table-cell office:value-type="float" office:value="8.22379687699981" calcext:value-type="float">
            <text:p>8.223796877</text:p>
          </table:table-cell>
          <table:table-cell office:value-type="float" office:value="3272.85997232252" calcext:value-type="float">
            <text:p>3272.8599723225</text:p>
          </table:table-cell>
        </table:table-row>
        <table:table-row table:style-name="ro1">
          <table:table-cell office:value-type="float" office:value="8.24187555999993" calcext:value-type="float">
            <text:p>8.24187556</text:p>
          </table:table-cell>
          <table:table-cell office:value-type="float" office:value="3318.82582374096" calcext:value-type="float">
            <text:p>3318.825823741</text:p>
          </table:table-cell>
        </table:table-row>
        <table:table-row table:style-name="ro1">
          <table:table-cell office:value-type="float" office:value="8.26032825599987" calcext:value-type="float">
            <text:p>8.260328256</text:p>
          </table:table-cell>
          <table:table-cell office:value-type="float" office:value="3251.55738761394" calcext:value-type="float">
            <text:p>3251.557387614</text:p>
          </table:table-cell>
        </table:table-row>
        <table:table-row table:style-name="ro1">
          <table:table-cell office:value-type="float" office:value="8.27843178199987" calcext:value-type="float">
            <text:p>8.278431782</text:p>
          </table:table-cell>
          <table:table-cell office:value-type="float" office:value="3314.27148501266" calcext:value-type="float">
            <text:p>3314.2714850127</text:p>
          </table:table-cell>
        </table:table-row>
        <table:table-row table:style-name="ro1">
          <table:table-cell office:value-type="float" office:value="8.2969888529999" calcext:value-type="float">
            <text:p>8.296988853</text:p>
          </table:table-cell>
          <table:table-cell office:value-type="float" office:value="3233.26887092777" calcext:value-type="float">
            <text:p>3233.2688709278</text:p>
          </table:table-cell>
        </table:table-row>
        <table:table-row table:style-name="ro1">
          <table:table-cell office:value-type="float" office:value="8.31519342199999" calcext:value-type="float">
            <text:p>8.315193422</text:p>
          </table:table-cell>
          <table:table-cell office:value-type="float" office:value="3295.87588696562" calcext:value-type="float">
            <text:p>3295.8758869656</text:p>
          </table:table-cell>
        </table:table-row>
        <table:table-row table:style-name="ro1">
          <table:table-cell office:value-type="float" office:value="8.33355814799984" calcext:value-type="float">
            <text:p>8.333558148</text:p>
          </table:table-cell>
          <table:table-cell office:value-type="float" office:value="3267.13287203445" calcext:value-type="float">
            <text:p>3267.1328720345</text:p>
          </table:table-cell>
        </table:table-row>
        <table:table-row table:style-name="ro1">
          <table:table-cell office:value-type="float" office:value="8.35162719599998" calcext:value-type="float">
            <text:p>8.351627196</text:p>
          </table:table-cell>
          <table:table-cell office:value-type="float" office:value="3320.59552885824" calcext:value-type="float">
            <text:p>3320.5955288582</text:p>
          </table:table-cell>
        </table:table-row>
        <table:table-row table:style-name="ro1">
          <table:table-cell office:value-type="float" office:value="8.36997275499994" calcext:value-type="float">
            <text:p>8.369972755</text:p>
          </table:table-cell>
          <table:table-cell office:value-type="float" office:value="3270.54629407317" calcext:value-type="float">
            <text:p>3270.5462940732</text:p>
          </table:table-cell>
        </table:table-row>
        <table:table-row table:style-name="ro1">
          <table:table-cell office:value-type="float" office:value="8.38789971799997" calcext:value-type="float">
            <text:p>8.387899718</text:p>
          </table:table-cell>
          <table:table-cell office:value-type="float" office:value="3346.91380798179" calcext:value-type="float">
            <text:p>3346.9138079818</text:p>
          </table:table-cell>
        </table:table-row>
        <table:table-row table:style-name="ro1">
          <table:table-cell office:value-type="float" office:value="8.40611204799984" calcext:value-type="float">
            <text:p>8.406112048</text:p>
          </table:table-cell>
          <table:table-cell office:value-type="float" office:value="3294.47138287251" calcext:value-type="float">
            <text:p>3294.4713828725</text:p>
          </table:table-cell>
        </table:table-row>
        <table:table-row table:style-name="ro1">
          <table:table-cell office:value-type="float" office:value="8.42408130299987" calcext:value-type="float">
            <text:p>8.424081303</text:p>
          </table:table-cell>
          <table:table-cell office:value-type="float" office:value="3339.03659333206" calcext:value-type="float">
            <text:p>3339.0365933321</text:p>
          </table:table-cell>
        </table:table-row>
        <table:table-row table:style-name="ro1">
          <table:table-cell office:value-type="float" office:value="8.44238842499999" calcext:value-type="float">
            <text:p>8.442388425</text:p>
          </table:table-cell>
          <table:table-cell office:value-type="float" office:value="3277.41301989434" calcext:value-type="float">
            <text:p>3277.4130198943</text:p>
          </table:table-cell>
        </table:table-row>
        <table:table-row table:style-name="ro1">
          <table:table-cell office:value-type="float" office:value="8.46033570099985" calcext:value-type="float">
            <text:p>8.460335701</text:p>
          </table:table-cell>
          <table:table-cell office:value-type="float" office:value="3343.12572005198" calcext:value-type="float">
            <text:p>3343.125720052</text:p>
          </table:table-cell>
        </table:table-row>
        <table:table-row table:style-name="ro1">
          <table:table-cell office:value-type="float" office:value="8.4786298009999" calcext:value-type="float">
            <text:p>8.478629801</text:p>
          </table:table-cell>
          <table:table-cell office:value-type="float" office:value="3279.74592900671" calcext:value-type="float">
            <text:p>3279.7459290067</text:p>
          </table:table-cell>
        </table:table-row>
        <table:table-row table:style-name="ro1">
          <table:table-cell office:value-type="float" office:value="8.49650389999988" calcext:value-type="float">
            <text:p>8.4965039</text:p>
          </table:table-cell>
          <table:table-cell office:value-type="float" office:value="3356.812558779" calcext:value-type="float">
            <text:p>3356.812558779</text:p>
          </table:table-cell>
        </table:table-row>
        <table:table-row table:style-name="ro1">
          <table:table-cell office:value-type="float" office:value="8.51483664699981" calcext:value-type="float">
            <text:p>8.514836647</text:p>
          </table:table-cell>
          <table:table-cell office:value-type="float" office:value="3272.83194385571" calcext:value-type="float">
            <text:p>3272.8319438557</text:p>
          </table:table-cell>
        </table:table-row>
        <table:table-row table:style-name="ro1">
          <table:table-cell office:value-type="float" office:value="8.53281360999995" calcext:value-type="float">
            <text:p>8.53281361</text:p>
          </table:table-cell>
          <table:table-cell office:value-type="float" office:value="3337.60491132687" calcext:value-type="float">
            <text:p>3337.6049113269</text:p>
          </table:table-cell>
        </table:table-row>
        <table:table-row table:style-name="ro1">
          <table:table-cell office:value-type="float" office:value="8.55128646200001" calcext:value-type="float">
            <text:p>8.551286462</text:p>
          </table:table-cell>
          <table:table-cell office:value-type="float" office:value="3248.00956559433" calcext:value-type="float">
            <text:p>3248.0095655943</text:p>
          </table:table-cell>
        </table:table-row>
        <table:table-row table:style-name="ro1">
          <table:table-cell office:value-type="float" office:value="8.56924785299998" calcext:value-type="float">
            <text:p>8.569247853</text:p>
          </table:table-cell>
          <table:table-cell office:value-type="float" office:value="3340.49851707447" calcext:value-type="float">
            <text:p>3340.4985170745</text:p>
          </table:table-cell>
        </table:table-row>
        <table:table-row table:style-name="ro1">
          <table:table-cell office:value-type="float" office:value="8.58773018299985" calcext:value-type="float">
            <text:p>8.587730183</text:p>
          </table:table-cell>
          <table:table-cell office:value-type="float" office:value="3246.34394042433" calcext:value-type="float">
            <text:p>3246.3439404243</text:p>
          </table:table-cell>
        </table:table-row>
        <table:table-row table:style-name="ro1">
          <table:table-cell office:value-type="float" office:value="8.60580386599986" calcext:value-type="float">
            <text:p>8.605803866</text:p>
          </table:table-cell>
          <table:table-cell office:value-type="float" office:value="3319.74396142513" calcext:value-type="float">
            <text:p>3319.7439614251</text:p>
          </table:table-cell>
        </table:table-row>
        <table:table-row table:style-name="ro1">
          <table:table-cell office:value-type="float" office:value="8.62413598799981" calcext:value-type="float">
            <text:p>8.624135988</text:p>
          </table:table-cell>
          <table:table-cell office:value-type="float" office:value="3272.94352504163" calcext:value-type="float">
            <text:p>3272.9435250416</text:p>
          </table:table-cell>
        </table:table-row>
        <table:table-row table:style-name="ro1">
          <table:table-cell office:value-type="float" office:value="8.64210529499997" calcext:value-type="float">
            <text:p>8.642105295</text:p>
          </table:table-cell>
          <table:table-cell office:value-type="float" office:value="3339.02693072547" calcext:value-type="float">
            <text:p>3339.0269307255</text:p>
          </table:table-cell>
        </table:table-row>
        <table:table-row table:style-name="ro1">
          <table:table-cell office:value-type="float" office:value="8.66036736499996" calcext:value-type="float">
            <text:p>8.660367365</text:p>
          </table:table-cell>
          <table:table-cell office:value-type="float" office:value="3285.49830331543" calcext:value-type="float">
            <text:p>3285.4983033154</text:p>
          </table:table-cell>
        </table:table-row>
        <table:table-row table:style-name="ro1">
          <table:table-cell office:value-type="float" office:value="8.67824797399999" calcext:value-type="float">
            <text:p>8.678247974</text:p>
          </table:table-cell>
          <table:table-cell office:value-type="float" office:value="3355.59040522036" calcext:value-type="float">
            <text:p>3355.5904052204</text:p>
          </table:table-cell>
        </table:table-row>
        <table:table-row table:style-name="ro1">
          <table:table-cell office:value-type="float" office:value="8.69643900099982" calcext:value-type="float">
            <text:p>8.696439001</text:p>
          </table:table-cell>
          <table:table-cell office:value-type="float" office:value="3298.3294456416" calcext:value-type="float">
            <text:p>3298.3294456416</text:p>
          </table:table-cell>
        </table:table-row>
        <table:table-row table:style-name="ro1">
          <table:table-cell office:value-type="float" office:value="8.71437580799989" calcext:value-type="float">
            <text:p>8.714375808</text:p>
          </table:table-cell>
          <table:table-cell office:value-type="float" office:value="3345.0769693719" calcext:value-type="float">
            <text:p>3345.0769693719</text:p>
          </table:table-cell>
        </table:table-row>
        <table:table-row table:style-name="ro1">
          <table:table-cell office:value-type="float" office:value="8.73269282599995" calcext:value-type="float">
            <text:p>8.732692826</text:p>
          </table:table-cell>
          <table:table-cell office:value-type="float" office:value="3275.64235618474" calcext:value-type="float">
            <text:p>3275.6423561847</text:p>
          </table:table-cell>
        </table:table-row>
        <table:table-row table:style-name="ro1">
          <table:table-cell office:value-type="float" office:value="8.75090270700002" calcext:value-type="float">
            <text:p>8.750902707</text:p>
          </table:table-cell>
          <table:table-cell office:value-type="float" office:value="3294.91444780732" calcext:value-type="float">
            <text:p>3294.9144478073</text:p>
          </table:table-cell>
        </table:table-row>
        <table:table-row table:style-name="ro1">
          <table:table-cell office:value-type="float" office:value="8.76938670499999" calcext:value-type="float">
            <text:p>8.769386705</text:p>
          </table:table-cell>
          <table:table-cell office:value-type="float" office:value="3246.05098962428" calcext:value-type="float">
            <text:p>3246.0509896243</text:p>
          </table:table-cell>
        </table:table-row>
        <table:table-row table:style-name="ro1">
          <table:table-cell office:value-type="float" office:value="8.78750622099983" calcext:value-type="float">
            <text:p>8.787506221</text:p>
          </table:table-cell>
          <table:table-cell office:value-type="float" office:value="3311.3467269502" calcext:value-type="float">
            <text:p>3311.3467269502</text:p>
          </table:table-cell>
        </table:table-row>
        <table:table-row table:style-name="ro1">
          <table:table-cell office:value-type="float" office:value="8.805827249" calcext:value-type="float">
            <text:p>8.805827249</text:p>
          </table:table-cell>
          <table:table-cell office:value-type="float" office:value="3274.92540262659" calcext:value-type="float">
            <text:p>3274.9254026266</text:p>
          </table:table-cell>
        </table:table-row>
        <table:table-row table:style-name="ro1">
          <table:table-cell office:value-type="float" office:value="8.82385379599987" calcext:value-type="float">
            <text:p>8.823853796</text:p>
          </table:table-cell>
          <table:table-cell office:value-type="float" office:value="3328.42446201459" calcext:value-type="float">
            <text:p>3328.4244620146</text:p>
          </table:table-cell>
        </table:table-row>
        <table:table-row table:style-name="ro1">
          <table:table-cell office:value-type="float" office:value="8.84206690699989" calcext:value-type="float">
            <text:p>8.842066907</text:p>
          </table:table-cell>
          <table:table-cell office:value-type="float" office:value="3294.33011196852" calcext:value-type="float">
            <text:p>3294.3301119685</text:p>
          </table:table-cell>
        </table:table-row>
        <table:table-row table:style-name="ro1">
          <table:table-cell office:value-type="float" office:value="8.85994611000001" calcext:value-type="float">
            <text:p>8.85994611</text:p>
          </table:table-cell>
          <table:table-cell office:value-type="float" office:value="3355.85428498103" calcext:value-type="float">
            <text:p>3355.854284981</text:p>
          </table:table-cell>
        </table:table-row>
        <table:table-row table:style-name="ro1">
          <table:table-cell office:value-type="float" office:value="8.87822718999996" calcext:value-type="float">
            <text:p>8.87822719</text:p>
          </table:table-cell>
          <table:table-cell office:value-type="float" office:value="3282.08180261555" calcext:value-type="float">
            <text:p>3282.0818026156</text:p>
          </table:table-cell>
        </table:table-row>
        <table:table-row table:style-name="ro1">
          <table:table-cell office:value-type="float" office:value="8.89619509099998" calcext:value-type="float">
            <text:p>8.896195091</text:p>
          </table:table-cell>
          <table:table-cell office:value-type="float" office:value="3339.28821179131" calcext:value-type="float">
            <text:p>3339.2882117913</text:p>
          </table:table-cell>
        </table:table-row>
        <table:table-row table:style-name="ro1">
          <table:table-cell office:value-type="float" office:value="8.91450476399996" calcext:value-type="float">
            <text:p>8.914504764</text:p>
          </table:table-cell>
          <table:table-cell office:value-type="float" office:value="3276.95639349093" calcext:value-type="float">
            <text:p>3276.9563934909</text:p>
          </table:table-cell>
        </table:table-row>
        <table:table-row table:style-name="ro1">
          <table:table-cell office:value-type="float" office:value="8.932512718" calcext:value-type="float">
            <text:p>8.932512718</text:p>
          </table:table-cell>
          <table:table-cell office:value-type="float" office:value="3331.86102096133" calcext:value-type="float">
            <text:p>3331.8610209613</text:p>
          </table:table-cell>
        </table:table-row>
        <table:table-row table:style-name="ro1">
          <table:table-cell office:value-type="float" office:value="8.950967236" calcext:value-type="float">
            <text:p>8.950967236</text:p>
          </table:table-cell>
          <table:table-cell office:value-type="float" office:value="3251.23636390852" calcext:value-type="float">
            <text:p>3251.2363639085</text:p>
          </table:table-cell>
        </table:table-row>
        <table:table-row table:style-name="ro1">
          <table:table-cell office:value-type="float" office:value="8.96894289800002" calcext:value-type="float">
            <text:p>8.968942898</text:p>
          </table:table-cell>
          <table:table-cell office:value-type="float" office:value="3337.8464726313" calcext:value-type="float">
            <text:p>3337.8464726313</text:p>
          </table:table-cell>
        </table:table-row>
        <table:table-row table:style-name="ro1">
          <table:table-cell office:value-type="float" office:value="8.98719746699999" calcext:value-type="float">
            <text:p>8.987197467</text:p>
          </table:table-cell>
          <table:table-cell office:value-type="float" office:value="3286.8483501373" calcext:value-type="float">
            <text:p>3286.8483501373</text:p>
          </table:table-cell>
        </table:table-row>
        <table:table-row table:style-name="ro1">
          <table:table-cell office:value-type="float" office:value="9.00505932599981" calcext:value-type="float">
            <text:p>9.005059326</text:p>
          </table:table-cell>
          <table:table-cell office:value-type="float" office:value="3359.11284489464" calcext:value-type="float">
            <text:p>3359.1128448947</text:p>
          </table:table-cell>
        </table:table-row>
        <table:table-row table:style-name="ro1">
          <table:table-cell office:value-type="float" office:value="9.02325644699999" calcext:value-type="float">
            <text:p>9.023256447</text:p>
          </table:table-cell>
          <table:table-cell office:value-type="float" office:value="3297.22487416503" calcext:value-type="float">
            <text:p>3297.224874165</text:p>
          </table:table-cell>
        </table:table-row>
        <table:table-row table:style-name="ro1">
          <table:table-cell office:value-type="float" office:value="9.04108445099996" calcext:value-type="float">
            <text:p>9.041084451</text:p>
          </table:table-cell>
          <table:table-cell office:value-type="float" office:value="3365.49172863734" calcext:value-type="float">
            <text:p>3365.4917286373</text:p>
          </table:table-cell>
        </table:table-row>
        <table:table-row table:style-name="ro1">
          <table:table-cell office:value-type="float" office:value="9.05928282199989" calcext:value-type="float">
            <text:p>9.059282822</text:p>
          </table:table-cell>
          <table:table-cell office:value-type="float" office:value="3296.99839618857" calcext:value-type="float">
            <text:p>3296.9983961886</text:p>
          </table:table-cell>
        </table:table-row>
        <table:table-row table:style-name="ro1">
          <table:table-cell office:value-type="float" office:value="9.07724900499989" calcext:value-type="float">
            <text:p>9.077249005</text:p>
          </table:table-cell>
          <table:table-cell office:value-type="float" office:value="3339.60752821034" calcext:value-type="float">
            <text:p>3339.6075282103</text:p>
          </table:table-cell>
        </table:table-row>
        <table:table-row table:style-name="ro1">
          <table:table-cell office:value-type="float" office:value="9.09568800199986" calcext:value-type="float">
            <text:p>9.095688002</text:p>
          </table:table-cell>
          <table:table-cell office:value-type="float" office:value="3253.97308758601" calcext:value-type="float">
            <text:p>3253.973087586</text:p>
          </table:table-cell>
        </table:table-row>
        <table:table-row table:style-name="ro1">
          <table:table-cell office:value-type="float" office:value="9.11372928899982" calcext:value-type="float">
            <text:p>9.113729289</text:p>
          </table:table-cell>
          <table:table-cell office:value-type="float" office:value="3325.70508967199" calcext:value-type="float">
            <text:p>3325.705089672</text:p>
          </table:table-cell>
        </table:table-row>
        <table:table-row table:style-name="ro1">
          <table:table-cell office:value-type="float" office:value="9.13215969199996" calcext:value-type="float">
            <text:p>9.132159692</text:p>
          </table:table-cell>
          <table:table-cell office:value-type="float" office:value="3255.4903980965" calcext:value-type="float">
            <text:p>3255.4903980965</text:p>
          </table:table-cell>
        </table:table-row>
        <table:table-row table:style-name="ro1">
          <table:table-cell office:value-type="float" office:value="9.15014733299995" calcext:value-type="float">
            <text:p>9.150147333</text:p>
          </table:table-cell>
          <table:table-cell office:value-type="float" office:value="3335.62360956789" calcext:value-type="float">
            <text:p>3335.6236095679</text:p>
          </table:table-cell>
        </table:table-row>
        <table:table-row table:style-name="ro1">
          <table:table-cell office:value-type="float" office:value="9.16844164199983" calcext:value-type="float">
            <text:p>9.168441642</text:p>
          </table:table-cell>
          <table:table-cell office:value-type="float" office:value="3279.70846017629" calcext:value-type="float">
            <text:p>3279.7084601763</text:p>
          </table:table-cell>
        </table:table-row>
        <table:table-row table:style-name="ro1">
          <table:table-cell office:value-type="float" office:value="9.18640110599995" calcext:value-type="float">
            <text:p>9.186401106</text:p>
          </table:table-cell>
          <table:table-cell office:value-type="float" office:value="3340.85694314811" calcext:value-type="float">
            <text:p>3340.8569431481</text:p>
          </table:table-cell>
        </table:table-row>
        <table:table-row table:style-name="ro1">
          <table:table-cell office:value-type="float" office:value="9.20471968599986" calcext:value-type="float">
            <text:p>9.204719686</text:p>
          </table:table-cell>
          <table:table-cell office:value-type="float" office:value="3275.36304671446" calcext:value-type="float">
            <text:p>3275.3630467145</text:p>
          </table:table-cell>
        </table:table-row>
        <table:table-row table:style-name="ro1">
          <table:table-cell office:value-type="float" office:value="9.22268118099987" calcext:value-type="float">
            <text:p>9.222681181</text:p>
          </table:table-cell>
          <table:table-cell office:value-type="float" office:value="3340.47917503365" calcext:value-type="float">
            <text:p>3340.4791750337</text:p>
          </table:table-cell>
        </table:table-row>
        <table:table-row table:style-name="ro1">
          <table:table-cell office:value-type="float" office:value="9.24085111399995" calcext:value-type="float">
            <text:p>9.240851114</text:p>
          </table:table-cell>
          <table:table-cell office:value-type="float" office:value="3302.15857151109" calcext:value-type="float">
            <text:p>3302.1585715111</text:p>
          </table:table-cell>
        </table:table-row>
        <table:table-row table:style-name="ro1">
          <table:table-cell office:value-type="float" office:value="9.25877047299991" calcext:value-type="float">
            <text:p>9.258770473</text:p>
          </table:table-cell>
          <table:table-cell office:value-type="float" office:value="3348.33405592965" calcext:value-type="float">
            <text:p>3348.3340559297</text:p>
          </table:table-cell>
        </table:table-row>
        <table:table-row table:style-name="ro1">
          <table:table-cell office:value-type="float" office:value="9.27696551099984" calcext:value-type="float">
            <text:p>9.276965511</text:p>
          </table:table-cell>
          <table:table-cell office:value-type="float" office:value="3297.60234632258" calcext:value-type="float">
            <text:p>3297.6023463226</text:p>
          </table:table-cell>
        </table:table-row>
        <table:table-row table:style-name="ro1">
          <table:table-cell office:value-type="float" office:value="9.29479096399996" calcext:value-type="float">
            <text:p>9.294790964</text:p>
          </table:table-cell>
          <table:table-cell office:value-type="float" office:value="3365.97336402144" calcext:value-type="float">
            <text:p>3365.9733640214</text:p>
          </table:table-cell>
        </table:table-row>
        <table:table-row table:style-name="ro1">
          <table:table-cell office:value-type="float" office:value="9.31300282400002" calcext:value-type="float">
            <text:p>9.313002824</text:p>
          </table:table-cell>
          <table:table-cell office:value-type="float" office:value="3294.55640444118" calcext:value-type="float">
            <text:p>3294.5564044412</text:p>
          </table:table-cell>
        </table:table-row>
        <table:table-row table:style-name="ro1">
          <table:table-cell office:value-type="float" office:value="9.33097046499984" calcext:value-type="float">
            <text:p>9.330970465</text:p>
          </table:table-cell>
          <table:table-cell office:value-type="float" office:value="3339.33653286049" calcext:value-type="float">
            <text:p>3339.3365328605</text:p>
          </table:table-cell>
        </table:table-row>
        <table:table-row table:style-name="ro1">
          <table:table-cell office:value-type="float" office:value="9.34928409700001" calcext:value-type="float">
            <text:p>9.349284097</text:p>
          </table:table-cell>
          <table:table-cell office:value-type="float" office:value="3276.24798835293" calcext:value-type="float">
            <text:p>3276.2479883529</text:p>
          </table:table-cell>
        </table:table-row>
        <table:table-row table:style-name="ro1">
          <table:table-cell office:value-type="float" office:value="9.36723303999997" calcext:value-type="float">
            <text:p>9.36723304</text:p>
          </table:table-cell>
          <table:table-cell office:value-type="float" office:value="3342.81522873617" calcext:value-type="float">
            <text:p>3342.8152287362</text:p>
          </table:table-cell>
        </table:table-row>
        <table:table-row table:style-name="ro1">
          <table:table-cell office:value-type="float" office:value="9.3854314629998" calcext:value-type="float">
            <text:p>9.385431463</text:p>
          </table:table-cell>
          <table:table-cell office:value-type="float" office:value="3296.98897539409" calcext:value-type="float">
            <text:p>3296.9889753941</text:p>
          </table:table-cell>
        </table:table-row>
        <table:table-row table:style-name="ro1">
          <table:table-cell office:value-type="float" office:value="9.40338832199996" calcext:value-type="float">
            <text:p>9.403388322</text:p>
          </table:table-cell>
          <table:table-cell office:value-type="float" office:value="3341.34160097241" calcext:value-type="float">
            <text:p>3341.3416009724</text:p>
          </table:table-cell>
        </table:table-row>
        <table:table-row table:style-name="ro1">
          <table:table-cell office:value-type="float" office:value="9.42169544399985" calcext:value-type="float">
            <text:p>9.421695444</text:p>
          </table:table-cell>
          <table:table-cell office:value-type="float" office:value="3277.41301993504" calcext:value-type="float">
            <text:p>3277.4130199351</text:p>
          </table:table-cell>
        </table:table-row>
        <table:table-row table:style-name="ro1">
          <table:table-cell office:value-type="float" office:value="9.43969579299983" calcext:value-type="float">
            <text:p>9.439695793</text:p>
          </table:table-cell>
          <table:table-cell office:value-type="float" office:value="3333.26870496117" calcext:value-type="float">
            <text:p>3333.2687049612</text:p>
          </table:table-cell>
        </table:table-row>
        <table:table-row table:style-name="ro1">
          <table:table-cell office:value-type="float" office:value="9.45796479000001" calcext:value-type="float">
            <text:p>9.45796479</text:p>
          </table:table-cell>
          <table:table-cell office:value-type="float" office:value="3284.2525508881" calcext:value-type="float">
            <text:p>3284.2525508881</text:p>
          </table:table-cell>
        </table:table-row>
        <table:table-row table:style-name="ro1">
          <table:table-cell office:value-type="float" office:value="9.47582477299989" calcext:value-type="float">
            <text:p>9.475824773</text:p>
          </table:table-cell>
          <table:table-cell office:value-type="float" office:value="3359.46568372447" calcext:value-type="float">
            <text:p>3359.4656837245</text:p>
          </table:table-cell>
        </table:table-row>
        <table:table-row table:style-name="ro1">
          <table:table-cell office:value-type="float" office:value="9.49400793599989" calcext:value-type="float">
            <text:p>9.494007936</text:p>
          </table:table-cell>
          <table:table-cell office:value-type="float" office:value="3299.75593355177" calcext:value-type="float">
            <text:p>3299.7559335518</text:p>
          </table:table-cell>
        </table:table-row>
        <table:table-row table:style-name="ro1">
          <table:table-cell office:value-type="float" office:value="9.51180573199986" calcext:value-type="float">
            <text:p>9.511805732</text:p>
          </table:table-cell>
          <table:table-cell office:value-type="float" office:value="3371.20394008943" calcext:value-type="float">
            <text:p>3371.2039400894</text:p>
          </table:table-cell>
        </table:table-row>
        <table:table-row table:style-name="ro1">
          <table:table-cell office:value-type="float" office:value="9.53002847799985" calcext:value-type="float">
            <text:p>9.530028478</text:p>
          </table:table-cell>
          <table:table-cell office:value-type="float" office:value="3292.58828499424" calcext:value-type="float">
            <text:p>3292.5882849943</text:p>
          </table:table-cell>
        </table:table-row>
        <table:table-row table:style-name="ro1">
          <table:table-cell office:value-type="float" office:value="9.5478416389999" calcext:value-type="float">
            <text:p>9.547841639</text:p>
          </table:table-cell>
          <table:table-cell office:value-type="float" office:value="3368.29605929203" calcext:value-type="float">
            <text:p>3368.296059292</text:p>
          </table:table-cell>
        </table:table-row>
        <table:table-row table:style-name="ro1">
          <table:table-cell office:value-type="float" office:value="9.56605365599989" calcext:value-type="float">
            <text:p>9.566053656</text:p>
          </table:table-cell>
          <table:table-cell office:value-type="float" office:value="3294.52800313181" calcext:value-type="float">
            <text:p>3294.5280031318</text:p>
          </table:table-cell>
        </table:table-row>
        <table:table-row table:style-name="ro1">
          <table:table-cell office:value-type="float" office:value="9.58399655699986" calcext:value-type="float">
            <text:p>9.583996557</text:p>
          </table:table-cell>
          <table:table-cell office:value-type="float" office:value="3343.94087110564" calcext:value-type="float">
            <text:p>3343.9408711056</text:p>
          </table:table-cell>
        </table:table-row>
        <table:table-row table:style-name="ro1">
          <table:table-cell office:value-type="float" office:value="9.60211013599997" calcext:value-type="float">
            <text:p>9.602110136</text:p>
          </table:table-cell>
          <table:table-cell office:value-type="float" office:value="3312.43207097096" calcext:value-type="float">
            <text:p>3312.432070971</text:p>
          </table:table-cell>
        </table:table-row>
        <table:table-row table:style-name="ro1">
          <table:table-cell office:value-type="float" office:value="9.61997360999999" calcext:value-type="float">
            <text:p>9.61997361</text:p>
          </table:table-cell>
          <table:table-cell office:value-type="float" office:value="3358.80915436277" calcext:value-type="float">
            <text:p>3358.8091543628</text:p>
          </table:table-cell>
        </table:table-row>
        <table:table-row table:style-name="ro1">
          <table:table-cell office:value-type="float" office:value="9.63822161600001" calcext:value-type="float">
            <text:p>9.638221616</text:p>
          </table:table-cell>
          <table:table-cell office:value-type="float" office:value="3288.03048398432" calcext:value-type="float">
            <text:p>3288.0304839843</text:p>
          </table:table-cell>
        </table:table-row>
        <table:table-row table:style-name="ro1">
          <table:table-cell office:value-type="float" office:value="9.65605884000001" calcext:value-type="float">
            <text:p>9.65605884</text:p>
          </table:table-cell>
          <table:table-cell office:value-type="float" office:value="3363.75211748112" calcext:value-type="float">
            <text:p>3363.7521174811</text:p>
          </table:table-cell>
        </table:table-row>
        <table:table-row table:style-name="ro1">
          <table:table-cell office:value-type="float" office:value="9.67436736799982" calcext:value-type="float">
            <text:p>9.674367368</text:p>
          </table:table-cell>
          <table:table-cell office:value-type="float" office:value="3277.16133162826" calcext:value-type="float">
            <text:p>3277.1613316283</text:p>
          </table:table-cell>
        </table:table-row>
        <table:table-row table:style-name="ro1">
          <table:table-cell office:value-type="float" office:value="9.69222469499982" calcext:value-type="float">
            <text:p>9.692224695</text:p>
          </table:table-cell>
          <table:table-cell office:value-type="float" office:value="3359.965352037" calcext:value-type="float">
            <text:p>3359.965352037</text:p>
          </table:table-cell>
        </table:table-row>
        <table:table-row table:style-name="ro1">
          <table:table-cell office:value-type="float" office:value="9.71054639999988" calcext:value-type="float">
            <text:p>9.7105464</text:p>
          </table:table-cell>
          <table:table-cell office:value-type="float" office:value="3274.80439182906" calcext:value-type="float">
            <text:p>3274.8043918291</text:p>
          </table:table-cell>
        </table:table-row>
        <table:table-row table:style-name="ro1">
          <table:table-cell office:value-type="float" office:value="9.72834924899985" calcext:value-type="float">
            <text:p>9.728349249</text:p>
          </table:table-cell>
          <table:table-cell office:value-type="float" office:value="3370.24708798708" calcext:value-type="float">
            <text:p>3370.2470879871</text:p>
          </table:table-cell>
        </table:table-row>
        <table:table-row table:style-name="ro1">
          <table:table-cell office:value-type="float" office:value="9.74652116099992" calcext:value-type="float">
            <text:p>9.746521161</text:p>
          </table:table-cell>
          <table:table-cell office:value-type="float" office:value="3301.79895212823" calcext:value-type="float">
            <text:p>3301.7989521282</text:p>
          </table:table-cell>
        </table:table-row>
        <table:table-row table:style-name="ro1">
          <table:table-cell office:value-type="float" office:value="9.76440166599991" calcext:value-type="float">
            <text:p>9.764401666</text:p>
          </table:table-cell>
          <table:table-cell office:value-type="float" office:value="3355.60992265157" calcext:value-type="float">
            <text:p>3355.6099226516</text:p>
          </table:table-cell>
        </table:table-row>
        <table:table-row table:style-name="ro1">
          <table:table-cell office:value-type="float" office:value="9.78259456799992" calcext:value-type="float">
            <text:p>9.782594568</text:p>
          </table:table-cell>
          <table:table-cell office:value-type="float" office:value="3297.98951261144" calcext:value-type="float">
            <text:p>3297.9895126115</text:p>
          </table:table-cell>
        </table:table-row>
        <table:table-row table:style-name="ro1">
          <table:table-cell office:value-type="float" office:value="9.80036173899998" calcext:value-type="float">
            <text:p>9.800361739</text:p>
          </table:table-cell>
          <table:table-cell office:value-type="float" office:value="3377.01483256952" calcext:value-type="float">
            <text:p>3377.0148325695</text:p>
          </table:table-cell>
        </table:table-row>
        <table:table-row table:style-name="ro1">
          <table:table-cell office:value-type="float" office:value="9.81856625599994" calcext:value-type="float">
            <text:p>9.818566256</text:p>
          </table:table-cell>
          <table:table-cell office:value-type="float" office:value="3295.88530144126" calcext:value-type="float">
            <text:p>3295.8853014413</text:p>
          </table:table-cell>
        </table:table-row>
        <table:table-row table:style-name="ro1">
          <table:table-cell office:value-type="float" office:value="9.83640014599996" calcext:value-type="float">
            <text:p>9.836400146</text:p>
          </table:table-cell>
          <table:table-cell office:value-type="float" office:value="3364.38096231013" calcext:value-type="float">
            <text:p>3364.3809623101</text:p>
          </table:table-cell>
        </table:table-row>
        <table:table-row table:style-name="ro1">
          <table:table-cell office:value-type="float" office:value="9.8546015899999" calcext:value-type="float">
            <text:p>9.85460159</text:p>
          </table:table-cell>
          <table:table-cell office:value-type="float" office:value="3296.44175485148" calcext:value-type="float">
            <text:p>3296.4417548515</text:p>
          </table:table-cell>
        </table:table-row>
        <table:table-row table:style-name="ro1">
          <table:table-cell office:value-type="float" office:value="9.87241443899984" calcext:value-type="float">
            <text:p>9.872414439</text:p>
          </table:table-cell>
          <table:table-cell office:value-type="float" office:value="3368.35505652176" calcext:value-type="float">
            <text:p>3368.3550565218</text:p>
          </table:table-cell>
        </table:table-row>
        <table:table-row table:style-name="ro1">
          <table:table-cell office:value-type="float" office:value="9.89062322599989" calcext:value-type="float">
            <text:p>9.890623226</text:p>
          </table:table-cell>
          <table:table-cell office:value-type="float" office:value="3295.11240918132" calcext:value-type="float">
            <text:p>3295.1124091813</text:p>
          </table:table-cell>
        </table:table-row>
        <table:table-row table:style-name="ro1">
          <table:table-cell office:value-type="float" office:value="9.90839388699987" calcext:value-type="float">
            <text:p>9.908393887</text:p>
          </table:table-cell>
          <table:table-cell office:value-type="float" office:value="3376.3516168615" calcext:value-type="float">
            <text:p>3376.3516168615</text:p>
          </table:table-cell>
        </table:table-row>
        <table:table-row table:style-name="ro1">
          <table:table-cell office:value-type="float" office:value="9.92651350799997" calcext:value-type="float">
            <text:p>9.926513508</text:p>
          </table:table-cell>
          <table:table-cell office:value-type="float" office:value="3311.32753823501" calcext:value-type="float">
            <text:p>3311.327538235</text:p>
          </table:table-cell>
        </table:table-row>
        <table:table-row table:style-name="ro1">
          <table:table-cell office:value-type="float" office:value="9.94431994999991" calcext:value-type="float">
            <text:p>9.94431995</text:p>
          </table:table-cell>
          <table:table-cell office:value-type="float" office:value="3369.56703648102" calcext:value-type="float">
            <text:p>3369.567036481</text:p>
          </table:table-cell>
        </table:table-row>
        <table:table-row table:style-name="ro1">
          <table:table-cell office:value-type="float" office:value="9.96247300799996" calcext:value-type="float">
            <text:p>9.962473008</text:p>
          </table:table-cell>
          <table:table-cell office:value-type="float" office:value="3305.22824307762" calcext:value-type="float">
            <text:p>3305.2282430776</text:p>
          </table:table-cell>
        </table:table-row>
        <table:table-row table:style-name="ro1">
          <table:table-cell office:value-type="float" office:value="9.98029622099989" calcext:value-type="float">
            <text:p>9.980296221</text:p>
          </table:table-cell>
          <table:table-cell office:value-type="float" office:value="3366.39639554551" calcext:value-type="float">
            <text:p>3366.3963955455</text:p>
          </table:table-cell>
        </table:table-row>
        <table:table-row table:style-name="ro1">
          <table:table-cell office:value-type="float" office:value="9.99853089399994" calcext:value-type="float">
            <text:p>9.998530894</text:p>
          </table:table-cell>
          <table:table-cell office:value-type="float" office:value="3290.43465708596" calcext:value-type="float">
            <text:p>3290.434657086</text:p>
          </table:table-cell>
        </table:table-row>
        <table:table-row table:style-name="ro1">
          <table:table-cell office:value-type="float" office:value="10.0163843159999" calcext:value-type="float">
            <text:p>10.016384316</text:p>
          </table:table-cell>
          <table:table-cell office:value-type="float" office:value="3360.700262408" calcext:value-type="float">
            <text:p>3360.700262408</text:p>
          </table:table-cell>
        </table:table-row>
        <table:table-row table:style-name="ro1">
          <table:table-cell office:value-type="float" office:value="10.034480394" calcext:value-type="float">
            <text:p>10.034480394</text:p>
          </table:table-cell>
          <table:table-cell office:value-type="float" office:value="3315.63557582326" calcext:value-type="float">
            <text:p>3315.6355758233</text:p>
          </table:table-cell>
        </table:table-row>
        <table:table-row table:style-name="ro1">
          <table:table-cell office:value-type="float" office:value="10.05233892" calcext:value-type="float">
            <text:p>10.05233892</text:p>
          </table:table-cell>
          <table:table-cell office:value-type="float" office:value="3359.73976798627" calcext:value-type="float">
            <text:p>3359.7397679863</text:p>
          </table:table-cell>
        </table:table-row>
        <table:table-row table:style-name="ro1">
          <table:table-cell office:value-type="float" office:value="10.07041828" calcext:value-type="float">
            <text:p>10.07041828</text:p>
          </table:table-cell>
          <table:table-cell office:value-type="float" office:value="3318.70154695713" calcext:value-type="float">
            <text:p>3318.7015469571</text:p>
          </table:table-cell>
        </table:table-row>
        <table:table-row table:style-name="ro1">
          <table:table-cell office:value-type="float" office:value="10.0880902939998" calcext:value-type="float">
            <text:p>10.088090294</text:p>
          </table:table-cell>
          <table:table-cell office:value-type="float" office:value="3395.1987589349" calcext:value-type="float">
            <text:p>3395.1987589349</text:p>
          </table:table-cell>
        </table:table-row>
        <table:table-row table:style-name="ro1">
          <table:table-cell office:value-type="float" office:value="10.106280019" calcext:value-type="float">
            <text:p>10.106280019</text:p>
          </table:table-cell>
          <table:table-cell office:value-type="float" office:value="3298.56553627905" calcext:value-type="float">
            <text:p>3298.5655362791</text:p>
          </table:table-cell>
        </table:table-row>
        <table:table-row table:style-name="ro1">
          <table:table-cell office:value-type="float" office:value="10.124113805" calcext:value-type="float">
            <text:p>10.124113805</text:p>
          </table:table-cell>
          <table:table-cell office:value-type="float" office:value="3364.40058213425" calcext:value-type="float">
            <text:p>3364.4005821343</text:p>
          </table:table-cell>
        </table:table-row>
        <table:table-row table:style-name="ro1">
          <table:table-cell office:value-type="float" office:value="10.1422716029999" calcext:value-type="float">
            <text:p>10.142271603</text:p>
          </table:table-cell>
          <table:table-cell office:value-type="float" office:value="3304.36543022308" calcext:value-type="float">
            <text:p>3304.3654302231</text:p>
          </table:table-cell>
        </table:table-row>
        <table:table-row table:style-name="ro1">
          <table:table-cell office:value-type="float" office:value="10.1600843469998" calcext:value-type="float">
            <text:p>10.160084347</text:p>
          </table:table-cell>
          <table:table-cell office:value-type="float" office:value="3368.37491182143" calcext:value-type="float">
            <text:p>3368.3749118214</text:p>
          </table:table-cell>
        </table:table-row>
        <table:table-row table:style-name="ro1">
          <table:table-cell office:value-type="float" office:value="10.1781972489998" calcext:value-type="float">
            <text:p>10.178197249</text:p>
          </table:table-cell>
          <table:table-cell office:value-type="float" office:value="3312.55587867983" calcext:value-type="float">
            <text:p>3312.5558786798</text:p>
          </table:table-cell>
        </table:table-row>
        <table:table-row table:style-name="ro1">
          <table:table-cell office:value-type="float" office:value="10.1960018159998" calcext:value-type="float">
            <text:p>10.196001816</text:p>
          </table:table-cell>
          <table:table-cell office:value-type="float" office:value="3369.92188577524" calcext:value-type="float">
            <text:p>3369.9218857753</text:p>
          </table:table-cell>
        </table:table-row>
        <table:table-row table:style-name="ro1">
          <table:table-cell office:value-type="float" office:value="10.2141991459998" calcext:value-type="float">
            <text:p>10.214199146</text:p>
          </table:table-cell>
          <table:table-cell office:value-type="float" office:value="3297.18700490298" calcext:value-type="float">
            <text:p>3297.187004903</text:p>
          </table:table-cell>
        </table:table-row>
        <table:table-row table:style-name="ro1">
          <table:table-cell office:value-type="float" office:value="10.232003609" calcext:value-type="float">
            <text:p>10.232003609</text:p>
          </table:table-cell>
          <table:table-cell office:value-type="float" office:value="3369.94157023496" calcext:value-type="float">
            <text:p>3369.941570235</text:p>
          </table:table-cell>
        </table:table-row>
        <table:table-row table:style-name="ro1">
          <table:table-cell office:value-type="float" office:value="10.2500567709999" calcext:value-type="float">
            <text:p>10.250056771</text:p>
          </table:table-cell>
          <table:table-cell office:value-type="float" office:value="3323.51750903107" calcext:value-type="float">
            <text:p>3323.5175090311</text:p>
          </table:table-cell>
        </table:table-row>
        <table:table-row table:style-name="ro1">
          <table:table-cell office:value-type="float" office:value="10.267894306" calcext:value-type="float">
            <text:p>10.267894306</text:p>
          </table:table-cell>
          <table:table-cell office:value-type="float" office:value="3363.693469954" calcext:value-type="float">
            <text:p>3363.693469954</text:p>
          </table:table-cell>
        </table:table-row>
        <table:table-row table:style-name="ro1">
          <table:table-cell office:value-type="float" office:value="10.285993302" calcext:value-type="float">
            <text:p>10.285993302</text:p>
          </table:table-cell>
          <table:table-cell office:value-type="float" office:value="3315.10101445489" calcext:value-type="float">
            <text:p>3315.1010144549</text:p>
          </table:table-cell>
        </table:table-row>
        <table:table-row table:style-name="ro1">
          <table:table-cell office:value-type="float" office:value="10.3038223479998" calcext:value-type="float">
            <text:p>10.303822348</text:p>
          </table:table-cell>
          <table:table-cell office:value-type="float" office:value="3365.29503600298" calcext:value-type="float">
            <text:p>3365.295036003</text:p>
          </table:table-cell>
        </table:table-row>
        <table:table-row table:style-name="ro1">
          <table:table-cell office:value-type="float" office:value="10.321931448" calcext:value-type="float">
            <text:p>10.321931448</text:p>
          </table:table-cell>
          <table:table-cell office:value-type="float" office:value="3313.25134873751" calcext:value-type="float">
            <text:p>3313.2513487375</text:p>
          </table:table-cell>
        </table:table-row>
        <table:table-row table:style-name="ro1">
          <table:table-cell office:value-type="float" office:value="10.3396512749998" calcext:value-type="float">
            <text:p>10.339651275</text:p>
          </table:table-cell>
          <table:table-cell office:value-type="float" office:value="3386.03757251984" calcext:value-type="float">
            <text:p>3386.0375725199</text:p>
          </table:table-cell>
        </table:table-row>
        <table:table-row table:style-name="ro1">
          <table:table-cell office:value-type="float" office:value="10.357670999" calcext:value-type="float">
            <text:p>10.357670999</text:p>
          </table:table-cell>
          <table:table-cell office:value-type="float" office:value="3329.68473875835" calcext:value-type="float">
            <text:p>3329.6847387584</text:p>
          </table:table-cell>
        </table:table-row>
        <table:table-row table:style-name="ro1">
          <table:table-cell office:value-type="float" office:value="10.375515515" calcext:value-type="float">
            <text:p>10.375515515</text:p>
          </table:table-cell>
          <table:table-cell office:value-type="float" office:value="3362.37755062153" calcext:value-type="float">
            <text:p>3362.3775506215</text:p>
          </table:table-cell>
        </table:table-row>
        <table:table-row table:style-name="ro1">
          <table:table-cell office:value-type="float" office:value="10.393591281" calcext:value-type="float">
            <text:p>10.393591281</text:p>
          </table:table-cell>
          <table:table-cell office:value-type="float" office:value="3319.36140354292" calcext:value-type="float">
            <text:p>3319.3614035429</text:p>
          </table:table-cell>
        </table:table-row>
        <table:table-row table:style-name="ro1">
          <table:table-cell office:value-type="float" office:value="10.4114144939999" calcext:value-type="float">
            <text:p>10.411414494</text:p>
          </table:table-cell>
          <table:table-cell office:value-type="float" office:value="3366.39639554551" calcext:value-type="float">
            <text:p>3366.3963955455</text:p>
          </table:table-cell>
        </table:table-row>
        <table:table-row table:style-name="ro1">
          <table:table-cell office:value-type="float" office:value="10.429550885" calcext:value-type="float">
            <text:p>10.429550885</text:p>
          </table:table-cell>
          <table:table-cell office:value-type="float" office:value="3308.26568525541" calcext:value-type="float">
            <text:p>3308.2656852554</text:p>
          </table:table-cell>
        </table:table-row>
        <table:table-row table:style-name="ro1">
          <table:table-cell office:value-type="float" office:value="10.4473422229999" calcext:value-type="float">
            <text:p>10.447342223</text:p>
          </table:table-cell>
          <table:table-cell office:value-type="float" office:value="3372.42763869654" calcext:value-type="float">
            <text:p>3372.4276386965</text:p>
          </table:table-cell>
        </table:table-row>
        <table:table-row table:style-name="ro1">
          <table:table-cell office:value-type="float" office:value="10.465405593" calcext:value-type="float">
            <text:p>10.465405593</text:p>
          </table:table-cell>
          <table:table-cell office:value-type="float" office:value="3321.6393175502" calcext:value-type="float">
            <text:p>3321.6393175502</text:p>
          </table:table-cell>
        </table:table-row>
        <table:table-row table:style-name="ro1">
          <table:table-cell office:value-type="float" office:value="10.4831955249999" calcext:value-type="float">
            <text:p>10.483195525</text:p>
          </table:table-cell>
          <table:table-cell office:value-type="float" office:value="3372.69417332733" calcext:value-type="float">
            <text:p>3372.6941733273</text:p>
          </table:table-cell>
        </table:table-row>
        <table:table-row table:style-name="ro1">
          <table:table-cell office:value-type="float" office:value="10.5012181139998" calcext:value-type="float">
            <text:p>10.501218114</text:p>
          </table:table-cell>
          <table:table-cell office:value-type="float" office:value="3329.15542824547" calcext:value-type="float">
            <text:p>3329.1554282455</text:p>
          </table:table-cell>
        </table:table-row>
        <table:table-row table:style-name="ro1">
          <table:table-cell office:value-type="float" office:value="10.518999035" calcext:value-type="float">
            <text:p>10.518999035</text:p>
          </table:table-cell>
          <table:table-cell office:value-type="float" office:value="3374.40338435994" calcext:value-type="float">
            <text:p>3374.4033843599</text:p>
          </table:table-cell>
        </table:table-row>
        <table:table-row table:style-name="ro1">
          <table:table-cell office:value-type="float" office:value="10.537085062" calcext:value-type="float">
            <text:p>10.537085062</text:p>
          </table:table-cell>
          <table:table-cell office:value-type="float" office:value="3317.47818357577" calcext:value-type="float">
            <text:p>3317.4781835758</text:p>
          </table:table-cell>
        </table:table-row>
        <table:table-row table:style-name="ro1">
          <table:table-cell office:value-type="float" office:value="10.5549400979999" calcext:value-type="float">
            <text:p>10.554940098</text:p>
          </table:table-cell>
          <table:table-cell office:value-type="float" office:value="3360.39647303614" calcext:value-type="float">
            <text:p>3360.3964730362</text:p>
          </table:table-cell>
        </table:table-row>
        <table:table-row table:style-name="ro1">
          <table:table-cell office:value-type="float" office:value="10.573151438" calcext:value-type="float">
            <text:p>10.573151438</text:p>
          </table:table-cell>
          <table:table-cell office:value-type="float" office:value="3294.6504760027" calcext:value-type="float">
            <text:p>3294.6504760027</text:p>
          </table:table-cell>
        </table:table-row>
        <table:table-row table:style-name="ro1">
          <table:table-cell office:value-type="float" office:value="10.590993609" calcext:value-type="float">
            <text:p>10.590993609</text:p>
          </table:table-cell>
          <table:table-cell office:value-type="float" office:value="3362.81946855314" calcext:value-type="float">
            <text:p>3362.8194685531</text:p>
          </table:table-cell>
        </table:table-row>
        <table:table-row table:style-name="ro1">
          <table:table-cell office:value-type="float" office:value="10.6090826569998" calcext:value-type="float">
            <text:p>10.609082657</text:p>
          </table:table-cell>
          <table:table-cell office:value-type="float" office:value="3316.9241410851" calcext:value-type="float">
            <text:p>3316.9241410851</text:p>
          </table:table-cell>
        </table:table-row>
        <table:table-row table:style-name="ro1">
          <table:table-cell office:value-type="float" office:value="10.6268986819998" calcext:value-type="float">
            <text:p>10.626898682</text:p>
          </table:table-cell>
          <table:table-cell office:value-type="float" office:value="3367.75459172254" calcext:value-type="float">
            <text:p>3367.7545917226</text:p>
          </table:table-cell>
        </table:table-row>
        <table:table-row table:style-name="ro1">
          <table:table-cell office:value-type="float" office:value="10.6449078329999" calcext:value-type="float">
            <text:p>10.644907833</text:p>
          </table:table-cell>
          <table:table-cell office:value-type="float" office:value="3331.63956477557" calcext:value-type="float">
            <text:p>3331.6395647756</text:p>
          </table:table-cell>
        </table:table-row>
        <table:table-row table:style-name="ro1">
          <table:table-cell office:value-type="float" office:value="10.6626442749998" calcext:value-type="float">
            <text:p>10.662644275</text:p>
          </table:table-cell>
          <table:table-cell office:value-type="float" office:value="3382.86562775011" calcext:value-type="float">
            <text:p>3382.8656277501</text:p>
          </table:table-cell>
        </table:table-row>
        <table:table-row table:style-name="ro1">
          <table:table-cell office:value-type="float" office:value="10.6807317079999" calcext:value-type="float">
            <text:p>10.680731708</text:p>
          </table:table-cell>
          <table:table-cell office:value-type="float" office:value="3317.22030426351" calcext:value-type="float">
            <text:p>3317.2203042635</text:p>
          </table:table-cell>
        </table:table-row>
        <table:table-row table:style-name="ro1">
          <table:table-cell office:value-type="float" office:value="10.6984321599998" calcext:value-type="float">
            <text:p>10.69843216</text:p>
          </table:table-cell>
          <table:table-cell office:value-type="float" office:value="3389.74394554639" calcext:value-type="float">
            <text:p>3389.7439455464</text:p>
          </table:table-cell>
        </table:table-row>
        <table:table-row table:style-name="ro1">
          <table:table-cell office:value-type="float" office:value="10.7165326659999" calcext:value-type="float">
            <text:p>10.716532666</text:p>
          </table:table-cell>
          <table:table-cell office:value-type="float" office:value="3314.82445847845" calcext:value-type="float">
            <text:p>3314.8244584785</text:p>
          </table:table-cell>
        </table:table-row>
        <table:table-row table:style-name="ro1">
          <table:table-cell office:value-type="float" office:value="10.734261972" calcext:value-type="float">
            <text:p>10.734261972</text:p>
          </table:table-cell>
          <table:table-cell office:value-type="float" office:value="3384.22722241291" calcext:value-type="float">
            <text:p>3384.2272224129</text:p>
          </table:table-cell>
        </table:table-row>
        <table:table-row table:style-name="ro1">
          <table:table-cell office:value-type="float" office:value="10.752341592" calcext:value-type="float">
            <text:p>10.752341592</text:p>
          </table:table-cell>
          <table:table-cell office:value-type="float" office:value="3318.65382126754" calcext:value-type="float">
            <text:p>3318.6538212675</text:p>
          </table:table-cell>
        </table:table-row>
        <table:table-row table:style-name="ro1">
          <table:table-cell office:value-type="float" office:value="10.7700593359998" calcext:value-type="float">
            <text:p>10.770059336</text:p>
          </table:table-cell>
          <table:table-cell office:value-type="float" office:value="3386.43565459813" calcext:value-type="float">
            <text:p>3386.4356545981</text:p>
          </table:table-cell>
        </table:table-row>
        <table:table-row table:style-name="ro1">
          <table:table-cell office:value-type="float" office:value="10.787967862" calcext:value-type="float">
            <text:p>10.787967862</text:p>
          </table:table-cell>
          <table:table-cell office:value-type="float" office:value="3350.35948796" calcext:value-type="float">
            <text:p>3350.35948796</text:p>
          </table:table-cell>
        </table:table-row>
        <table:table-row table:style-name="ro1">
          <table:table-cell office:value-type="float" office:value="10.8056750849998" calcext:value-type="float">
            <text:p>10.805675085</text:p>
          </table:table-cell>
          <table:table-cell office:value-type="float" office:value="3388.44775379956" calcext:value-type="float">
            <text:p>3388.4477537996</text:p>
          </table:table-cell>
        </table:table-row>
        <table:table-row table:style-name="ro1">
          <table:table-cell office:value-type="float" office:value="10.8236438709998" calcext:value-type="float">
            <text:p>10.823643871</text:p>
          </table:table-cell>
          <table:table-cell office:value-type="float" office:value="3339.12374492392" calcext:value-type="float">
            <text:p>3339.1237449239</text:p>
          </table:table-cell>
        </table:table-row>
        <table:table-row table:style-name="ro1">
          <table:table-cell office:value-type="float" office:value="10.841360209" calcext:value-type="float">
            <text:p>10.841360209</text:p>
          </table:table-cell>
          <table:table-cell office:value-type="float" office:value="3386.70440807622" calcext:value-type="float">
            <text:p>3386.7044080762</text:p>
          </table:table-cell>
        </table:table-row>
        <table:table-row table:style-name="ro1">
          <table:table-cell office:value-type="float" office:value="10.8594438919999" calcext:value-type="float">
            <text:p>10.859443892</text:p>
          </table:table-cell>
          <table:table-cell office:value-type="float" office:value="3317.9081938146" calcext:value-type="float">
            <text:p>3317.9081938146</text:p>
          </table:table-cell>
        </table:table-row>
        <table:table-row table:style-name="ro1">
          <table:table-cell office:value-type="float" office:value="10.8771566349999" calcext:value-type="float">
            <text:p>10.877156635</text:p>
          </table:table-cell>
          <table:table-cell office:value-type="float" office:value="3387.39177778273" calcext:value-type="float">
            <text:p>3387.3917777827</text:p>
          </table:table-cell>
        </table:table-row>
        <table:table-row table:style-name="ro1">
          <table:table-cell office:value-type="float" office:value="10.8953589129999" calcext:value-type="float">
            <text:p>10.895358913</text:p>
          </table:table-cell>
          <table:table-cell office:value-type="float" office:value="3296.2907170209" calcext:value-type="float">
            <text:p>3296.2907170209</text:p>
          </table:table-cell>
        </table:table-row>
        <table:table-row table:style-name="ro1">
          <table:table-cell office:value-type="float" office:value="10.9132072819998" calcext:value-type="float">
            <text:p>10.913207282</text:p>
          </table:table-cell>
          <table:table-cell office:value-type="float" office:value="3361.65170051477" calcext:value-type="float">
            <text:p>3361.6517005148</text:p>
          </table:table-cell>
        </table:table-row>
        <table:table-row table:style-name="ro1">
          <table:table-cell office:value-type="float" office:value="10.931349559" calcext:value-type="float">
            <text:p>10.931349559</text:p>
          </table:table-cell>
          <table:table-cell office:value-type="float" office:value="3307.19236617862" calcext:value-type="float">
            <text:p>3307.1923661786</text:p>
          </table:table-cell>
        </table:table-row>
        <table:table-row table:style-name="ro1">
          <table:table-cell office:value-type="float" office:value="10.949004907" calcext:value-type="float">
            <text:p>10.949004907</text:p>
          </table:table-cell>
          <table:table-cell office:value-type="float" office:value="3398.40370180124" calcext:value-type="float">
            <text:p>3398.4037018012</text:p>
          </table:table-cell>
        </table:table-row>
        <table:table-row table:style-name="ro1">
          <table:table-cell office:value-type="float" office:value="10.967077392" calcext:value-type="float">
            <text:p>10.967077392</text:p>
          </table:table-cell>
          <table:table-cell office:value-type="float" office:value="3319.96402266612" calcext:value-type="float">
            <text:p>3319.9640226661</text:p>
          </table:table-cell>
        </table:table-row>
        <table:table-row table:style-name="ro1">
          <table:table-cell office:value-type="float" office:value="10.9848498229999" calcext:value-type="float">
            <text:p>10.984849823</text:p>
          </table:table-cell>
          <table:table-cell office:value-type="float" office:value="3376.01535773563" calcext:value-type="float">
            <text:p>3376.0153577356</text:p>
          </table:table-cell>
        </table:table-row>
        <table:table-row table:style-name="ro1">
          <table:table-cell office:value-type="float" office:value="11.0029459539999" calcext:value-type="float">
            <text:p>11.002945954</text:p>
          </table:table-cell>
          <table:table-cell office:value-type="float" office:value="3315.62586499972" calcext:value-type="float">
            <text:p>3315.6258649997</text:p>
          </table:table-cell>
        </table:table-row>
        <table:table-row table:style-name="ro1">
          <table:table-cell office:value-type="float" office:value="11.0206622389999" calcext:value-type="float">
            <text:p>11.020662239</text:p>
          </table:table-cell>
          <table:table-cell office:value-type="float" office:value="3386.71453975707" calcext:value-type="float">
            <text:p>3386.7145397571</text:p>
          </table:table-cell>
        </table:table-row>
        <table:table-row table:style-name="ro1">
          <table:table-cell office:value-type="float" office:value="11.0386212859999" calcext:value-type="float">
            <text:p>11.038621286</text:p>
          </table:table-cell>
          <table:table-cell office:value-type="float" office:value="3340.93451618441" calcext:value-type="float">
            <text:p>3340.9345161844</text:p>
          </table:table-cell>
        </table:table-row>
        <table:table-row table:style-name="ro1">
          <table:table-cell office:value-type="float" office:value="11.0563480399999" calcext:value-type="float">
            <text:p>11.05634804</text:p>
          </table:table-cell>
          <table:table-cell office:value-type="float" office:value="3384.71442656237" calcext:value-type="float">
            <text:p>3384.7144265624</text:p>
          </table:table-cell>
        </table:table-row>
        <table:table-row table:style-name="ro1">
          <table:table-cell office:value-type="float" office:value="11.0743718269998" calcext:value-type="float">
            <text:p>11.074371827</text:p>
          </table:table-cell>
          <table:table-cell office:value-type="float" office:value="3328.93414686799" calcext:value-type="float">
            <text:p>3328.934146868</text:p>
          </table:table-cell>
        </table:table-row>
        <table:table-row table:style-name="ro1">
          <table:table-cell office:value-type="float" office:value="11.0920064979998" calcext:value-type="float">
            <text:p>11.092006498</text:p>
          </table:table-cell>
          <table:table-cell office:value-type="float" office:value="3402.38839726656" calcext:value-type="float">
            <text:p>3402.3883972666</text:p>
          </table:table-cell>
        </table:table-row>
        <table:table-row table:style-name="ro1">
          <table:table-cell office:value-type="float" office:value="11.1099683049999" calcext:value-type="float">
            <text:p>11.109968305</text:p>
          </table:table-cell>
          <table:table-cell office:value-type="float" office:value="3340.4211502551" calcext:value-type="float">
            <text:p>3340.4211502551</text:p>
          </table:table-cell>
        </table:table-row>
        <table:table-row table:style-name="ro1">
          <table:table-cell office:value-type="float" office:value="11.127607767" calcext:value-type="float">
            <text:p>11.127607767</text:p>
          </table:table-cell>
          <table:table-cell office:value-type="float" office:value="3401.46428501534" calcext:value-type="float">
            <text:p>3401.4642850153</text:p>
          </table:table-cell>
        </table:table-row>
        <table:table-row table:style-name="ro1">
          <table:table-cell office:value-type="float" office:value="11.145657544" calcext:value-type="float">
            <text:p>11.145657544</text:p>
          </table:table-cell>
          <table:table-cell office:value-type="float" office:value="3324.14079132622" calcext:value-type="float">
            <text:p>3324.1407913262</text:p>
          </table:table-cell>
        </table:table-row>
        <table:table-row table:style-name="ro1">
          <table:table-cell office:value-type="float" office:value="11.1632554949999" calcext:value-type="float">
            <text:p>11.163255495</text:p>
          </table:table-cell>
          <table:table-cell office:value-type="float" office:value="3409.48784322107" calcext:value-type="float">
            <text:p>3409.4878432211</text:p>
          </table:table-cell>
        </table:table-row>
        <table:table-row table:style-name="ro1">
          <table:table-cell office:value-type="float" office:value="11.1813107399998" calcext:value-type="float">
            <text:p>11.18131074</text:p>
          </table:table-cell>
          <table:table-cell office:value-type="float" office:value="3323.13408099893" calcext:value-type="float">
            <text:p>3323.1340809989</text:p>
          </table:table-cell>
        </table:table-row>
        <table:table-row table:style-name="ro1">
          <table:table-cell office:value-type="float" office:value="11.1990169209998" calcext:value-type="float">
            <text:p>11.199016921</text:p>
          </table:table-cell>
          <table:table-cell office:value-type="float" office:value="3388.64716225481" calcext:value-type="float">
            <text:p>3388.6471622548</text:p>
          </table:table-cell>
        </table:table-row>
        <table:table-row table:style-name="ro1">
          <table:table-cell office:value-type="float" office:value="11.217087219" calcext:value-type="float">
            <text:p>11.217087219</text:p>
          </table:table-cell>
          <table:table-cell office:value-type="float" office:value="3320.36582903225" calcext:value-type="float">
            <text:p>3320.3658290323</text:p>
          </table:table-cell>
        </table:table-row>
        <table:table-row table:style-name="ro1">
          <table:table-cell office:value-type="float" office:value="11.2347315769998" calcext:value-type="float">
            <text:p>11.234731577</text:p>
          </table:table-cell>
          <table:table-cell office:value-type="float" office:value="3400.52043834299" calcext:value-type="float">
            <text:p>3400.520438343</text:p>
          </table:table-cell>
        </table:table-row>
        <table:table-row table:style-name="ro1">
          <table:table-cell office:value-type="float" office:value="11.252885937" calcext:value-type="float">
            <text:p>11.252885937</text:p>
          </table:table-cell>
          <table:table-cell office:value-type="float" office:value="3304.99119767888" calcext:value-type="float">
            <text:p>3304.9911976789</text:p>
          </table:table-cell>
        </table:table-row>
        <table:table-row table:style-name="ro1">
          <table:table-cell office:value-type="float" office:value="11.27060566" calcext:value-type="float">
            <text:p>11.27060566</text:p>
          </table:table-cell>
          <table:table-cell office:value-type="float" office:value="3386.05744570088" calcext:value-type="float">
            <text:p>3386.0574457009</text:p>
          </table:table-cell>
        </table:table-row>
        <table:table-row table:style-name="ro1">
          <table:table-cell office:value-type="float" office:value="11.2887662179999" calcext:value-type="float">
            <text:p>11.288766218</text:p>
          </table:table-cell>
          <table:table-cell office:value-type="float" office:value="3303.86324035044" calcext:value-type="float">
            <text:p>3303.8632403504</text:p>
          </table:table-cell>
        </table:table-row>
        <table:table-row table:style-name="ro1">
          <table:table-cell office:value-type="float" office:value="11.3066041709999" calcext:value-type="float">
            <text:p>11.306604171</text:p>
          </table:table-cell>
          <table:table-cell office:value-type="float" office:value="3363.6146479315" calcext:value-type="float">
            <text:p>3363.6146479315</text:p>
          </table:table-cell>
        </table:table-row>
        <table:table-row table:style-name="ro1">
          <table:table-cell office:value-type="float" office:value="11.3245527489999" calcext:value-type="float">
            <text:p>11.324552749</text:p>
          </table:table-cell>
          <table:table-cell office:value-type="float" office:value="3342.88320780261" calcext:value-type="float">
            <text:p>3342.8832078026</text:p>
          </table:table-cell>
        </table:table-row>
        <table:table-row table:style-name="ro1">
          <table:table-cell office:value-type="float" office:value="11.3423206489999" calcext:value-type="float">
            <text:p>11.342320649</text:p>
          </table:table-cell>
          <table:table-cell office:value-type="float" office:value="3376.87627686599" calcext:value-type="float">
            <text:p>3376.876276866</text:p>
          </table:table-cell>
        </table:table-row>
        <table:table-row table:style-name="ro1">
          <table:table-cell office:value-type="float" office:value="11.3602999049999" calcext:value-type="float">
            <text:p>11.360299905</text:p>
          </table:table-cell>
          <table:table-cell office:value-type="float" office:value="3337.1792470186" calcext:value-type="float">
            <text:p>3337.1792470186</text:p>
          </table:table-cell>
        </table:table-row>
        <table:table-row table:style-name="ro1">
          <table:table-cell office:value-type="float" office:value="11.3778462409998" calcext:value-type="float">
            <text:p>11.377846241</text:p>
          </table:table-cell>
          <table:table-cell office:value-type="float" office:value="3419.51732831039" calcext:value-type="float">
            <text:p>3419.5173283104</text:p>
          </table:table-cell>
        </table:table-row>
        <table:table-row table:style-name="ro1">
          <table:table-cell office:value-type="float" office:value="11.39579383" calcext:value-type="float">
            <text:p>11.39579383</text:p>
          </table:table-cell>
          <table:table-cell office:value-type="float" office:value="3343.06741698707" calcext:value-type="float">
            <text:p>3343.0674169871</text:p>
          </table:table-cell>
        </table:table-row>
        <table:table-row table:style-name="ro1">
          <table:table-cell office:value-type="float" office:value="11.413487823" calcext:value-type="float">
            <text:p>11.413487823</text:p>
          </table:table-cell>
          <table:table-cell office:value-type="float" office:value="3390.98133474533" calcext:value-type="float">
            <text:p>3390.9813347453</text:p>
          </table:table-cell>
        </table:table-row>
        <table:table-row table:style-name="ro1">
          <table:table-cell office:value-type="float" office:value="11.4315668709999" calcext:value-type="float">
            <text:p>11.431566871</text:p>
          </table:table-cell>
          <table:table-cell office:value-type="float" office:value="3318.75881962167" calcext:value-type="float">
            <text:p>3318.7588196217</text:p>
          </table:table-cell>
        </table:table-row>
        <table:table-row table:style-name="ro1">
          <table:table-cell office:value-type="float" office:value="11.4492010199999" calcext:value-type="float">
            <text:p>11.44920102</text:p>
          </table:table-cell>
          <table:table-cell office:value-type="float" office:value="3402.48911358282" calcext:value-type="float">
            <text:p>3402.4891135828</text:p>
          </table:table-cell>
        </table:table-row>
        <table:table-row table:style-name="ro1">
          <table:table-cell office:value-type="float" office:value="11.4672202759998" calcext:value-type="float">
            <text:p>11.467220276</text:p>
          </table:table-cell>
          <table:table-cell office:value-type="float" office:value="3329.77121809973" calcext:value-type="float">
            <text:p>3329.7712180997</text:p>
          </table:table-cell>
        </table:table-row>
        <table:table-row table:style-name="ro1">
          <table:table-cell office:value-type="float" office:value="11.484702966" calcext:value-type="float">
            <text:p>11.484702966</text:p>
          </table:table-cell>
          <table:table-cell office:value-type="float" office:value="3431.96613332306" calcext:value-type="float">
            <text:p>3431.9661333231</text:p>
          </table:table-cell>
        </table:table-row>
        <table:table-row table:style-name="ro1">
          <table:table-cell office:value-type="float" office:value="11.5026652419999" calcext:value-type="float">
            <text:p>11.502665242</text:p>
          </table:table-cell>
          <table:table-cell office:value-type="float" office:value="3340.33393096833" calcext:value-type="float">
            <text:p>3340.3339309683</text:p>
          </table:table-cell>
        </table:table-row>
        <table:table-row table:style-name="ro1">
          <table:table-cell office:value-type="float" office:value="11.5203363189999" calcext:value-type="float">
            <text:p>11.520336319</text:p>
          </table:table-cell>
          <table:table-cell office:value-type="float" office:value="3395.37878762181" calcext:value-type="float">
            <text:p>3395.3787876218</text:p>
          </table:table-cell>
        </table:table-row>
        <table:table-row table:style-name="ro1">
          <table:table-cell office:value-type="float" office:value="11.5382327099999" calcext:value-type="float">
            <text:p>11.53823271</text:p>
          </table:table-cell>
          <table:table-cell office:value-type="float" office:value="3352.63126514872" calcext:value-type="float">
            <text:p>3352.6312651487</text:p>
          </table:table-cell>
        </table:table-row>
        <table:table-row table:style-name="ro1">
          <table:table-cell office:value-type="float" office:value="11.555943005" calcext:value-type="float">
            <text:p>11.555943005</text:p>
          </table:table-cell>
          <table:table-cell office:value-type="float" office:value="3387.85999891683" calcext:value-type="float">
            <text:p>3387.8599989168</text:p>
          </table:table-cell>
        </table:table-row>
        <table:table-row table:style-name="ro1">
          <table:table-cell office:value-type="float" office:value="11.573987001" calcext:value-type="float">
            <text:p>11.573987001</text:p>
          </table:table-cell>
          <table:table-cell office:value-type="float" office:value="3325.20579145174" calcext:value-type="float">
            <text:p>3325.2057914517</text:p>
          </table:table-cell>
        </table:table-row>
        <table:table-row table:style-name="ro1">
          <table:table-cell office:value-type="float" office:value="11.591716359" calcext:value-type="float">
            <text:p>11.591716359</text:p>
          </table:table-cell>
          <table:table-cell office:value-type="float" office:value="3384.21729653215" calcext:value-type="float">
            <text:p>3384.2172965322</text:p>
          </table:table-cell>
        </table:table-row>
        <table:table-row table:style-name="ro1">
          <table:table-cell office:value-type="float" office:value="11.6097788439999" calcext:value-type="float">
            <text:p>11.609778844</text:p>
          </table:table-cell>
          <table:table-cell office:value-type="float" office:value="3321.80206655338" calcext:value-type="float">
            <text:p>3321.8020665534</text:p>
          </table:table-cell>
        </table:table-row>
        <table:table-row table:style-name="ro1">
          <table:table-cell office:value-type="float" office:value="11.6275224209999" calcext:value-type="float">
            <text:p>11.627522421</text:p>
          </table:table-cell>
          <table:table-cell office:value-type="float" office:value="3381.50531881329" calcext:value-type="float">
            <text:p>3381.5053188133</text:p>
          </table:table-cell>
        </table:table-row>
        <table:table-row table:style-name="ro1">
          <table:table-cell office:value-type="float" office:value="11.645658656" calcext:value-type="float">
            <text:p>11.645658656</text:p>
          </table:table-cell>
          <table:table-cell office:value-type="float" office:value="3308.29414150636" calcext:value-type="float">
            <text:p>3308.2941415064</text:p>
          </table:table-cell>
        </table:table-row>
        <table:table-row table:style-name="ro1">
          <table:table-cell office:value-type="float" office:value="11.663297545" calcext:value-type="float">
            <text:p>11.663297545</text:p>
          </table:table-cell>
          <table:table-cell office:value-type="float" office:value="3401.57478173116" calcext:value-type="float">
            <text:p>3401.5747817312</text:p>
          </table:table-cell>
        </table:table-row>
        <table:table-row table:style-name="ro1">
          <table:table-cell office:value-type="float" office:value="11.68131503" calcext:value-type="float">
            <text:p>11.68131503</text:p>
          </table:table-cell>
          <table:table-cell office:value-type="float" office:value="3330.09851264424" calcext:value-type="float">
            <text:p>3330.0985126442</text:p>
          </table:table-cell>
        </table:table-row>
        <table:table-row table:style-name="ro1">
          <table:table-cell office:value-type="float" office:value="11.6990578259999" calcext:value-type="float">
            <text:p>11.699057826</text:p>
          </table:table-cell>
          <table:table-cell office:value-type="float" office:value="3381.654165444" calcext:value-type="float">
            <text:p>3381.654165444</text:p>
          </table:table-cell>
        </table:table-row>
        <table:table-row table:style-name="ro1">
          <table:table-cell office:value-type="float" office:value="11.7171493219998" calcext:value-type="float">
            <text:p>11.717149322</text:p>
          </table:table-cell>
          <table:table-cell office:value-type="float" office:value="3316.47532079939" calcext:value-type="float">
            <text:p>3316.4753207994</text:p>
          </table:table-cell>
        </table:table-row>
        <table:table-row table:style-name="ro1">
          <table:table-cell office:value-type="float" office:value="11.7348295649999" calcext:value-type="float">
            <text:p>11.734829565</text:p>
          </table:table-cell>
          <table:table-cell office:value-type="float" office:value="3393.61851529459" calcext:value-type="float">
            <text:p>3393.6185152946</text:p>
          </table:table-cell>
        </table:table-row>
        <table:table-row table:style-name="ro1">
          <table:table-cell office:value-type="float" office:value="11.7528044449998" calcext:value-type="float">
            <text:p>11.752804445</text:p>
          </table:table-cell>
          <table:table-cell office:value-type="float" office:value="3337.99168619704" calcext:value-type="float">
            <text:p>3337.991686197</text:p>
          </table:table-cell>
        </table:table-row>
        <table:table-row table:style-name="ro1">
          <table:table-cell office:value-type="float" office:value="11.7703858339999" calcext:value-type="float">
            <text:p>11.770385834</text:p>
          </table:table-cell>
          <table:table-cell office:value-type="float" office:value="3412.69964505389" calcext:value-type="float">
            <text:p>3412.6996450539</text:p>
          </table:table-cell>
        </table:table-row>
        <table:table-row table:style-name="ro1">
          <table:table-cell office:value-type="float" office:value="11.7882456099999" calcext:value-type="float">
            <text:p>11.78824561</text:p>
          </table:table-cell>
          <table:table-cell office:value-type="float" office:value="3359.5046208823" calcext:value-type="float">
            <text:p>3359.5046208823</text:p>
          </table:table-cell>
        </table:table-row>
        <table:table-row table:style-name="ro1">
          <table:table-cell office:value-type="float" office:value="11.805862468" calcext:value-type="float">
            <text:p>11.805862468</text:p>
          </table:table-cell>
          <table:table-cell office:value-type="float" office:value="3405.8286670429" calcext:value-type="float">
            <text:p>3405.8286670429</text:p>
          </table:table-cell>
        </table:table-row>
        <table:table-row table:style-name="ro1">
          <table:table-cell office:value-type="float" office:value="11.8237972959998" calcext:value-type="float">
            <text:p>11.823797296</text:p>
          </table:table-cell>
          <table:table-cell office:value-type="float" office:value="3345.44607846223" calcext:value-type="float">
            <text:p>3345.4460784622</text:p>
          </table:table-cell>
        </table:table-row>
        <table:table-row table:style-name="ro1">
          <table:table-cell office:value-type="float" office:value="11.8415148309998" calcext:value-type="float">
            <text:p>11.841514831</text:p>
          </table:table-cell>
          <table:table-cell office:value-type="float" office:value="3386.47560171813" calcext:value-type="float">
            <text:p>3386.4756017181</text:p>
          </table:table-cell>
        </table:table-row>
        <table:table-row table:style-name="ro1">
          <table:table-cell office:value-type="float" office:value="11.8596728369998" calcext:value-type="float">
            <text:p>11.859672837</text:p>
          </table:table-cell>
          <table:table-cell office:value-type="float" office:value="3304.32757869609" calcext:value-type="float">
            <text:p>3304.3275786961</text:p>
          </table:table-cell>
        </table:table-row>
        <table:table-row table:style-name="ro1">
          <table:table-cell office:value-type="float" office:value="11.877383133" calcext:value-type="float">
            <text:p>11.877383133</text:p>
          </table:table-cell>
          <table:table-cell office:value-type="float" office:value="3387.85980762561" calcext:value-type="float">
            <text:p>3387.8598076256</text:p>
          </table:table-cell>
        </table:table-row>
        <table:table-row table:style-name="ro1">
          <table:table-cell office:value-type="float" office:value="11.89546718" calcext:value-type="float">
            <text:p>11.89546718</text:p>
          </table:table-cell>
          <table:table-cell office:value-type="float" office:value="3317.84141016627" calcext:value-type="float">
            <text:p>3317.8414101663</text:p>
          </table:table-cell>
        </table:table-row>
        <table:table-row table:style-name="ro1">
          <table:table-cell office:value-type="float" office:value="11.913274925" calcext:value-type="float">
            <text:p>11.913274925</text:p>
          </table:table-cell>
          <table:table-cell office:value-type="float" office:value="3369.32048386294" calcext:value-type="float">
            <text:p>3369.3204838629</text:p>
          </table:table-cell>
        </table:table-row>
        <table:table-row table:style-name="ro1">
          <table:table-cell office:value-type="float" office:value="11.9313206909999" calcext:value-type="float">
            <text:p>11.931320691</text:p>
          </table:table-cell>
          <table:table-cell office:value-type="float" office:value="3324.8796421486" calcext:value-type="float">
            <text:p>3324.8796421486</text:p>
          </table:table-cell>
        </table:table-row>
        <table:table-row table:style-name="ro1">
          <table:table-cell office:value-type="float" office:value="11.9489534339998" calcext:value-type="float">
            <text:p>11.948953434</text:p>
          </table:table-cell>
          <table:table-cell office:value-type="float" office:value="3402.76042135167" calcext:value-type="float">
            <text:p>3402.7604213517</text:p>
          </table:table-cell>
        </table:table-row>
        <table:table-row table:style-name="ro1">
          <table:table-cell office:value-type="float" office:value="11.967022221" calcext:value-type="float">
            <text:p>11.967022221</text:p>
          </table:table-cell>
          <table:table-cell office:value-type="float" office:value="3320.64349418805" calcext:value-type="float">
            <text:p>3320.6434941881</text:p>
          </table:table-cell>
        </table:table-row>
        <table:table-row table:style-name="ro1">
          <table:table-cell office:value-type="float" office:value="11.9847258499999" calcext:value-type="float">
            <text:p>11.98472585</text:p>
          </table:table-cell>
          <table:table-cell office:value-type="float" office:value="3389.13563994444" calcext:value-type="float">
            <text:p>3389.1356399445</text:p>
          </table:table-cell>
        </table:table-row>
        <table:table-row table:style-name="ro1">
          <table:table-cell office:value-type="float" office:value="12.002666824" calcext:value-type="float">
            <text:p>12.002666824</text:p>
          </table:table-cell>
          <table:table-cell office:value-type="float" office:value="3344.30003630937" calcext:value-type="float">
            <text:p>3344.3000363094</text:p>
          </table:table-cell>
        </table:table-row>
        <table:table-row table:style-name="ro1">
          <table:table-cell office:value-type="float" office:value="12.020466339" calcext:value-type="float">
            <text:p>12.020466339</text:p>
          </table:table-cell>
          <table:table-cell office:value-type="float" office:value="3370.87836382461" calcext:value-type="float">
            <text:p>3370.8783638246</text:p>
          </table:table-cell>
        </table:table-row>
        <table:table-row table:style-name="ro1">
          <table:table-cell office:value-type="float" office:value="12.0384128339999" calcext:value-type="float">
            <text:p>12.038412834</text:p>
          </table:table-cell>
          <table:table-cell office:value-type="float" office:value="3343.27120700864" calcext:value-type="float">
            <text:p>3343.2712070087</text:p>
          </table:table-cell>
        </table:table-row>
        <table:table-row table:style-name="ro1">
          <table:table-cell office:value-type="float" office:value="12.0560608369999" calcext:value-type="float">
            <text:p>12.056060837</text:p>
          </table:table-cell>
          <table:table-cell office:value-type="float" office:value="3399.81809840352" calcext:value-type="float">
            <text:p>3399.8180984035</text:p>
          </table:table-cell>
        </table:table-row>
        <table:table-row table:style-name="ro1">
          <table:table-cell office:value-type="float" office:value="12.0739903009999" calcext:value-type="float">
            <text:p>12.073990301</text:p>
          </table:table-cell>
          <table:table-cell office:value-type="float" office:value="3346.44694342928" calcext:value-type="float">
            <text:p>3346.4469434293</text:p>
          </table:table-cell>
        </table:table-row>
        <table:table-row table:style-name="ro1">
          <table:table-cell office:value-type="float" office:value="12.091605284" calcext:value-type="float">
            <text:p>12.091605284</text:p>
          </table:table-cell>
          <table:table-cell office:value-type="float" office:value="3406.19119527182" calcext:value-type="float">
            <text:p>3406.1911952718</text:p>
          </table:table-cell>
        </table:table-row>
        <table:table-row table:style-name="ro1">
          <table:table-cell office:value-type="float" office:value="12.1096131849999" calcext:value-type="float">
            <text:p>12.109613185</text:p>
          </table:table-cell>
          <table:table-cell office:value-type="float" office:value="3331.87082715914" calcext:value-type="float">
            <text:p>3331.8708271591</text:p>
          </table:table-cell>
        </table:table-row>
        <table:table-row table:style-name="ro1">
          <table:table-cell office:value-type="float" office:value="12.1273364489998" calcext:value-type="float">
            <text:p>12.127336449</text:p>
          </table:table-cell>
          <table:table-cell office:value-type="float" office:value="3385.38093211514" calcext:value-type="float">
            <text:p>3385.3809321151</text:p>
          </table:table-cell>
        </table:table-row>
        <table:table-row table:style-name="ro1">
          <table:table-cell office:value-type="float" office:value="12.1452902359999" calcext:value-type="float">
            <text:p>12.145290236</text:p>
          </table:table-cell>
          <table:table-cell office:value-type="float" office:value="3341.91332444711" calcext:value-type="float">
            <text:p>3341.9133244471</text:p>
          </table:table-cell>
        </table:table-row>
        <table:table-row table:style-name="ro1">
          <table:table-cell office:value-type="float" office:value="12.1629156879999" calcext:value-type="float">
            <text:p>12.162915688</text:p>
          </table:table-cell>
          <table:table-cell office:value-type="float" office:value="3404.16801794239" calcext:value-type="float">
            <text:p>3404.1680179424</text:p>
          </table:table-cell>
        </table:table-row>
        <table:table-row table:style-name="ro1">
          <table:table-cell office:value-type="float" office:value="12.1808388489999" calcext:value-type="float">
            <text:p>12.180838849</text:p>
          </table:table-cell>
          <table:table-cell office:value-type="float" office:value="3347.62378131871" calcext:value-type="float">
            <text:p>3347.6237813187</text:p>
          </table:table-cell>
        </table:table-row>
        <table:table-row table:style-name="ro1">
          <table:table-cell office:value-type="float" office:value="12.198380863" calcext:value-type="float">
            <text:p>12.198380863</text:p>
          </table:table-cell>
          <table:table-cell office:value-type="float" office:value="3420.35982866976" calcext:value-type="float">
            <text:p>3420.3598286698</text:p>
          </table:table-cell>
        </table:table-row>
        <table:table-row table:style-name="ro1">
          <table:table-cell office:value-type="float" office:value="12.216259284" calcext:value-type="float">
            <text:p>12.216259284</text:p>
          </table:table-cell>
          <table:table-cell office:value-type="float" office:value="3356.00106967361" calcext:value-type="float">
            <text:p>3356.0010696736</text:p>
          </table:table-cell>
        </table:table-row>
        <table:table-row table:style-name="ro1">
          <table:table-cell office:value-type="float" office:value="12.233901975" calcext:value-type="float">
            <text:p>12.233901975</text:p>
          </table:table-cell>
          <table:table-cell office:value-type="float" office:value="3400.84174234122" calcext:value-type="float">
            <text:p>3400.8417423412</text:p>
          </table:table-cell>
        </table:table-row>
        <table:table-row table:style-name="ro1">
          <table:table-cell office:value-type="float" office:value="12.251899981" calcext:value-type="float">
            <text:p>12.251899981</text:p>
          </table:table-cell>
          <table:table-cell office:value-type="float" office:value="3333.70263350827" calcext:value-type="float">
            <text:p>3333.7026335083</text:p>
          </table:table-cell>
        </table:table-row>
        <table:table-row table:style-name="ro1">
          <table:table-cell office:value-type="float" office:value="12.2696204849999" calcext:value-type="float">
            <text:p>12.269620485</text:p>
          </table:table-cell>
          <table:table-cell office:value-type="float" office:value="3385.90821119746" calcext:value-type="float">
            <text:p>3385.9082111975</text:p>
          </table:table-cell>
        </table:table-row>
        <table:table-row table:style-name="ro1">
          <table:table-cell office:value-type="float" office:value="12.2875665629999" calcext:value-type="float">
            <text:p>12.287566563</text:p>
          </table:table-cell>
          <table:table-cell office:value-type="float" office:value="3343.3488921604" calcext:value-type="float">
            <text:p>3343.3488921604</text:p>
          </table:table-cell>
        </table:table-row>
        <table:table-row table:style-name="ro1">
          <table:table-cell office:value-type="float" office:value="12.305150921" calcext:value-type="float">
            <text:p>12.305150921</text:p>
          </table:table-cell>
          <table:table-cell office:value-type="float" office:value="3412.12343378844" calcext:value-type="float">
            <text:p>3412.1234337885</text:p>
          </table:table-cell>
        </table:table-row>
        <table:table-row table:style-name="ro1">
          <table:table-cell office:value-type="float" office:value="12.3231017379999" calcext:value-type="float">
            <text:p>12.323101738</text:p>
          </table:table-cell>
          <table:table-cell office:value-type="float" office:value="3342.46625099239" calcext:value-type="float">
            <text:p>3342.4662509924</text:p>
          </table:table-cell>
        </table:table-row>
        <table:table-row table:style-name="ro1">
          <table:table-cell office:value-type="float" office:value="12.3405609389999" calcext:value-type="float">
            <text:p>12.340560939</text:p>
          </table:table-cell>
          <table:table-cell office:value-type="float" office:value="3436.58338086469" calcext:value-type="float">
            <text:p>3436.5833808647</text:p>
          </table:table-cell>
        </table:table-row>
        <table:table-row table:style-name="ro1">
          <table:table-cell office:value-type="float" office:value="12.358547069" calcext:value-type="float">
            <text:p>12.358547069</text:p>
          </table:table-cell>
          <table:table-cell office:value-type="float" office:value="3335.90383255432" calcext:value-type="float">
            <text:p>3335.9038325543</text:p>
          </table:table-cell>
        </table:table-row>
        <table:table-row table:style-name="ro1">
          <table:table-cell office:value-type="float" office:value="12.3762637709999" calcext:value-type="float">
            <text:p>12.376263771</text:p>
          </table:table-cell>
          <table:table-cell office:value-type="float" office:value="3386.63482629466" calcext:value-type="float">
            <text:p>3386.6348262947</text:p>
          </table:table-cell>
        </table:table-row>
        <table:table-row table:style-name="ro1">
          <table:table-cell office:value-type="float" office:value="12.3942385999999" calcext:value-type="float">
            <text:p>12.3942386</text:p>
          </table:table-cell>
          <table:table-cell office:value-type="float" office:value="3338.00115706842" calcext:value-type="float">
            <text:p>3338.0011570684</text:p>
          </table:table-cell>
        </table:table-row>
        <table:table-row table:style-name="ro1">
          <table:table-cell office:value-type="float" office:value="12.411866447" calcext:value-type="float">
            <text:p>12.411866447</text:p>
          </table:table-cell>
          <table:table-cell office:value-type="float" office:value="3403.70551206338" calcext:value-type="float">
            <text:p>3403.7055120634</text:p>
          </table:table-cell>
        </table:table-row>
        <table:table-row table:style-name="ro1">
          <table:table-cell office:value-type="float" office:value="12.429849869" calcext:value-type="float">
            <text:p>12.429849869</text:p>
          </table:table-cell>
          <table:table-cell office:value-type="float" office:value="3336.40616340186" calcext:value-type="float">
            <text:p>3336.4061634019</text:p>
          </table:table-cell>
        </table:table-row>
        <table:table-row table:style-name="ro1">
          <table:table-cell office:value-type="float" office:value="12.447465685" calcext:value-type="float">
            <text:p>12.447465685</text:p>
          </table:table-cell>
          <table:table-cell office:value-type="float" office:value="3406.03012656574" calcext:value-type="float">
            <text:p>3406.0301265657</text:p>
          </table:table-cell>
        </table:table-row>
        <table:table-row table:style-name="ro1">
          <table:table-cell office:value-type="float" office:value="12.465362701" calcext:value-type="float">
            <text:p>12.465362701</text:p>
          </table:table-cell>
          <table:table-cell office:value-type="float" office:value="3352.51418448634" calcext:value-type="float">
            <text:p>3352.5141844864</text:p>
          </table:table-cell>
        </table:table-row>
        <table:table-row table:style-name="ro1">
          <table:table-cell office:value-type="float" office:value="12.4829695579999" calcext:value-type="float">
            <text:p>12.482969558</text:p>
          </table:table-cell>
          <table:table-cell office:value-type="float" office:value="3407.76323680465" calcext:value-type="float">
            <text:p>3407.7632368047</text:p>
          </table:table-cell>
        </table:table-row>
        <table:table-row table:style-name="ro1">
          <table:table-cell office:value-type="float" office:value="12.5009318339999" calcext:value-type="float">
            <text:p>12.500931834</text:p>
          </table:table-cell>
          <table:table-cell office:value-type="float" office:value="3340.33393096833" calcext:value-type="float">
            <text:p>3340.3339309683</text:p>
          </table:table-cell>
        </table:table-row>
        <table:table-row table:style-name="ro1">
          <table:table-cell office:value-type="float" office:value="12.518512911" calcext:value-type="float">
            <text:p>12.518512911</text:p>
          </table:table-cell>
          <table:table-cell office:value-type="float" office:value="3412.76020800418" calcext:value-type="float">
            <text:p>3412.7602080042</text:p>
          </table:table-cell>
        </table:table-row>
        <table:table-row table:style-name="ro1">
          <table:table-cell office:value-type="float" office:value="12.536439301" calcext:value-type="float">
            <text:p>12.536439301</text:p>
          </table:table-cell>
          <table:table-cell office:value-type="float" office:value="3347.02078891201" calcext:value-type="float">
            <text:p>3347.020788912</text:p>
          </table:table-cell>
        </table:table-row>
        <table:table-row table:style-name="ro1">
          <table:table-cell office:value-type="float" office:value="12.5540568879999" calcext:value-type="float">
            <text:p>12.554056888</text:p>
          </table:table-cell>
          <table:table-cell office:value-type="float" office:value="3405.68773693731" calcext:value-type="float">
            <text:p>3405.6877369373</text:p>
          </table:table-cell>
        </table:table-row>
        <table:table-row table:style-name="ro1">
          <table:table-cell office:value-type="float" office:value="12.571955831" calcext:value-type="float">
            <text:p>12.571955831</text:p>
          </table:table-cell>
          <table:table-cell office:value-type="float" office:value="3352.15325283145" calcext:value-type="float">
            <text:p>3352.1532528315</text:p>
          </table:table-cell>
        </table:table-row>
        <table:table-row table:style-name="ro1">
          <table:table-cell office:value-type="float" office:value="12.589451073" calcext:value-type="float">
            <text:p>12.589451073</text:p>
          </table:table-cell>
          <table:table-cell office:value-type="float" office:value="3429.50386167941" calcext:value-type="float">
            <text:p>3429.5038616794</text:p>
          </table:table-cell>
        </table:table-row>
        <table:table-row table:style-name="ro1">
          <table:table-cell office:value-type="float" office:value="12.6073300159999" calcext:value-type="float">
            <text:p>12.607330016</text:p>
          </table:table-cell>
          <table:table-cell office:value-type="float" office:value="3355.90308668068" calcext:value-type="float">
            <text:p>3355.9030866807</text:p>
          </table:table-cell>
        </table:table-row>
        <table:table-row table:style-name="ro1">
          <table:table-cell office:value-type="float" office:value="12.6248041639999" calcext:value-type="float">
            <text:p>12.624804164</text:p>
          </table:table-cell>
          <table:table-cell office:value-type="float" office:value="3433.64380340224" calcext:value-type="float">
            <text:p>3433.6438034022</text:p>
          </table:table-cell>
        </table:table-row>
        <table:table-row table:style-name="ro1">
          <table:table-cell office:value-type="float" office:value="12.642737742" calcext:value-type="float">
            <text:p>12.642737742</text:p>
          </table:table-cell>
          <table:table-cell office:value-type="float" office:value="3345.67926152987" calcext:value-type="float">
            <text:p>3345.6792615299</text:p>
          </table:table-cell>
        </table:table-row>
        <table:table-row table:style-name="ro1">
          <table:table-cell office:value-type="float" office:value="12.6602300679999" calcext:value-type="float">
            <text:p>12.660230068</text:p>
          </table:table-cell>
          <table:table-cell office:value-type="float" office:value="3430.07556572563" calcext:value-type="float">
            <text:p>3430.0755657256</text:p>
          </table:table-cell>
        </table:table-row>
        <table:table-row table:style-name="ro1">
          <table:table-cell office:value-type="float" office:value="12.6782493759999" calcext:value-type="float">
            <text:p>12.678249376</text:p>
          </table:table-cell>
          <table:table-cell office:value-type="float" office:value="3329.76160904351" calcext:value-type="float">
            <text:p>3329.7616090435</text:p>
          </table:table-cell>
        </table:table-row>
        <table:table-row table:style-name="ro1">
          <table:table-cell office:value-type="float" office:value="12.6959004529999" calcext:value-type="float">
            <text:p>12.695900453</text:p>
          </table:table-cell>
          <table:table-cell office:value-type="float" office:value="3399.22600757225" calcext:value-type="float">
            <text:p>3399.2260075723</text:p>
          </table:table-cell>
        </table:table-row>
        <table:table-row table:style-name="ro1">
          <table:table-cell office:value-type="float" office:value="12.7139417399999" calcext:value-type="float">
            <text:p>12.71394174</text:p>
          </table:table-cell>
          <table:table-cell office:value-type="float" office:value="3325.70508967199" calcext:value-type="float">
            <text:p>3325.705089672</text:p>
          </table:table-cell>
        </table:table-row>
        <table:table-row table:style-name="ro1">
          <table:table-cell office:value-type="float" office:value="12.731620993" calcext:value-type="float">
            <text:p>12.731620993</text:p>
          </table:table-cell>
          <table:table-cell office:value-type="float" office:value="3393.8085506029" calcext:value-type="float">
            <text:p>3393.8085506029</text:p>
          </table:table-cell>
        </table:table-row>
        <table:table-row table:style-name="ro1">
          <table:table-cell office:value-type="float" office:value="12.749430092" calcext:value-type="float">
            <text:p>12.749430092</text:p>
          </table:table-cell>
          <table:table-cell office:value-type="float" office:value="3369.06431930607" calcext:value-type="float">
            <text:p>3369.0643193061</text:p>
          </table:table-cell>
        </table:table-row>
        <table:table-row table:style-name="ro1">
          <table:table-cell office:value-type="float" office:value="12.767068356" calcext:value-type="float">
            <text:p>12.767068356</text:p>
          </table:table-cell>
          <table:table-cell office:value-type="float" office:value="3401.6953142385" calcext:value-type="float">
            <text:p>3401.6953142385</text:p>
          </table:table-cell>
        </table:table-row>
        <table:table-row table:style-name="ro1">
          <table:table-cell office:value-type="float" office:value="12.785128601" calcext:value-type="float">
            <text:p>12.785128601</text:p>
          </table:table-cell>
          <table:table-cell office:value-type="float" office:value="3322.21406741435" calcext:value-type="float">
            <text:p>3322.2140674144</text:p>
          </table:table-cell>
        </table:table-row>
        <table:table-row table:style-name="ro1">
          <table:table-cell office:value-type="float" office:value="12.802713948" calcext:value-type="float">
            <text:p>12.802713948</text:p>
          </table:table-cell>
          <table:table-cell office:value-type="float" office:value="3411.93153595007" calcext:value-type="float">
            <text:p>3411.9315359501</text:p>
          </table:table-cell>
        </table:table-row>
        <table:table-row table:style-name="ro1">
          <table:table-cell office:value-type="float" office:value="12.8206371619999" calcext:value-type="float">
            <text:p>12.820637162</text:p>
          </table:table-cell>
          <table:table-cell office:value-type="float" office:value="3347.61388221767" calcext:value-type="float">
            <text:p>3347.6138822177</text:p>
          </table:table-cell>
        </table:table-row>
        <table:table-row table:style-name="ro1">
          <table:table-cell office:value-type="float" office:value="12.8381811029999" calcext:value-type="float">
            <text:p>12.838181103</text:p>
          </table:table-cell>
          <table:table-cell office:value-type="float" office:value="3419.98414153639" calcext:value-type="float">
            <text:p>3419.9841415364</text:p>
          </table:table-cell>
        </table:table-row>
        <table:table-row table:style-name="ro1">
          <table:table-cell office:value-type="float" office:value="12.856119264" calcext:value-type="float">
            <text:p>12.856119264</text:p>
          </table:table-cell>
          <table:table-cell office:value-type="float" office:value="3344.82447781299" calcext:value-type="float">
            <text:p>3344.824477813</text:p>
          </table:table-cell>
        </table:table-row>
        <table:table-row table:style-name="ro1">
          <table:table-cell office:value-type="float" office:value="12.8736282569998" calcext:value-type="float">
            <text:p>12.873628257</text:p>
          </table:table-cell>
          <table:table-cell office:value-type="float" office:value="3426.81043966738" calcext:value-type="float">
            <text:p>3426.8104396674</text:p>
          </table:table-cell>
        </table:table-row>
        <table:table-row table:style-name="ro1">
          <table:table-cell office:value-type="float" office:value="12.8915493349998" calcext:value-type="float">
            <text:p>12.891549335</text:p>
          </table:table-cell>
          <table:table-cell office:value-type="float" office:value="3348.01288181957" calcext:value-type="float">
            <text:p>3348.0128818196</text:p>
          </table:table-cell>
        </table:table-row>
        <table:table-row table:style-name="ro1">
          <table:table-cell office:value-type="float" office:value="12.9090931189999" calcext:value-type="float">
            <text:p>12.909093119</text:p>
          </table:table-cell>
          <table:table-cell office:value-type="float" office:value="3420.01474709305" calcext:value-type="float">
            <text:p>3420.0147470931</text:p>
          </table:table-cell>
        </table:table-row>
        <table:table-row table:style-name="ro1">
          <table:table-cell office:value-type="float" office:value="12.9271295619999" calcext:value-type="float">
            <text:p>12.927129562</text:p>
          </table:table-cell>
          <table:table-cell office:value-type="float" office:value="3326.59826551756" calcext:value-type="float">
            <text:p>3326.5982655176</text:p>
          </table:table-cell>
        </table:table-row>
        <table:table-row table:style-name="ro1">
          <table:table-cell office:value-type="float" office:value="12.9447481909999" calcext:value-type="float">
            <text:p>12.944748191</text:p>
          </table:table-cell>
          <table:table-cell office:value-type="float" office:value="3405.48631791449" calcext:value-type="float">
            <text:p>3405.4863179145</text:p>
          </table:table-cell>
        </table:table-row>
        <table:table-row table:style-name="ro1">
          <table:table-cell office:value-type="float" office:value="12.9627825509999" calcext:value-type="float">
            <text:p>12.962782551</text:p>
          </table:table-cell>
          <table:table-cell office:value-type="float" office:value="3326.98249341785" calcext:value-type="float">
            <text:p>3326.9824934179</text:p>
          </table:table-cell>
        </table:table-row>
        <table:table-row table:style-name="ro1">
          <table:table-cell office:value-type="float" office:value="12.9805281069998" calcext:value-type="float">
            <text:p>12.980528107</text:p>
          </table:table-cell>
          <table:table-cell office:value-type="float" office:value="3381.12821037042" calcext:value-type="float">
            <text:p>3381.1282103704</text:p>
          </table:table-cell>
        </table:table-row>
        <table:table-row table:style-name="ro1">
          <table:table-cell office:value-type="float" office:value="12.99842257" calcext:value-type="float">
            <text:p>12.99842257</text:p>
          </table:table-cell>
          <table:table-cell office:value-type="float" office:value="3352.99248708456" calcext:value-type="float">
            <text:p>3352.9924870846</text:p>
          </table:table-cell>
        </table:table-row>
        <table:table-row table:style-name="ro1">
          <table:table-cell office:value-type="float" office:value="13.015921407" calcext:value-type="float">
            <text:p>13.015921407</text:p>
          </table:table-cell>
          <table:table-cell office:value-type="float" office:value="3428.79929678626" calcext:value-type="float">
            <text:p>3428.7992967863</text:p>
          </table:table-cell>
        </table:table-row>
        <table:table-row table:style-name="ro1">
          <table:table-cell office:value-type="float" office:value="13.033800297" calcext:value-type="float">
            <text:p>13.033800297</text:p>
          </table:table-cell>
          <table:table-cell office:value-type="float" office:value="3355.91303486587" calcext:value-type="float">
            <text:p>3355.9130348659</text:p>
          </table:table-cell>
        </table:table-row>
        <table:table-row table:style-name="ro1">
          <table:table-cell office:value-type="float" office:value="13.0514292379999" calcext:value-type="float">
            <text:p>13.051429238</text:p>
          </table:table-cell>
          <table:table-cell office:value-type="float" office:value="3403.49428819311" calcext:value-type="float">
            <text:p>3403.4942881931</text:p>
          </table:table-cell>
        </table:table-row>
        <table:table-row table:style-name="ro1">
          <table:table-cell office:value-type="float" office:value="13.0693838059999" calcext:value-type="float">
            <text:p>13.069383806</text:p>
          </table:table-cell>
          <table:table-cell office:value-type="float" office:value="3341.76795564407" calcext:value-type="float">
            <text:p>3341.7679556441</text:p>
          </table:table-cell>
        </table:table-row>
        <table:table-row table:style-name="ro1">
          <table:table-cell office:value-type="float" office:value="13.0871268619999" calcext:value-type="float">
            <text:p>13.087126862</text:p>
          </table:table-cell>
          <table:table-cell office:value-type="float" office:value="3381.60461197296" calcext:value-type="float">
            <text:p>3381.604611973</text:p>
          </table:table-cell>
        </table:table-row>
        <table:table-row table:style-name="ro1">
          <table:table-cell office:value-type="float" office:value="13.1049489289999" calcext:value-type="float">
            <text:p>13.104948929</text:p>
          </table:table-cell>
          <table:table-cell office:value-type="float" office:value="3366.6128625826" calcext:value-type="float">
            <text:p>3366.6128625826</text:p>
          </table:table-cell>
        </table:table-row>
        <table:table-row table:style-name="ro1">
          <table:table-cell office:value-type="float" office:value="13.122463443" calcext:value-type="float">
            <text:p>13.122463443</text:p>
          </table:table-cell>
          <table:table-cell office:value-type="float" office:value="3425.73022577268" calcext:value-type="float">
            <text:p>3425.7302257727</text:p>
          </table:table-cell>
        </table:table-row>
        <table:table-row table:style-name="ro1">
          <table:table-cell office:value-type="float" office:value="13.1402093639999" calcext:value-type="float">
            <text:p>13.140209364</text:p>
          </table:table-cell>
          <table:table-cell office:value-type="float" office:value="3381.05866696296" calcext:value-type="float">
            <text:p>3381.058666963</text:p>
          </table:table-cell>
        </table:table-row>
        <table:table-row table:style-name="ro1">
          <table:table-cell office:value-type="float" office:value="13.1578145029998" calcext:value-type="float">
            <text:p>13.157814503</text:p>
          </table:table-cell>
          <table:table-cell office:value-type="float" office:value="3408.09578387024" calcext:value-type="float">
            <text:p>3408.0957838702</text:p>
          </table:table-cell>
        </table:table-row>
        <table:table-row table:style-name="ro1">
          <table:table-cell office:value-type="float" office:value="13.1757169349999" calcext:value-type="float">
            <text:p>13.175716935</text:p>
          </table:table-cell>
          <table:table-cell office:value-type="float" office:value="3351.49995262688" calcext:value-type="float">
            <text:p>3351.4999526269</text:p>
          </table:table-cell>
        </table:table-row>
        <table:table-row table:style-name="ro1">
          <table:table-cell office:value-type="float" office:value="13.193388011" calcext:value-type="float">
            <text:p>13.193388011</text:p>
          </table:table-cell>
          <table:table-cell office:value-type="float" office:value="3395.37897971939" calcext:value-type="float">
            <text:p>3395.3789797194</text:p>
          </table:table-cell>
        </table:table-row>
        <table:table-row table:style-name="ro1">
          <table:table-cell office:value-type="float" office:value="13.2114101319999" calcext:value-type="float">
            <text:p>13.211410132</text:p>
          </table:table-cell>
          <table:table-cell office:value-type="float" office:value="3329.24188005193" calcext:value-type="float">
            <text:p>3329.2418800519</text:p>
          </table:table-cell>
        </table:table-row>
        <table:table-row table:style-name="ro1">
          <table:table-cell office:value-type="float" office:value="13.2290674579999" calcext:value-type="float">
            <text:p>13.229067458</text:p>
          </table:table-cell>
          <table:table-cell office:value-type="float" office:value="3398.02300754872" calcext:value-type="float">
            <text:p>3398.0230075487</text:p>
          </table:table-cell>
        </table:table-row>
        <table:table-row table:style-name="ro1">
          <table:table-cell office:value-type="float" office:value="13.2470135879998" calcext:value-type="float">
            <text:p>13.247013588</text:p>
          </table:table-cell>
          <table:table-cell office:value-type="float" office:value="3343.33920462196" calcext:value-type="float">
            <text:p>3343.339204622</text:p>
          </table:table-cell>
        </table:table-row>
        <table:table-row table:style-name="ro1">
          <table:table-cell office:value-type="float" office:value="13.2645608629998" calcext:value-type="float">
            <text:p>13.264560863</text:p>
          </table:table-cell>
          <table:table-cell office:value-type="float" office:value="3419.33434109302" calcext:value-type="float">
            <text:p>3419.334341093</text:p>
          </table:table-cell>
        </table:table-row>
        <table:table-row table:style-name="ro1">
          <table:table-cell office:value-type="float" office:value="13.28240319" calcext:value-type="float">
            <text:p>13.28240319</text:p>
          </table:table-cell>
          <table:table-cell office:value-type="float" office:value="3362.79006653589" calcext:value-type="float">
            <text:p>3362.7900665359</text:p>
          </table:table-cell>
        </table:table-row>
        <table:table-row table:style-name="ro1">
          <table:table-cell office:value-type="float" office:value="13.299900151" calcext:value-type="float">
            <text:p>13.299900151</text:p>
          </table:table-cell>
          <table:table-cell office:value-type="float" office:value="3429.16692790129" calcext:value-type="float">
            <text:p>3429.1669279013</text:p>
          </table:table-cell>
        </table:table-row>
        <table:table-row table:style-name="ro1">
          <table:table-cell office:value-type="float" office:value="13.3177051349999" calcext:value-type="float">
            <text:p>13.317705135</text:p>
          </table:table-cell>
          <table:table-cell office:value-type="float" office:value="3369.84296084481" calcext:value-type="float">
            <text:p>3369.8429608448</text:p>
          </table:table-cell>
        </table:table-row>
        <table:table-row table:style-name="ro1">
          <table:table-cell office:value-type="float" office:value="13.3352901179999" calcext:value-type="float">
            <text:p>13.335290118</text:p>
          </table:table-cell>
          <table:table-cell office:value-type="float" office:value="3412.00216116098" calcext:value-type="float">
            <text:p>3412.002161161</text:p>
          </table:table-cell>
        </table:table-row>
        <table:table-row table:style-name="ro1">
          <table:table-cell office:value-type="float" office:value="13.3530860389999" calcext:value-type="float">
            <text:p>13.353086039</text:p>
          </table:table-cell>
          <table:table-cell office:value-type="float" office:value="3371.55913425038" calcext:value-type="float">
            <text:p>3371.5591342504</text:p>
          </table:table-cell>
        </table:table-row>
        <table:table-row table:style-name="ro1">
          <table:table-cell office:value-type="float" office:value="13.3708037299998" calcext:value-type="float">
            <text:p>13.37080373</text:p>
          </table:table-cell>
          <table:table-cell office:value-type="float" office:value="3386.44578462757" calcext:value-type="float">
            <text:p>3386.4457846276</text:p>
          </table:table-cell>
        </table:table-row>
        <table:table-row table:style-name="ro1">
          <table:table-cell office:value-type="float" office:value="13.3887447559998" calcext:value-type="float">
            <text:p>13.388744756</text:p>
          </table:table-cell>
          <table:table-cell office:value-type="float" office:value="3344.29034325818" calcext:value-type="float">
            <text:p>3344.2903432582</text:p>
          </table:table-cell>
        </table:table-row>
        <table:table-row table:style-name="ro1">
          <table:table-cell office:value-type="float" office:value="13.4063688019999" calcext:value-type="float">
            <text:p>13.406368802</text:p>
          </table:table-cell>
          <table:table-cell office:value-type="float" office:value="3404.43959348911" calcext:value-type="float">
            <text:p>3404.4395934891</text:p>
          </table:table-cell>
        </table:table-row>
        <table:table-row table:style-name="ro1">
          <table:table-cell office:value-type="float" office:value="13.4243212859999" calcext:value-type="float">
            <text:p>13.424321286</text:p>
          </table:table-cell>
          <table:table-cell office:value-type="float" office:value="3342.1558821546" calcext:value-type="float">
            <text:p>3342.1558821546</text:p>
          </table:table-cell>
        </table:table-row>
        <table:table-row table:style-name="ro1">
          <table:table-cell office:value-type="float" office:value="13.4420088729998" calcext:value-type="float">
            <text:p>13.442008873</text:p>
          </table:table-cell>
          <table:table-cell office:value-type="float" office:value="3392.20946306317" calcext:value-type="float">
            <text:p>3392.2094630632</text:p>
          </table:table-cell>
        </table:table-row>
        <table:table-row table:style-name="ro1">
          <table:table-cell office:value-type="float" office:value="13.4598571909999" calcext:value-type="float">
            <text:p>13.459857191</text:p>
          </table:table-cell>
          <table:table-cell office:value-type="float" office:value="3361.66130612311" calcext:value-type="float">
            <text:p>3361.6613061231</text:p>
          </table:table-cell>
        </table:table-row>
        <table:table-row table:style-name="ro1">
          <table:table-cell office:value-type="float" office:value="13.477541965" calcext:value-type="float">
            <text:p>13.477541965</text:p>
          </table:table-cell>
          <table:table-cell office:value-type="float" office:value="3392.74903934358" calcext:value-type="float">
            <text:p>3392.7490393436</text:p>
          </table:table-cell>
        </table:table-row>
        <table:table-row table:style-name="ro1">
          <table:table-cell office:value-type="float" office:value="13.495462418" calcext:value-type="float">
            <text:p>13.495462418</text:p>
          </table:table-cell>
          <table:table-cell office:value-type="float" office:value="3348.12964828738" calcext:value-type="float">
            <text:p>3348.1296482874</text:p>
          </table:table-cell>
        </table:table-row>
        <table:table-row table:style-name="ro1">
          <table:table-cell office:value-type="float" office:value="13.513021255" calcext:value-type="float">
            <text:p>13.513021255</text:p>
          </table:table-cell>
          <table:table-cell office:value-type="float" office:value="3417.08280565037" calcext:value-type="float">
            <text:p>3417.0828056504</text:p>
          </table:table-cell>
        </table:table-row>
        <table:table-row table:style-name="ro1">
          <table:table-cell office:value-type="float" office:value="13.5308205619999" calcext:value-type="float">
            <text:p>13.530820562</text:p>
          </table:table-cell>
          <table:table-cell office:value-type="float" office:value="3370.91775541155" calcext:value-type="float">
            <text:p>3370.9177554116</text:p>
          </table:table-cell>
        </table:table-row>
        <table:table-row table:style-name="ro1">
          <table:table-cell office:value-type="float" office:value="13.548404398" calcext:value-type="float">
            <text:p>13.548404398</text:p>
          </table:table-cell>
          <table:table-cell office:value-type="float" office:value="3412.22472728414" calcext:value-type="float">
            <text:p>3412.2247272841</text:p>
          </table:table-cell>
        </table:table-row>
        <table:table-row table:style-name="ro1">
          <table:table-cell office:value-type="float" office:value="13.5663492269998" calcext:value-type="float">
            <text:p>13.566349227</text:p>
          </table:table-cell>
          <table:table-cell office:value-type="float" office:value="3343.58159671592" calcext:value-type="float">
            <text:p>3343.5815967159</text:p>
          </table:table-cell>
        </table:table-row>
        <table:table-row table:style-name="ro1">
          <table:table-cell office:value-type="float" office:value="13.5839568649999" calcext:value-type="float">
            <text:p>13.583956865</text:p>
          </table:table-cell>
          <table:table-cell office:value-type="float" office:value="3407.61208287868" calcext:value-type="float">
            <text:p>3407.6120828787</text:p>
          </table:table-cell>
        </table:table-row>
        <table:table-row table:style-name="ro1">
          <table:table-cell office:value-type="float" office:value="13.6019171619998" calcext:value-type="float">
            <text:p>13.601917162</text:p>
          </table:table-cell>
          <table:table-cell office:value-type="float" office:value="3340.70199396945" calcext:value-type="float">
            <text:p>3340.7019939695</text:p>
          </table:table-cell>
        </table:table-row>
        <table:table-row table:style-name="ro1">
          <table:table-cell office:value-type="float" office:value="13.6195250619999" calcext:value-type="float">
            <text:p>13.619525062</text:p>
          </table:table-cell>
          <table:table-cell office:value-type="float" office:value="3407.56137869353" calcext:value-type="float">
            <text:p>3407.5613786935</text:p>
          </table:table-cell>
        </table:table-row>
        <table:table-row table:style-name="ro1">
          <table:table-cell office:value-type="float" office:value="13.6373960349999" calcext:value-type="float">
            <text:p>13.637396035</text:p>
          </table:table-cell>
          <table:table-cell office:value-type="float" office:value="3357.39973418116" calcext:value-type="float">
            <text:p>3357.3997341812</text:p>
          </table:table-cell>
        </table:table-row>
        <table:table-row table:style-name="ro1">
          <table:table-cell office:value-type="float" office:value="13.6550269559998" calcext:value-type="float">
            <text:p>13.655026956</text:p>
          </table:table-cell>
          <table:table-cell office:value-type="float" office:value="3403.11206660528" calcext:value-type="float">
            <text:p>3403.1120666053</text:p>
          </table:table-cell>
        </table:table-row>
        <table:table-row table:style-name="ro1">
          <table:table-cell office:value-type="float" office:value="13.6728779809998" calcext:value-type="float">
            <text:p>13.672877981</text:p>
          </table:table-cell>
          <table:table-cell office:value-type="float" office:value="3361.15153050923" calcext:value-type="float">
            <text:p>3361.1515305092</text:p>
          </table:table-cell>
        </table:table-row>
        <table:table-row table:style-name="ro1">
          <table:table-cell office:value-type="float" office:value="13.690342547" calcext:value-type="float">
            <text:p>13.690342547</text:p>
          </table:table-cell>
          <table:table-cell office:value-type="float" office:value="3435.52768499433" calcext:value-type="float">
            <text:p>3435.5276849943</text:p>
          </table:table-cell>
        </table:table-row>
        <table:table-row table:style-name="ro1">
          <table:table-cell office:value-type="float" office:value="13.7082724269999" calcext:value-type="float">
            <text:p>13.708272427</text:p>
          </table:table-cell>
          <table:table-cell office:value-type="float" office:value="3346.369300876" calcext:value-type="float">
            <text:p>3346.369300876</text:p>
          </table:table-cell>
        </table:table-row>
        <table:table-row table:style-name="ro1">
          <table:table-cell office:value-type="float" office:value="13.7258964719999" calcext:value-type="float">
            <text:p>13.725896472</text:p>
          </table:table-cell>
          <table:table-cell office:value-type="float" office:value="3404.43978665723" calcext:value-type="float">
            <text:p>3404.4397866572</text:p>
          </table:table-cell>
        </table:table-row>
        <table:table-row table:style-name="ro1">
          <table:table-cell office:value-type="float" office:value="13.743716039" calcext:value-type="float">
            <text:p>13.743716039</text:p>
          </table:table-cell>
          <table:table-cell office:value-type="float" office:value="3367.08518224917" calcext:value-type="float">
            <text:p>3367.0851822492</text:p>
          </table:table-cell>
        </table:table-row>
        <table:table-row table:style-name="ro1">
          <table:table-cell office:value-type="float" office:value="13.7613024799998" calcext:value-type="float">
            <text:p>13.76130248</text:p>
          </table:table-cell>
          <table:table-cell office:value-type="float" office:value="3411.71928991261" calcext:value-type="float">
            <text:p>3411.7192899126</text:p>
          </table:table-cell>
        </table:table-row>
        <table:table-row table:style-name="ro1">
          <table:table-cell office:value-type="float" office:value="13.779096474" calcext:value-type="float">
            <text:p>13.779096474</text:p>
          </table:table-cell>
          <table:table-cell office:value-type="float" office:value="3371.92425710987" calcext:value-type="float">
            <text:p>3371.9242571099</text:p>
          </table:table-cell>
        </table:table-row>
        <table:table-row table:style-name="ro1">
          <table:table-cell office:value-type="float" office:value="13.7967065089999" calcext:value-type="float">
            <text:p>13.796706509</text:p>
          </table:table-cell>
          <table:table-cell office:value-type="float" office:value="3407.14825382977" calcext:value-type="float">
            <text:p>3407.1482538298</text:p>
          </table:table-cell>
        </table:table-row>
        <table:table-row table:style-name="ro1">
          <table:table-cell office:value-type="float" office:value="13.8146155039999" calcext:value-type="float">
            <text:p>13.814615504</text:p>
          </table:table-cell>
          <table:table-cell office:value-type="float" office:value="3350.27174892272" calcext:value-type="float">
            <text:p>3350.2717489227</text:p>
          </table:table-cell>
        </table:table-row>
        <table:table-row table:style-name="ro1">
          <table:table-cell office:value-type="float" office:value="13.8322223609998" calcext:value-type="float">
            <text:p>13.832222361</text:p>
          </table:table-cell>
          <table:table-cell office:value-type="float" office:value="3407.76323680465" calcext:value-type="float">
            <text:p>3407.7632368047</text:p>
          </table:table-cell>
        </table:table-row>
        <table:table-row table:style-name="ro1">
          <table:table-cell office:value-type="float" office:value="13.85017995" calcext:value-type="float">
            <text:p>13.85017995</text:p>
          </table:table-cell>
          <table:table-cell office:value-type="float" office:value="3341.20577096738" calcext:value-type="float">
            <text:p>3341.2057709674</text:p>
          </table:table-cell>
        </table:table-row>
        <table:table-row table:style-name="ro1">
          <table:table-cell office:value-type="float" office:value="13.8679041519999" calcext:value-type="float">
            <text:p>13.867904152</text:p>
          </table:table-cell>
          <table:table-cell office:value-type="float" office:value="3385.20177101095" calcext:value-type="float">
            <text:p>3385.201771011</text:p>
          </table:table-cell>
        </table:table-row>
        <table:table-row table:style-name="ro1">
          <table:table-cell office:value-type="float" office:value="13.885830594" calcext:value-type="float">
            <text:p>13.885830594</text:p>
          </table:table-cell>
          <table:table-cell office:value-type="float" office:value="3347.01108004041" calcext:value-type="float">
            <text:p>3347.0110800404</text:p>
          </table:table-cell>
        </table:table-row>
        <table:table-row table:style-name="ro1">
          <table:table-cell office:value-type="float" office:value="13.903490577" calcext:value-type="float">
            <text:p>13.903490577</text:p>
          </table:table-cell>
          <table:table-cell office:value-type="float" office:value="3397.51176432256" calcext:value-type="float">
            <text:p>3397.5117643226</text:p>
          </table:table-cell>
        </table:table-row>
        <table:table-row table:style-name="ro1">
          <table:table-cell office:value-type="float" office:value="13.9213131649999" calcext:value-type="float">
            <text:p>13.921313165</text:p>
          </table:table-cell>
          <table:table-cell office:value-type="float" office:value="3366.5144478561" calcext:value-type="float">
            <text:p>3366.5144478561</text:p>
          </table:table-cell>
        </table:table-row>
        <table:table-row table:style-name="ro1">
          <table:table-cell office:value-type="float" office:value="13.938876169" calcext:value-type="float">
            <text:p>13.938876169</text:p>
          </table:table-cell>
          <table:table-cell office:value-type="float" office:value="3416.27206825047" calcext:value-type="float">
            <text:p>3416.2720682505</text:p>
          </table:table-cell>
        </table:table-row>
        <table:table-row table:style-name="ro1">
          <table:table-cell office:value-type="float" office:value="13.956581725" calcext:value-type="float">
            <text:p>13.956581725</text:p>
          </table:table-cell>
          <table:table-cell office:value-type="float" office:value="3388.76678032401" calcext:value-type="float">
            <text:p>3388.766780324</text:p>
          </table:table-cell>
        </table:table-row>
        <table:table-row table:style-name="ro1">
          <table:table-cell office:value-type="float" office:value="13.9740901969999" calcext:value-type="float">
            <text:p>13.974090197</text:p>
          </table:table-cell>
          <table:table-cell office:value-type="float" office:value="3426.91241133333" calcext:value-type="float">
            <text:p>3426.9124113333</text:p>
          </table:table-cell>
        </table:table-row>
        <table:table-row table:style-name="ro1">
          <table:table-cell office:value-type="float" office:value="13.9919685139998" calcext:value-type="float">
            <text:p>13.991968514</text:p>
          </table:table-cell>
          <table:table-cell office:value-type="float" office:value="3356.0205918823" calcext:value-type="float">
            <text:p>3356.0205918823</text:p>
          </table:table-cell>
        </table:table-row>
        <table:table-row table:style-name="ro1">
          <table:table-cell office:value-type="float" office:value="14.0096351119998" calcext:value-type="float">
            <text:p>14.009635112</text:p>
          </table:table-cell>
          <table:table-cell office:value-type="float" office:value="3396.23961557184" calcext:value-type="float">
            <text:p>3396.2396155718</text:p>
          </table:table-cell>
        </table:table-row>
        <table:table-row table:style-name="ro1">
          <table:table-cell office:value-type="float" office:value="14.0275363459998" calcext:value-type="float">
            <text:p>14.027536346</text:p>
          </table:table-cell>
          <table:table-cell office:value-type="float" office:value="3351.72424426825" calcext:value-type="float">
            <text:p>3351.7242442683</text:p>
          </table:table-cell>
        </table:table-row>
        <table:table-row table:style-name="ro1">
          <table:table-cell office:value-type="float" office:value="14.0451854429998" calcext:value-type="float">
            <text:p>14.045185443</text:p>
          </table:table-cell>
          <table:table-cell office:value-type="float" office:value="3399.60735668172" calcext:value-type="float">
            <text:p>3399.6073566817</text:p>
          </table:table-cell>
        </table:table-row>
        <table:table-row table:style-name="ro1">
          <table:table-cell office:value-type="float" office:value="14.0631187089998" calcext:value-type="float">
            <text:p>14.063118709</text:p>
          </table:table-cell>
          <table:table-cell office:value-type="float" office:value="3345.73746912581" calcext:value-type="float">
            <text:p>3345.7374691258</text:p>
          </table:table-cell>
        </table:table-row>
        <table:table-row table:style-name="ro1">
          <table:table-cell office:value-type="float" office:value="14.0808447339998" calcext:value-type="float">
            <text:p>14.080844734</text:p>
          </table:table-cell>
          <table:table-cell office:value-type="float" office:value="3384.85362623567" calcext:value-type="float">
            <text:p>3384.8536262357</text:p>
          </table:table-cell>
        </table:table-row>
        <table:table-row table:style-name="ro1">
          <table:table-cell office:value-type="float" office:value="14.0987520619999" calcext:value-type="float">
            <text:p>14.098752062</text:p>
          </table:table-cell>
          <table:table-cell office:value-type="float" office:value="3350.58362697614" calcext:value-type="float">
            <text:p>3350.5836269762</text:p>
          </table:table-cell>
        </table:table-row>
        <table:table-row table:style-name="ro1">
          <table:table-cell office:value-type="float" office:value="14.11642392" calcext:value-type="float">
            <text:p>14.11642392</text:p>
          </table:table-cell>
          <table:table-cell office:value-type="float" office:value="3395.22873031861" calcext:value-type="float">
            <text:p>3395.2287303186</text:p>
          </table:table-cell>
        </table:table-row>
        <table:table-row table:style-name="ro1">
          <table:table-cell office:value-type="float" office:value="14.1344410919999" calcext:value-type="float">
            <text:p>14.134441092</text:p>
          </table:table-cell>
          <table:table-cell office:value-type="float" office:value="3330.15636418549" calcext:value-type="float">
            <text:p>3330.1563641855</text:p>
          </table:table-cell>
        </table:table-row>
        <table:table-row table:style-name="ro1">
          <table:table-cell office:value-type="float" office:value="14.151991856" calcext:value-type="float">
            <text:p>14.151991856</text:p>
          </table:table-cell>
          <table:table-cell office:value-type="float" office:value="3418.65459529518" calcext:value-type="float">
            <text:p>3418.6545952952</text:p>
          </table:table-cell>
        </table:table-row>
        <table:table-row table:style-name="ro1">
          <table:table-cell office:value-type="float" office:value="14.1699459029999" calcext:value-type="float">
            <text:p>14.169945903</text:p>
          </table:table-cell>
          <table:table-cell office:value-type="float" office:value="3341.86492886065" calcext:value-type="float">
            <text:p>3341.8649288607</text:p>
          </table:table-cell>
        </table:table-row>
        <table:table-row table:style-name="ro1">
          <table:table-cell office:value-type="float" office:value="14.1874835409999" calcext:value-type="float">
            <text:p>14.187483541</text:p>
          </table:table-cell>
          <table:table-cell office:value-type="float" office:value="3421.21327854561" calcext:value-type="float">
            <text:p>3421.2132785456</text:p>
          </table:table-cell>
        </table:table-row>
        <table:table-row table:style-name="ro1">
          <table:table-cell office:value-type="float" office:value="14.2053256079998" calcext:value-type="float">
            <text:p>14.205325608</text:p>
          </table:table-cell>
          <table:table-cell office:value-type="float" office:value="3362.83907016932" calcext:value-type="float">
            <text:p>3362.8390701693</text:p>
          </table:table-cell>
        </table:table-row>
        <table:table-row table:style-name="ro1">
          <table:table-cell office:value-type="float" office:value="14.222931841" calcext:value-type="float">
            <text:p>14.222931841</text:p>
          </table:table-cell>
          <table:table-cell office:value-type="float" office:value="3407.88401468298" calcext:value-type="float">
            <text:p>3407.884014683</text:p>
          </table:table-cell>
        </table:table-row>
        <table:table-row table:style-name="ro1">
          <table:table-cell office:value-type="float" office:value="14.2409569299998" calcext:value-type="float">
            <text:p>14.24095693</text:p>
          </table:table-cell>
          <table:table-cell office:value-type="float" office:value="3328.69368914612" calcext:value-type="float">
            <text:p>3328.6936891461</text:p>
          </table:table-cell>
        </table:table-row>
        <table:table-row table:style-name="ro1">
          <table:table-cell office:value-type="float" office:value="14.2585496729998" calcext:value-type="float">
            <text:p>14.258549673</text:p>
          </table:table-cell>
          <table:table-cell office:value-type="float" office:value="3410.49715782933" calcext:value-type="float">
            <text:p>3410.4971578293</text:p>
          </table:table-cell>
        </table:table-row>
        <table:table-row table:style-name="ro1">
          <table:table-cell office:value-type="float" office:value="14.276400855" calcext:value-type="float">
            <text:p>14.276400855</text:p>
          </table:table-cell>
          <table:table-cell office:value-type="float" office:value="3361.12196936737" calcext:value-type="float">
            <text:p>3361.1219693674</text:p>
          </table:table-cell>
        </table:table-row>
        <table:table-row table:style-name="ro1">
          <table:table-cell office:value-type="float" office:value="14.2939848479998" calcext:value-type="float">
            <text:p>14.293984848</text:p>
          </table:table-cell>
          <table:table-cell office:value-type="float" office:value="3412.19426103726" calcext:value-type="float">
            <text:p>3412.1942610373</text:p>
          </table:table-cell>
        </table:table-row>
        <table:table-row table:style-name="ro1">
          <table:table-cell office:value-type="float" office:value="14.311866863" calcext:value-type="float">
            <text:p>14.311866863</text:p>
          </table:table-cell>
          <table:table-cell office:value-type="float" office:value="3355.3265669129" calcext:value-type="float">
            <text:p>3355.3265669129</text:p>
          </table:table-cell>
        </table:table-row>
        <table:table-row table:style-name="ro1">
          <table:table-cell office:value-type="float" office:value="14.329461846" calcext:value-type="float">
            <text:p>14.329461846</text:p>
          </table:table-cell>
          <table:table-cell office:value-type="float" office:value="3410.06297079487" calcext:value-type="float">
            <text:p>3410.0629707949</text:p>
          </table:table-cell>
        </table:table-row>
        <table:table-row table:style-name="ro1">
          <table:table-cell office:value-type="float" office:value="14.347416778" calcext:value-type="float">
            <text:p>14.347416778</text:p>
          </table:table-cell>
          <table:table-cell office:value-type="float" office:value="3341.70020804196" calcext:value-type="float">
            <text:p>3341.700208042</text:p>
          </table:table-cell>
        </table:table-row>
        <table:table-row table:style-name="ro1">
          <table:table-cell office:value-type="float" office:value="14.3649819689999" calcext:value-type="float">
            <text:p>14.364981969</text:p>
          </table:table-cell>
          <table:table-cell office:value-type="float" office:value="3415.84671640237" calcext:value-type="float">
            <text:p>3415.8467164024</text:p>
          </table:table-cell>
        </table:table-row>
        <table:table-row table:style-name="ro1">
          <table:table-cell office:value-type="float" office:value="14.382893984" calcext:value-type="float">
            <text:p>14.382893984</text:p>
          </table:table-cell>
          <table:table-cell office:value-type="float" office:value="3349.70688667298" calcext:value-type="float">
            <text:p>3349.706886673</text:p>
          </table:table-cell>
        </table:table-row>
        <table:table-row table:style-name="ro1">
          <table:table-cell office:value-type="float" office:value="14.400434852" calcext:value-type="float">
            <text:p>14.400434852</text:p>
          </table:table-cell>
          <table:table-cell office:value-type="float" office:value="3420.58329155123" calcext:value-type="float">
            <text:p>3420.5832915512</text:p>
          </table:table-cell>
        </table:table-row>
        <table:table-row table:style-name="ro1">
          <table:table-cell office:value-type="float" office:value="14.4182838469999" calcext:value-type="float">
            <text:p>14.418283847</text:p>
          </table:table-cell>
          <table:table-cell office:value-type="float" office:value="3361.53380066237" calcext:value-type="float">
            <text:p>3361.5338006624</text:p>
          </table:table-cell>
        </table:table-row>
        <table:table-row table:style-name="ro1">
          <table:table-cell office:value-type="float" office:value="14.4357825269999" calcext:value-type="float">
            <text:p>14.435782527</text:p>
          </table:table-cell>
          <table:table-cell office:value-type="float" office:value="3428.83006032122" calcext:value-type="float">
            <text:p>3428.8300603212</text:p>
          </table:table-cell>
        </table:table-row>
        <table:table-row table:style-name="ro1">
          <table:table-cell office:value-type="float" office:value="14.4535998019999" calcext:value-type="float">
            <text:p>14.453599802</text:p>
          </table:table-cell>
          <table:table-cell office:value-type="float" office:value="3367.51832140998" calcext:value-type="float">
            <text:p>3367.51832141</text:p>
          </table:table-cell>
        </table:table-row>
        <table:table-row table:style-name="ro1">
          <table:table-cell office:value-type="float" office:value="14.4711825969998" calcext:value-type="float">
            <text:p>14.471182597</text:p>
          </table:table-cell>
          <table:table-cell office:value-type="float" office:value="3412.42675013617" calcext:value-type="float">
            <text:p>3412.4267501362</text:p>
          </table:table-cell>
        </table:table-row>
        <table:table-row table:style-name="ro1">
          <table:table-cell office:value-type="float" office:value="14.489061644" calcext:value-type="float">
            <text:p>14.489061644</text:p>
          </table:table-cell>
          <table:table-cell office:value-type="float" office:value="3355.88356579635" calcext:value-type="float">
            <text:p>3355.8835657964</text:p>
          </table:table-cell>
        </table:table-row>
        <table:table-row table:style-name="ro1">
          <table:table-cell office:value-type="float" office:value="14.5065827199999" calcext:value-type="float">
            <text:p>14.50658272</text:p>
          </table:table-cell>
          <table:table-cell office:value-type="float" office:value="3424.44722004846" calcext:value-type="float">
            <text:p>3424.4472200485</text:p>
          </table:table-cell>
        </table:table-row>
        <table:table-row table:style-name="ro1">
          <table:table-cell office:value-type="float" office:value="14.5245718189999" calcext:value-type="float">
            <text:p>14.524571819</text:p>
          </table:table-cell>
          <table:table-cell office:value-type="float" office:value="3335.35326032113" calcext:value-type="float">
            <text:p>3335.3532603211</text:p>
          </table:table-cell>
        </table:table-row>
        <table:table-row table:style-name="ro1">
          <table:table-cell office:value-type="float" office:value="14.5420565929999" calcext:value-type="float">
            <text:p>14.542056593</text:p>
          </table:table-cell>
          <table:table-cell office:value-type="float" office:value="3431.55707932575" calcext:value-type="float">
            <text:p>3431.5570793258</text:p>
          </table:table-cell>
        </table:table-row>
        <table:table-row table:style-name="ro1">
          <table:table-cell office:value-type="float" office:value="14.5599743369999" calcext:value-type="float">
            <text:p>14.559974337</text:p>
          </table:table-cell>
          <table:table-cell office:value-type="float" office:value="3348.63585505193" calcext:value-type="float">
            <text:p>3348.6358550519</text:p>
          </table:table-cell>
        </table:table-row>
        <table:table-row table:style-name="ro1">
          <table:table-cell office:value-type="float" office:value="14.5775652569998" calcext:value-type="float">
            <text:p>14.577565257</text:p>
          </table:table-cell>
          <table:table-cell office:value-type="float" office:value="3410.85059792694" calcext:value-type="float">
            <text:p>3410.8505979269</text:p>
          </table:table-cell>
        </table:table-row>
        <table:table-row table:style-name="ro1">
          <table:table-cell office:value-type="float" office:value="14.5953926369998" calcext:value-type="float">
            <text:p>14.595392637</text:p>
          </table:table-cell>
          <table:table-cell office:value-type="float" office:value="3365.60952871907" calcext:value-type="float">
            <text:p>3365.6095287191</text:p>
          </table:table-cell>
        </table:table-row>
        <table:table-row table:style-name="ro1">
          <table:table-cell office:value-type="float" office:value="14.6129941299998" calcext:value-type="float">
            <text:p>14.61299413</text:p>
          </table:table-cell>
          <table:table-cell office:value-type="float" office:value="3408.80174198293" calcext:value-type="float">
            <text:p>3408.8017419829</text:p>
          </table:table-cell>
        </table:table-row>
        <table:table-row table:style-name="ro1">
          <table:table-cell office:value-type="float" office:value="14.6309481769999" calcext:value-type="float">
            <text:p>14.630948177</text:p>
          </table:table-cell>
          <table:table-cell office:value-type="float" office:value="3341.86492881833" calcext:value-type="float">
            <text:p>3341.8649288183</text:p>
          </table:table-cell>
        </table:table-row>
        <table:table-row table:style-name="ro1">
          <table:table-cell office:value-type="float" office:value="14.648557431" calcext:value-type="float">
            <text:p>14.648557431</text:p>
          </table:table-cell>
          <table:table-cell office:value-type="float" office:value="3407.29936656483" calcext:value-type="float">
            <text:p>3407.2993665648</text:p>
          </table:table-cell>
        </table:table-row>
        <table:table-row table:style-name="ro1">
          <table:table-cell office:value-type="float" office:value="14.6665205919999" calcext:value-type="float">
            <text:p>14.666520592</text:p>
          </table:table-cell>
          <table:table-cell office:value-type="float" office:value="3340.16936107967" calcext:value-type="float">
            <text:p>3340.1693610797</text:p>
          </table:table-cell>
        </table:table-row>
        <table:table-row table:style-name="ro1">
          <table:table-cell office:value-type="float" office:value="14.684054845" calcext:value-type="float">
            <text:p>14.684054845</text:p>
          </table:table-cell>
          <table:table-cell office:value-type="float" office:value="3421.87374618033" calcext:value-type="float">
            <text:p>3421.8737461803</text:p>
          </table:table-cell>
        </table:table-row>
        <table:table-row table:style-name="ro1">
          <table:table-cell office:value-type="float" office:value="14.7020282149999" calcext:value-type="float">
            <text:p>14.702028215</text:p>
          </table:table-cell>
          <table:table-cell office:value-type="float" office:value="3338.27212148938" calcext:value-type="float">
            <text:p>3338.2721214894</text:p>
          </table:table-cell>
        </table:table-row>
        <table:table-row table:style-name="ro1">
          <table:table-cell office:value-type="float" office:value="14.7196185619998" calcext:value-type="float">
            <text:p>14.719618562</text:p>
          </table:table-cell>
          <table:table-cell office:value-type="float" office:value="3410.96170532371" calcext:value-type="float">
            <text:p>3410.9617053237</text:p>
          </table:table-cell>
        </table:table-row>
        <table:table-row table:style-name="ro1">
          <table:table-cell office:value-type="float" office:value="14.737435734" calcext:value-type="float">
            <text:p>14.737435734</text:p>
          </table:table-cell>
          <table:table-cell office:value-type="float" office:value="3367.53778879693" calcext:value-type="float">
            <text:p>3367.5377887969</text:p>
          </table:table-cell>
        </table:table-row>
        <table:table-row table:style-name="ro1">
          <table:table-cell office:value-type="float" office:value="14.755046237" calcext:value-type="float">
            <text:p>14.755046237</text:p>
          </table:table-cell>
          <table:table-cell office:value-type="float" office:value="3407.05770868389" calcext:value-type="float">
            <text:p>3407.0577086839</text:p>
          </table:table-cell>
        </table:table-row>
        <table:table-row table:style-name="ro1">
          <table:table-cell office:value-type="float" office:value="14.773003045" calcext:value-type="float">
            <text:p>14.773003045</text:p>
          </table:table-cell>
          <table:table-cell office:value-type="float" office:value="3341.35109090507" calcext:value-type="float">
            <text:p>3341.3510909051</text:p>
          </table:table-cell>
        </table:table-row>
        <table:table-row table:style-name="ro1">
          <table:table-cell office:value-type="float" office:value="14.7905535479999" calcext:value-type="float">
            <text:p>14.790553548</text:p>
          </table:table-cell>
          <table:table-cell office:value-type="float" office:value="3418.70543540604" calcext:value-type="float">
            <text:p>3418.7054354061</text:p>
          </table:table-cell>
        </table:table-row>
        <table:table-row table:style-name="ro1">
          <table:table-cell office:value-type="float" office:value="14.808293219" calcext:value-type="float">
            <text:p>14.808293219</text:p>
          </table:table-cell>
          <table:table-cell office:value-type="float" office:value="3382.24987372968" calcext:value-type="float">
            <text:p>3382.2498737297</text:p>
          </table:table-cell>
        </table:table-row>
        <table:table-row table:style-name="ro1">
          <table:table-cell office:value-type="float" office:value="14.8257096069999" calcext:value-type="float">
            <text:p>14.825709607</text:p>
          </table:table-cell>
          <table:table-cell office:value-type="float" office:value="3445.03119707368" calcext:value-type="float">
            <text:p>3445.0311970737</text:p>
          </table:table-cell>
        </table:table-row>
        <table:table-row table:style-name="ro1">
          <table:table-cell office:value-type="float" office:value="14.8435286009999" calcext:value-type="float">
            <text:p>14.843528601</text:p>
          </table:table-cell>
          <table:table-cell office:value-type="float" office:value="3367.19345660387" calcext:value-type="float">
            <text:p>3367.1934566039</text:p>
          </table:table-cell>
        </table:table-row>
        <table:table-row table:style-name="ro1">
          <table:table-cell office:value-type="float" office:value="14.861233376" calcext:value-type="float">
            <text:p>14.861233376</text:p>
          </table:table-cell>
          <table:table-cell office:value-type="float" office:value="3388.91626692324" calcext:value-type="float">
            <text:p>3388.9162669232</text:p>
          </table:table-cell>
        </table:table-row>
        <table:table-row table:style-name="ro1">
          <table:table-cell office:value-type="float" office:value="14.8791871619999" calcext:value-type="float">
            <text:p>14.879187162</text:p>
          </table:table-cell>
          <table:table-cell office:value-type="float" office:value="3341.91351062722" calcext:value-type="float">
            <text:p>3341.9135106272</text:p>
          </table:table-cell>
        </table:table-row>
        <table:table-row table:style-name="ro1">
          <table:table-cell office:value-type="float" office:value="14.8968921449998" calcext:value-type="float">
            <text:p>14.896892145</text:p>
          </table:table-cell>
          <table:table-cell office:value-type="float" office:value="3388.87645360832" calcext:value-type="float">
            <text:p>3388.8764536083</text:p>
          </table:table-cell>
        </table:table-row>
        <table:table-row table:style-name="ro1">
          <table:table-cell office:value-type="float" office:value="14.9147977549999" calcext:value-type="float">
            <text:p>14.914797755</text:p>
          </table:table-cell>
          <table:table-cell office:value-type="float" office:value="3350.90510738048" calcext:value-type="float">
            <text:p>3350.9051073805</text:p>
          </table:table-cell>
        </table:table-row>
        <table:table-row table:style-name="ro1">
          <table:table-cell office:value-type="float" office:value="14.932423258" calcext:value-type="float">
            <text:p>14.932423258</text:p>
          </table:table-cell>
          <table:table-cell office:value-type="float" office:value="3404.15816783741" calcext:value-type="float">
            <text:p>3404.1581678374</text:p>
          </table:table-cell>
        </table:table-row>
        <table:table-row table:style-name="ro1">
          <table:table-cell office:value-type="float" office:value="14.9502518879999" calcext:value-type="float">
            <text:p>14.950251888</text:p>
          </table:table-cell>
          <table:table-cell office:value-type="float" office:value="3365.37355928089" calcext:value-type="float">
            <text:p>3365.3735592809</text:p>
          </table:table-cell>
        </table:table-row>
        <table:table-row table:style-name="ro1">
          <table:table-cell office:value-type="float" office:value="14.9677970789999" calcext:value-type="float">
            <text:p>14.967797079</text:p>
          </table:table-cell>
          <table:table-cell office:value-type="float" office:value="3419.74048616274" calcext:value-type="float">
            <text:p>3419.7404861627</text:p>
          </table:table-cell>
        </table:table-row>
        <table:table-row table:style-name="ro1">
          <table:table-cell office:value-type="float" office:value="14.9855707079998" calcext:value-type="float">
            <text:p>14.985570708</text:p>
          </table:table-cell>
          <table:table-cell office:value-type="float" office:value="3375.78780338456" calcext:value-type="float">
            <text:p>3375.7878033846</text:p>
          </table:table-cell>
        </table:table-row>
        <table:table-row table:style-name="ro1">
          <table:table-cell office:value-type="float" office:value="15.003253868" calcext:value-type="float">
            <text:p>15.003253868</text:p>
          </table:table-cell>
          <table:table-cell office:value-type="float" office:value="3393.05870667093" calcext:value-type="float">
            <text:p>3393.0587066709</text:p>
          </table:table-cell>
        </table:table-row>
        <table:table-row table:style-name="ro1">
          <table:table-cell office:value-type="float" office:value="15.0211990609998" calcext:value-type="float">
            <text:p>15.021199061</text:p>
          </table:table-cell>
          <table:table-cell office:value-type="float" office:value="3343.51377555878" calcext:value-type="float">
            <text:p>3343.5137755588</text:p>
          </table:table-cell>
        </table:table-row>
        <table:table-row table:style-name="ro1">
          <table:table-cell office:value-type="float" office:value="15.0387656579999" calcext:value-type="float">
            <text:p>15.038765658</text:p>
          </table:table-cell>
          <table:table-cell office:value-type="float" office:value="3415.57331792038" calcext:value-type="float">
            <text:p>3415.5733179204</text:p>
          </table:table-cell>
        </table:table-row>
        <table:table-row table:style-name="ro1">
          <table:table-cell office:value-type="float" office:value="15.0567061629999" calcext:value-type="float">
            <text:p>15.056706163</text:p>
          </table:table-cell>
          <table:table-cell office:value-type="float" office:value="3344.38746288174" calcext:value-type="float">
            <text:p>3344.3874628818</text:p>
          </table:table-cell>
        </table:table-row>
        <table:table-row table:style-name="ro1">
          <table:table-cell office:value-type="float" office:value="15.0743894799998" calcext:value-type="float">
            <text:p>15.07438948</text:p>
          </table:table-cell>
          <table:table-cell office:value-type="float" office:value="3393.02858171122" calcext:value-type="float">
            <text:p>3393.0285817112</text:p>
          </table:table-cell>
        </table:table-row>
        <table:table-row table:style-name="ro1">
          <table:table-cell office:value-type="float" office:value="15.092328683" calcext:value-type="float">
            <text:p>15.092328683</text:p>
          </table:table-cell>
          <table:table-cell office:value-type="float" office:value="3344.63019340063" calcext:value-type="float">
            <text:p>3344.6301934006</text:p>
          </table:table-cell>
        </table:table-row>
        <table:table-row table:style-name="ro1">
          <table:table-cell office:value-type="float" office:value="15.1099093939999" calcext:value-type="float">
            <text:p>15.109909394</text:p>
          </table:table-cell>
          <table:table-cell office:value-type="float" office:value="3412.831255813" calcext:value-type="float">
            <text:p>3412.831255813</text:p>
          </table:table-cell>
        </table:table-row>
        <table:table-row table:style-name="ro1">
          <table:table-cell office:value-type="float" office:value="15.1277922949998" calcext:value-type="float">
            <text:p>15.127792295</text:p>
          </table:table-cell>
          <table:table-cell office:value-type="float" office:value="3355.16032887266" calcext:value-type="float">
            <text:p>3355.1603288727</text:p>
          </table:table-cell>
        </table:table-row>
        <table:table-row table:style-name="ro1">
          <table:table-cell office:value-type="float" office:value="15.1453557149998" calcext:value-type="float">
            <text:p>15.145355715</text:p>
          </table:table-cell>
          <table:table-cell office:value-type="float" office:value="3416.19115183957" calcext:value-type="float">
            <text:p>3416.1911518396</text:p>
          </table:table-cell>
        </table:table-row>
        <table:table-row table:style-name="ro1">
          <table:table-cell office:value-type="float" office:value="15.1631616359998" calcext:value-type="float">
            <text:p>15.163161636</text:p>
          </table:table-cell>
          <table:table-cell office:value-type="float" office:value="3369.66562976626" calcext:value-type="float">
            <text:p>3369.6656297663</text:p>
          </table:table-cell>
        </table:table-row>
        <table:table-row table:style-name="ro1">
          <table:table-cell office:value-type="float" office:value="15.1807197439998" calcext:value-type="float">
            <text:p>15.180719744</text:p>
          </table:table-cell>
          <table:table-cell office:value-type="float" office:value="3417.22468047184" calcext:value-type="float">
            <text:p>3417.2246804719</text:p>
          </table:table-cell>
        </table:table-row>
        <table:table-row table:style-name="ro1">
          <table:table-cell office:value-type="float" office:value="15.1984699349998" calcext:value-type="float">
            <text:p>15.198469935</text:p>
          </table:table-cell>
          <table:table-cell office:value-type="float" office:value="3380.24531679599" calcext:value-type="float">
            <text:p>3380.245316796</text:p>
          </table:table-cell>
        </table:table-row>
        <table:table-row table:style-name="ro1">
          <table:table-cell office:value-type="float" office:value="15.2159176779999" calcext:value-type="float">
            <text:p>15.215917678</text:p>
          </table:table-cell>
          <table:table-cell office:value-type="float" office:value="3438.84019840476" calcext:value-type="float">
            <text:p>3438.8401984048</text:p>
          </table:table-cell>
        </table:table-row>
        <table:table-row table:style-name="ro1">
          <table:table-cell office:value-type="float" office:value="15.2337868279999" calcext:value-type="float">
            <text:p>15.233786828</text:p>
          </table:table-cell>
          <table:table-cell office:value-type="float" office:value="3357.74225410381" calcext:value-type="float">
            <text:p>3357.7422541038</text:p>
          </table:table-cell>
        </table:table-row>
        <table:table-row table:style-name="ro1">
          <table:table-cell office:value-type="float" office:value="15.2514621759999" calcext:value-type="float">
            <text:p>15.251462176</text:p>
          </table:table-cell>
          <table:table-cell office:value-type="float" office:value="3394.55834193254" calcext:value-type="float">
            <text:p>3394.5583419326</text:p>
          </table:table-cell>
        </table:table-row>
        <table:table-row table:style-name="ro1">
          <table:table-cell office:value-type="float" office:value="15.269295285" calcext:value-type="float">
            <text:p>15.269295285</text:p>
          </table:table-cell>
          <table:table-cell office:value-type="float" office:value="3364.52830517014" calcext:value-type="float">
            <text:p>3364.5283051701</text:p>
          </table:table-cell>
        </table:table-row>
        <table:table-row table:style-name="ro1">
          <table:table-cell office:value-type="float" office:value="15.2868805799999" calcext:value-type="float">
            <text:p>15.28688058</text:p>
          </table:table-cell>
          <table:table-cell office:value-type="float" office:value="3411.94162511212" calcext:value-type="float">
            <text:p>3411.9416251121</text:p>
          </table:table-cell>
        </table:table-row>
        <table:table-row table:style-name="ro1">
          <table:table-cell office:value-type="float" office:value="15.3047357199998" calcext:value-type="float">
            <text:p>15.30473572</text:p>
          </table:table-cell>
          <table:table-cell office:value-type="float" office:value="3360.37689988479" calcext:value-type="float">
            <text:p>3360.3768998848</text:p>
          </table:table-cell>
        </table:table-row>
        <table:table-row table:style-name="ro1">
          <table:table-cell office:value-type="float" office:value="15.3222781499999" calcext:value-type="float">
            <text:p>15.32227815</text:p>
          </table:table-cell>
          <table:table-cell office:value-type="float" office:value="3420.27871850329" calcext:value-type="float">
            <text:p>3420.2787185033</text:p>
          </table:table-cell>
        </table:table-row>
        <table:table-row table:style-name="ro1">
          <table:table-cell office:value-type="float" office:value="15.340094124" calcext:value-type="float">
            <text:p>15.340094124</text:p>
          </table:table-cell>
          <table:table-cell office:value-type="float" office:value="3367.76423223949" calcext:value-type="float">
            <text:p>3367.7642322395</text:p>
          </table:table-cell>
        </table:table-row>
        <table:table-row table:style-name="ro1">
          <table:table-cell office:value-type="float" office:value="15.3576670749999" calcext:value-type="float">
            <text:p>15.357667075</text:p>
          </table:table-cell>
          <table:table-cell office:value-type="float" office:value="3414.33832031245" calcext:value-type="float">
            <text:p>3414.3383203125</text:p>
          </table:table-cell>
        </table:table-row>
        <table:table-row table:style-name="ro1">
          <table:table-cell office:value-type="float" office:value="15.3756904449999" calcext:value-type="float">
            <text:p>15.375690445</text:p>
          </table:table-cell>
          <table:table-cell office:value-type="float" office:value="3329.01116716109" calcext:value-type="float">
            <text:p>3329.0111671611</text:p>
          </table:table-cell>
        </table:table-row>
        <table:table-row table:style-name="ro1">
          <table:table-cell office:value-type="float" office:value="15.3932371459998" calcext:value-type="float">
            <text:p>15.393237146</text:p>
          </table:table-cell>
          <table:table-cell office:value-type="float" office:value="3419.44619677159" calcext:value-type="float">
            <text:p>3419.4461967716</text:p>
          </table:table-cell>
        </table:table-row>
        <table:table-row table:style-name="ro1">
          <table:table-cell office:value-type="float" office:value="15.4113057769998" calcext:value-type="float">
            <text:p>15.411305777</text:p>
          </table:table-cell>
          <table:table-cell office:value-type="float" office:value="3320.67216381704" calcext:value-type="float">
            <text:p>3320.672163817</text:p>
          </table:table-cell>
        </table:table-row>
        <table:table-row table:style-name="ro1">
          <table:table-cell office:value-type="float" office:value="15.4288601869998" calcext:value-type="float">
            <text:p>15.428860187</text:p>
          </table:table-cell>
          <table:table-cell office:value-type="float" office:value="3417.94455068507" calcext:value-type="float">
            <text:p>3417.9445506851</text:p>
          </table:table-cell>
        </table:table-row>
        <table:table-row table:style-name="ro1">
          <table:table-cell office:value-type="float" office:value="15.446703973" calcext:value-type="float">
            <text:p>15.446703973</text:p>
          </table:table-cell>
          <table:table-cell office:value-type="float" office:value="3362.51510746531" calcext:value-type="float">
            <text:p>3362.5151074653</text:p>
          </table:table-cell>
        </table:table-row>
        <table:table-row table:style-name="ro1">
          <table:table-cell office:value-type="float" office:value="15.4641792149998" calcext:value-type="float">
            <text:p>15.464179215</text:p>
          </table:table-cell>
          <table:table-cell office:value-type="float" office:value="3433.4288475446" calcext:value-type="float">
            <text:p>3433.4288475446</text:p>
          </table:table-cell>
        </table:table-row>
        <table:table-row table:style-name="ro1">
          <table:table-cell office:value-type="float" office:value="15.481981959" calcext:value-type="float">
            <text:p>15.481981959</text:p>
          </table:table-cell>
          <table:table-cell office:value-type="float" office:value="3370.26696555579" calcext:value-type="float">
            <text:p>3370.2669655558</text:p>
          </table:table-cell>
        </table:table-row>
        <table:table-row table:style-name="ro1">
          <table:table-cell office:value-type="float" office:value="15.4995365249999" calcext:value-type="float">
            <text:p>15.499536525</text:p>
          </table:table-cell>
          <table:table-cell office:value-type="float" office:value="3417.91417686944" calcext:value-type="float">
            <text:p>3417.9141768695</text:p>
          </table:table-cell>
        </table:table-row>
        <table:table-row table:style-name="ro1">
          <table:table-cell office:value-type="float" office:value="15.517385051" calcext:value-type="float">
            <text:p>15.517385051</text:p>
          </table:table-cell>
          <table:table-cell office:value-type="float" office:value="3361.62213057435" calcext:value-type="float">
            <text:p>3361.6221305744</text:p>
          </table:table-cell>
        </table:table-row>
        <table:table-row table:style-name="ro1">
          <table:table-cell office:value-type="float" office:value="15.534962273" calcext:value-type="float">
            <text:p>15.534962273</text:p>
          </table:table-cell>
          <table:table-cell office:value-type="float" office:value="3413.50868755031" calcext:value-type="float">
            <text:p>3413.5086875503</text:p>
          </table:table-cell>
        </table:table-row>
        <table:table-row table:style-name="ro1">
          <table:table-cell office:value-type="float" office:value="15.55289309" calcext:value-type="float">
            <text:p>15.55289309</text:p>
          </table:table-cell>
          <table:table-cell office:value-type="float" office:value="3346.19443163531" calcext:value-type="float">
            <text:p>3346.1944316353</text:p>
          </table:table-cell>
        </table:table-row>
        <table:table-row table:style-name="ro1">
          <table:table-cell office:value-type="float" office:value="15.570393281" calcext:value-type="float">
            <text:p>15.570393281</text:p>
          </table:table-cell>
          <table:table-cell office:value-type="float" office:value="3428.53400858075" calcext:value-type="float">
            <text:p>3428.5340085808</text:p>
          </table:table-cell>
        </table:table-row>
        <table:table-row table:style-name="ro1">
          <table:table-cell office:value-type="float" office:value="15.588350088" calcext:value-type="float">
            <text:p>15.588350088</text:p>
          </table:table-cell>
          <table:table-cell office:value-type="float" office:value="3341.35127698023" calcext:value-type="float">
            <text:p>3341.3512769802</text:p>
          </table:table-cell>
        </table:table-row>
        <table:table-row table:style-name="ro1">
          <table:table-cell office:value-type="float" office:value="15.6058202269999" calcext:value-type="float">
            <text:p>15.605820227</text:p>
          </table:table-cell>
          <table:table-cell office:value-type="float" office:value="3434.43174667087" calcext:value-type="float">
            <text:p>3434.4317466709</text:p>
          </table:table-cell>
        </table:table-row>
        <table:table-row table:style-name="ro1">
          <table:table-cell office:value-type="float" office:value="15.6237435439998" calcext:value-type="float">
            <text:p>15.623743544</text:p>
          </table:table-cell>
          <table:table-cell office:value-type="float" office:value="3347.59464446222" calcext:value-type="float">
            <text:p>3347.5946444622</text:p>
          </table:table-cell>
        </table:table-row>
        <table:table-row table:style-name="ro1">
          <table:table-cell office:value-type="float" office:value="15.6411972239998" calcext:value-type="float">
            <text:p>15.641197224</text:p>
          </table:table-cell>
          <table:table-cell office:value-type="float" office:value="3437.67045115654" calcext:value-type="float">
            <text:p>3437.6704511565</text:p>
          </table:table-cell>
        </table:table-row>
        <table:table-row table:style-name="ro1">
          <table:table-cell office:value-type="float" office:value="15.6591436669999" calcext:value-type="float">
            <text:p>15.659143667</text:p>
          </table:table-cell>
          <table:table-cell office:value-type="float" office:value="3343.28089415303" calcext:value-type="float">
            <text:p>3343.280894153</text:p>
          </table:table-cell>
        </table:table-row>
        <table:table-row table:style-name="ro1">
          <table:table-cell office:value-type="float" office:value="15.676602711" calcext:value-type="float">
            <text:p>15.676602711</text:p>
          </table:table-cell>
          <table:table-cell office:value-type="float" office:value="3436.61428423801" calcext:value-type="float">
            <text:p>3436.614284238</text:p>
          </table:table-cell>
        </table:table-row>
        <table:table-row table:style-name="ro1">
          <table:table-cell office:value-type="float" office:value="15.694463008" calcext:value-type="float">
            <text:p>15.694463008</text:p>
          </table:table-cell>
          <table:table-cell office:value-type="float" office:value="3359.40662129528" calcext:value-type="float">
            <text:p>3359.4066212953</text:p>
          </table:table-cell>
        </table:table-row>
        <table:table-row table:style-name="ro1">
          <table:table-cell office:value-type="float" office:value="15.7121108029999" calcext:value-type="float">
            <text:p>15.712110803</text:p>
          </table:table-cell>
          <table:table-cell office:value-type="float" office:value="3399.85816926881" calcext:value-type="float">
            <text:p>3399.8581692688</text:p>
          </table:table-cell>
        </table:table-row>
        <table:table-row table:style-name="ro1">
          <table:table-cell office:value-type="float" office:value="15.72994537" calcext:value-type="float">
            <text:p>15.72994537</text:p>
          </table:table-cell>
          <table:table-cell office:value-type="float" office:value="3364.25325041765" calcext:value-type="float">
            <text:p>3364.2532504177</text:p>
          </table:table-cell>
        </table:table-row>
        <table:table-row table:style-name="ro1">
          <table:table-cell office:value-type="float" office:value="15.747597436" calcext:value-type="float">
            <text:p>15.747597436</text:p>
          </table:table-cell>
          <table:table-cell office:value-type="float" office:value="3399.03555765427" calcext:value-type="float">
            <text:p>3399.0355576543</text:p>
          </table:table-cell>
        </table:table-row>
        <table:table-row table:style-name="ro1">
          <table:table-cell office:value-type="float" office:value="15.7654703369999" calcext:value-type="float">
            <text:p>15.765470337</text:p>
          </table:table-cell>
          <table:table-cell office:value-type="float" office:value="3357.03756207639" calcext:value-type="float">
            <text:p>3357.0375620764</text:p>
          </table:table-cell>
        </table:table-row>
        <table:table-row table:style-name="ro1">
          <table:table-cell office:value-type="float" office:value="15.7830765699998" calcext:value-type="float">
            <text:p>15.78307657</text:p>
          </table:table-cell>
          <table:table-cell office:value-type="float" office:value="3407.88401472699" calcext:value-type="float">
            <text:p>3407.884014727</text:p>
          </table:table-cell>
        </table:table-row>
        <table:table-row table:style-name="ro1">
          <table:table-cell office:value-type="float" office:value="15.8009255119998" calcext:value-type="float">
            <text:p>15.800925512</text:p>
          </table:table-cell>
          <table:table-cell office:value-type="float" office:value="3361.54378225881" calcext:value-type="float">
            <text:p>3361.5437822588</text:p>
          </table:table-cell>
        </table:table-row>
        <table:table-row table:style-name="ro1">
          <table:table-cell office:value-type="float" office:value="15.818401536" calcext:value-type="float">
            <text:p>15.818401536</text:p>
          </table:table-cell>
          <table:table-cell office:value-type="float" office:value="3433.27521176166" calcext:value-type="float">
            <text:p>3433.2752117617</text:p>
          </table:table-cell>
        </table:table-row>
        <table:table-row table:style-name="ro1">
          <table:table-cell office:value-type="float" office:value="15.8361071439999" calcext:value-type="float">
            <text:p>15.836107144</text:p>
          </table:table-cell>
          <table:table-cell office:value-type="float" office:value="3388.75682779654" calcext:value-type="float">
            <text:p>3388.7568277965</text:p>
          </table:table-cell>
        </table:table-row>
        <table:table-row table:style-name="ro1">
          <table:table-cell office:value-type="float" office:value="15.8535982199999" calcext:value-type="float">
            <text:p>15.85359822</text:p>
          </table:table-cell>
          <table:table-cell office:value-type="float" office:value="3430.32069611949" calcext:value-type="float">
            <text:p>3430.3206961195</text:p>
          </table:table-cell>
        </table:table-row>
        <table:table-row table:style-name="ro1">
          <table:table-cell office:value-type="float" office:value="15.8714080989998" calcext:value-type="float">
            <text:p>15.871408099</text:p>
          </table:table-cell>
          <table:table-cell office:value-type="float" office:value="3368.91676805345" calcext:value-type="float">
            <text:p>3368.9167680535</text:p>
          </table:table-cell>
        </table:table-row>
        <table:table-row table:style-name="ro1">
          <table:table-cell office:value-type="float" office:value="15.8889618839999" calcext:value-type="float">
            <text:p>15.888961884</text:p>
          </table:table-cell>
          <table:table-cell office:value-type="float" office:value="3418.06624610804" calcext:value-type="float">
            <text:p>3418.066246108</text:p>
          </table:table-cell>
        </table:table-row>
        <table:table-row table:style-name="ro1">
          <table:table-cell office:value-type="float" office:value="15.9067563469998" calcext:value-type="float">
            <text:p>15.906756347</text:p>
          </table:table-cell>
          <table:table-cell office:value-type="float" office:value="3371.83538497854" calcext:value-type="float">
            <text:p>3371.8353849786</text:p>
          </table:table-cell>
        </table:table-row>
        <table:table-row table:style-name="ro1">
          <table:table-cell office:value-type="float" office:value="15.924302787" calcext:value-type="float">
            <text:p>15.924302787</text:p>
          </table:table-cell>
          <table:table-cell office:value-type="float" office:value="3419.49706034115" calcext:value-type="float">
            <text:p>3419.4970603412</text:p>
          </table:table-cell>
        </table:table-row>
        <table:table-row table:style-name="ro1">
          <table:table-cell office:value-type="float" office:value="15.942168501" calcext:value-type="float">
            <text:p>15.942168501</text:p>
          </table:table-cell>
          <table:table-cell office:value-type="float" office:value="3358.38802748452" calcext:value-type="float">
            <text:p>3358.3880274845</text:p>
          </table:table-cell>
        </table:table-row>
        <table:table-row table:style-name="ro1">
          <table:table-cell office:value-type="float" office:value="15.9595975969999" calcext:value-type="float">
            <text:p>15.959597597</text:p>
          </table:table-cell>
          <table:table-cell office:value-type="float" office:value="3442.51933665342" calcext:value-type="float">
            <text:p>3442.5193366534</text:p>
          </table:table-cell>
        </table:table-row>
        <table:table-row table:style-name="ro1">
          <table:table-cell office:value-type="float" office:value="15.9773836219999" calcext:value-type="float">
            <text:p>15.977383622</text:p>
          </table:table-cell>
          <table:table-cell office:value-type="float" office:value="3373.43504238514" calcext:value-type="float">
            <text:p>3373.4350423851</text:p>
          </table:table-cell>
        </table:table-row>
        <table:table-row table:style-name="ro1">
          <table:table-cell office:value-type="float" office:value="15.9949554799998" calcext:value-type="float">
            <text:p>15.99495548</text:p>
          </table:table-cell>
          <table:table-cell office:value-type="float" office:value="3414.55069807642" calcext:value-type="float">
            <text:p>3414.5506980764</text:p>
          </table:table-cell>
        </table:table-row>
        <table:table-row table:style-name="ro1">
          <table:table-cell office:value-type="float" office:value="16.0127952549999" calcext:value-type="float">
            <text:p>16.012795255</text:p>
          </table:table-cell>
          <table:table-cell office:value-type="float" office:value="3363.27111747302" calcext:value-type="float">
            <text:p>3363.271117473</text:p>
          </table:table-cell>
        </table:table-row>
        <table:table-row table:style-name="ro1">
          <table:table-cell office:value-type="float" office:value="16.0302966959998" calcext:value-type="float">
            <text:p>16.030296696</text:p>
          </table:table-cell>
          <table:table-cell office:value-type="float" office:value="3428.28913346432" calcext:value-type="float">
            <text:p>3428.2891334643</text:p>
          </table:table-cell>
        </table:table-row>
        <table:table-row table:style-name="ro1">
          <table:table-cell office:value-type="float" office:value="16.04821642" calcext:value-type="float">
            <text:p>16.04821642</text:p>
          </table:table-cell>
          <table:table-cell office:value-type="float" office:value="3348.26585495124" calcext:value-type="float">
            <text:p>3348.2658549513</text:p>
          </table:table-cell>
        </table:table-row>
        <table:table-row table:style-name="ro1">
          <table:table-cell office:value-type="float" office:value="16.065778746" calcext:value-type="float">
            <text:p>16.065778746</text:p>
          </table:table-cell>
          <table:table-cell office:value-type="float" office:value="3416.40395470013" calcext:value-type="float">
            <text:p>3416.4039547001</text:p>
          </table:table-cell>
        </table:table-row>
        <table:table-row table:style-name="ro1">
          <table:table-cell office:value-type="float" office:value="16.0835829999999" calcext:value-type="float">
            <text:p>16.083583</text:p>
          </table:table-cell>
          <table:table-cell office:value-type="float" office:value="3369.98112925093" calcext:value-type="float">
            <text:p>3369.9811292509</text:p>
          </table:table-cell>
        </table:table-row>
        <table:table-row table:style-name="ro1">
          <table:table-cell office:value-type="float" office:value="16.1011440769998" calcext:value-type="float">
            <text:p>16.101144077</text:p>
          </table:table-cell>
          <table:table-cell office:value-type="float" office:value="3416.64694027941" calcext:value-type="float">
            <text:p>3416.6469402794</text:p>
          </table:table-cell>
        </table:table-row>
        <table:table-row table:style-name="ro1">
          <table:table-cell office:value-type="float" office:value="16.118934737" calcext:value-type="float">
            <text:p>16.118934737</text:p>
          </table:table-cell>
          <table:table-cell office:value-type="float" office:value="3372.55616145861" calcext:value-type="float">
            <text:p>3372.5561614586</text:p>
          </table:table-cell>
        </table:table-row>
        <table:table-row table:style-name="ro1">
          <table:table-cell office:value-type="float" office:value="16.1365365949998" calcext:value-type="float">
            <text:p>16.136536595</text:p>
          </table:table-cell>
          <table:table-cell office:value-type="float" office:value="3408.73105558841" calcext:value-type="float">
            <text:p>3408.7310555884</text:p>
          </table:table-cell>
        </table:table-row>
        <table:table-row table:style-name="ro1">
          <table:table-cell office:value-type="float" office:value="16.154455954" calcext:value-type="float">
            <text:p>16.154455954</text:p>
          </table:table-cell>
          <table:table-cell office:value-type="float" office:value="3348.33405588716" calcext:value-type="float">
            <text:p>3348.3340558872</text:p>
          </table:table-cell>
        </table:table-row>
        <table:table-row table:style-name="ro1">
          <table:table-cell office:value-type="float" office:value="16.1720438539999" calcext:value-type="float">
            <text:p>16.172043854</text:p>
          </table:table-cell>
          <table:table-cell office:value-type="float" office:value="3411.43627155608" calcext:value-type="float">
            <text:p>3411.4362715561</text:p>
          </table:table-cell>
        </table:table-row>
        <table:table-row table:style-name="ro1">
          <table:table-cell office:value-type="float" office:value="16.1897885239998" calcext:value-type="float">
            <text:p>16.189788524</text:p>
          </table:table-cell>
          <table:table-cell office:value-type="float" office:value="3381.29703173671" calcext:value-type="float">
            <text:p>3381.2970317367</text:p>
          </table:table-cell>
        </table:table-row>
        <table:table-row table:style-name="ro1">
          <table:table-cell office:value-type="float" office:value="16.2072937149999" calcext:value-type="float">
            <text:p>16.207293715</text:p>
          </table:table-cell>
          <table:table-cell office:value-type="float" office:value="3427.55471790124" calcext:value-type="float">
            <text:p>3427.5547179012</text:p>
          </table:table-cell>
        </table:table-row>
        <table:table-row table:style-name="ro1">
          <table:table-cell office:value-type="float" office:value="16.225198074" calcext:value-type="float">
            <text:p>16.225198074</text:p>
          </table:table-cell>
          <table:table-cell office:value-type="float" office:value="3351.13923931159" calcext:value-type="float">
            <text:p>3351.1392393116</text:p>
          </table:table-cell>
        </table:table-row>
        <table:table-row table:style-name="ro1">
          <table:table-cell office:value-type="float" office:value="16.2426580039999" calcext:value-type="float">
            <text:p>16.242658004</text:p>
          </table:table-cell>
          <table:table-cell office:value-type="float" office:value="3436.43989411667" calcext:value-type="float">
            <text:p>3436.4398941167</text:p>
          </table:table-cell>
        </table:table-row>
        <table:table-row table:style-name="ro1">
          <table:table-cell office:value-type="float" office:value="16.260572467" calcext:value-type="float">
            <text:p>16.260572467</text:p>
          </table:table-cell>
          <table:table-cell office:value-type="float" office:value="3349.24915134673" calcext:value-type="float">
            <text:p>3349.2491513467</text:p>
          </table:table-cell>
        </table:table-row>
        <table:table-row table:style-name="ro1">
          <table:table-cell office:value-type="float" office:value="16.2781332309999" calcext:value-type="float">
            <text:p>16.278133231</text:p>
          </table:table-cell>
          <table:table-cell office:value-type="float" office:value="3416.70783801915" calcext:value-type="float">
            <text:p>3416.7078380192</text:p>
          </table:table-cell>
        </table:table-row>
        <table:table-row table:style-name="ro1">
          <table:table-cell office:value-type="float" office:value="16.2961301429998" calcext:value-type="float">
            <text:p>16.296130143</text:p>
          </table:table-cell>
          <table:table-cell office:value-type="float" office:value="3333.90528331673" calcext:value-type="float">
            <text:p>3333.9052833167</text:p>
          </table:table-cell>
        </table:table-row>
        <table:table-row table:style-name="ro1">
          <table:table-cell office:value-type="float" office:value="16.313664969" calcext:value-type="float">
            <text:p>16.313664969</text:p>
          </table:table-cell>
          <table:table-cell office:value-type="float" office:value="3421.76192676859" calcext:value-type="float">
            <text:p>3421.7619267686</text:p>
          </table:table-cell>
        </table:table-row>
        <table:table-row table:style-name="ro1">
          <table:table-cell office:value-type="float" office:value="16.331437973" calcext:value-type="float">
            <text:p>16.331437973</text:p>
          </table:table-cell>
          <table:table-cell office:value-type="float" office:value="3375.90651529864" calcext:value-type="float">
            <text:p>3375.9065152986</text:p>
          </table:table-cell>
        </table:table-row>
        <table:table-row table:style-name="ro1">
          <table:table-cell office:value-type="float" office:value="16.348975143" calcext:value-type="float">
            <text:p>16.348975143</text:p>
          </table:table-cell>
          <table:table-cell office:value-type="float" office:value="3421.30457765461" calcext:value-type="float">
            <text:p>3421.3045776546</text:p>
          </table:table-cell>
        </table:table-row>
        <table:table-row table:style-name="ro1">
          <table:table-cell office:value-type="float" office:value="16.36665023" calcext:value-type="float">
            <text:p>16.36665023</text:p>
          </table:table-cell>
          <table:table-cell office:value-type="float" office:value="3394.6084678312" calcext:value-type="float">
            <text:p>3394.6084678312</text:p>
          </table:table-cell>
        </table:table-row>
        <table:table-row table:style-name="ro1">
          <table:table-cell office:value-type="float" office:value="16.3840881809999" calcext:value-type="float">
            <text:p>16.384088181</text:p>
          </table:table-cell>
          <table:table-cell office:value-type="float" office:value="3440.77122365327" calcext:value-type="float">
            <text:p>3440.7712236533</text:p>
          </table:table-cell>
        </table:table-row>
        <table:table-row table:style-name="ro1">
          <table:table-cell office:value-type="float" office:value="16.4018702999999" calcext:value-type="float">
            <text:p>16.4018703</text:p>
          </table:table-cell>
          <table:table-cell office:value-type="float" office:value="3374.17604729725" calcext:value-type="float">
            <text:p>3374.1760472973</text:p>
          </table:table-cell>
        </table:table-row>
        <table:table-row table:style-name="ro1">
          <table:table-cell office:value-type="float" office:value="16.4192946569999" calcext:value-type="float">
            <text:p>16.419294657</text:p>
          </table:table-cell>
          <table:table-cell office:value-type="float" office:value="3443.45561790677" calcext:value-type="float">
            <text:p>3443.4556179068</text:p>
          </table:table-cell>
        </table:table-row>
        <table:table-row table:style-name="ro1">
          <table:table-cell office:value-type="float" office:value="16.4370823489999" calcext:value-type="float">
            <text:p>16.437082349</text:p>
          </table:table-cell>
          <table:table-cell office:value-type="float" office:value="3373.11889592802" calcext:value-type="float">
            <text:p>3373.118895928</text:p>
          </table:table-cell>
        </table:table-row>
        <table:table-row table:style-name="ro1">
          <table:table-cell office:value-type="float" office:value="16.4546673309999" calcext:value-type="float">
            <text:p>16.454667331</text:p>
          </table:table-cell>
          <table:table-cell office:value-type="float" office:value="3412.00235518826" calcext:value-type="float">
            <text:p>3412.0023551883</text:p>
          </table:table-cell>
        </table:table-row>
        <table:table-row table:style-name="ro1">
          <table:table-cell office:value-type="float" office:value="16.472530284" calcext:value-type="float">
            <text:p>16.472530284</text:p>
          </table:table-cell>
          <table:table-cell office:value-type="float" office:value="3358.90711909414" calcext:value-type="float">
            <text:p>3358.9071190941</text:p>
          </table:table-cell>
        </table:table-row>
        <table:table-row table:style-name="ro1">
          <table:table-cell office:value-type="float" office:value="16.4901372979998" calcext:value-type="float">
            <text:p>16.490137298</text:p>
          </table:table-cell>
          <table:table-cell office:value-type="float" office:value="3407.73285013068" calcext:value-type="float">
            <text:p>3407.7328501307</text:p>
          </table:table-cell>
        </table:table-row>
        <table:table-row table:style-name="ro1">
          <table:table-cell office:value-type="float" office:value="16.508020928" calcext:value-type="float">
            <text:p>16.508020928</text:p>
          </table:table-cell>
          <table:table-cell office:value-type="float" office:value="3355.02356062629" calcext:value-type="float">
            <text:p>3355.0235606263</text:p>
          </table:table-cell>
        </table:table-row>
        <table:table-row table:style-name="ro1">
          <table:table-cell office:value-type="float" office:value="16.525595181" calcext:value-type="float">
            <text:p>16.525595181</text:p>
          </table:table-cell>
          <table:table-cell office:value-type="float" office:value="3414.08536681072" calcext:value-type="float">
            <text:p>3414.0853668107</text:p>
          </table:table-cell>
        </table:table-row>
        <table:table-row table:style-name="ro1">
          <table:table-cell office:value-type="float" office:value="16.543425998" calcext:value-type="float">
            <text:p>16.543425998</text:p>
          </table:table-cell>
          <table:table-cell office:value-type="float" office:value="3364.96078670919" calcext:value-type="float">
            <text:p>3364.9607867092</text:p>
          </table:table-cell>
        </table:table-row>
        <table:table-row table:style-name="ro1">
          <table:table-cell office:value-type="float" office:value="16.5609876999999" calcext:value-type="float">
            <text:p>16.5609877</text:p>
          </table:table-cell>
          <table:table-cell office:value-type="float" office:value="3416.52534589843" calcext:value-type="float">
            <text:p>3416.5253458984</text:p>
          </table:table-cell>
        </table:table-row>
        <table:table-row table:style-name="ro1">
          <table:table-cell office:value-type="float" office:value="16.5787052869998" calcext:value-type="float">
            <text:p>16.578705287</text:p>
          </table:table-cell>
          <table:table-cell office:value-type="float" office:value="3386.46566264409" calcext:value-type="float">
            <text:p>3386.4656626441</text:p>
          </table:table-cell>
        </table:table-row>
        <table:table-row table:style-name="ro1">
          <table:table-cell office:value-type="float" office:value="16.5962269879999" calcext:value-type="float">
            <text:p>16.596226988</text:p>
          </table:table-cell>
          <table:table-cell office:value-type="float" office:value="3424.32506979393" calcext:value-type="float">
            <text:p>3424.3250697939</text:p>
          </table:table-cell>
        </table:table-row>
        <table:table-row table:style-name="ro1">
          <table:table-cell office:value-type="float" office:value="16.614049003" calcext:value-type="float">
            <text:p>16.614049003</text:p>
          </table:table-cell>
          <table:table-cell office:value-type="float" office:value="3366.6226854645" calcext:value-type="float">
            <text:p>3366.6226854645</text:p>
          </table:table-cell>
        </table:table-row>
        <table:table-row table:style-name="ro1">
          <table:table-cell office:value-type="float" office:value="16.6315078389998" calcext:value-type="float">
            <text:p>16.631507839</text:p>
          </table:table-cell>
          <table:table-cell office:value-type="float" office:value="3436.65522721995" calcext:value-type="float">
            <text:p>3436.65522722</text:p>
          </table:table-cell>
        </table:table-row>
        <table:table-row table:style-name="ro1">
          <table:table-cell office:value-type="float" office:value="16.649242666" calcext:value-type="float">
            <text:p>16.649242666</text:p>
          </table:table-cell>
          <table:table-cell office:value-type="float" office:value="3383.17368415973" calcext:value-type="float">
            <text:p>3383.1736841597</text:p>
          </table:table-cell>
        </table:table-row>
        <table:table-row table:style-name="ro1">
          <table:table-cell office:value-type="float" office:value="16.66686093" calcext:value-type="float">
            <text:p>16.66686093</text:p>
          </table:table-cell>
          <table:table-cell office:value-type="float" office:value="3405.55686984425" calcext:value-type="float">
            <text:p>3405.5568698443</text:p>
          </table:table-cell>
        </table:table-row>
        <table:table-row table:style-name="ro1">
          <table:table-cell office:value-type="float" office:value="16.684602997" calcext:value-type="float">
            <text:p>16.684602997</text:p>
          </table:table-cell>
          <table:table-cell office:value-type="float" office:value="3381.79311351349" calcext:value-type="float">
            <text:p>3381.7931135135</text:p>
          </table:table-cell>
        </table:table-row>
        <table:table-row table:style-name="ro1">
          <table:table-cell office:value-type="float" office:value="16.7021267289999" calcext:value-type="float">
            <text:p>16.702126729</text:p>
          </table:table-cell>
          <table:table-cell office:value-type="float" office:value="3423.92819064424" calcext:value-type="float">
            <text:p>3423.9281906443</text:p>
          </table:table-cell>
        </table:table-row>
        <table:table-row table:style-name="ro1">
          <table:table-cell office:value-type="float" office:value="16.719991557" calcext:value-type="float">
            <text:p>16.719991557</text:p>
          </table:table-cell>
          <table:table-cell office:value-type="float" office:value="3358.55458557469" calcext:value-type="float">
            <text:p>3358.5545855747</text:p>
          </table:table-cell>
        </table:table-row>
        <table:table-row table:style-name="ro1">
          <table:table-cell office:value-type="float" office:value="16.7374575289998" calcext:value-type="float">
            <text:p>16.737457529</text:p>
          </table:table-cell>
          <table:table-cell office:value-type="float" office:value="3435.25112719178" calcext:value-type="float">
            <text:p>3435.2511271918</text:p>
          </table:table-cell>
        </table:table-row>
        <table:table-row table:style-name="ro1">
          <table:table-cell office:value-type="float" office:value="16.7553867319998" calcext:value-type="float">
            <text:p>16.755386732</text:p>
          </table:table-cell>
          <table:table-cell office:value-type="float" office:value="3346.4956585086" calcext:value-type="float">
            <text:p>3346.4956585086</text:p>
          </table:table-cell>
        </table:table-row>
        <table:table-row table:style-name="ro1">
          <table:table-cell office:value-type="float" office:value="16.7729673909998" calcext:value-type="float">
            <text:p>16.772967391</text:p>
          </table:table-cell>
          <table:table-cell office:value-type="float" office:value="3412.84135025261" calcext:value-type="float">
            <text:p>3412.8413502526</text:p>
          </table:table-cell>
        </table:table-row>
        <table:table-row table:style-name="ro1">
          <table:table-cell office:value-type="float" office:value="16.7909375839999" calcext:value-type="float">
            <text:p>16.790937584</text:p>
          </table:table-cell>
          <table:table-cell office:value-type="float" office:value="3338.86230379564" calcext:value-type="float">
            <text:p>3338.8623037956</text:p>
          </table:table-cell>
        </table:table-row>
        <table:table-row table:style-name="ro1">
          <table:table-cell office:value-type="float" office:value="16.8083968889998" calcext:value-type="float">
            <text:p>16.808396889</text:p>
          </table:table-cell>
          <table:table-cell office:value-type="float" office:value="3436.56291017485" calcext:value-type="float">
            <text:p>3436.5629101749</text:p>
          </table:table-cell>
        </table:table-row>
        <table:table-row table:style-name="ro1">
          <table:table-cell office:value-type="float" office:value="16.826264217" calcext:value-type="float">
            <text:p>16.826264217</text:p>
          </table:table-cell>
          <table:table-cell office:value-type="float" office:value="3358.08465593465" calcext:value-type="float">
            <text:p>3358.0846559347</text:p>
          </table:table-cell>
        </table:table-row>
        <table:table-row table:style-name="ro1">
          <table:table-cell office:value-type="float" office:value="16.843686594" calcext:value-type="float">
            <text:p>16.843686594</text:p>
          </table:table-cell>
          <table:table-cell office:value-type="float" office:value="3443.84695612953" calcext:value-type="float">
            <text:p>3443.8469561295</text:p>
          </table:table-cell>
        </table:table-row>
        <table:table-row table:style-name="ro1">
          <table:table-cell office:value-type="float" office:value="16.86152111" calcext:value-type="float">
            <text:p>16.86152111</text:p>
          </table:table-cell>
          <table:table-cell office:value-type="float" office:value="3364.26287094204" calcext:value-type="float">
            <text:p>3364.2628709421</text:p>
          </table:table-cell>
        </table:table-row>
        <table:table-row table:style-name="ro1">
          <table:table-cell office:value-type="float" office:value="16.8788893199999" calcext:value-type="float">
            <text:p>16.87888932</text:p>
          </table:table-cell>
          <table:table-cell office:value-type="float" office:value="3454.5874330451" calcext:value-type="float">
            <text:p>3454.5874330451</text:p>
          </table:table-cell>
        </table:table-row>
        <table:table-row table:style-name="ro1">
          <table:table-cell office:value-type="float" office:value="16.8966987829999" calcext:value-type="float">
            <text:p>16.896698783</text:p>
          </table:table-cell>
          <table:table-cell office:value-type="float" office:value="3368.99546043785" calcext:value-type="float">
            <text:p>3368.9954604379</text:p>
          </table:table-cell>
        </table:table-row>
        <table:table-row table:style-name="ro1">
          <table:table-cell office:value-type="float" office:value="16.9142598589999" calcext:value-type="float">
            <text:p>16.914259859</text:p>
          </table:table-cell>
          <table:table-cell office:value-type="float" office:value="3416.6471348353" calcext:value-type="float">
            <text:p>3416.6471348353</text:p>
          </table:table-cell>
        </table:table-row>
        <table:table-row table:style-name="ro1">
          <table:table-cell office:value-type="float" office:value="16.9320517179999" calcext:value-type="float">
            <text:p>16.932051718</text:p>
          </table:table-cell>
          <table:table-cell office:value-type="float" office:value="3372.3288836767" calcext:value-type="float">
            <text:p>3372.3288836767</text:p>
          </table:table-cell>
        </table:table-row>
        <table:table-row table:style-name="ro1">
          <table:table-cell office:value-type="float" office:value="16.9495841999999" calcext:value-type="float">
            <text:p>16.9495842</text:p>
          </table:table-cell>
          <table:table-cell office:value-type="float" office:value="3422.21939826163" calcext:value-type="float">
            <text:p>3422.2193982616</text:p>
          </table:table-cell>
        </table:table-row>
        <table:table-row table:style-name="ro1">
          <table:table-cell office:value-type="float" office:value="16.9673482979999" calcext:value-type="float">
            <text:p>16.967348298</text:p>
          </table:table-cell>
          <table:table-cell office:value-type="float" office:value="3377.59902021784" calcext:value-type="float">
            <text:p>3377.5990202179</text:p>
          </table:table-cell>
        </table:table-row>
        <table:table-row table:style-name="ro1">
          <table:table-cell office:value-type="float" office:value="16.984922291" calcext:value-type="float">
            <text:p>16.984922291</text:p>
          </table:table-cell>
          <table:table-cell office:value-type="float" office:value="3414.13587679574" calcext:value-type="float">
            <text:p>3414.1358767958</text:p>
          </table:table-cell>
        </table:table-row>
        <table:table-row table:style-name="ro1">
          <table:table-cell office:value-type="float" office:value="17.002753577" calcext:value-type="float">
            <text:p>17.002753577</text:p>
          </table:table-cell>
          <table:table-cell office:value-type="float" office:value="3364.87228121657" calcext:value-type="float">
            <text:p>3364.8722812166</text:p>
          </table:table-cell>
        </table:table-row>
        <table:table-row table:style-name="ro1">
          <table:table-cell office:value-type="float" office:value="17.0202097049998" calcext:value-type="float">
            <text:p>17.020209705</text:p>
          </table:table-cell>
          <table:table-cell office:value-type="float" office:value="3437.18836162369" calcext:value-type="float">
            <text:p>3437.1883616237</text:p>
          </table:table-cell>
        </table:table-row>
        <table:table-row table:style-name="ro1">
          <table:table-cell office:value-type="float" office:value="17.038107397" calcext:value-type="float">
            <text:p>17.038107397</text:p>
          </table:table-cell>
          <table:table-cell office:value-type="float" office:value="3352.38755922011" calcext:value-type="float">
            <text:p>3352.3875592201</text:p>
          </table:table-cell>
        </table:table-row>
        <table:table-row table:style-name="ro1">
          <table:table-cell office:value-type="float" office:value="17.055647849" calcext:value-type="float">
            <text:p>17.055647849</text:p>
          </table:table-cell>
          <table:table-cell office:value-type="float" office:value="3420.6644161641" calcext:value-type="float">
            <text:p>3420.6644161641</text:p>
          </table:table-cell>
        </table:table-row>
        <table:table-row table:style-name="ro1">
          <table:table-cell office:value-type="float" office:value="17.0733917379998" calcext:value-type="float">
            <text:p>17.073391738</text:p>
          </table:table-cell>
          <table:table-cell office:value-type="float" office:value="3381.44586007421" calcext:value-type="float">
            <text:p>3381.4458600742</text:p>
          </table:table-cell>
        </table:table-row>
        <table:table-row table:style-name="ro1">
          <table:table-cell office:value-type="float" office:value="17.0908234389999" calcext:value-type="float">
            <text:p>17.090823439</text:p>
          </table:table-cell>
          <table:table-cell office:value-type="float" office:value="3442.00488522218" calcext:value-type="float">
            <text:p>3442.0048852222</text:p>
          </table:table-cell>
        </table:table-row>
        <table:table-row table:style-name="ro1">
          <table:table-cell office:value-type="float" office:value="17.1085738909999" calcext:value-type="float">
            <text:p>17.108573891</text:p>
          </table:table-cell>
          <table:table-cell office:value-type="float" office:value="3380.19561417881" calcext:value-type="float">
            <text:p>3380.1956141788</text:p>
          </table:table-cell>
        </table:table-row>
        <table:table-row table:style-name="ro1">
          <table:table-cell office:value-type="float" office:value="17.1259876749998" calcext:value-type="float">
            <text:p>17.125987675</text:p>
          </table:table-cell>
          <table:table-cell office:value-type="float" office:value="3445.5463557059" calcext:value-type="float">
            <text:p>3445.5463557059</text:p>
          </table:table-cell>
        </table:table-row>
        <table:table-row table:style-name="ro1">
          <table:table-cell office:value-type="float" office:value="17.1437947939999" calcext:value-type="float">
            <text:p>17.143794794</text:p>
          </table:table-cell>
          <table:table-cell office:value-type="float" office:value="3369.43893056586" calcext:value-type="float">
            <text:p>3369.4389305659</text:p>
          </table:table-cell>
        </table:table-row>
        <table:table-row table:style-name="ro1">
          <table:table-cell office:value-type="float" office:value="17.161336703" calcext:value-type="float">
            <text:p>17.161336703</text:p>
          </table:table-cell>
          <table:table-cell office:value-type="float" office:value="3420.38030180484" calcext:value-type="float">
            <text:p>3420.3803018048</text:p>
          </table:table-cell>
        </table:table-row>
        <table:table-row table:style-name="ro1">
          <table:table-cell office:value-type="float" office:value="17.179115854" calcext:value-type="float">
            <text:p>17.179115854</text:p>
          </table:table-cell>
          <table:table-cell office:value-type="float" office:value="3374.73932247692" calcext:value-type="float">
            <text:p>3374.7393224769</text:p>
          </table:table-cell>
        </table:table-row>
        <table:table-row table:style-name="ro1">
          <table:table-cell office:value-type="float" office:value="17.196590002" calcext:value-type="float">
            <text:p>17.196590002</text:p>
          </table:table-cell>
          <table:table-cell office:value-type="float" office:value="3433.64380340224" calcext:value-type="float">
            <text:p>3433.6438034022</text:p>
          </table:table-cell>
        </table:table-row>
        <table:table-row table:style-name="ro1">
          <table:table-cell office:value-type="float" office:value="17.2144075379999" calcext:value-type="float">
            <text:p>17.214407538</text:p>
          </table:table-cell>
          <table:table-cell office:value-type="float" office:value="3367.46899235712" calcext:value-type="float">
            <text:p>3367.4689923571</text:p>
          </table:table-cell>
        </table:table-row>
        <table:table-row table:style-name="ro1">
          <table:table-cell office:value-type="float" office:value="17.23183726" calcext:value-type="float">
            <text:p>17.23183726</text:p>
          </table:table-cell>
          <table:table-cell office:value-type="float" office:value="3442.39569625361" calcext:value-type="float">
            <text:p>3442.3956962536</text:p>
          </table:table-cell>
        </table:table-row>
        <table:table-row table:style-name="ro1">
          <table:table-cell office:value-type="float" office:value="17.2495195859999" calcext:value-type="float">
            <text:p>17.249519586</text:p>
          </table:table-cell>
          <table:table-cell office:value-type="float" office:value="3393.21874285026" calcext:value-type="float">
            <text:p>3393.2187428503</text:p>
          </table:table-cell>
        </table:table-row>
        <table:table-row table:style-name="ro1">
          <table:table-cell office:value-type="float" office:value="17.267036704" calcext:value-type="float">
            <text:p>17.267036704</text:p>
          </table:table-cell>
          <table:table-cell office:value-type="float" office:value="3425.22097525451" calcext:value-type="float">
            <text:p>3425.2209752545</text:p>
          </table:table-cell>
        </table:table-row>
        <table:table-row table:style-name="ro1">
          <table:table-cell office:value-type="float" office:value="17.2848137189999" calcext:value-type="float">
            <text:p>17.284813719</text:p>
          </table:table-cell>
          <table:table-cell office:value-type="float" office:value="3375.14481483283" calcext:value-type="float">
            <text:p>3375.1448148328</text:p>
          </table:table-cell>
        </table:table-row>
        <table:table-row table:style-name="ro1">
          <table:table-cell office:value-type="float" office:value="17.3022744819998" calcext:value-type="float">
            <text:p>17.302274482</text:p>
          </table:table-cell>
          <table:table-cell office:value-type="float" office:value="3436.27595198928" calcext:value-type="float">
            <text:p>3436.2759519893</text:p>
          </table:table-cell>
        </table:table-row>
        <table:table-row table:style-name="ro1">
          <table:table-cell office:value-type="float" office:value="17.3200338409999" calcext:value-type="float">
            <text:p>17.320033841</text:p>
          </table:table-cell>
          <table:table-cell office:value-type="float" office:value="3378.50031634216" calcext:value-type="float">
            <text:p>3378.5003163422</text:p>
          </table:table-cell>
        </table:table-row>
        <table:table-row table:style-name="ro1">
          <table:table-cell office:value-type="float" office:value="17.33744101" calcext:value-type="float">
            <text:p>17.33744101</text:p>
          </table:table-cell>
          <table:table-cell office:value-type="float" office:value="3446.8557178783" calcext:value-type="float">
            <text:p>3446.8557178783</text:p>
          </table:table-cell>
        </table:table-row>
        <table:table-row table:style-name="ro1">
          <table:table-cell office:value-type="float" office:value="17.3551512009999" calcext:value-type="float">
            <text:p>17.355151201</text:p>
          </table:table-cell>
          <table:table-cell office:value-type="float" office:value="3387.87989358288" calcext:value-type="float">
            <text:p>3387.8798935829</text:p>
          </table:table-cell>
        </table:table-row>
        <table:table-row table:style-name="ro1">
          <table:table-cell office:value-type="float" office:value="17.372543943" calcext:value-type="float">
            <text:p>17.372543943</text:p>
          </table:table-cell>
          <table:table-cell office:value-type="float" office:value="3449.71482930704" calcext:value-type="float">
            <text:p>3449.714829307</text:p>
          </table:table-cell>
        </table:table-row>
        <table:table-row table:style-name="ro1">
          <table:table-cell office:value-type="float" office:value="17.390337521" calcext:value-type="float">
            <text:p>17.390337521</text:p>
          </table:table-cell>
          <table:table-cell office:value-type="float" office:value="3372.00309010177" calcext:value-type="float">
            <text:p>3372.0030901018</text:p>
          </table:table-cell>
        </table:table-row>
        <table:table-row table:style-name="ro1">
          <table:table-cell office:value-type="float" office:value="17.407904639" calcext:value-type="float">
            <text:p>17.407904639</text:p>
          </table:table-cell>
          <table:table-cell office:value-type="float" office:value="3415.4720199432" calcext:value-type="float">
            <text:p>3415.4720199432</text:p>
          </table:table-cell>
        </table:table-row>
        <table:table-row table:style-name="ro1">
          <table:table-cell office:value-type="float" office:value="17.425659778" calcext:value-type="float">
            <text:p>17.425659778</text:p>
          </table:table-cell>
          <table:table-cell office:value-type="float" office:value="3379.30331044379" calcext:value-type="float">
            <text:p>3379.3033104438</text:p>
          </table:table-cell>
        </table:table-row>
        <table:table-row table:style-name="ro1">
          <table:table-cell office:value-type="float" office:value="17.4432876779999" calcext:value-type="float">
            <text:p>17.443287678</text:p>
          </table:table-cell>
          <table:table-cell office:value-type="float" office:value="3403.69527851133" calcext:value-type="float">
            <text:p>3403.6952785113</text:p>
          </table:table-cell>
        </table:table-row>
        <table:table-row table:style-name="ro1">
          <table:table-cell office:value-type="float" office:value="17.4610022439999" calcext:value-type="float">
            <text:p>17.461002244</text:p>
          </table:table-cell>
          <table:table-cell office:value-type="float" office:value="3387.04318243058" calcext:value-type="float">
            <text:p>3387.0431824306</text:p>
          </table:table-cell>
        </table:table-row>
        <table:table-row table:style-name="ro1">
          <table:table-cell office:value-type="float" office:value="17.4784492049998" calcext:value-type="float">
            <text:p>17.478449205</text:p>
          </table:table-cell>
          <table:table-cell office:value-type="float" office:value="3438.99433261337" calcext:value-type="float">
            <text:p>3438.9943326134</text:p>
          </table:table-cell>
        </table:table-row>
        <table:table-row table:style-name="ro1">
          <table:table-cell office:value-type="float" office:value="17.4961949179999" calcext:value-type="float">
            <text:p>17.496194918</text:p>
          </table:table-cell>
          <table:table-cell office:value-type="float" office:value="3381.09829679831" calcext:value-type="float">
            <text:p>3381.0982967983</text:p>
          </table:table-cell>
        </table:table-row>
        <table:table-row table:style-name="ro1">
          <table:table-cell office:value-type="float" office:value="17.5138012549999" calcext:value-type="float">
            <text:p>17.513801255</text:p>
          </table:table-cell>
          <table:table-cell office:value-type="float" office:value="3407.86388447141" calcext:value-type="float">
            <text:p>3407.8638844714</text:p>
          </table:table-cell>
        </table:table-row>
        <table:table-row table:style-name="ro1">
          <table:table-cell office:value-type="float" office:value="17.5315129569999" calcext:value-type="float">
            <text:p>17.531512957</text:p>
          </table:table-cell>
          <table:table-cell office:value-type="float" office:value="3387.59087070551" calcext:value-type="float">
            <text:p>3387.5908707055</text:p>
          </table:table-cell>
        </table:table-row>
        <table:table-row table:style-name="ro1">
          <table:table-cell office:value-type="float" office:value="17.5489741889999" calcext:value-type="float">
            <text:p>17.548974189</text:p>
          </table:table-cell>
          <table:table-cell office:value-type="float" office:value="3436.18365531932" calcext:value-type="float">
            <text:p>3436.1836553193</text:p>
          </table:table-cell>
        </table:table-row>
        <table:table-row table:style-name="ro1">
          <table:table-cell office:value-type="float" office:value="17.5667320369998" calcext:value-type="float">
            <text:p>17.566732037</text:p>
          </table:table-cell>
          <table:table-cell office:value-type="float" office:value="3378.78779005702" calcext:value-type="float">
            <text:p>3378.787790057</text:p>
          </table:table-cell>
        </table:table-row>
        <table:table-row table:style-name="ro1">
          <table:table-cell office:value-type="float" office:value="17.584080352" calcext:value-type="float">
            <text:p>17.584080352</text:p>
          </table:table-cell>
          <table:table-cell office:value-type="float" office:value="3458.54914436568" calcext:value-type="float">
            <text:p>3458.5491443657</text:p>
          </table:table-cell>
        </table:table-row>
        <table:table-row table:style-name="ro1">
          <table:table-cell office:value-type="float" office:value="17.6017604389999" calcext:value-type="float">
            <text:p>17.601760439</text:p>
          </table:table-cell>
          <table:table-cell office:value-type="float" office:value="3393.6484588725" calcext:value-type="float">
            <text:p>3393.6484588725</text:p>
          </table:table-cell>
        </table:table-row>
        <table:table-row table:style-name="ro1">
          <table:table-cell office:value-type="float" office:value="17.6191080239998" calcext:value-type="float">
            <text:p>17.619108024</text:p>
          </table:table-cell>
          <table:table-cell office:value-type="float" office:value="3458.69468287716" calcext:value-type="float">
            <text:p>3458.6946828772</text:p>
          </table:table-cell>
        </table:table-row>
        <table:table-row table:style-name="ro1">
          <table:table-cell office:value-type="float" office:value="17.637003738" calcext:value-type="float">
            <text:p>17.637003738</text:p>
          </table:table-cell>
          <table:table-cell office:value-type="float" office:value="3352.75809613151" calcext:value-type="float">
            <text:p>3352.7580961315</text:p>
          </table:table-cell>
        </table:table-row>
        <table:table-row table:style-name="ro1">
          <table:table-cell office:value-type="float" office:value="17.6544184069999" calcext:value-type="float">
            <text:p>17.654418407</text:p>
          </table:table-cell>
          <table:table-cell office:value-type="float" office:value="3445.37125571418" calcext:value-type="float">
            <text:p>3445.3712557142</text:p>
          </table:table-cell>
        </table:table-row>
        <table:table-row table:style-name="ro1">
          <table:table-cell office:value-type="float" office:value="17.6722293799999" calcext:value-type="float">
            <text:p>17.67222938</text:p>
          </table:table-cell>
          <table:table-cell office:value-type="float" office:value="3368.70983971586" calcext:value-type="float">
            <text:p>3368.7098397159</text:p>
          </table:table-cell>
        </table:table-row>
        <table:table-row table:style-name="ro1">
          <table:table-cell office:value-type="float" office:value="17.68973306" calcext:value-type="float">
            <text:p>17.68973306</text:p>
          </table:table-cell>
          <table:table-cell office:value-type="float" office:value="3427.85060053631" calcext:value-type="float">
            <text:p>3427.8506005363</text:p>
          </table:table-cell>
        </table:table-row>
        <table:table-row table:style-name="ro1">
          <table:table-cell office:value-type="float" office:value="17.7076463259998" calcext:value-type="float">
            <text:p>17.707646326</text:p>
          </table:table-cell>
          <table:table-cell office:value-type="float" office:value="3349.47295488117" calcext:value-type="float">
            <text:p>3349.4729548812</text:p>
          </table:table-cell>
        </table:table-row>
        <table:table-row table:style-name="ro1">
          <table:table-cell office:value-type="float" office:value="17.725091152" calcext:value-type="float">
            <text:p>17.725091152</text:p>
          </table:table-cell>
          <table:table-cell office:value-type="float" office:value="3439.41521682755" calcext:value-type="float">
            <text:p>3439.4152168276</text:p>
          </table:table-cell>
        </table:table-row>
        <table:table-row table:style-name="ro1">
          <table:table-cell office:value-type="float" office:value="17.743199626" calcext:value-type="float">
            <text:p>17.743199626</text:p>
          </table:table-cell>
          <table:table-cell office:value-type="float" office:value="3313.3658860536" calcext:value-type="float">
            <text:p>3313.3658860536</text:p>
          </table:table-cell>
        </table:table-row>
        <table:table-row table:style-name="ro1">
          <table:table-cell office:value-type="float" office:value="17.7603615339999" calcext:value-type="float">
            <text:p>17.760361534</text:p>
          </table:table-cell>
          <table:table-cell office:value-type="float" office:value="3496.11476767203" calcext:value-type="float">
            <text:p>3496.114767672</text:p>
          </table:table-cell>
        </table:table-row>
        <table:table-row table:style-name="ro1">
          <table:table-cell office:value-type="float" office:value="17.7781638609999" calcext:value-type="float">
            <text:p>17.778163861</text:p>
          </table:table-cell>
          <table:table-cell office:value-type="float" office:value="3370.34591039194" calcext:value-type="float">
            <text:p>3370.3459103919</text:p>
          </table:table-cell>
        </table:table-row>
        <table:table-row table:style-name="ro1">
          <table:table-cell office:value-type="float" office:value="17.7957684789999" calcext:value-type="float">
            <text:p>17.795768479</text:p>
          </table:table-cell>
          <table:table-cell office:value-type="float" office:value="3408.19664477636" calcext:value-type="float">
            <text:p>3408.1966447764</text:p>
          </table:table-cell>
        </table:table-row>
        <table:table-row table:style-name="ro1">
          <table:table-cell office:value-type="float" office:value="17.813494817" calcext:value-type="float">
            <text:p>17.813494817</text:p>
          </table:table-cell>
          <table:table-cell office:value-type="float" office:value="3384.79385870076" calcext:value-type="float">
            <text:p>3384.7938587008</text:p>
          </table:table-cell>
        </table:table-row>
        <table:table-row table:style-name="ro1">
          <table:table-cell office:value-type="float" office:value="17.830968132" calcext:value-type="float">
            <text:p>17.830968132</text:p>
          </table:table-cell>
          <table:table-cell office:value-type="float" office:value="3433.8074944642" calcext:value-type="float">
            <text:p>3433.8074944642</text:p>
          </table:table-cell>
        </table:table-row>
        <table:table-row table:style-name="ro1">
          <table:table-cell office:value-type="float" office:value="17.8487930639999" calcext:value-type="float">
            <text:p>17.848793064</text:p>
          </table:table-cell>
          <table:table-cell office:value-type="float" office:value="3366.0717471575" calcext:value-type="float">
            <text:p>3366.0717471575</text:p>
          </table:table-cell>
        </table:table-row>
        <table:table-row table:style-name="ro1">
          <table:table-cell office:value-type="float" office:value="17.8662936189999" calcext:value-type="float">
            <text:p>17.866293619</text:p>
          </table:table-cell>
          <table:table-cell office:value-type="float" office:value="3428.46269733184" calcext:value-type="float">
            <text:p>3428.4626973318</text:p>
          </table:table-cell>
        </table:table-row>
        <table:table-row table:style-name="ro1">
          <table:table-cell office:value-type="float" office:value="17.884164801" calcext:value-type="float">
            <text:p>17.884164801</text:p>
          </table:table-cell>
          <table:table-cell office:value-type="float" office:value="3357.36047003189" calcext:value-type="float">
            <text:p>3357.3604700319</text:p>
          </table:table-cell>
        </table:table-row>
        <table:table-row table:style-name="ro1">
          <table:table-cell office:value-type="float" office:value="17.9017302519999" calcext:value-type="float">
            <text:p>17.901730252</text:p>
          </table:table-cell>
          <table:table-cell office:value-type="float" office:value="3415.79615578345" calcext:value-type="float">
            <text:p>3415.7961557835</text:p>
          </table:table-cell>
        </table:table-row>
        <table:table-row table:style-name="ro1">
          <table:table-cell office:value-type="float" office:value="17.9195847149999" calcext:value-type="float">
            <text:p>17.919584715</text:p>
          </table:table-cell>
          <table:table-cell office:value-type="float" office:value="3360.50431759477" calcext:value-type="float">
            <text:p>3360.5043175948</text:p>
          </table:table-cell>
        </table:table-row>
        <table:table-row table:style-name="ro1">
          <table:table-cell office:value-type="float" office:value="17.9370151659998" calcext:value-type="float">
            <text:p>17.937015166</text:p>
          </table:table-cell>
          <table:table-cell office:value-type="float" office:value="3442.25172374521" calcext:value-type="float">
            <text:p>3442.2517237452</text:p>
          </table:table-cell>
        </table:table-row>
        <table:table-row table:style-name="ro1">
          <table:table-cell office:value-type="float" office:value="17.9547866599999" calcext:value-type="float">
            <text:p>17.95478666</text:p>
          </table:table-cell>
          <table:table-cell office:value-type="float" office:value="3376.19335773632" calcext:value-type="float">
            <text:p>3376.1933577363</text:p>
          </table:table-cell>
        </table:table-row>
        <table:table-row table:style-name="ro1">
          <table:table-cell office:value-type="float" office:value="17.9722109649999" calcext:value-type="float">
            <text:p>17.972210965</text:p>
          </table:table-cell>
          <table:table-cell office:value-type="float" office:value="3443.46589432034" calcext:value-type="float">
            <text:p>3443.4658943203</text:p>
          </table:table-cell>
        </table:table-row>
        <table:table-row table:style-name="ro1">
          <table:table-cell office:value-type="float" office:value="17.9899409479999" calcext:value-type="float">
            <text:p>17.989940948</text:p>
          </table:table-cell>
          <table:table-cell office:value-type="float" office:value="3384.09799942076" calcext:value-type="float">
            <text:p>3384.0979994208</text:p>
          </table:table-cell>
        </table:table-row>
        <table:table-row table:style-name="ro1">
          <table:table-cell office:value-type="float" office:value="18.0074728049999" calcext:value-type="float">
            <text:p>18.007472805</text:p>
          </table:table-cell>
          <table:table-cell office:value-type="float" office:value="3422.34139829106" calcext:value-type="float">
            <text:p>3422.3413982911</text:p>
          </table:table-cell>
        </table:table-row>
        <table:table-row table:style-name="ro1">
          <table:table-cell office:value-type="float" office:value="18.025308154" calcext:value-type="float">
            <text:p>18.025308154</text:p>
          </table:table-cell>
          <table:table-cell office:value-type="float" office:value="3364.10574302896" calcext:value-type="float">
            <text:p>3364.105743029</text:p>
          </table:table-cell>
        </table:table-row>
        <table:table-row table:style-name="ro1">
          <table:table-cell office:value-type="float" office:value="18.0427915729999" calcext:value-type="float">
            <text:p>18.042791573</text:p>
          </table:table-cell>
          <table:table-cell office:value-type="float" office:value="3431.82303187341" calcext:value-type="float">
            <text:p>3431.8230318734</text:p>
          </table:table-cell>
        </table:table-row>
        <table:table-row table:style-name="ro1">
          <table:table-cell office:value-type="float" office:value="18.0605655669999" calcext:value-type="float">
            <text:p>18.060565567</text:p>
          </table:table-cell>
          <table:table-cell office:value-type="float" office:value="3375.71847948548" calcext:value-type="float">
            <text:p>3375.7184794855</text:p>
          </table:table-cell>
        </table:table-row>
        <table:table-row table:style-name="ro1">
          <table:table-cell office:value-type="float" office:value="18.078053622" calcext:value-type="float">
            <text:p>18.078053622</text:p>
          </table:table-cell>
          <table:table-cell office:value-type="float" office:value="3430.91327193338" calcext:value-type="float">
            <text:p>3430.9132719334</text:p>
          </table:table-cell>
        </table:table-row>
        <table:table-row table:style-name="ro1">
          <table:table-cell office:value-type="float" office:value="18.0957470429998" calcext:value-type="float">
            <text:p>18.095747043</text:p>
          </table:table-cell>
          <table:table-cell office:value-type="float" office:value="3391.09095976519" calcext:value-type="float">
            <text:p>3391.0909597652</text:p>
          </table:table-cell>
        </table:table-row>
        <table:table-row table:style-name="ro1">
          <table:table-cell office:value-type="float" office:value="18.1132608789999" calcext:value-type="float">
            <text:p>18.113260879</text:p>
          </table:table-cell>
          <table:table-cell office:value-type="float" office:value="3425.86284351876" calcext:value-type="float">
            <text:p>3425.8628435188</text:p>
          </table:table-cell>
        </table:table-row>
        <table:table-row table:style-name="ro1">
          <table:table-cell office:value-type="float" office:value="18.1310417999998" calcext:value-type="float">
            <text:p>18.1310418</text:p>
          </table:table-cell>
          <table:table-cell office:value-type="float" office:value="3374.40338440309" calcext:value-type="float">
            <text:p>3374.4033844031</text:p>
          </table:table-cell>
        </table:table-row>
        <table:table-row table:style-name="ro1">
          <table:table-cell office:value-type="float" office:value="18.1485870429999" calcext:value-type="float">
            <text:p>18.148587043</text:p>
          </table:table-cell>
          <table:table-cell office:value-type="float" office:value="3419.73035082535" calcext:value-type="float">
            <text:p>3419.7303508254</text:p>
          </table:table-cell>
        </table:table-row>
        <table:table-row table:style-name="ro1">
          <table:table-cell office:value-type="float" office:value="18.1663584329999" calcext:value-type="float">
            <text:p>18.166358433</text:p>
          </table:table-cell>
          <table:table-cell office:value-type="float" office:value="3376.21311557373" calcext:value-type="float">
            <text:p>3376.2131155737</text:p>
          </table:table-cell>
        </table:table-row>
        <table:table-row table:style-name="ro1">
          <table:table-cell office:value-type="float" office:value="18.1838997169998" calcext:value-type="float">
            <text:p>18.183899717</text:p>
          </table:table-cell>
          <table:table-cell office:value-type="float" office:value="3420.50217078617" calcext:value-type="float">
            <text:p>3420.5021707862</text:p>
          </table:table-cell>
        </table:table-row>
        <table:table-row table:style-name="ro1">
          <table:table-cell office:value-type="float" office:value="18.201662982" calcext:value-type="float">
            <text:p>18.201662982</text:p>
          </table:table-cell>
          <table:table-cell office:value-type="float" office:value="3377.75741111122" calcext:value-type="float">
            <text:p>3377.7574111112</text:p>
          </table:table-cell>
        </table:table-row>
        <table:table-row table:style-name="ro1">
          <table:table-cell office:value-type="float" office:value="18.21912286" calcext:value-type="float">
            <text:p>18.21912286</text:p>
          </table:table-cell>
          <table:table-cell office:value-type="float" office:value="3436.45012869835" calcext:value-type="float">
            <text:p>3436.4501286984</text:p>
          </table:table-cell>
        </table:table-row>
        <table:table-row table:style-name="ro1">
          <table:table-cell office:value-type="float" office:value="18.2369412809999" calcext:value-type="float">
            <text:p>18.236941281</text:p>
          </table:table-cell>
          <table:table-cell office:value-type="float" office:value="3367.30173792229" calcext:value-type="float">
            <text:p>3367.3017379223</text:p>
          </table:table-cell>
        </table:table-row>
        <table:table-row table:style-name="ro1">
          <table:table-cell office:value-type="float" office:value="18.2544282419999" calcext:value-type="float">
            <text:p>18.254428242</text:p>
          </table:table-cell>
          <table:table-cell office:value-type="float" office:value="3431.1279129571" calcext:value-type="float">
            <text:p>3431.1279129571</text:p>
          </table:table-cell>
        </table:table-row>
        <table:table-row table:style-name="ro1">
          <table:table-cell office:value-type="float" office:value="18.2723409349999" calcext:value-type="float">
            <text:p>18.272340935</text:p>
          </table:table-cell>
          <table:table-cell office:value-type="float" office:value="3349.58009943545" calcext:value-type="float">
            <text:p>3349.5800994355</text:p>
          </table:table-cell>
        </table:table-row>
        <table:table-row table:style-name="ro1">
          <table:table-cell office:value-type="float" office:value="18.2898220109998" calcext:value-type="float">
            <text:p>18.289822011</text:p>
          </table:table-cell>
          <table:table-cell office:value-type="float" office:value="3432.28300135028" calcext:value-type="float">
            <text:p>3432.2830013503</text:p>
          </table:table-cell>
        </table:table-row>
        <table:table-row table:style-name="ro1">
          <table:table-cell office:value-type="float" office:value="18.3077334529999" calcext:value-type="float">
            <text:p>18.307733453</text:p>
          </table:table-cell>
          <table:table-cell office:value-type="float" office:value="3349.81404623679" calcext:value-type="float">
            <text:p>3349.8140462368</text:p>
          </table:table-cell>
        </table:table-row>
        <table:table-row table:style-name="ro1">
          <table:table-cell office:value-type="float" office:value="18.325262394" calcext:value-type="float">
            <text:p>18.325262394</text:p>
          </table:table-cell>
          <table:table-cell office:value-type="float" office:value="3422.91071659899" calcext:value-type="float">
            <text:p>3422.910716599</text:p>
          </table:table-cell>
        </table:table-row>
        <table:table-row table:style-name="ro1">
          <table:table-cell office:value-type="float" office:value="18.3430385229999" calcext:value-type="float">
            <text:p>18.343038523</text:p>
          </table:table-cell>
          <table:table-cell office:value-type="float" office:value="3375.31303920528" calcext:value-type="float">
            <text:p>3375.3130392053</text:p>
          </table:table-cell>
        </table:table-row>
        <table:table-row table:style-name="ro1">
          <table:table-cell office:value-type="float" office:value="18.3605692869999" calcext:value-type="float">
            <text:p>18.360569287</text:p>
          </table:table-cell>
          <table:table-cell office:value-type="float" office:value="3422.55477286364" calcext:value-type="float">
            <text:p>3422.5547728636</text:p>
          </table:table-cell>
        </table:table-row>
        <table:table-row table:style-name="ro1">
          <table:table-cell office:value-type="float" office:value="18.3783421349999" calcext:value-type="float">
            <text:p>18.378342135</text:p>
          </table:table-cell>
          <table:table-cell office:value-type="float" office:value="3375.93614708416" calcext:value-type="float">
            <text:p>3375.9361470842</text:p>
          </table:table-cell>
        </table:table-row>
        <table:table-row table:style-name="ro1">
          <table:table-cell office:value-type="float" office:value="18.395869149" calcext:value-type="float">
            <text:p>18.395869149</text:p>
          </table:table-cell>
          <table:table-cell office:value-type="float" office:value="3423.287047059" calcext:value-type="float">
            <text:p>3423.287047059</text:p>
          </table:table-cell>
        </table:table-row>
        <table:table-row table:style-name="ro1">
          <table:table-cell office:value-type="float" office:value="18.4136709029999" calcext:value-type="float">
            <text:p>18.413670903</text:p>
          </table:table-cell>
          <table:table-cell office:value-type="float" office:value="3370.45439456008" calcext:value-type="float">
            <text:p>3370.4543945601</text:p>
          </table:table-cell>
        </table:table-row>
        <table:table-row table:style-name="ro1">
          <table:table-cell office:value-type="float" office:value="18.4312033849999" calcext:value-type="float">
            <text:p>18.431203385</text:p>
          </table:table-cell>
          <table:table-cell office:value-type="float" office:value="3422.21939826163" calcext:value-type="float">
            <text:p>3422.2193982616</text:p>
          </table:table-cell>
        </table:table-row>
        <table:table-row table:style-name="ro1">
          <table:table-cell office:value-type="float" office:value="18.4488855039999" calcext:value-type="float">
            <text:p>18.448885504</text:p>
          </table:table-cell>
          <table:table-cell office:value-type="float" office:value="3393.25846635825" calcext:value-type="float">
            <text:p>3393.2584663583</text:p>
          </table:table-cell>
        </table:table-row>
        <table:table-row table:style-name="ro1">
          <table:table-cell office:value-type="float" office:value="18.4664298609998" calcext:value-type="float">
            <text:p>18.466429861</text:p>
          </table:table-cell>
          <table:table-cell office:value-type="float" office:value="3419.90304918677" calcext:value-type="float">
            <text:p>3419.9030491868</text:p>
          </table:table-cell>
        </table:table-row>
        <table:table-row table:style-name="ro1">
          <table:table-cell office:value-type="float" office:value="18.4842046889999" calcext:value-type="float">
            <text:p>18.484204689</text:p>
          </table:table-cell>
          <table:table-cell office:value-type="float" office:value="3375.56008980245" calcext:value-type="float">
            <text:p>3375.5600898025</text:p>
          </table:table-cell>
        </table:table-row>
        <table:table-row table:style-name="ro1">
          <table:table-cell office:value-type="float" office:value="18.5017472749998" calcext:value-type="float">
            <text:p>18.501747275</text:p>
          </table:table-cell>
          <table:table-cell office:value-type="float" office:value="3420.24830318817" calcext:value-type="float">
            <text:p>3420.2483031882</text:p>
          </table:table-cell>
        </table:table-row>
        <table:table-row table:style-name="ro1">
          <table:table-cell office:value-type="float" office:value="18.5195993939999" calcext:value-type="float">
            <text:p>18.519599394</text:p>
          </table:table-cell>
          <table:table-cell office:value-type="float" office:value="3360.94555496853" calcext:value-type="float">
            <text:p>3360.9455549685</text:p>
          </table:table-cell>
        </table:table-row>
        <table:table-row table:style-name="ro1">
          <table:table-cell office:value-type="float" office:value="18.5370280739999" calcext:value-type="float">
            <text:p>18.537028074</text:p>
          </table:table-cell>
          <table:table-cell office:value-type="float" office:value="3442.60150511203" calcext:value-type="float">
            <text:p>3442.601505112</text:p>
          </table:table-cell>
        </table:table-row>
        <table:table-row table:style-name="ro1">
          <table:table-cell office:value-type="float" office:value="18.5548005579999" calcext:value-type="float">
            <text:p>18.554800558</text:p>
          </table:table-cell>
          <table:table-cell office:value-type="float" office:value="3376.00528996882" calcext:value-type="float">
            <text:p>3376.0052899688</text:p>
          </table:table-cell>
        </table:table-row>
        <table:table-row table:style-name="ro1">
          <table:table-cell office:value-type="float" office:value="18.5722096019999" calcext:value-type="float">
            <text:p>18.572209602</text:p>
          </table:table-cell>
          <table:table-cell office:value-type="float" office:value="3446.4844824269" calcext:value-type="float">
            <text:p>3446.4844824269</text:p>
          </table:table-cell>
        </table:table-row>
        <table:table-row table:style-name="ro1">
          <table:table-cell office:value-type="float" office:value="18.590011304" calcext:value-type="float">
            <text:p>18.590011304</text:p>
          </table:table-cell>
          <table:table-cell office:value-type="float" office:value="3370.46423987194" calcext:value-type="float">
            <text:p>3370.4642398719</text:p>
          </table:table-cell>
        </table:table-row>
        <table:table-row table:style-name="ro1">
          <table:table-cell office:value-type="float" office:value="18.6074943589999" calcext:value-type="float">
            <text:p>18.607494359</text:p>
          </table:table-cell>
          <table:table-cell office:value-type="float" office:value="3431.89448298068" calcext:value-type="float">
            <text:p>3431.8944829807</text:p>
          </table:table-cell>
        </table:table-row>
        <table:table-row table:style-name="ro1">
          <table:table-cell office:value-type="float" office:value="18.6252790829999" calcext:value-type="float">
            <text:p>18.625279083</text:p>
          </table:table-cell>
          <table:table-cell office:value-type="float" office:value="3373.68181817796" calcext:value-type="float">
            <text:p>3373.681818178</text:p>
          </table:table-cell>
        </table:table-row>
        <table:table-row table:style-name="ro1">
          <table:table-cell office:value-type="float" office:value="18.642737294" calcext:value-type="float">
            <text:p>18.642737294</text:p>
          </table:table-cell>
          <table:table-cell office:value-type="float" office:value="3436.77825865091" calcext:value-type="float">
            <text:p>3436.7782586509</text:p>
          </table:table-cell>
        </table:table-row>
        <table:table-row table:style-name="ro1">
          <table:table-cell office:value-type="float" office:value="18.6605315479999" calcext:value-type="float">
            <text:p>18.660531548</text:p>
          </table:table-cell>
          <table:table-cell office:value-type="float" office:value="3371.87498842634" calcext:value-type="float">
            <text:p>3371.8749884264</text:p>
          </table:table-cell>
        </table:table-row>
        <table:table-row table:style-name="ro1">
          <table:table-cell office:value-type="float" office:value="18.677953509" calcext:value-type="float">
            <text:p>18.677953509</text:p>
          </table:table-cell>
          <table:table-cell office:value-type="float" office:value="3443.92918797821" calcext:value-type="float">
            <text:p>3443.9291879782</text:p>
          </table:table-cell>
        </table:table-row>
        <table:table-row table:style-name="ro1">
          <table:table-cell office:value-type="float" office:value="18.695710732" calcext:value-type="float">
            <text:p>18.695710732</text:p>
          </table:table-cell>
          <table:table-cell office:value-type="float" office:value="3378.90671306178" calcext:value-type="float">
            <text:p>3378.9067130618</text:p>
          </table:table-cell>
        </table:table-row>
        <table:table-row table:style-name="ro1">
          <table:table-cell office:value-type="float" office:value="18.7131357139999" calcext:value-type="float">
            <text:p>18.713135714</text:p>
          </table:table-cell>
          <table:table-cell office:value-type="float" office:value="3443.33210789644" calcext:value-type="float">
            <text:p>3443.3321078964</text:p>
          </table:table-cell>
        </table:table-row>
        <table:table-row table:style-name="ro1">
          <table:table-cell office:value-type="float" office:value="18.7308116869999" calcext:value-type="float">
            <text:p>18.730811687</text:p>
          </table:table-cell>
          <table:table-cell office:value-type="float" office:value="3394.4383146554" calcext:value-type="float">
            <text:p>3394.4383146554</text:p>
          </table:table-cell>
        </table:table-row>
        <table:table-row table:style-name="ro1">
          <table:table-cell office:value-type="float" office:value="18.7482139599999" calcext:value-type="float">
            <text:p>18.74821396</text:p>
          </table:table-cell>
          <table:table-cell office:value-type="float" office:value="3447.82546509554" calcext:value-type="float">
            <text:p>3447.8254650956</text:p>
          </table:table-cell>
        </table:table-row>
        <table:table-row table:style-name="ro1">
          <table:table-cell office:value-type="float" office:value="18.7660461309999" calcext:value-type="float">
            <text:p>18.766046131</text:p>
          </table:table-cell>
          <table:table-cell office:value-type="float" office:value="3364.70528462122" calcext:value-type="float">
            <text:p>3364.7052846212</text:p>
          </table:table-cell>
        </table:table-row>
        <table:table-row table:style-name="ro1">
          <table:table-cell office:value-type="float" office:value="18.7834805919999" calcext:value-type="float">
            <text:p>18.783480592</text:p>
          </table:table-cell>
          <table:table-cell office:value-type="float" office:value="3441.45999122213" calcext:value-type="float">
            <text:p>3441.4599912221</text:p>
          </table:table-cell>
        </table:table-row>
        <table:table-row table:style-name="ro1">
          <table:table-cell office:value-type="float" office:value="18.8012261489998" calcext:value-type="float">
            <text:p>18.801226149</text:p>
          </table:table-cell>
          <table:table-cell office:value-type="float" office:value="3381.12801983864" calcext:value-type="float">
            <text:p>3381.1280198387</text:p>
          </table:table-cell>
        </table:table-row>
        <table:table-row table:style-name="ro1">
          <table:table-cell office:value-type="float" office:value="18.8187758179999" calcext:value-type="float">
            <text:p>18.818775818</text:p>
          </table:table-cell>
          <table:table-cell office:value-type="float" office:value="3418.86789999263" calcext:value-type="float">
            <text:p>3418.8678999926</text:p>
          </table:table-cell>
        </table:table-row>
        <table:table-row table:style-name="ro1">
          <table:table-cell office:value-type="float" office:value="18.8364648639999" calcext:value-type="float">
            <text:p>18.836464864</text:p>
          </table:table-cell>
          <table:table-cell office:value-type="float" office:value="3391.92967218497" calcext:value-type="float">
            <text:p>3391.929672185</text:p>
          </table:table-cell>
        </table:table-row>
        <table:table-row table:style-name="ro1">
          <table:table-cell office:value-type="float" office:value="18.853905471" calcext:value-type="float">
            <text:p>18.853905471</text:p>
          </table:table-cell>
          <table:table-cell office:value-type="float" office:value="3440.24723450914" calcext:value-type="float">
            <text:p>3440.2472345092</text:p>
          </table:table-cell>
        </table:table-row>
        <table:table-row table:style-name="ro1">
          <table:table-cell office:value-type="float" office:value="18.871555662" calcext:value-type="float">
            <text:p>18.871555662</text:p>
          </table:table-cell>
          <table:table-cell office:value-type="float" office:value="3399.39664108445" calcext:value-type="float">
            <text:p>3399.3966410845</text:p>
          </table:table-cell>
        </table:table-row>
        <table:table-row table:style-name="ro1">
          <table:table-cell office:value-type="float" office:value="18.8890149669999" calcext:value-type="float">
            <text:p>18.889014967</text:p>
          </table:table-cell>
          <table:table-cell office:value-type="float" office:value="3436.56291017485" calcext:value-type="float">
            <text:p>3436.5629101749</text:p>
          </table:table-cell>
        </table:table-row>
        <table:table-row table:style-name="ro1">
          <table:table-cell office:value-type="float" office:value="18.9067834919999" calcext:value-type="float">
            <text:p>18.906783492</text:p>
          </table:table-cell>
          <table:table-cell office:value-type="float" office:value="3376.75749674104" calcext:value-type="float">
            <text:p>3376.757496741</text:p>
          </table:table-cell>
        </table:table-row>
        <table:table-row table:style-name="ro1">
          <table:table-cell office:value-type="float" office:value="18.9241967549999" calcext:value-type="float">
            <text:p>18.924196755</text:p>
          </table:table-cell>
          <table:table-cell office:value-type="float" office:value="3445.64944548691" calcext:value-type="float">
            <text:p>3445.6494454869</text:p>
          </table:table-cell>
        </table:table-row>
        <table:table-row table:style-name="ro1">
          <table:table-cell office:value-type="float" office:value="18.941965749" calcext:value-type="float">
            <text:p>18.941965749</text:p>
          </table:table-cell>
          <table:table-cell office:value-type="float" office:value="3376.66836961268" calcext:value-type="float">
            <text:p>3376.6683696127</text:p>
          </table:table-cell>
        </table:table-row>
        <table:table-row table:style-name="ro1">
          <table:table-cell office:value-type="float" office:value="18.959390002" calcext:value-type="float">
            <text:p>18.959390002</text:p>
          </table:table-cell>
          <table:table-cell office:value-type="float" office:value="3443.47617084018" calcext:value-type="float">
            <text:p>3443.4761708402</text:p>
          </table:table-cell>
        </table:table-row>
        <table:table-row table:style-name="ro1">
          <table:table-cell office:value-type="float" office:value="18.9772117559999" calcext:value-type="float">
            <text:p>18.977211756</text:p>
          </table:table-cell>
          <table:table-cell office:value-type="float" office:value="3366.67198976865" calcext:value-type="float">
            <text:p>3366.6719897687</text:p>
          </table:table-cell>
        </table:table-row>
        <table:table-row table:style-name="ro1">
          <table:table-cell office:value-type="float" office:value="18.994719499" calcext:value-type="float">
            <text:p>18.994719499</text:p>
          </table:table-cell>
          <table:table-cell office:value-type="float" office:value="3427.05510353766" calcext:value-type="float">
            <text:p>3427.0551035377</text:p>
          </table:table-cell>
        </table:table-row>
        <table:table-row table:style-name="ro1">
          <table:table-cell office:value-type="float" office:value="19.0124612529999" calcext:value-type="float">
            <text:p>19.012461253</text:p>
          </table:table-cell>
          <table:table-cell office:value-type="float" office:value="3381.85277512217" calcext:value-type="float">
            <text:p>3381.8527751222</text:p>
          </table:table-cell>
        </table:table-row>
        <table:table-row table:style-name="ro1">
          <table:table-cell office:value-type="float" office:value="19.0299075369999" calcext:value-type="float">
            <text:p>19.029907537</text:p>
          </table:table-cell>
          <table:table-cell office:value-type="float" office:value="3439.12778216524" calcext:value-type="float">
            <text:p>3439.1277821652</text:p>
          </table:table-cell>
        </table:table-row>
        <table:table-row table:style-name="ro1">
          <table:table-cell office:value-type="float" office:value="19.047691583" calcext:value-type="float">
            <text:p>19.047691583</text:p>
          </table:table-cell>
          <table:table-cell office:value-type="float" office:value="3373.81043659599" calcext:value-type="float">
            <text:p>3373.810436596</text:p>
          </table:table-cell>
        </table:table-row>
        <table:table-row table:style-name="ro1">
          <table:table-cell office:value-type="float" office:value="19.065079169" calcext:value-type="float">
            <text:p>19.065079169</text:p>
          </table:table-cell>
          <table:table-cell office:value-type="float" office:value="3450.73778498403" calcext:value-type="float">
            <text:p>3450.737784984</text:p>
          </table:table-cell>
        </table:table-row>
        <table:table-row table:style-name="ro1">
          <table:table-cell office:value-type="float" office:value="19.0828921739999" calcext:value-type="float">
            <text:p>19.082892174</text:p>
          </table:table-cell>
          <table:table-cell office:value-type="float" office:value="3368.32555767005" calcext:value-type="float">
            <text:p>3368.3255576701</text:p>
          </table:table-cell>
        </table:table-row>
        <table:table-row table:style-name="ro1">
          <table:table-cell office:value-type="float" office:value="19.100342989" calcext:value-type="float">
            <text:p>19.100342989</text:p>
          </table:table-cell>
          <table:table-cell office:value-type="float" office:value="3438.2348331435" calcext:value-type="float">
            <text:p>3438.2348331435</text:p>
          </table:table-cell>
        </table:table-row>
        <table:table-row table:style-name="ro1">
          <table:table-cell office:value-type="float" office:value="19.118110316" calcext:value-type="float">
            <text:p>19.118110316</text:p>
          </table:table-cell>
          <table:table-cell office:value-type="float" office:value="3376.98518184504" calcext:value-type="float">
            <text:p>3376.9851818451</text:p>
          </table:table-cell>
        </table:table-row>
        <table:table-row table:style-name="ro1">
          <table:table-cell office:value-type="float" office:value="19.1355734229999" calcext:value-type="float">
            <text:p>19.135573423</text:p>
          </table:table-cell>
          <table:table-cell office:value-type="float" office:value="3435.81471500469" calcext:value-type="float">
            <text:p>3435.8147150047</text:p>
          </table:table-cell>
        </table:table-row>
        <table:table-row table:style-name="ro1">
          <table:table-cell office:value-type="float" office:value="19.1532336139999" calcext:value-type="float">
            <text:p>19.153233614</text:p>
          </table:table-cell>
          <table:table-cell office:value-type="float" office:value="3397.47174874749" calcext:value-type="float">
            <text:p>3397.4717487475</text:p>
          </table:table-cell>
        </table:table-row>
        <table:table-row table:style-name="ro1">
          <table:table-cell office:value-type="float" office:value="19.1706504709998" calcext:value-type="float">
            <text:p>19.170650471</text:p>
          </table:table-cell>
          <table:table-cell office:value-type="float" office:value="3444.93842948781" calcext:value-type="float">
            <text:p>3444.9384294878</text:p>
          </table:table-cell>
        </table:table-row>
        <table:table-row table:style-name="ro1">
          <table:table-cell office:value-type="float" office:value="19.1884279029998" calcext:value-type="float">
            <text:p>19.188427903</text:p>
          </table:table-cell>
          <table:table-cell office:value-type="float" office:value="3375.0656450263" calcext:value-type="float">
            <text:p>3375.0656450263</text:p>
          </table:table-cell>
        </table:table-row>
        <table:table-row table:style-name="ro1">
          <table:table-cell office:value-type="float" office:value="19.2058690299998" calcext:value-type="float">
            <text:p>19.20586903</text:p>
          </table:table-cell>
          <table:table-cell office:value-type="float" office:value="3440.14466496667" calcext:value-type="float">
            <text:p>3440.1446649667</text:p>
          </table:table-cell>
        </table:table-row>
        <table:table-row table:style-name="ro1">
          <table:table-cell office:value-type="float" office:value="19.2237408889998" calcext:value-type="float">
            <text:p>19.223740889</text:p>
          </table:table-cell>
          <table:table-cell office:value-type="float" office:value="3357.23329061168" calcext:value-type="float">
            <text:p>3357.2332906117</text:p>
          </table:table-cell>
        </table:table-row>
        <table:table-row table:style-name="ro1">
          <table:table-cell office:value-type="float" office:value="19.241265507" calcext:value-type="float">
            <text:p>19.241265507</text:p>
          </table:table-cell>
          <table:table-cell office:value-type="float" office:value="3423.75508553046" calcext:value-type="float">
            <text:p>3423.7550855305</text:p>
          </table:table-cell>
        </table:table-row>
        <table:table-row table:style-name="ro1">
          <table:table-cell office:value-type="float" office:value="19.2590878869999" calcext:value-type="float">
            <text:p>19.259087887</text:p>
          </table:table-cell>
          <table:table-cell office:value-type="float" office:value="3366.55373751632" calcext:value-type="float">
            <text:p>3366.5537375163</text:p>
          </table:table-cell>
        </table:table-row>
        <table:table-row table:style-name="ro1">
          <table:table-cell office:value-type="float" office:value="19.276506723" calcext:value-type="float">
            <text:p>19.276506723</text:p>
          </table:table-cell>
          <table:table-cell office:value-type="float" office:value="3444.54704088414" calcext:value-type="float">
            <text:p>3444.5470408841</text:p>
          </table:table-cell>
        </table:table-row>
        <table:table-row table:style-name="ro1">
          <table:table-cell office:value-type="float" office:value="19.2942175389999" calcext:value-type="float">
            <text:p>19.294217539</text:p>
          </table:table-cell>
          <table:table-cell office:value-type="float" office:value="3387.76033811576" calcext:value-type="float">
            <text:p>3387.7603381158</text:p>
          </table:table-cell>
        </table:table-row>
        <table:table-row table:style-name="ro1">
          <table:table-cell office:value-type="float" office:value="19.311677834" calcext:value-type="float">
            <text:p>19.311677834</text:p>
          </table:table-cell>
          <table:table-cell office:value-type="float" office:value="3436.36805676449" calcext:value-type="float">
            <text:p>3436.3680567645</text:p>
          </table:table-cell>
        </table:table-row>
        <table:table-row table:style-name="ro1">
          <table:table-cell office:value-type="float" office:value="19.3293535979999" calcext:value-type="float">
            <text:p>19.329353598</text:p>
          </table:table-cell>
          <table:table-cell office:value-type="float" office:value="3394.47845084545" calcext:value-type="float">
            <text:p>3394.4784508455</text:p>
          </table:table-cell>
        </table:table-row>
        <table:table-row table:style-name="ro1">
          <table:table-cell office:value-type="float" office:value="19.34686332" calcext:value-type="float">
            <text:p>19.34686332</text:p>
          </table:table-cell>
          <table:table-cell office:value-type="float" office:value="3426.66776774704" calcext:value-type="float">
            <text:p>3426.667767747</text:p>
          </table:table-cell>
        </table:table-row>
        <table:table-row table:style-name="ro1">
          <table:table-cell office:value-type="float" office:value="19.3646096569998" calcext:value-type="float">
            <text:p>19.364609657</text:p>
          </table:table-cell>
          <table:table-cell office:value-type="float" office:value="3380.97941003588" calcext:value-type="float">
            <text:p>3380.9794100359</text:p>
          </table:table-cell>
        </table:table-row>
        <table:table-row table:style-name="ro1">
          <table:table-cell office:value-type="float" office:value="19.3821189629998" calcext:value-type="float">
            <text:p>19.382118963</text:p>
          </table:table-cell>
          <table:table-cell office:value-type="float" office:value="3426.74918127073" calcext:value-type="float">
            <text:p>3426.7491812707</text:p>
          </table:table-cell>
        </table:table-row>
        <table:table-row table:style-name="ro1">
          <table:table-cell office:value-type="float" office:value="19.399771654" calcext:value-type="float">
            <text:p>19.399771654</text:p>
          </table:table-cell>
          <table:table-cell office:value-type="float" office:value="3398.91521351282" calcext:value-type="float">
            <text:p>3398.9152135128</text:p>
          </table:table-cell>
        </table:table-row>
        <table:table-row table:style-name="ro1">
          <table:table-cell office:value-type="float" office:value="19.4172112709998" calcext:value-type="float">
            <text:p>19.417211271</text:p>
          </table:table-cell>
          <table:table-cell office:value-type="float" office:value="3440.44252810467" calcext:value-type="float">
            <text:p>3440.4425281047</text:p>
          </table:table-cell>
        </table:table-row>
        <table:table-row table:style-name="ro1">
          <table:table-cell office:value-type="float" office:value="19.4349664629999" calcext:value-type="float">
            <text:p>19.434966463</text:p>
          </table:table-cell>
          <table:table-cell office:value-type="float" office:value="3379.29322305715" calcext:value-type="float">
            <text:p>3379.2932230572</text:p>
          </table:table-cell>
        </table:table-row>
        <table:table-row table:style-name="ro1">
          <table:table-cell office:value-type="float" office:value="19.4524812369998" calcext:value-type="float">
            <text:p>19.452481237</text:p>
          </table:table-cell>
          <table:table-cell office:value-type="float" office:value="3425.67937219002" calcext:value-type="float">
            <text:p>3425.67937219</text:p>
          </table:table-cell>
        </table:table-row>
        <table:table-row table:style-name="ro1">
          <table:table-cell office:value-type="float" office:value="19.470240439" calcext:value-type="float">
            <text:p>19.470240439</text:p>
          </table:table-cell>
          <table:table-cell office:value-type="float" office:value="3378.53018391828" calcext:value-type="float">
            <text:p>3378.5301839183</text:p>
          </table:table-cell>
        </table:table-row>
        <table:table-row table:style-name="ro1">
          <table:table-cell office:value-type="float" office:value="19.487623389" calcext:value-type="float">
            <text:p>19.487623389</text:p>
          </table:table-cell>
          <table:table-cell office:value-type="float" office:value="3451.65809026392" calcext:value-type="float">
            <text:p>3451.6580902639</text:p>
          </table:table-cell>
        </table:table-row>
        <table:table-row table:style-name="ro1">
          <table:table-cell office:value-type="float" office:value="19.5053112369999" calcext:value-type="float">
            <text:p>19.505311237</text:p>
          </table:table-cell>
          <table:table-cell office:value-type="float" office:value="3392.15940798794" calcext:value-type="float">
            <text:p>3392.1594079879</text:p>
          </table:table-cell>
        </table:table-row>
        <table:table-row table:style-name="ro1">
          <table:table-cell office:value-type="float" office:value="19.5227714789999" calcext:value-type="float">
            <text:p>19.522771479</text:p>
          </table:table-cell>
          <table:table-cell office:value-type="float" office:value="3436.37848777255" calcext:value-type="float">
            <text:p>3436.3784877726</text:p>
          </table:table-cell>
        </table:table-row>
        <table:table-row table:style-name="ro1">
          <table:table-cell office:value-type="float" office:value="19.5403913059999" calcext:value-type="float">
            <text:p>19.540391306</text:p>
          </table:table-cell>
          <table:table-cell office:value-type="float" office:value="3405.25477348302" calcext:value-type="float">
            <text:p>3405.254773483</text:p>
          </table:table-cell>
        </table:table-row>
        <table:table-row table:style-name="ro1">
          <table:table-cell office:value-type="float" office:value="19.557850767" calcext:value-type="float">
            <text:p>19.557850767</text:p>
          </table:table-cell>
          <table:table-cell office:value-type="float" office:value="3436.53220450784" calcext:value-type="float">
            <text:p>3436.5322045079</text:p>
          </table:table-cell>
        </table:table-row>
        <table:table-row table:style-name="ro1">
          <table:table-cell office:value-type="float" office:value="19.5755147079999" calcext:value-type="float">
            <text:p>19.575514708</text:p>
          </table:table-cell>
          <table:table-cell office:value-type="float" office:value="3396.75047602947" calcext:value-type="float">
            <text:p>3396.7504760295</text:p>
          </table:table-cell>
        </table:table-row>
        <table:table-row table:style-name="ro1">
          <table:table-cell office:value-type="float" office:value="19.593014691" calcext:value-type="float">
            <text:p>19.593014691</text:p>
          </table:table-cell>
          <table:table-cell office:value-type="float" office:value="3428.57475916594" calcext:value-type="float">
            <text:p>3428.574759166</text:p>
          </table:table-cell>
        </table:table-row>
        <table:table-row table:style-name="ro1">
          <table:table-cell office:value-type="float" office:value="19.6107626429998" calcext:value-type="float">
            <text:p>19.610762643</text:p>
          </table:table-cell>
          <table:table-cell office:value-type="float" office:value="3380.67175303644" calcext:value-type="float">
            <text:p>3380.6717530365</text:p>
          </table:table-cell>
        </table:table-row>
        <table:table-row table:style-name="ro1">
          <table:table-cell office:value-type="float" office:value="19.628258771" calcext:value-type="float">
            <text:p>19.628258771</text:p>
          </table:table-cell>
          <table:table-cell office:value-type="float" office:value="3429.33019233735" calcext:value-type="float">
            <text:p>3429.3301923374</text:p>
          </table:table-cell>
        </table:table-row>
        <table:table-row table:style-name="ro1">
          <table:table-cell office:value-type="float" office:value="19.6460191189999" calcext:value-type="float">
            <text:p>19.646019119</text:p>
          </table:table-cell>
          <table:table-cell office:value-type="float" office:value="3378.31218173776" calcext:value-type="float">
            <text:p>3378.3121817378</text:p>
          </table:table-cell>
        </table:table-row>
        <table:table-row table:style-name="ro1">
          <table:table-cell office:value-type="float" office:value="19.663515299" calcext:value-type="float">
            <text:p>19.663515299</text:p>
          </table:table-cell>
          <table:table-cell office:value-type="float" office:value="3429.32000012147" calcext:value-type="float">
            <text:p>3429.3200001215</text:p>
          </table:table-cell>
        </table:table-row>
        <table:table-row table:style-name="ro1">
          <table:table-cell office:value-type="float" office:value="19.6812759069999" calcext:value-type="float">
            <text:p>19.681275907</text:p>
          </table:table-cell>
          <table:table-cell office:value-type="float" office:value="3378.26272616192" calcext:value-type="float">
            <text:p>3378.2627261619</text:p>
          </table:table-cell>
        </table:table-row>
        <table:table-row table:style-name="ro1">
          <table:table-cell office:value-type="float" office:value="19.698777139" calcext:value-type="float">
            <text:p>19.698777139</text:p>
          </table:table-cell>
          <table:table-cell office:value-type="float" office:value="3428.33007411736" calcext:value-type="float">
            <text:p>3428.3300741174</text:p>
          </table:table-cell>
        </table:table-row>
        <table:table-row table:style-name="ro1">
          <table:table-cell office:value-type="float" office:value="19.7164208719998" calcext:value-type="float">
            <text:p>19.716420872</text:p>
          </table:table-cell>
          <table:table-cell office:value-type="float" office:value="3400.64089614069" calcext:value-type="float">
            <text:p>3400.6408961407</text:p>
          </table:table-cell>
        </table:table-row>
        <table:table-row table:style-name="ro1">
          <table:table-cell office:value-type="float" office:value="19.733827" calcext:value-type="float">
            <text:p>19.733827</text:p>
          </table:table-cell>
          <table:table-cell office:value-type="float" office:value="3447.06186231632" calcext:value-type="float">
            <text:p>3447.0618623163</text:p>
          </table:table-cell>
        </table:table-row>
        <table:table-row table:style-name="ro1">
          <table:table-cell office:value-type="float" office:value="19.7515288579998" calcext:value-type="float">
            <text:p>19.751528858</text:p>
          </table:table-cell>
          <table:table-cell office:value-type="float" office:value="3389.47470941969" calcext:value-type="float">
            <text:p>3389.4747094197</text:p>
          </table:table-cell>
        </table:table-row>
        <table:table-row table:style-name="ro1">
          <table:table-cell office:value-type="float" office:value="19.7689271209999" calcext:value-type="float">
            <text:p>19.768927121</text:p>
          </table:table-cell>
          <table:table-cell office:value-type="float" office:value="3448.62012946609" calcext:value-type="float">
            <text:p>3448.6201294661</text:p>
          </table:table-cell>
        </table:table-row>
        <table:table-row table:style-name="ro1">
          <table:table-cell office:value-type="float" office:value="19.786694917" calcext:value-type="float">
            <text:p>19.786694917</text:p>
          </table:table-cell>
          <table:table-cell office:value-type="float" office:value="3376.89604269726" calcext:value-type="float">
            <text:p>3376.8960426973</text:p>
          </table:table-cell>
        </table:table-row>
        <table:table-row table:style-name="ro1">
          <table:table-cell office:value-type="float" office:value="19.804225524" calcext:value-type="float">
            <text:p>19.804225524</text:p>
          </table:table-cell>
          <table:table-cell office:value-type="float" office:value="3422.58542444713" calcext:value-type="float">
            <text:p>3422.5854244471</text:p>
          </table:table-cell>
        </table:table-row>
        <table:table-row table:style-name="ro1">
          <table:table-cell office:value-type="float" office:value="19.8219832679999" calcext:value-type="float">
            <text:p>19.821983268</text:p>
          </table:table-cell>
          <table:table-cell office:value-type="float" office:value="3378.80757827197" calcext:value-type="float">
            <text:p>3378.807578272</text:p>
          </table:table-cell>
        </table:table-row>
        <table:table-row table:style-name="ro1">
          <table:table-cell office:value-type="float" office:value="19.8394915839999" calcext:value-type="float">
            <text:p>19.839491584</text:p>
          </table:table-cell>
          <table:table-cell office:value-type="float" office:value="3426.94294528856" calcext:value-type="float">
            <text:p>3426.9429452886</text:p>
          </table:table-cell>
        </table:table-row>
        <table:table-row table:style-name="ro1">
          <table:table-cell office:value-type="float" office:value="19.8572608899999" calcext:value-type="float">
            <text:p>19.85726089</text:p>
          </table:table-cell>
          <table:table-cell office:value-type="float" office:value="3376.60908085157" calcext:value-type="float">
            <text:p>3376.6090808516</text:p>
          </table:table-cell>
        </table:table-row>
        <table:table-row table:style-name="ro1">
          <table:table-cell office:value-type="float" office:value="19.874666445" calcext:value-type="float">
            <text:p>19.874666445</text:p>
          </table:table-cell>
          <table:table-cell office:value-type="float" office:value="3447.17534141657" calcext:value-type="float">
            <text:p>3447.1753414166</text:p>
          </table:table-cell>
        </table:table-row>
        <table:table-row table:style-name="ro1">
          <table:table-cell office:value-type="float" office:value="19.8923355939999" calcext:value-type="float">
            <text:p>19.892335594</text:p>
          </table:table-cell>
          <table:table-cell office:value-type="float" office:value="3395.74928031248" calcext:value-type="float">
            <text:p>3395.7492803125</text:p>
          </table:table-cell>
        </table:table-row>
        <table:table-row table:style-name="ro1">
          <table:table-cell office:value-type="float" office:value="19.9098283889998" calcext:value-type="float">
            <text:p>19.909828389</text:p>
          </table:table-cell>
          <table:table-cell office:value-type="float" office:value="3429.98360182931" calcext:value-type="float">
            <text:p>3429.9836018293</text:p>
          </table:table-cell>
        </table:table-row>
        <table:table-row table:style-name="ro1">
          <table:table-cell office:value-type="float" office:value="19.9275855599999" calcext:value-type="float">
            <text:p>19.92758556</text:p>
          </table:table-cell>
          <table:table-cell office:value-type="float" office:value="3378.91660781515" calcext:value-type="float">
            <text:p>3378.9166078152</text:p>
          </table:table-cell>
        </table:table-row>
        <table:table-row table:style-name="ro1">
          <table:table-cell office:value-type="float" office:value="19.9450874689999" calcext:value-type="float">
            <text:p>19.945087469</text:p>
          </table:table-cell>
          <table:table-cell office:value-type="float" office:value="3428.19746120755" calcext:value-type="float">
            <text:p>3428.1974612076</text:p>
          </table:table-cell>
        </table:table-row>
        <table:table-row table:style-name="ro1">
          <table:table-cell office:value-type="float" office:value="19.9629377659999" calcext:value-type="float">
            <text:p>19.962937766</text:p>
          </table:table-cell>
          <table:table-cell office:value-type="float" office:value="3361.28861049289" calcext:value-type="float">
            <text:p>3361.2886104929</text:p>
          </table:table-cell>
        </table:table-row>
        <table:table-row table:style-name="ro1">
          <table:table-cell office:value-type="float" office:value="19.980311237" calcext:value-type="float">
            <text:p>19.980311237</text:p>
          </table:table-cell>
          <table:table-cell office:value-type="float" office:value="3453.54132167736" calcext:value-type="float">
            <text:p>3453.5413216774</text:p>
          </table:table-cell>
        </table:table-row>
        <table:table-row table:style-name="ro1">
          <table:table-cell office:value-type="float" office:value="19.9980787719999" calcext:value-type="float">
            <text:p>19.998078772</text:p>
          </table:table-cell>
          <table:table-cell office:value-type="float" office:value="3376.94564837008" calcext:value-type="float">
            <text:p>3376.9456483701</text:p>
          </table:table-cell>
        </table:table-row>
        <table:table-row table:style-name="ro1">
          <table:table-cell office:value-type="float" office:value="20.015499223" calcext:value-type="float">
            <text:p>20.015499223</text:p>
          </table:table-cell>
          <table:table-cell office:value-type="float" office:value="3444.22770682209" calcext:value-type="float">
            <text:p>3444.2277068221</text:p>
          </table:table-cell>
        </table:table-row>
        <table:table-row table:style-name="ro1">
          <table:table-cell office:value-type="float" office:value="20.033196029" calcext:value-type="float">
            <text:p>20.033196029</text:p>
          </table:table-cell>
          <table:table-cell office:value-type="float" office:value="3390.44232049489" calcext:value-type="float">
            <text:p>3390.4423204949</text:p>
          </table:table-cell>
        </table:table-row>
        <table:table-row table:style-name="ro1">
          <table:table-cell office:value-type="float" office:value="20.050661584" calcext:value-type="float">
            <text:p>20.050661584</text:p>
          </table:table-cell>
          <table:table-cell office:value-type="float" office:value="3435.33314573693" calcext:value-type="float">
            <text:p>3435.3331457369</text:p>
          </table:table-cell>
        </table:table-row>
        <table:table-row table:style-name="ro1">
          <table:table-cell office:value-type="float" office:value="20.0684123489998" calcext:value-type="float">
            <text:p>20.068412349</text:p>
          </table:table-cell>
          <table:table-cell office:value-type="float" office:value="3380.13601106884" calcext:value-type="float">
            <text:p>3380.1360110688</text:p>
          </table:table-cell>
        </table:table-row>
        <table:table-row table:style-name="ro1">
          <table:table-cell office:value-type="float" office:value="20.0859129559999" calcext:value-type="float">
            <text:p>20.085912956</text:p>
          </table:table-cell>
          <table:table-cell office:value-type="float" office:value="3428.45251022727" calcext:value-type="float">
            <text:p>3428.4525102273</text:p>
          </table:table-cell>
        </table:table-row>
        <table:table-row table:style-name="ro1">
          <table:table-cell office:value-type="float" office:value="20.1037632" calcext:value-type="float">
            <text:p>20.1037632</text:p>
          </table:table-cell>
          <table:table-cell office:value-type="float" office:value="3361.29859063327" calcext:value-type="float">
            <text:p>3361.2985906333</text:p>
          </table:table-cell>
        </table:table-row>
        <table:table-row table:style-name="ro1">
          <table:table-cell office:value-type="float" office:value="20.1211359939998" calcext:value-type="float">
            <text:p>20.121135994</text:p>
          </table:table-cell>
          <table:table-cell office:value-type="float" office:value="3453.67590271609" calcext:value-type="float">
            <text:p>3453.6759027161</text:p>
          </table:table-cell>
        </table:table-row>
        <table:table-row table:style-name="ro1">
          <table:table-cell office:value-type="float" office:value="20.1389019149999" calcext:value-type="float">
            <text:p>20.138901915</text:p>
          </table:table-cell>
          <table:table-cell office:value-type="float" office:value="3377.25243738798" calcext:value-type="float">
            <text:p>3377.252437388</text:p>
          </table:table-cell>
        </table:table-row>
        <table:table-row table:style-name="ro1">
          <table:table-cell office:value-type="float" office:value="20.15626273" calcext:value-type="float">
            <text:p>20.15626273</text:p>
          </table:table-cell>
          <table:table-cell office:value-type="float" office:value="3456.05894652655" calcext:value-type="float">
            <text:p>3456.0589465266</text:p>
          </table:table-cell>
        </table:table-row>
        <table:table-row table:style-name="ro1">
          <table:table-cell office:value-type="float" office:value="20.174008703" calcext:value-type="float">
            <text:p>20.174008703</text:p>
          </table:table-cell>
          <table:table-cell office:value-type="float" office:value="3381.04875961679" calcext:value-type="float">
            <text:p>3381.0487596168</text:p>
          </table:table-cell>
        </table:table-row>
        <table:table-row table:style-name="ro1">
          <table:table-cell office:value-type="float" office:value="20.1913999869998" calcext:value-type="float">
            <text:p>20.191399987</text:p>
          </table:table-cell>
          <table:table-cell office:value-type="float" office:value="3450.00403654166" calcext:value-type="float">
            <text:p>3450.0040365417</text:p>
          </table:table-cell>
        </table:table-row>
        <table:table-row table:style-name="ro1">
          <table:table-cell office:value-type="float" office:value="20.209271533" calcext:value-type="float">
            <text:p>20.209271533</text:p>
          </table:table-cell>
          <table:table-cell office:value-type="float" office:value="3357.29208874778" calcext:value-type="float">
            <text:p>3357.2920887478</text:p>
          </table:table-cell>
        </table:table-row>
        <table:table-row table:style-name="ro1">
          <table:table-cell office:value-type="float" office:value="20.226751255" calcext:value-type="float">
            <text:p>20.226751255</text:p>
          </table:table-cell>
          <table:table-cell office:value-type="float" office:value="3432.54887006389" calcext:value-type="float">
            <text:p>3432.5488700639</text:p>
          </table:table-cell>
        </table:table-row>
        <table:table-row table:style-name="ro1">
          <table:table-cell office:value-type="float" office:value="20.2444647279999" calcext:value-type="float">
            <text:p>20.244464728</text:p>
          </table:table-cell>
          <table:table-cell office:value-type="float" office:value="3387.25217805353" calcext:value-type="float">
            <text:p>3387.2521780535</text:p>
          </table:table-cell>
        </table:table-row>
        <table:table-row table:style-name="ro1">
          <table:table-cell office:value-type="float" office:value="20.261990491" calcext:value-type="float">
            <text:p>20.261990491</text:p>
          </table:table-cell>
          <table:table-cell office:value-type="float" office:value="3423.53140343604" calcext:value-type="float">
            <text:p>3423.531403436</text:p>
          </table:table-cell>
        </table:table-row>
        <table:table-row table:style-name="ro1">
          <table:table-cell office:value-type="float" office:value="20.2796077139999" calcext:value-type="float">
            <text:p>20.279607714</text:p>
          </table:table-cell>
          <table:table-cell office:value-type="float" office:value="3405.75810389528" calcext:value-type="float">
            <text:p>3405.7581038953</text:p>
          </table:table-cell>
        </table:table-row>
        <table:table-row table:style-name="ro1">
          <table:table-cell office:value-type="float" office:value="20.2970877999999" calcext:value-type="float">
            <text:p>20.2970878</text:p>
          </table:table-cell>
          <table:table-cell office:value-type="float" office:value="3432.47739170599" calcext:value-type="float">
            <text:p>3432.477391706</text:p>
          </table:table-cell>
        </table:table-row>
        <table:table-row table:style-name="ro1">
          <table:table-cell office:value-type="float" office:value="20.314792418" calcext:value-type="float">
            <text:p>20.314792418</text:p>
          </table:table-cell>
          <table:table-cell office:value-type="float" office:value="3388.94631894814" calcext:value-type="float">
            <text:p>3388.9463189482</text:p>
          </table:table-cell>
        </table:table-row>
        <table:table-row table:style-name="ro1">
          <table:table-cell office:value-type="float" office:value="20.3321863059998" calcext:value-type="float">
            <text:p>20.332186306</text:p>
          </table:table-cell>
          <table:table-cell office:value-type="float" office:value="3449.48754417255" calcext:value-type="float">
            <text:p>3449.4875441726</text:p>
          </table:table-cell>
        </table:table-row>
        <table:table-row table:style-name="ro1">
          <table:table-cell office:value-type="float" office:value="20.349881914" calcext:value-type="float">
            <text:p>20.349881914</text:p>
          </table:table-cell>
          <table:table-cell office:value-type="float" office:value="3390.67185481463" calcext:value-type="float">
            <text:p>3390.6718548146</text:p>
          </table:table-cell>
        </table:table-row>
        <table:table-row table:style-name="ro1">
          <table:table-cell office:value-type="float" office:value="20.3673481459998" calcext:value-type="float">
            <text:p>20.367348146</text:p>
          </table:table-cell>
          <table:table-cell office:value-type="float" office:value="3435.19999050583" calcext:value-type="float">
            <text:p>3435.1999905058</text:p>
          </table:table-cell>
        </table:table-row>
        <table:table-row table:style-name="ro1">
          <table:table-cell office:value-type="float" office:value="20.3850609419999" calcext:value-type="float">
            <text:p>20.385060942</text:p>
          </table:table-cell>
          <table:table-cell office:value-type="float" office:value="3387.38164204943" calcext:value-type="float">
            <text:p>3387.3816420494</text:p>
          </table:table-cell>
        </table:table-row>
        <table:table-row table:style-name="ro1">
          <table:table-cell office:value-type="float" office:value="20.40253306" calcext:value-type="float">
            <text:p>20.40253306</text:p>
          </table:table-cell>
          <table:table-cell office:value-type="float" office:value="3434.04274167606" calcext:value-type="float">
            <text:p>3434.0427416761</text:p>
          </table:table-cell>
        </table:table-row>
        <table:table-row table:style-name="ro1">
          <table:table-cell office:value-type="float" office:value="20.4202165839999" calcext:value-type="float">
            <text:p>20.420216584</text:p>
          </table:table-cell>
          <table:table-cell office:value-type="float" office:value="3392.98886354172" calcext:value-type="float">
            <text:p>3392.9888635417</text:p>
          </table:table-cell>
        </table:table-row>
        <table:table-row table:style-name="ro1">
          <table:table-cell office:value-type="float" office:value="20.4376481289999" calcext:value-type="float">
            <text:p>20.437648129</text:p>
          </table:table-cell>
          <table:table-cell office:value-type="float" office:value="3442.0356887651" calcext:value-type="float">
            <text:p>3442.0356887651</text:p>
          </table:table-cell>
        </table:table-row>
        <table:table-row table:style-name="ro1">
          <table:table-cell office:value-type="float" office:value="20.4554233729998" calcext:value-type="float">
            <text:p>20.455423373</text:p>
          </table:table-cell>
          <table:table-cell office:value-type="float" office:value="3375.48109045201" calcext:value-type="float">
            <text:p>3375.481090452</text:p>
          </table:table-cell>
        </table:table-row>
        <table:table-row table:style-name="ro1">
          <table:table-cell office:value-type="float" office:value="20.4727618439999" calcext:value-type="float">
            <text:p>20.472761844</text:p>
          </table:table-cell>
          <table:table-cell office:value-type="float" office:value="3460.51275222307" calcext:value-type="float">
            <text:p>3460.5127522231</text:p>
          </table:table-cell>
        </table:table-row>
        <table:table-row table:style-name="ro1">
          <table:table-cell office:value-type="float" office:value="20.490576359" calcext:value-type="float">
            <text:p>20.490576359</text:p>
          </table:table-cell>
          <table:table-cell office:value-type="float" office:value="3368.0400504766" calcext:value-type="float">
            <text:p>3368.0400504766</text:p>
          </table:table-cell>
        </table:table-row>
        <table:table-row table:style-name="ro1">
          <table:table-cell office:value-type="float" office:value="20.507900611" calcext:value-type="float">
            <text:p>20.507900611</text:p>
          </table:table-cell>
          <table:table-cell office:value-type="float" office:value="3463.35299209848" calcext:value-type="float">
            <text:p>3463.3529920985</text:p>
          </table:table-cell>
        </table:table-row>
        <table:table-row table:style-name="ro1">
          <table:table-cell office:value-type="float" office:value="20.525560073" calcext:value-type="float">
            <text:p>20.525560073</text:p>
          </table:table-cell>
          <table:table-cell office:value-type="float" office:value="3397.61199973458" calcext:value-type="float">
            <text:p>3397.6119997346</text:p>
          </table:table-cell>
        </table:table-row>
        <table:table-row table:style-name="ro1">
          <table:table-cell office:value-type="float" office:value="20.5430300549999" calcext:value-type="float">
            <text:p>20.543030055</text:p>
          </table:table-cell>
          <table:table-cell office:value-type="float" office:value="3434.46261135912" calcext:value-type="float">
            <text:p>3434.4626113591</text:p>
          </table:table-cell>
        </table:table-row>
        <table:table-row table:style-name="ro1">
          <table:table-cell office:value-type="float" office:value="20.5607176419999" calcext:value-type="float">
            <text:p>20.560717642</text:p>
          </table:table-cell>
          <table:table-cell office:value-type="float" office:value="3392.20946306317" calcext:value-type="float">
            <text:p>3392.2094630632</text:p>
          </table:table-cell>
        </table:table-row>
        <table:table-row table:style-name="ro1">
          <table:table-cell office:value-type="float" office:value="20.5782097079998" calcext:value-type="float">
            <text:p>20.578209708</text:p>
          </table:table-cell>
          <table:table-cell office:value-type="float" office:value="3430.12654995897" calcext:value-type="float">
            <text:p>3430.126549959</text:p>
          </table:table-cell>
        </table:table-row>
        <table:table-row table:style-name="ro1">
          <table:table-cell office:value-type="float" office:value="20.5959078679998" calcext:value-type="float">
            <text:p>20.595907868</text:p>
          </table:table-cell>
          <table:table-cell office:value-type="float" office:value="3390.18293426941" calcext:value-type="float">
            <text:p>3390.1829342694</text:p>
          </table:table-cell>
        </table:table-row>
        <table:table-row table:style-name="ro1">
          <table:table-cell office:value-type="float" office:value="20.613299829" calcext:value-type="float">
            <text:p>20.613299829</text:p>
          </table:table-cell>
          <table:table-cell office:value-type="float" office:value="3449.86974151197" calcext:value-type="float">
            <text:p>3449.869741512</text:p>
          </table:table-cell>
        </table:table-row>
        <table:table-row table:style-name="ro1">
          <table:table-cell office:value-type="float" office:value="20.6309360089999" calcext:value-type="float">
            <text:p>20.630936009</text:p>
          </table:table-cell>
          <table:table-cell office:value-type="float" office:value="3402.09727957848" calcext:value-type="float">
            <text:p>3402.0972795785</text:p>
          </table:table-cell>
        </table:table-row>
        <table:table-row table:style-name="ro1">
          <table:table-cell office:value-type="float" office:value="20.6483989599999" calcext:value-type="float">
            <text:p>20.64839896</text:p>
          </table:table-cell>
          <table:table-cell office:value-type="float" office:value="3435.8454078066" calcext:value-type="float">
            <text:p>3435.8454078066</text:p>
          </table:table-cell>
        </table:table-row>
        <table:table-row table:style-name="ro1">
          <table:table-cell office:value-type="float" office:value="20.6662335789999" calcext:value-type="float">
            <text:p>20.666233579</text:p>
          </table:table-cell>
          <table:table-cell office:value-type="float" office:value="3364.2434413576" calcext:value-type="float">
            <text:p>3364.2434413576</text:p>
          </table:table-cell>
        </table:table-row>
        <table:table-row table:style-name="ro1">
          <table:table-cell office:value-type="float" office:value="20.683686113" calcext:value-type="float">
            <text:p>20.683686113</text:p>
          </table:table-cell>
          <table:table-cell office:value-type="float" office:value="3437.89618170668" calcext:value-type="float">
            <text:p>3437.8961817067</text:p>
          </table:table-cell>
        </table:table-row>
        <table:table-row table:style-name="ro1">
          <table:table-cell office:value-type="float" office:value="20.701495628" calcext:value-type="float">
            <text:p>20.701495628</text:p>
          </table:table-cell>
          <table:table-cell office:value-type="float" office:value="3368.98562370489" calcext:value-type="float">
            <text:p>3368.9856237049</text:p>
          </table:table-cell>
        </table:table-row>
        <table:table-row table:style-name="ro1">
          <table:table-cell office:value-type="float" office:value="20.7188685789999" calcext:value-type="float">
            <text:p>20.718868579</text:p>
          </table:table-cell>
          <table:table-cell office:value-type="float" office:value="3453.64469168782" calcext:value-type="float">
            <text:p>3453.6446916878</text:p>
          </table:table-cell>
        </table:table-row>
        <table:table-row table:style-name="ro1">
          <table:table-cell office:value-type="float" office:value="20.7364965299998" calcext:value-type="float">
            <text:p>20.73649653</text:p>
          </table:table-cell>
          <table:table-cell office:value-type="float" office:value="3403.68543118583" calcext:value-type="float">
            <text:p>3403.6854311858</text:p>
          </table:table-cell>
        </table:table-row>
        <table:table-row table:style-name="ro1">
          <table:table-cell office:value-type="float" office:value="20.7539500539999" calcext:value-type="float">
            <text:p>20.753950054</text:p>
          </table:table-cell>
          <table:table-cell office:value-type="float" office:value="3437.70117712286" calcext:value-type="float">
            <text:p>3437.7011771229</text:p>
          </table:table-cell>
        </table:table-row>
        <table:table-row table:style-name="ro1">
          <table:table-cell office:value-type="float" office:value="20.7716479019998" calcext:value-type="float">
            <text:p>20.771647902</text:p>
          </table:table-cell>
          <table:table-cell office:value-type="float" office:value="3390.24270071401" calcext:value-type="float">
            <text:p>3390.242700714</text:p>
          </table:table-cell>
        </table:table-row>
        <table:table-row table:style-name="ro1">
          <table:table-cell office:value-type="float" office:value="20.789017779" calcext:value-type="float">
            <text:p>20.789017779</text:p>
          </table:table-cell>
          <table:table-cell office:value-type="float" office:value="3454.2558936564" calcext:value-type="float">
            <text:p>3454.2558936564</text:p>
          </table:table-cell>
        </table:table-row>
        <table:table-row table:style-name="ro1">
          <table:table-cell office:value-type="float" office:value="20.8066139079999" calcext:value-type="float">
            <text:p>20.806613908</text:p>
          </table:table-cell>
          <table:table-cell office:value-type="float" office:value="3409.84088036063" calcext:value-type="float">
            <text:p>3409.8408803606</text:p>
          </table:table-cell>
        </table:table-row>
        <table:table-row table:style-name="ro1">
          <table:table-cell office:value-type="float" office:value="20.8241034729999" calcext:value-type="float">
            <text:p>20.824103473</text:p>
          </table:table-cell>
          <table:table-cell office:value-type="float" office:value="3430.61705651237" calcext:value-type="float">
            <text:p>3430.6170565124</text:p>
          </table:table-cell>
        </table:table-row>
        <table:table-row table:style-name="ro1">
          <table:table-cell office:value-type="float" office:value="20.8417072059999" calcext:value-type="float">
            <text:p>20.841707206</text:p>
          </table:table-cell>
          <table:table-cell office:value-type="float" office:value="3408.36798649716" calcext:value-type="float">
            <text:p>3408.3679864972</text:p>
          </table:table-cell>
        </table:table-row>
        <table:table-row table:style-name="ro1">
          <table:table-cell office:value-type="float" office:value="20.8591394789998" calcext:value-type="float">
            <text:p>20.859139479</text:p>
          </table:table-cell>
          <table:table-cell office:value-type="float" office:value="3441.89194376461" calcext:value-type="float">
            <text:p>3441.8919437646</text:p>
          </table:table-cell>
        </table:table-row>
        <table:table-row table:style-name="ro1">
          <table:table-cell office:value-type="float" office:value="20.876889827" calcext:value-type="float">
            <text:p>20.876889827</text:p>
          </table:table-cell>
          <table:table-cell office:value-type="float" office:value="3380.21541884407" calcext:value-type="float">
            <text:p>3380.2154188441</text:p>
          </table:table-cell>
        </table:table-row>
        <table:table-row table:style-name="ro1">
          <table:table-cell office:value-type="float" office:value="20.8942509019998" calcext:value-type="float">
            <text:p>20.894250902</text:p>
          </table:table-cell>
          <table:table-cell office:value-type="float" office:value="3456.00718852957" calcext:value-type="float">
            <text:p>3456.0071885296</text:p>
          </table:table-cell>
        </table:table-row>
        <table:table-row table:style-name="ro1">
          <table:table-cell office:value-type="float" office:value="20.912067344" calcext:value-type="float">
            <text:p>20.912067344</text:p>
          </table:table-cell>
          <table:table-cell office:value-type="float" office:value="3367.6757682331" calcext:value-type="float">
            <text:p>3367.6757682331</text:p>
          </table:table-cell>
        </table:table-row>
        <table:table-row table:style-name="ro1">
          <table:table-cell office:value-type="float" office:value="20.9294120129998" calcext:value-type="float">
            <text:p>20.929412013</text:p>
          </table:table-cell>
          <table:table-cell office:value-type="float" office:value="3459.27616148532" calcext:value-type="float">
            <text:p>3459.2761614853</text:p>
          </table:table-cell>
        </table:table-row>
        <table:table-row table:style-name="ro1">
          <table:table-cell office:value-type="float" office:value="20.9472643929998" calcext:value-type="float">
            <text:p>20.947264393</text:p>
          </table:table-cell>
          <table:table-cell office:value-type="float" office:value="3360.89641828853" calcext:value-type="float">
            <text:p>3360.8964182885</text:p>
          </table:table-cell>
        </table:table-row>
        <table:table-row table:style-name="ro1">
          <table:table-cell office:value-type="float" office:value="20.9646100519999" calcext:value-type="float">
            <text:p>20.964610052</text:p>
          </table:table-cell>
          <table:table-cell office:value-type="float" office:value="3459.07872395065" calcext:value-type="float">
            <text:p>3459.0787239507</text:p>
          </table:table-cell>
        </table:table-row>
        <table:table-row table:style-name="ro1">
          <table:table-cell office:value-type="float" office:value="20.982372014" calcext:value-type="float">
            <text:p>20.982372014</text:p>
          </table:table-cell>
          <table:table-cell office:value-type="float" office:value="3378.00520007793" calcext:value-type="float">
            <text:p>3378.0052000779</text:p>
          </table:table-cell>
        </table:table-row>
        <table:table-row table:style-name="ro1">
          <table:table-cell office:value-type="float" office:value="20.999749548" calcext:value-type="float">
            <text:p>20.999749548</text:p>
          </table:table-cell>
          <table:table-cell office:value-type="float" office:value="3452.73385741778" calcext:value-type="float">
            <text:p>3452.7338574178</text:p>
          </table:table-cell>
        </table:table-row>
        <table:table-row table:style-name="ro1">
          <table:table-cell office:value-type="float" office:value="21.0174485939999" calcext:value-type="float">
            <text:p>21.017448594</text:p>
          </table:table-cell>
          <table:table-cell office:value-type="float" office:value="3390.01322444896" calcext:value-type="float">
            <text:p>3390.013224449</text:p>
          </table:table-cell>
        </table:table-row>
        <table:table-row table:style-name="ro1">
          <table:table-cell office:value-type="float" office:value="21.0348460749999" calcext:value-type="float">
            <text:p>21.034846075</text:p>
          </table:table-cell>
          <table:table-cell office:value-type="float" office:value="3448.7751416448" calcext:value-type="float">
            <text:p>3448.7751416448</text:p>
          </table:table-cell>
        </table:table-row>
        <table:table-row table:style-name="ro1">
          <table:table-cell office:value-type="float" office:value="21.0525523079998" calcext:value-type="float">
            <text:p>21.052552308</text:p>
          </table:table-cell>
          <table:table-cell office:value-type="float" office:value="3388.63721042994" calcext:value-type="float">
            <text:p>3388.6372104299</text:p>
          </table:table-cell>
        </table:table-row>
        <table:table-row table:style-name="ro1">
          <table:table-cell office:value-type="float" office:value="21.0699979669998" calcext:value-type="float">
            <text:p>21.069997967</text:p>
          </table:table-cell>
          <table:table-cell office:value-type="float" office:value="3439.25099074163" calcext:value-type="float">
            <text:p>3439.2509907416</text:p>
          </table:table-cell>
        </table:table-row>
        <table:table-row table:style-name="ro1">
          <table:table-cell office:value-type="float" office:value="21.0876790959999" calcext:value-type="float">
            <text:p>21.087679096</text:p>
          </table:table-cell>
          <table:table-cell office:value-type="float" office:value="3393.44846134365" calcext:value-type="float">
            <text:p>3393.4484613437</text:p>
          </table:table-cell>
        </table:table-row>
        <table:table-row table:style-name="ro1">
          <table:table-cell office:value-type="float" office:value="21.1050095989999" calcext:value-type="float">
            <text:p>21.105009599</text:p>
          </table:table-cell>
          <table:table-cell office:value-type="float" office:value="3462.10378313106" calcext:value-type="float">
            <text:p>3462.1037831311</text:p>
          </table:table-cell>
        </table:table-row>
        <table:table-row table:style-name="ro1">
          <table:table-cell office:value-type="float" office:value="21.122708592" calcext:value-type="float">
            <text:p>21.122708592</text:p>
          </table:table-cell>
          <table:table-cell office:value-type="float" office:value="3390.0233758933" calcext:value-type="float">
            <text:p>3390.0233758933</text:p>
          </table:table-cell>
        </table:table-row>
        <table:table-row table:style-name="ro1">
          <table:table-cell office:value-type="float" office:value="21.140159199" calcext:value-type="float">
            <text:p>21.140159199</text:p>
          </table:table-cell>
          <table:table-cell office:value-type="float" office:value="3438.27581470362" calcext:value-type="float">
            <text:p>3438.2758147036</text:p>
          </table:table-cell>
        </table:table-row>
        <table:table-row table:style-name="ro1">
          <table:table-cell office:value-type="float" office:value="21.1579398079998" calcext:value-type="float">
            <text:p>21.157939808</text:p>
          </table:table-cell>
          <table:table-cell office:value-type="float" office:value="3374.46259577379" calcext:value-type="float">
            <text:p>3374.4625957738</text:p>
          </table:table-cell>
        </table:table-row>
        <table:table-row table:style-name="ro1">
          <table:table-cell office:value-type="float" office:value="21.1753802579999" calcext:value-type="float">
            <text:p>21.175380258</text:p>
          </table:table-cell>
          <table:table-cell office:value-type="float" office:value="3440.27820381208" calcext:value-type="float">
            <text:p>3440.2782038121</text:p>
          </table:table-cell>
        </table:table-row>
        <table:table-row table:style-name="ro1">
          <table:table-cell office:value-type="float" office:value="21.193178992" calcext:value-type="float">
            <text:p>21.193178992</text:p>
          </table:table-cell>
          <table:table-cell office:value-type="float" office:value="3371.02627635327" calcext:value-type="float">
            <text:p>3371.0262763533</text:p>
          </table:table-cell>
        </table:table-row>
        <table:table-row table:style-name="ro1">
          <table:table-cell office:value-type="float" office:value="21.210630953" calcext:value-type="float">
            <text:p>21.210630953</text:p>
          </table:table-cell>
          <table:table-cell office:value-type="float" office:value="3438.00905812126" calcext:value-type="float">
            <text:p>3438.0090581213</text:p>
          </table:table-cell>
        </table:table-row>
        <table:table-row table:style-name="ro1">
          <table:table-cell office:value-type="float" office:value="21.228287811" calcext:value-type="float">
            <text:p>21.228287811</text:p>
          </table:table-cell>
          <table:table-cell office:value-type="float" office:value="3398.11307311687" calcext:value-type="float">
            <text:p>3398.1130731169</text:p>
          </table:table-cell>
        </table:table-row>
        <table:table-row table:style-name="ro1">
          <table:table-cell office:value-type="float" office:value="21.2456724799999" calcext:value-type="float">
            <text:p>21.24567248</text:p>
          </table:table-cell>
          <table:table-cell office:value-type="float" office:value="3451.31678952967" calcext:value-type="float">
            <text:p>3451.3167895297</text:p>
          </table:table-cell>
        </table:table-row>
        <table:table-row table:style-name="ro1">
          <table:table-cell office:value-type="float" office:value="21.263285432" calcext:value-type="float">
            <text:p>21.263285432</text:p>
          </table:table-cell>
          <table:table-cell office:value-type="float" office:value="3406.58397296931" calcext:value-type="float">
            <text:p>3406.5839729693</text:p>
          </table:table-cell>
        </table:table-row>
        <table:table-row table:style-name="ro1">
          <table:table-cell office:value-type="float" office:value="21.28075057" calcext:value-type="float">
            <text:p>21.28075057</text:p>
          </table:table-cell>
          <table:table-cell office:value-type="float" office:value="3435.41516819866" calcext:value-type="float">
            <text:p>3435.4151681987</text:p>
          </table:table-cell>
        </table:table-row>
        <table:table-row table:style-name="ro1">
          <table:table-cell office:value-type="float" office:value="21.298501751" calcext:value-type="float">
            <text:p>21.298501751</text:p>
          </table:table-cell>
          <table:table-cell office:value-type="float" office:value="3380.05679734885" calcext:value-type="float">
            <text:p>3380.0567973489</text:p>
          </table:table-cell>
        </table:table-row>
        <table:table-row table:style-name="ro1">
          <table:table-cell office:value-type="float" office:value="21.315980952" calcext:value-type="float">
            <text:p>21.315980952</text:p>
          </table:table-cell>
          <table:table-cell office:value-type="float" office:value="3432.65118353806" calcext:value-type="float">
            <text:p>3432.6511835381</text:p>
          </table:table-cell>
        </table:table-row>
        <table:table-row table:style-name="ro1">
          <table:table-cell office:value-type="float" office:value="21.333740154" calcext:value-type="float">
            <text:p>21.333740154</text:p>
          </table:table-cell>
          <table:table-cell office:value-type="float" office:value="3378.53018396153" calcext:value-type="float">
            <text:p>3378.5301839615</text:p>
          </table:table-cell>
        </table:table-row>
        <table:table-row table:style-name="ro1">
          <table:table-cell office:value-type="float" office:value="21.351139459" calcext:value-type="float">
            <text:p>21.351139459</text:p>
          </table:table-cell>
          <table:table-cell office:value-type="float" office:value="3448.41360042308" calcext:value-type="float">
            <text:p>3448.4136004231</text:p>
          </table:table-cell>
        </table:table-row>
        <table:table-row table:style-name="ro1">
          <table:table-cell office:value-type="float" office:value="21.3689243899998" calcext:value-type="float">
            <text:p>21.36892439</text:p>
          </table:table-cell>
          <table:table-cell office:value-type="float" office:value="3373.64255169698" calcext:value-type="float">
            <text:p>3373.642551697</text:p>
          </table:table-cell>
        </table:table-row>
        <table:table-row table:style-name="ro1">
          <table:table-cell office:value-type="float" office:value="21.3862173919999" calcext:value-type="float">
            <text:p>21.386217392</text:p>
          </table:table-cell>
          <table:table-cell office:value-type="float" office:value="3469.61158043559" calcext:value-type="float">
            <text:p>3469.6115804356</text:p>
          </table:table-cell>
        </table:table-row>
        <table:table-row table:style-name="ro1">
          <table:table-cell office:value-type="float" office:value="21.4040074279999" calcext:value-type="float">
            <text:p>21.404007428</text:p>
          </table:table-cell>
          <table:table-cell office:value-type="float" office:value="3372.67445665453" calcext:value-type="float">
            <text:p>3372.6744566545</text:p>
          </table:table-cell>
        </table:table-row>
        <table:table-row table:style-name="ro1">
          <table:table-cell office:value-type="float" office:value="21.4214342329999" calcext:value-type="float">
            <text:p>21.421434233</text:p>
          </table:table-cell>
          <table:table-cell office:value-type="float" office:value="3442.97190448581" calcext:value-type="float">
            <text:p>3442.9719044858</text:p>
          </table:table-cell>
        </table:table-row>
        <table:table-row table:style-name="ro1">
          <table:table-cell office:value-type="float" office:value="21.4391438509999" calcext:value-type="float">
            <text:p>21.439143851</text:p>
          </table:table-cell>
          <table:table-cell office:value-type="float" office:value="3387.98950942426" calcext:value-type="float">
            <text:p>3387.9895094243</text:p>
          </table:table-cell>
        </table:table-row>
        <table:table-row table:style-name="ro1">
          <table:table-cell office:value-type="float" office:value="21.4565153429999" calcext:value-type="float">
            <text:p>21.456515343</text:p>
          </table:table-cell>
          <table:table-cell office:value-type="float" office:value="3453.93475702679" calcext:value-type="float">
            <text:p>3453.9347570268</text:p>
          </table:table-cell>
        </table:table-row>
        <table:table-row table:style-name="ro1">
          <table:table-cell office:value-type="float" office:value="21.474365327" calcext:value-type="float">
            <text:p>21.474365327</text:p>
          </table:table-cell>
          <table:table-cell office:value-type="float" office:value="3361.34755076469" calcext:value-type="float">
            <text:p>3361.3475507647</text:p>
          </table:table-cell>
        </table:table-row>
        <table:table-row table:style-name="ro1">
          <table:table-cell office:value-type="float" office:value="21.4918624969998" calcext:value-type="float">
            <text:p>21.491862497</text:p>
          </table:table-cell>
          <table:table-cell office:value-type="float" office:value="3429.12596725875" calcext:value-type="float">
            <text:p>3429.1259672588</text:p>
          </table:table-cell>
        </table:table-row>
        <table:table-row table:style-name="ro1">
          <table:table-cell office:value-type="float" office:value="21.509751283" calcext:value-type="float">
            <text:p>21.509751283</text:p>
          </table:table-cell>
          <table:table-cell office:value-type="float" office:value="3354.05655807942" calcext:value-type="float">
            <text:p>3354.0565580794</text:p>
          </table:table-cell>
        </table:table-row>
        <table:table-row table:style-name="ro1">
          <table:table-cell office:value-type="float" office:value="21.5273120469999" calcext:value-type="float">
            <text:p>21.527312047</text:p>
          </table:table-cell>
          <table:table-cell office:value-type="float" office:value="3416.70783801915" calcext:value-type="float">
            <text:p>3416.7078380192</text:p>
          </table:table-cell>
        </table:table-row>
        <table:table-row table:style-name="ro1">
          <table:table-cell office:value-type="float" office:value="21.5451523429999" calcext:value-type="float">
            <text:p>21.545152343</text:p>
          </table:table-cell>
          <table:table-cell office:value-type="float" office:value="3363.17289802226" calcext:value-type="float">
            <text:p>3363.1728980223</text:p>
          </table:table-cell>
        </table:table-row>
        <table:table-row table:style-name="ro1">
          <table:table-cell office:value-type="float" office:value="21.5625919079998" calcext:value-type="float">
            <text:p>21.562591908</text:p>
          </table:table-cell>
          <table:table-cell office:value-type="float" office:value="3440.45278654196" calcext:value-type="float">
            <text:p>3440.452786542</text:p>
          </table:table-cell>
        </table:table-row>
        <table:table-row table:style-name="ro1">
          <table:table-cell office:value-type="float" office:value="21.5803266829998" calcext:value-type="float">
            <text:p>21.580326683</text:p>
          </table:table-cell>
          <table:table-cell office:value-type="float" office:value="3383.18360396298" calcext:value-type="float">
            <text:p>3383.183603963</text:p>
          </table:table-cell>
        </table:table-row>
        <table:table-row table:style-name="ro1">
          <table:table-cell office:value-type="float" office:value="21.5976802579999" calcext:value-type="float">
            <text:p>21.597680258</text:p>
          </table:table-cell>
          <table:table-cell office:value-type="float" office:value="3457.50083195804" calcext:value-type="float">
            <text:p>3457.500831958</text:p>
          </table:table-cell>
        </table:table-row>
        <table:table-row table:style-name="ro1">
          <table:table-cell office:value-type="float" office:value="21.6154617519999" calcext:value-type="float">
            <text:p>21.615461752</text:p>
          </table:table-cell>
          <table:table-cell office:value-type="float" office:value="3374.29464587937" calcext:value-type="float">
            <text:p>3374.2946458794</text:p>
          </table:table-cell>
        </table:table-row>
        <table:table-row table:style-name="ro1">
          <table:table-cell office:value-type="float" office:value="21.6330035579999" calcext:value-type="float">
            <text:p>21.633003558</text:p>
          </table:table-cell>
          <table:table-cell office:value-type="float" office:value="3420.4003852178" calcext:value-type="float">
            <text:p>3420.4003852178</text:p>
          </table:table-cell>
        </table:table-row>
        <table:table-row table:style-name="ro1">
          <table:table-cell office:value-type="float" office:value="21.6507840099998" calcext:value-type="float">
            <text:p>21.65078401</text:p>
          </table:table-cell>
          <table:table-cell office:value-type="float" office:value="3374.49239200145" calcext:value-type="float">
            <text:p>3374.4923920015</text:p>
          </table:table-cell>
        </table:table-row>
        <table:table-row table:style-name="ro1">
          <table:table-cell office:value-type="float" office:value="21.6681333659999" calcext:value-type="float">
            <text:p>21.668133366</text:p>
          </table:table-cell>
          <table:table-cell office:value-type="float" office:value="3458.34162373319" calcext:value-type="float">
            <text:p>3458.3416237332</text:p>
          </table:table-cell>
        </table:table-row>
        <table:table-row table:style-name="ro1">
          <table:table-cell office:value-type="float" office:value="21.685931475" calcext:value-type="float">
            <text:p>21.685931475</text:p>
          </table:table-cell>
          <table:table-cell office:value-type="float" office:value="3371.14465361287" calcext:value-type="float">
            <text:p>3371.1446536129</text:p>
          </table:table-cell>
        </table:table-row>
        <table:table-row table:style-name="ro1">
          <table:table-cell office:value-type="float" office:value="21.7033577069999" calcext:value-type="float">
            <text:p>21.703357707</text:p>
          </table:table-cell>
          <table:table-cell office:value-type="float" office:value="3443.08511445424" calcext:value-type="float">
            <text:p>3443.0851144542</text:p>
          </table:table-cell>
        </table:table-row>
        <table:table-row table:style-name="ro1">
          <table:table-cell office:value-type="float" office:value="21.721022638" calcext:value-type="float">
            <text:p>21.721022638</text:p>
          </table:table-cell>
          <table:table-cell office:value-type="float" office:value="3396.56011107939" calcext:value-type="float">
            <text:p>3396.5601110794</text:p>
          </table:table-cell>
        </table:table-row>
        <table:table-row table:style-name="ro1">
          <table:table-cell office:value-type="float" office:value="21.738446265" calcext:value-type="float">
            <text:p>21.738446265</text:p>
          </table:table-cell>
          <table:table-cell office:value-type="float" office:value="3443.59988882337" calcext:value-type="float">
            <text:p>3443.5998888234</text:p>
          </table:table-cell>
        </table:table-row>
        <table:table-row table:style-name="ro1">
          <table:table-cell office:value-type="float" office:value="21.7562154679999" calcext:value-type="float">
            <text:p>21.756215468</text:p>
          </table:table-cell>
          <table:table-cell office:value-type="float" office:value="3376.62865352998" calcext:value-type="float">
            <text:p>3376.62865353</text:p>
          </table:table-cell>
        </table:table-row>
        <table:table-row table:style-name="ro1">
          <table:table-cell office:value-type="float" office:value="21.7736047199999" calcext:value-type="float">
            <text:p>21.77360472</text:p>
          </table:table-cell>
          <table:table-cell office:value-type="float" office:value="3450.40718256552" calcext:value-type="float">
            <text:p>3450.4071825655</text:p>
          </table:table-cell>
        </table:table-row>
        <table:table-row table:style-name="ro1">
          <table:table-cell office:value-type="float" office:value="21.7914498599998" calcext:value-type="float">
            <text:p>21.79144986</text:p>
          </table:table-cell>
          <table:table-cell office:value-type="float" office:value="3362.25997667287" calcext:value-type="float">
            <text:p>3362.2599766729</text:p>
          </table:table-cell>
        </table:table-row>
        <table:table-row table:style-name="ro1">
          <table:table-cell office:value-type="float" office:value="21.808942915" calcext:value-type="float">
            <text:p>21.808942915</text:p>
          </table:table-cell>
          <table:table-cell office:value-type="float" office:value="3429.93262180073" calcext:value-type="float">
            <text:p>3429.9326218007</text:p>
          </table:table-cell>
        </table:table-row>
        <table:table-row table:style-name="ro1">
          <table:table-cell office:value-type="float" office:value="21.826717899" calcext:value-type="float">
            <text:p>21.826717899</text:p>
          </table:table-cell>
          <table:table-cell office:value-type="float" office:value="3375.5304646181" calcext:value-type="float">
            <text:p>3375.5304646181</text:p>
          </table:table-cell>
        </table:table-row>
        <table:table-row table:style-name="ro1">
          <table:table-cell office:value-type="float" office:value="21.8441614219998" calcext:value-type="float">
            <text:p>21.844161422</text:p>
          </table:table-cell>
          <table:table-cell office:value-type="float" office:value="3439.67213506129" calcext:value-type="float">
            <text:p>3439.6721350613</text:p>
          </table:table-cell>
        </table:table-row>
        <table:table-row table:style-name="ro1">
          <table:table-cell office:value-type="float" office:value="21.8618488539998" calcext:value-type="float">
            <text:p>21.861848854</text:p>
          </table:table-cell>
          <table:table-cell office:value-type="float" office:value="3392.2391899509" calcext:value-type="float">
            <text:p>3392.2391899509</text:p>
          </table:table-cell>
        </table:table-row>
        <table:table-row table:style-name="ro1">
          <table:table-cell office:value-type="float" office:value="21.879264252" calcext:value-type="float">
            <text:p>21.879264252</text:p>
          </table:table-cell>
          <table:table-cell office:value-type="float" office:value="3445.22703411775" calcext:value-type="float">
            <text:p>3445.2270341178</text:p>
          </table:table-cell>
        </table:table-row>
        <table:table-row table:style-name="ro1">
          <table:table-cell office:value-type="float" office:value="21.8970717359998" calcext:value-type="float">
            <text:p>21.897071736</text:p>
          </table:table-cell>
          <table:table-cell office:value-type="float" office:value="3369.36986721803" calcext:value-type="float">
            <text:p>3369.369867218</text:p>
          </table:table-cell>
        </table:table-row>
        <table:table-row table:style-name="ro1">
          <table:table-cell office:value-type="float" office:value="21.9144779149999" calcext:value-type="float">
            <text:p>21.914477915</text:p>
          </table:table-cell>
          <table:table-cell office:value-type="float" office:value="3447.0517624625" calcext:value-type="float">
            <text:p>3447.0517624625</text:p>
          </table:table-cell>
        </table:table-row>
        <table:table-row table:style-name="ro1">
          <table:table-cell office:value-type="float" office:value="21.9321065439999" calcext:value-type="float">
            <text:p>21.932106544</text:p>
          </table:table-cell>
          <table:table-cell office:value-type="float" office:value="3403.55452485826" calcext:value-type="float">
            <text:p>3403.5545248583</text:p>
          </table:table-cell>
        </table:table-row>
        <table:table-row table:style-name="ro1">
          <table:table-cell office:value-type="float" office:value="21.949481786" calcext:value-type="float">
            <text:p>21.949481786</text:p>
          </table:table-cell>
          <table:table-cell office:value-type="float" office:value="3453.18931383832" calcext:value-type="float">
            <text:p>3453.1893138383</text:p>
          </table:table-cell>
        </table:table-row>
        <table:table-row table:style-name="ro1">
          <table:table-cell office:value-type="float" office:value="21.9669891639999" calcext:value-type="float">
            <text:p>21.966989164</text:p>
          </table:table-cell>
          <table:table-cell office:value-type="float" office:value="3427.12655203841" calcext:value-type="float">
            <text:p>3427.1265520384</text:p>
          </table:table-cell>
        </table:table-row>
        <table:table-row table:style-name="ro1">
          <table:table-cell office:value-type="float" office:value="21.9843897189999" calcext:value-type="float">
            <text:p>21.984389719</text:p>
          </table:table-cell>
          <table:table-cell office:value-type="float" office:value="3448.16587746875" calcext:value-type="float">
            <text:p>3448.1658774688</text:p>
          </table:table-cell>
        </table:table-row>
        <table:table-row table:style-name="ro1">
          <table:table-cell office:value-type="float" office:value="22.00192668" calcext:value-type="float">
            <text:p>22.00192668</text:p>
          </table:table-cell>
          <table:table-cell office:value-type="float" office:value="3421.34535165736" calcext:value-type="float">
            <text:p>3421.3453516574</text:p>
          </table:table-cell>
        </table:table-row>
        <table:table-row table:style-name="ro1">
          <table:table-cell office:value-type="float" office:value="22.0192615049998" calcext:value-type="float">
            <text:p>22.019261505</text:p>
          </table:table-cell>
          <table:table-cell office:value-type="float" office:value="3461.24059519884" calcext:value-type="float">
            <text:p>3461.2405951988</text:p>
          </table:table-cell>
        </table:table-row>
        <table:table-row table:style-name="ro1">
          <table:table-cell office:value-type="float" office:value="22.0370291969998" calcext:value-type="float">
            <text:p>22.037029197</text:p>
          </table:table-cell>
          <table:table-cell office:value-type="float" office:value="3376.91580875993" calcext:value-type="float">
            <text:p>3376.9158087599</text:p>
          </table:table-cell>
        </table:table-row>
        <table:table-row table:style-name="ro1">
          <table:table-cell office:value-type="float" office:value="22.054555013" calcext:value-type="float">
            <text:p>22.054555013</text:p>
          </table:table-cell>
          <table:table-cell office:value-type="float" office:value="3423.52105027583" calcext:value-type="float">
            <text:p>3423.5210502758</text:p>
          </table:table-cell>
        </table:table-row>
        <table:table-row table:style-name="ro1">
          <table:table-cell office:value-type="float" office:value="22.0725739039999" calcext:value-type="float">
            <text:p>22.072573904</text:p>
          </table:table-cell>
          <table:table-cell office:value-type="float" office:value="3329.8386676732" calcext:value-type="float">
            <text:p>3329.8386676732</text:p>
          </table:table-cell>
        </table:table-row>
        <table:table-row table:style-name="ro1">
          <table:table-cell office:value-type="float" office:value="22.0903332619998" calcext:value-type="float">
            <text:p>22.090333262</text:p>
          </table:table-cell>
          <table:table-cell office:value-type="float" office:value="3378.50050662116" calcext:value-type="float">
            <text:p>3378.5005066212</text:p>
          </table:table-cell>
        </table:table-row>
        <table:table-row table:style-name="ro1">
          <table:table-cell office:value-type="float" office:value="22.108202725" calcext:value-type="float">
            <text:p>22.108202725</text:p>
          </table:table-cell>
          <table:table-cell office:value-type="float" office:value="3357.68344015607" calcext:value-type="float">
            <text:p>3357.6834401561</text:p>
          </table:table-cell>
        </table:table-row>
        <table:table-row table:style-name="ro1">
          <table:table-cell office:value-type="float" office:value="22.125757968" calcext:value-type="float">
            <text:p>22.125757968</text:p>
          </table:table-cell>
          <table:table-cell office:value-type="float" office:value="3417.7823684806" calcext:value-type="float">
            <text:p>3417.7823684806</text:p>
          </table:table-cell>
        </table:table-row>
        <table:table-row table:style-name="ro1">
          <table:table-cell office:value-type="float" office:value="22.1432802939999" calcext:value-type="float">
            <text:p>22.143280294</text:p>
          </table:table-cell>
          <table:table-cell office:value-type="float" office:value="3424.20292834216" calcext:value-type="float">
            <text:p>3424.2029283422</text:p>
          </table:table-cell>
        </table:table-row>
        <table:table-row table:style-name="ro1">
          <table:table-cell office:value-type="float" office:value="22.1604447539999" calcext:value-type="float">
            <text:p>22.160444754</text:p>
          </table:table-cell>
          <table:table-cell office:value-type="float" office:value="3495.59496774075" calcext:value-type="float">
            <text:p>3495.5949677408</text:p>
          </table:table-cell>
        </table:table-row>
        <table:table-row table:style-name="ro1">
          <table:table-cell office:value-type="float" office:value="22.1778430689999" calcext:value-type="float">
            <text:p>22.177843069</text:p>
          </table:table-cell>
          <table:table-cell office:value-type="float" office:value="3448.60982226574" calcext:value-type="float">
            <text:p>3448.6098222657</text:p>
          </table:table-cell>
        </table:table-row>
        <table:table-row table:style-name="ro1">
          <table:table-cell office:value-type="float" office:value="22.194790392" calcext:value-type="float">
            <text:p>22.194790392</text:p>
          </table:table-cell>
          <table:table-cell office:value-type="float" office:value="3540.38215945731" calcext:value-type="float">
            <text:p>3540.3821594573</text:p>
          </table:table-cell>
        </table:table-row>
        <table:table-row table:style-name="ro1">
          <table:table-cell office:value-type="float" office:value="22.2123026659999" calcext:value-type="float">
            <text:p>22.212302666</text:p>
          </table:table-cell>
          <table:table-cell office:value-type="float" office:value="3426.1684119466" calcext:value-type="float">
            <text:p>3426.1684119466</text:p>
          </table:table-cell>
        </table:table-row>
        <table:table-row table:style-name="ro1">
          <table:table-cell office:value-type="float" office:value="22.229535616" calcext:value-type="float">
            <text:p>22.229535616</text:p>
          </table:table-cell>
          <table:table-cell office:value-type="float" office:value="3481.70220418603" calcext:value-type="float">
            <text:p>3481.702204186</text:p>
          </table:table-cell>
        </table:table-row>
        <table:table-row table:style-name="ro1">
          <table:table-cell office:value-type="float" office:value="22.247294349" calcext:value-type="float">
            <text:p>22.247294349</text:p>
          </table:table-cell>
          <table:table-cell office:value-type="float" office:value="3378.61940940343" calcext:value-type="float">
            <text:p>3378.6194094034</text:p>
          </table:table-cell>
        </table:table-row>
        <table:table-row table:style-name="ro1">
          <table:table-cell office:value-type="float" office:value="22.2646738619999" calcext:value-type="float">
            <text:p>22.264673862</text:p>
          </table:table-cell>
          <table:table-cell office:value-type="float" office:value="3452.34069563769" calcext:value-type="float">
            <text:p>3452.3406956377</text:p>
          </table:table-cell>
        </table:table-row>
        <table:table-row table:style-name="ro1">
          <table:table-cell office:value-type="float" office:value="22.28258869" calcext:value-type="float">
            <text:p>22.28258869</text:p>
          </table:table-cell>
          <table:table-cell office:value-type="float" office:value="3349.18091312764" calcext:value-type="float">
            <text:p>3349.1809131276</text:p>
          </table:table-cell>
        </table:table-row>
        <table:table-row table:style-name="ro1">
          <table:table-cell office:value-type="float" office:value="22.3000723179998" calcext:value-type="float">
            <text:p>22.300072318</text:p>
          </table:table-cell>
          <table:table-cell office:value-type="float" office:value="3431.78200775352" calcext:value-type="float">
            <text:p>3431.7820077535</text:p>
          </table:table-cell>
        </table:table-row>
        <table:table-row table:style-name="ro1">
          <table:table-cell office:value-type="float" office:value="22.3178063639998" calcext:value-type="float">
            <text:p>22.317806364</text:p>
          </table:table-cell>
          <table:table-cell office:value-type="float" office:value="3383.32267774903" calcext:value-type="float">
            <text:p>3383.322677749</text:p>
          </table:table-cell>
        </table:table-row>
        <table:table-row table:style-name="ro1">
          <table:table-cell office:value-type="float" office:value="22.3352838979999" calcext:value-type="float">
            <text:p>22.335283898</text:p>
          </table:table-cell>
          <table:table-cell office:value-type="float" office:value="3432.97858837138" calcext:value-type="float">
            <text:p>3432.9785883714</text:p>
          </table:table-cell>
        </table:table-row>
        <table:table-row table:style-name="ro1">
          <table:table-cell office:value-type="float" office:value="22.3530876309999" calcext:value-type="float">
            <text:p>22.353087631</text:p>
          </table:table-cell>
          <table:table-cell office:value-type="float" office:value="3370.07974677066" calcext:value-type="float">
            <text:p>3370.0797467707</text:p>
          </table:table-cell>
        </table:table-row>
        <table:table-row table:style-name="ro1">
          <table:table-cell office:value-type="float" office:value="22.370522509" calcext:value-type="float">
            <text:p>22.370522509</text:p>
          </table:table-cell>
          <table:table-cell office:value-type="float" office:value="3441.37767981796" calcext:value-type="float">
            <text:p>3441.377679818</text:p>
          </table:table-cell>
        </table:table-row>
        <table:table-row table:style-name="ro1">
          <table:table-cell office:value-type="float" office:value="22.3881531689999" calcext:value-type="float">
            <text:p>22.388153169</text:p>
          </table:table-cell>
          <table:table-cell office:value-type="float" office:value="3403.16244544201" calcext:value-type="float">
            <text:p>3403.162445442</text:p>
          </table:table-cell>
        </table:table-row>
        <table:table-row table:style-name="ro1">
          <table:table-cell office:value-type="float" office:value="22.4055064839999" calcext:value-type="float">
            <text:p>22.405506484</text:p>
          </table:table-cell>
          <table:table-cell office:value-type="float" office:value="3457.55263474865" calcext:value-type="float">
            <text:p>3457.5526347487</text:p>
          </table:table-cell>
        </table:table-row>
        <table:table-row table:style-name="ro1">
          <table:table-cell office:value-type="float" office:value="22.4232421439999" calcext:value-type="float">
            <text:p>22.423242144</text:p>
          </table:table-cell>
          <table:table-cell office:value-type="float" office:value="3383.01478490778" calcext:value-type="float">
            <text:p>3383.0147849078</text:p>
          </table:table-cell>
        </table:table-row>
        <table:table-row table:style-name="ro1">
          <table:table-cell office:value-type="float" office:value="22.440534157" calcext:value-type="float">
            <text:p>22.440534157</text:p>
          </table:table-cell>
          <table:table-cell office:value-type="float" office:value="3469.81002152244" calcext:value-type="float">
            <text:p>3469.8100215224</text:p>
          </table:table-cell>
        </table:table-row>
        <table:table-row table:style-name="ro1">
          <table:table-cell office:value-type="float" office:value="22.4582856499999" calcext:value-type="float">
            <text:p>22.45828565</text:p>
          </table:table-cell>
          <table:table-cell office:value-type="float" office:value="3379.9973895386" calcext:value-type="float">
            <text:p>3379.9973895386</text:p>
          </table:table-cell>
        </table:table-row>
        <table:table-row table:style-name="ro1">
          <table:table-cell office:value-type="float" office:value="22.4756681839999" calcext:value-type="float">
            <text:p>22.475668184</text:p>
          </table:table-cell>
          <table:table-cell office:value-type="float" office:value="3451.74069556715" calcext:value-type="float">
            <text:p>3451.7406955672</text:p>
          </table:table-cell>
        </table:table-row>
        <table:table-row table:style-name="ro1">
          <table:table-cell office:value-type="float" office:value="22.493255458" calcext:value-type="float">
            <text:p>22.493255458</text:p>
          </table:table-cell>
          <table:table-cell office:value-type="float" office:value="3411.55769789198" calcext:value-type="float">
            <text:p>3411.557697892</text:p>
          </table:table-cell>
        </table:table-row>
        <table:table-row table:style-name="ro1">
          <table:table-cell office:value-type="float" office:value="22.5108508579999" calcext:value-type="float">
            <text:p>22.510850858</text:p>
          </table:table-cell>
          <table:table-cell office:value-type="float" office:value="3409.98215444785" calcext:value-type="float">
            <text:p>3409.9821544479</text:p>
          </table:table-cell>
        </table:table-row>
        <table:table-row table:style-name="ro1">
          <table:table-cell office:value-type="float" office:value="22.5283944339999" calcext:value-type="float">
            <text:p>22.528394434</text:p>
          </table:table-cell>
          <table:table-cell office:value-type="float" office:value="3420.05529545791" calcext:value-type="float">
            <text:p>3420.0552954579</text:p>
          </table:table-cell>
        </table:table-row>
        <table:table-row table:style-name="ro1">
          <table:table-cell office:value-type="float" office:value="22.5457646759999" calcext:value-type="float">
            <text:p>22.545764676</text:p>
          </table:table-cell>
          <table:table-cell office:value-type="float" office:value="3454.18330959947" calcext:value-type="float">
            <text:p>3454.1833095995</text:p>
          </table:table-cell>
        </table:table-row>
        <table:table-row table:style-name="ro1">
          <table:table-cell office:value-type="float" office:value="22.563428513" calcext:value-type="float">
            <text:p>22.563428513</text:p>
          </table:table-cell>
          <table:table-cell office:value-type="float" office:value="3396.7704751612" calcext:value-type="float">
            <text:p>3396.7704751612</text:p>
          </table:table-cell>
        </table:table-row>
        <table:table-row table:style-name="ro1">
          <table:table-cell office:value-type="float" office:value="22.5808067759999" calcext:value-type="float">
            <text:p>22.580806776</text:p>
          </table:table-cell>
          <table:table-cell office:value-type="float" office:value="3452.58901883089" calcext:value-type="float">
            <text:p>3452.5890188309</text:p>
          </table:table-cell>
        </table:table-row>
        <table:table-row table:style-name="ro1">
          <table:table-cell office:value-type="float" office:value="22.5985907699999" calcext:value-type="float">
            <text:p>22.59859077</text:p>
          </table:table-cell>
          <table:table-cell office:value-type="float" office:value="3373.82030156719" calcext:value-type="float">
            <text:p>3373.8203015672</text:p>
          </table:table-cell>
        </table:table-row>
        <table:table-row table:style-name="ro1">
          <table:table-cell office:value-type="float" office:value="22.6160002829999" calcext:value-type="float">
            <text:p>22.616000283</text:p>
          </table:table-cell>
          <table:table-cell office:value-type="float" office:value="3446.39163655762" calcext:value-type="float">
            <text:p>3446.3916365576</text:p>
          </table:table-cell>
        </table:table-row>
        <table:table-row table:style-name="ro1">
          <table:table-cell office:value-type="float" office:value="22.6336474529999" calcext:value-type="float">
            <text:p>22.633647453</text:p>
          </table:table-cell>
          <table:table-cell office:value-type="float" office:value="3399.97858015068" calcext:value-type="float">
            <text:p>3399.9785801507</text:p>
          </table:table-cell>
        </table:table-row>
        <table:table-row table:style-name="ro1">
          <table:table-cell office:value-type="float" office:value="22.65102957" calcext:value-type="float">
            <text:p>22.65102957</text:p>
          </table:table-cell>
          <table:table-cell office:value-type="float" office:value="3451.82350340695" calcext:value-type="float">
            <text:p>3451.823503407</text:p>
          </table:table-cell>
        </table:table-row>
        <table:table-row table:style-name="ro1">
          <table:table-cell office:value-type="float" office:value="22.6687668969998" calcext:value-type="float">
            <text:p>22.668766897</text:p>
          </table:table-cell>
          <table:table-cell office:value-type="float" office:value="3382.69684042631" calcext:value-type="float">
            <text:p>3382.6968404263</text:p>
          </table:table-cell>
        </table:table-row>
        <table:table-row table:style-name="ro1">
          <table:table-cell office:value-type="float" office:value="22.6860555759999" calcext:value-type="float">
            <text:p>22.686055576</text:p>
          </table:table-cell>
          <table:table-cell office:value-type="float" office:value="3470.47914994792" calcext:value-type="float">
            <text:p>3470.4791499479</text:p>
          </table:table-cell>
        </table:table-row>
        <table:table-row table:style-name="ro1">
          <table:table-cell office:value-type="float" office:value="22.703895248" calcext:value-type="float">
            <text:p>22.703895248</text:p>
          </table:table-cell>
          <table:table-cell office:value-type="float" office:value="3363.29053582809" calcext:value-type="float">
            <text:p>3363.2905358281</text:p>
          </table:table-cell>
        </table:table-row>
        <table:table-row table:style-name="ro1">
          <table:table-cell office:value-type="float" office:value="22.7213376769998" calcext:value-type="float">
            <text:p>22.721337677</text:p>
          </table:table-cell>
          <table:table-cell office:value-type="float" office:value="3439.88787344309" calcext:value-type="float">
            <text:p>3439.8878734431</text:p>
          </table:table-cell>
        </table:table-row>
        <table:table-row table:style-name="ro1">
          <table:table-cell office:value-type="float" office:value="22.7389749519998" calcext:value-type="float">
            <text:p>22.738974952</text:p>
          </table:table-cell>
          <table:table-cell office:value-type="float" office:value="3401.88606233684" calcext:value-type="float">
            <text:p>3401.8860623368</text:p>
          </table:table-cell>
        </table:table-row>
        <table:table-row table:style-name="ro1">
          <table:table-cell office:value-type="float" office:value="22.7564167569999" calcext:value-type="float">
            <text:p>22.756416757</text:p>
          </table:table-cell>
          <table:table-cell office:value-type="float" office:value="3440.01093921713" calcext:value-type="float">
            <text:p>3440.0109392171</text:p>
          </table:table-cell>
        </table:table-row>
        <table:table-row table:style-name="ro1">
          <table:table-cell office:value-type="float" office:value="22.774020698" calcext:value-type="float">
            <text:p>22.774020698</text:p>
          </table:table-cell>
          <table:table-cell office:value-type="float" office:value="3408.32771478791" calcext:value-type="float">
            <text:p>3408.3277147879</text:p>
          </table:table-cell>
        </table:table-row>
        <table:table-row table:style-name="ro1">
          <table:table-cell office:value-type="float" office:value="22.791421252" calcext:value-type="float">
            <text:p>22.791421252</text:p>
          </table:table-cell>
          <table:table-cell office:value-type="float" office:value="3448.1660756308" calcext:value-type="float">
            <text:p>3448.1660756308</text:p>
          </table:table-cell>
        </table:table-row>
        <table:table-row table:style-name="ro1">
          <table:table-cell office:value-type="float" office:value="22.8090812349999" calcext:value-type="float">
            <text:p>22.809081235</text:p>
          </table:table-cell>
          <table:table-cell office:value-type="float" office:value="3397.51176432256" calcext:value-type="float">
            <text:p>3397.5117643226</text:p>
          </table:table-cell>
        </table:table-row>
        <table:table-row table:style-name="ro1">
          <table:table-cell office:value-type="float" office:value="22.826438196" calcext:value-type="float">
            <text:p>22.826438196</text:p>
          </table:table-cell>
          <table:table-cell office:value-type="float" office:value="3456.82634186611" calcext:value-type="float">
            <text:p>3456.8263418661</text:p>
          </table:table-cell>
        </table:table-row>
        <table:table-row table:style-name="ro1">
          <table:table-cell office:value-type="float" office:value="22.844169533" calcext:value-type="float">
            <text:p>22.844169533</text:p>
          </table:table-cell>
          <table:table-cell office:value-type="float" office:value="3383.83958299623" calcext:value-type="float">
            <text:p>3383.8395829962</text:p>
          </table:table-cell>
        </table:table-row>
        <table:table-row table:style-name="ro1">
          <table:table-cell office:value-type="float" office:value="22.8615861819999" calcext:value-type="float">
            <text:p>22.861586182</text:p>
          </table:table-cell>
          <table:table-cell office:value-type="float" office:value="3444.97957100983" calcext:value-type="float">
            <text:p>3444.9795710098</text:p>
          </table:table-cell>
        </table:table-row>
        <table:table-row table:style-name="ro1">
          <table:table-cell office:value-type="float" office:value="22.879315853" calcext:value-type="float">
            <text:p>22.879315853</text:p>
          </table:table-cell>
          <table:table-cell office:value-type="float" office:value="3384.15755146672" calcext:value-type="float">
            <text:p>3384.1575514667</text:p>
          </table:table-cell>
        </table:table-row>
        <table:table-row table:style-name="ro1">
          <table:table-cell office:value-type="float" office:value="22.8967245839999" calcext:value-type="float">
            <text:p>22.896724584</text:p>
          </table:table-cell>
          <table:table-cell office:value-type="float" office:value="3446.54644845931" calcext:value-type="float">
            <text:p>3446.5464484593</text:p>
          </table:table-cell>
        </table:table-row>
        <table:table-row table:style-name="ro1">
          <table:table-cell office:value-type="float" office:value="22.9144626929999" calcext:value-type="float">
            <text:p>22.914462693</text:p>
          </table:table-cell>
          <table:table-cell office:value-type="float" office:value="3382.54771125969" calcext:value-type="float">
            <text:p>3382.5477112597</text:p>
          </table:table-cell>
        </table:table-row>
        <table:table-row table:style-name="ro1">
          <table:table-cell office:value-type="float" office:value="22.9317659549999" calcext:value-type="float">
            <text:p>22.931765955</text:p>
          </table:table-cell>
          <table:table-cell office:value-type="float" office:value="3467.55426808291" calcext:value-type="float">
            <text:p>3467.5542680829</text:p>
          </table:table-cell>
        </table:table-row>
        <table:table-row table:style-name="ro1">
          <table:table-cell office:value-type="float" office:value="22.9495165119999" calcext:value-type="float">
            <text:p>22.949516512</text:p>
          </table:table-cell>
          <table:table-cell office:value-type="float" office:value="3380.17561927787" calcext:value-type="float">
            <text:p>3380.1756192779</text:p>
          </table:table-cell>
        </table:table-row>
        <table:table-row table:style-name="ro1">
          <table:table-cell office:value-type="float" office:value="22.9669845139999" calcext:value-type="float">
            <text:p>22.966984514</text:p>
          </table:table-cell>
          <table:table-cell office:value-type="float" office:value="3434.85190807999" calcext:value-type="float">
            <text:p>3434.85190808</text:p>
          </table:table-cell>
        </table:table-row>
        <table:table-row table:style-name="ro1">
          <table:table-cell office:value-type="float" office:value="22.9845755389999" calcext:value-type="float">
            <text:p>22.984575539</text:p>
          </table:table-cell>
          <table:table-cell office:value-type="float" office:value="3410.83023871518" calcext:value-type="float">
            <text:p>3410.8302387152</text:p>
          </table:table-cell>
        </table:table-row>
        <table:table-row table:style-name="ro1">
          <table:table-cell office:value-type="float" office:value="23.001969635" calcext:value-type="float">
            <text:p>23.001969635</text:p>
          </table:table-cell>
          <table:table-cell office:value-type="float" office:value="3449.44629486307" calcext:value-type="float">
            <text:p>3449.4462948631</text:p>
          </table:table-cell>
        </table:table-row>
        <table:table-row table:style-name="ro1">
          <table:table-cell office:value-type="float" office:value="23.0195807109999" calcext:value-type="float">
            <text:p>23.019580711</text:p>
          </table:table-cell>
          <table:table-cell office:value-type="float" office:value="3406.9468555161" calcext:value-type="float">
            <text:p>3406.9468555161</text:p>
          </table:table-cell>
        </table:table-row>
        <table:table-row table:style-name="ro1">
          <table:table-cell office:value-type="float" office:value="23.0368828799999" calcext:value-type="float">
            <text:p>23.03688288</text:p>
          </table:table-cell>
          <table:table-cell office:value-type="float" office:value="3467.77331789937" calcext:value-type="float">
            <text:p>3467.7733178994</text:p>
          </table:table-cell>
        </table:table-row>
        <table:table-row table:style-name="ro1">
          <table:table-cell office:value-type="float" office:value="23.0546916659998" calcext:value-type="float">
            <text:p>23.054691666</text:p>
          </table:table-cell>
          <table:table-cell office:value-type="float" office:value="3369.12353263317" calcext:value-type="float">
            <text:p>3369.1235326332</text:p>
          </table:table-cell>
        </table:table-row>
        <table:table-row table:style-name="ro1">
          <table:table-cell office:value-type="float" office:value="23.07198696" calcext:value-type="float">
            <text:p>23.07198696</text:p>
          </table:table-cell>
          <table:table-cell office:value-type="float" office:value="3469.15178194618" calcext:value-type="float">
            <text:p>3469.1517819462</text:p>
          </table:table-cell>
        </table:table-row>
        <table:table-row table:style-name="ro1">
          <table:table-cell office:value-type="float" office:value="23.0897016299998" calcext:value-type="float">
            <text:p>23.08970163</text:p>
          </table:table-cell>
          <table:table-cell office:value-type="float" office:value="3387.02329767708" calcext:value-type="float">
            <text:p>3387.0232976771</text:p>
          </table:table-cell>
        </table:table-row>
        <table:table-row table:style-name="ro1">
          <table:table-cell office:value-type="float" office:value="23.1071966649999" calcext:value-type="float">
            <text:p>23.107196665</text:p>
          </table:table-cell>
          <table:table-cell office:value-type="float" office:value="3429.54443929527" calcext:value-type="float">
            <text:p>3429.5444392953</text:p>
          </table:table-cell>
        </table:table-row>
        <table:table-row table:style-name="ro1">
          <table:table-cell office:value-type="float" office:value="23.1249314919999" calcext:value-type="float">
            <text:p>23.124931492</text:p>
          </table:table-cell>
          <table:table-cell office:value-type="float" office:value="3383.1736842031" calcext:value-type="float">
            <text:p>3383.1736842031</text:p>
          </table:table-cell>
        </table:table-row>
        <table:table-row table:style-name="ro1">
          <table:table-cell office:value-type="float" office:value="23.142304963" calcext:value-type="float">
            <text:p>23.142304963</text:p>
          </table:table-cell>
          <table:table-cell office:value-type="float" office:value="3453.54132167736" calcext:value-type="float">
            <text:p>3453.5413216774</text:p>
          </table:table-cell>
        </table:table-row>
        <table:table-row table:style-name="ro1">
          <table:table-cell office:value-type="float" office:value="23.1600081749998" calcext:value-type="float">
            <text:p>23.160008175</text:p>
          </table:table-cell>
          <table:table-cell office:value-type="float" office:value="3389.21547122184" calcext:value-type="float">
            <text:p>3389.2154712218</text:p>
          </table:table-cell>
        </table:table-row>
        <table:table-row table:style-name="ro1">
          <table:table-cell office:value-type="float" office:value="23.1775237299998" calcext:value-type="float">
            <text:p>23.17752373</text:p>
          </table:table-cell>
          <table:table-cell office:value-type="float" office:value="3425.52662475408" calcext:value-type="float">
            <text:p>3425.5266247541</text:p>
          </table:table-cell>
        </table:table-row>
        <table:table-row table:style-name="ro1">
          <table:table-cell office:value-type="float" office:value="23.1952923599999" calcext:value-type="float">
            <text:p>23.19529236</text:p>
          </table:table-cell>
          <table:table-cell office:value-type="float" office:value="3376.73754249434" calcext:value-type="float">
            <text:p>3376.7375424944</text:p>
          </table:table-cell>
        </table:table-row>
        <table:table-row table:style-name="ro1">
          <table:table-cell office:value-type="float" office:value="23.2126691639999" calcext:value-type="float">
            <text:p>23.212669164</text:p>
          </table:table-cell>
          <table:table-cell office:value-type="float" office:value="3452.87890686143" calcext:value-type="float">
            <text:p>3452.8789068614</text:p>
          </table:table-cell>
        </table:table-row>
        <table:table-row table:style-name="ro1">
          <table:table-cell office:value-type="float" office:value="23.2303323239998" calcext:value-type="float">
            <text:p>23.230332324</text:p>
          </table:table-cell>
          <table:table-cell office:value-type="float" office:value="3396.90066783381" calcext:value-type="float">
            <text:p>3396.9006678338</text:p>
          </table:table-cell>
        </table:table-row>
        <table:table-row table:style-name="ro1">
          <table:table-cell office:value-type="float" office:value="23.247734285" calcext:value-type="float">
            <text:p>23.247734285</text:p>
          </table:table-cell>
          <table:table-cell office:value-type="float" office:value="3447.88728118306" calcext:value-type="float">
            <text:p>3447.8872811831</text:p>
          </table:table-cell>
        </table:table-row>
        <table:table-row table:style-name="ro1">
          <table:table-cell office:value-type="float" office:value="23.2653101009998" calcext:value-type="float">
            <text:p>23.265310101</text:p>
          </table:table-cell>
          <table:table-cell office:value-type="float" office:value="3413.78175559361" calcext:value-type="float">
            <text:p>3413.7817555936</text:p>
          </table:table-cell>
        </table:table-row>
        <table:table-row table:style-name="ro1">
          <table:table-cell office:value-type="float" office:value="23.2825647689999" calcext:value-type="float">
            <text:p>23.282564769</text:p>
          </table:table-cell>
          <table:table-cell office:value-type="float" office:value="3477.31987655337" calcext:value-type="float">
            <text:p>3477.3198765534</text:p>
          </table:table-cell>
        </table:table-row>
        <table:table-row table:style-name="ro1">
          <table:table-cell office:value-type="float" office:value="23.3001664189999" calcext:value-type="float">
            <text:p>23.300166419</text:p>
          </table:table-cell>
          <table:table-cell office:value-type="float" office:value="3408.77133678574" calcext:value-type="float">
            <text:p>3408.7713367857</text:p>
          </table:table-cell>
        </table:table-row>
        <table:table-row table:style-name="ro1">
          <table:table-cell office:value-type="float" office:value="23.31749765" calcext:value-type="float">
            <text:p>23.31749765</text:p>
          </table:table-cell>
          <table:table-cell office:value-type="float" office:value="3461.95835712732" calcext:value-type="float">
            <text:p>3461.9583571273</text:p>
          </table:table-cell>
        </table:table-row>
        <table:table-row table:style-name="ro1">
          <table:table-cell office:value-type="float" office:value="23.335182581" calcext:value-type="float">
            <text:p>23.335182581</text:p>
          </table:table-cell>
          <table:table-cell office:value-type="float" office:value="3392.71891983868" calcext:value-type="float">
            <text:p>3392.7189198387</text:p>
          </table:table-cell>
        </table:table-row>
        <table:table-row table:style-name="ro1">
          <table:table-cell office:value-type="float" office:value="23.3526295939998" calcext:value-type="float">
            <text:p>23.352629594</text:p>
          </table:table-cell>
          <table:table-cell office:value-type="float" office:value="3438.98408287159" calcext:value-type="float">
            <text:p>3438.9840828716</text:p>
          </table:table-cell>
        </table:table-row>
        <table:table-row table:style-name="ro1">
          <table:table-cell office:value-type="float" office:value="23.370259994" calcext:value-type="float">
            <text:p>23.370259994</text:p>
          </table:table-cell>
          <table:table-cell office:value-type="float" office:value="3403.21263269755" calcext:value-type="float">
            <text:p>3403.2126326976</text:p>
          </table:table-cell>
        </table:table-row>
        <table:table-row table:style-name="ro1">
          <table:table-cell office:value-type="float" office:value="23.3875915379999" calcext:value-type="float">
            <text:p>23.387591538</text:p>
          </table:table-cell>
          <table:table-cell office:value-type="float" office:value="3461.89583571973" calcext:value-type="float">
            <text:p>3461.8958357197</text:p>
          </table:table-cell>
        </table:table-row>
        <table:table-row table:style-name="ro1">
          <table:table-cell office:value-type="float" office:value="23.405288552" calcext:value-type="float">
            <text:p>23.405288552</text:p>
          </table:table-cell>
          <table:table-cell office:value-type="float" office:value="3390.40247127209" calcext:value-type="float">
            <text:p>3390.4024712721</text:p>
          </table:table-cell>
        </table:table-row>
        <table:table-row table:style-name="ro1">
          <table:table-cell office:value-type="float" office:value="23.4226320749999" calcext:value-type="float">
            <text:p>23.422632075</text:p>
          </table:table-cell>
          <table:table-cell office:value-type="float" office:value="3459.50473847304" calcext:value-type="float">
            <text:p>3459.5047384731</text:p>
          </table:table-cell>
        </table:table-row>
        <table:table-row table:style-name="ro1">
          <table:table-cell office:value-type="float" office:value="23.440165235" calcext:value-type="float">
            <text:p>23.440165235</text:p>
          </table:table-cell>
          <table:table-cell office:value-type="float" office:value="3422.08706244115" calcext:value-type="float">
            <text:p>3422.0870624412</text:p>
          </table:table-cell>
        </table:table-row>
        <table:table-row table:style-name="ro1">
          <table:table-cell office:value-type="float" office:value="23.457520789" calcext:value-type="float">
            <text:p>23.457520789</text:p>
          </table:table-cell>
          <table:table-cell office:value-type="float" office:value="3457.10658386255" calcext:value-type="float">
            <text:p>3457.1065838626</text:p>
          </table:table-cell>
        </table:table-row>
        <table:table-row table:style-name="ro1">
          <table:table-cell office:value-type="float" office:value="23.4751162399998" calcext:value-type="float">
            <text:p>23.47511624</text:p>
          </table:table-cell>
          <table:table-cell office:value-type="float" office:value="3409.97227071134" calcext:value-type="float">
            <text:p>3409.9722707113</text:p>
          </table:table-cell>
        </table:table-row>
        <table:table-row table:style-name="ro1">
          <table:table-cell office:value-type="float" office:value="23.492520753" calcext:value-type="float">
            <text:p>23.492520753</text:p>
          </table:table-cell>
          <table:table-cell office:value-type="float" office:value="3447.38172216055" calcext:value-type="float">
            <text:p>3447.3817221606</text:p>
          </table:table-cell>
        </table:table-row>
        <table:table-row table:style-name="ro1">
          <table:table-cell office:value-type="float" office:value="23.5101051629999" calcext:value-type="float">
            <text:p>23.510105163</text:p>
          </table:table-cell>
          <table:table-cell office:value-type="float" office:value="3412.11334359527" calcext:value-type="float">
            <text:p>3412.1133435953</text:p>
          </table:table-cell>
        </table:table-row>
        <table:table-row table:style-name="ro1">
          <table:table-cell office:value-type="float" office:value="23.527556968" calcext:value-type="float">
            <text:p>23.527556968</text:p>
          </table:table-cell>
          <table:table-cell office:value-type="float" office:value="3438.03979014085" calcext:value-type="float">
            <text:p>3438.0397901409</text:p>
          </table:table-cell>
        </table:table-row>
        <table:table-row table:style-name="ro1">
          <table:table-cell office:value-type="float" office:value="23.545228149" calcext:value-type="float">
            <text:p>23.545228149</text:p>
          </table:table-cell>
          <table:table-cell office:value-type="float" office:value="3395.35880483064" calcext:value-type="float">
            <text:p>3395.3588048307</text:p>
          </table:table-cell>
        </table:table-row>
        <table:table-row table:style-name="ro1">
          <table:table-cell office:value-type="float" office:value="23.562663078" calcext:value-type="float">
            <text:p>23.562663078</text:p>
          </table:table-cell>
          <table:table-cell office:value-type="float" office:value="3441.36761324582" calcext:value-type="float">
            <text:p>3441.3676132458</text:p>
          </table:table-cell>
        </table:table-row>
        <table:table-row table:style-name="ro1">
          <table:table-cell office:value-type="float" office:value="23.5803313429999" calcext:value-type="float">
            <text:p>23.580331343</text:p>
          </table:table-cell>
          <table:table-cell office:value-type="float" office:value="3395.91918054175" calcext:value-type="float">
            <text:p>3395.9191805418</text:p>
          </table:table-cell>
        </table:table-row>
        <table:table-row table:style-name="ro1">
          <table:table-cell office:value-type="float" office:value="23.5976643449999" calcext:value-type="float">
            <text:p>23.597664345</text:p>
          </table:table-cell>
          <table:table-cell office:value-type="float" office:value="3461.60463144504" calcext:value-type="float">
            <text:p>3461.6046314451</text:p>
          </table:table-cell>
        </table:table-row>
        <table:table-row table:style-name="ro1">
          <table:table-cell office:value-type="float" office:value="23.6152580779999" calcext:value-type="float">
            <text:p>23.615258078</text:p>
          </table:table-cell>
          <table:table-cell office:value-type="float" office:value="3410.30524903144" calcext:value-type="float">
            <text:p>3410.3052490314</text:p>
          </table:table-cell>
        </table:table-row>
        <table:table-row table:style-name="ro1">
          <table:table-cell office:value-type="float" office:value="23.6326887359999" calcext:value-type="float">
            <text:p>23.632688736</text:p>
          </table:table-cell>
          <table:table-cell office:value-type="float" office:value="3442.21084482956" calcext:value-type="float">
            <text:p>3442.2108448296</text:p>
          </table:table-cell>
        </table:table-row>
        <table:table-row table:style-name="ro1">
          <table:table-cell office:value-type="float" office:value="23.6503636149998" calcext:value-type="float">
            <text:p>23.650363615</text:p>
          </table:table-cell>
          <table:table-cell office:value-type="float" office:value="3394.64841598658" calcext:value-type="float">
            <text:p>3394.6484159866</text:p>
          </table:table-cell>
        </table:table-row>
        <table:table-row table:style-name="ro1">
          <table:table-cell office:value-type="float" office:value="23.6676703669998" calcext:value-type="float">
            <text:p>23.667670367</text:p>
          </table:table-cell>
          <table:table-cell office:value-type="float" office:value="3466.85501705416" calcext:value-type="float">
            <text:p>3466.8550170542</text:p>
          </table:table-cell>
        </table:table-row>
        <table:table-row table:style-name="ro1">
          <table:table-cell office:value-type="float" office:value="23.68533858" calcext:value-type="float">
            <text:p>23.68533858</text:p>
          </table:table-cell>
          <table:table-cell office:value-type="float" office:value="3395.92917514064" calcext:value-type="float">
            <text:p>3395.9291751407</text:p>
          </table:table-cell>
        </table:table-row>
        <table:table-row table:style-name="ro1">
          <table:table-cell office:value-type="float" office:value="23.7026546029999" calcext:value-type="float">
            <text:p>23.702654603</text:p>
          </table:table-cell>
          <table:table-cell office:value-type="float" office:value="3464.99886262989" calcext:value-type="float">
            <text:p>3464.9988626299</text:p>
          </table:table-cell>
        </table:table-row>
        <table:table-row table:style-name="ro1">
          <table:table-cell office:value-type="float" office:value="23.7204814089998" calcext:value-type="float">
            <text:p>23.720481409</text:p>
          </table:table-cell>
          <table:table-cell office:value-type="float" office:value="3365.71789698768" calcext:value-type="float">
            <text:p>3365.7178969877</text:p>
          </table:table-cell>
        </table:table-row>
        <table:table-row table:style-name="ro1">
          <table:table-cell office:value-type="float" office:value="23.7378465469999" calcext:value-type="float">
            <text:p>23.737846547</text:p>
          </table:table-cell>
          <table:table-cell office:value-type="float" office:value="3455.19857082595" calcext:value-type="float">
            <text:p>3455.198570826</text:p>
          </table:table-cell>
        </table:table-row>
        <table:table-row table:style-name="ro1">
          <table:table-cell office:value-type="float" office:value="23.7557525729999" calcext:value-type="float">
            <text:p>23.755752573</text:p>
          </table:table-cell>
          <table:table-cell office:value-type="float" office:value="3350.82725781972" calcext:value-type="float">
            <text:p>3350.8272578197</text:p>
          </table:table-cell>
        </table:table-row>
        <table:table-row table:style-name="ro1">
          <table:table-cell office:value-type="float" office:value="23.7732351069999" calcext:value-type="float">
            <text:p>23.773235107</text:p>
          </table:table-cell>
          <table:table-cell office:value-type="float" office:value="3431.99675744755" calcext:value-type="float">
            <text:p>3431.9967574476</text:p>
          </table:table-cell>
        </table:table-row>
        <table:table-row table:style-name="ro1">
          <table:table-cell office:value-type="float" office:value="23.790899934" calcext:value-type="float">
            <text:p>23.790899934</text:p>
          </table:table-cell>
          <table:table-cell office:value-type="float" office:value="3396.58010801326" calcext:value-type="float">
            <text:p>3396.5801080133</text:p>
          </table:table-cell>
        </table:table-row>
        <table:table-row table:style-name="ro1">
          <table:table-cell office:value-type="float" office:value="23.8082781439998" calcext:value-type="float">
            <text:p>23.808278144</text:p>
          </table:table-cell>
          <table:table-cell office:value-type="float" office:value="3452.59954854816" calcext:value-type="float">
            <text:p>3452.5995485482</text:p>
          </table:table-cell>
        </table:table-row>
        <table:table-row table:style-name="ro1">
          <table:table-cell office:value-type="float" office:value="23.8257512519999" calcext:value-type="float">
            <text:p>23.825751252</text:p>
          </table:table-cell>
          <table:table-cell office:value-type="float" office:value="3433.84817398505" calcext:value-type="float">
            <text:p>3433.8481739851</text:p>
          </table:table-cell>
        </table:table-row>
        <table:table-row table:style-name="ro1">
          <table:table-cell office:value-type="float" office:value="23.8430510239998" calcext:value-type="float">
            <text:p>23.843051024</text:p>
          </table:table-cell>
          <table:table-cell office:value-type="float" office:value="3468.25380128652" calcext:value-type="float">
            <text:p>3468.2538012865</text:p>
          </table:table-cell>
        </table:table-row>
        <table:table-row table:style-name="ro1">
          <table:table-cell office:value-type="float" office:value="23.8604099639999" calcext:value-type="float">
            <text:p>23.860409964</text:p>
          </table:table-cell>
          <table:table-cell office:value-type="float" office:value="3456.43224756687" calcext:value-type="float">
            <text:p>3456.4322475669</text:p>
          </table:table-cell>
        </table:table-row>
        <table:table-row table:style-name="ro1">
          <table:table-cell office:value-type="float" office:value="23.8776097369998" calcext:value-type="float">
            <text:p>23.877609737</text:p>
          </table:table-cell>
          <table:table-cell office:value-type="float" office:value="3488.41813204986" calcext:value-type="float">
            <text:p>3488.4181320499</text:p>
          </table:table-cell>
        </table:table-row>
        <table:table-row table:style-name="ro1">
          <table:table-cell office:value-type="float" office:value="23.8950806559999" calcext:value-type="float">
            <text:p>23.895080656</text:p>
          </table:table-cell>
          <table:table-cell office:value-type="float" office:value="3434.27841430606" calcext:value-type="float">
            <text:p>3434.2784143061</text:p>
          </table:table-cell>
        </table:table-row>
        <table:table-row table:style-name="ro1">
          <table:table-cell office:value-type="float" office:value="23.912280689" calcext:value-type="float">
            <text:p>23.912280689</text:p>
          </table:table-cell>
          <table:table-cell office:value-type="float" office:value="3488.36540020721" calcext:value-type="float">
            <text:p>3488.3654002072</text:p>
          </table:table-cell>
        </table:table-row>
        <table:table-row table:style-name="ro1">
          <table:table-cell office:value-type="float" office:value="23.9298371299999" calcext:value-type="float">
            <text:p>23.92983713</text:p>
          </table:table-cell>
          <table:table-cell office:value-type="float" office:value="3417.54914907595" calcext:value-type="float">
            <text:p>3417.549149076</text:p>
          </table:table-cell>
        </table:table-row>
        <table:table-row table:style-name="ro1">
          <table:table-cell office:value-type="float" office:value="23.947018204" calcext:value-type="float">
            <text:p>23.947018204</text:p>
          </table:table-cell>
          <table:table-cell office:value-type="float" office:value="3492.21474744695" calcext:value-type="float">
            <text:p>3492.214747447</text:p>
          </table:table-cell>
        </table:table-row>
        <table:table-row table:style-name="ro1">
          <table:table-cell office:value-type="float" office:value="23.9645752699998" calcext:value-type="float">
            <text:p>23.96457527</text:p>
          </table:table-cell>
          <table:table-cell office:value-type="float" office:value="3417.42749047057" calcext:value-type="float">
            <text:p>3417.4274904706</text:p>
          </table:table-cell>
        </table:table-row>
        <table:table-row table:style-name="ro1">
          <table:table-cell office:value-type="float" office:value="23.981855303" calcext:value-type="float">
            <text:p>23.981855303</text:p>
          </table:table-cell>
          <table:table-cell office:value-type="float" office:value="3472.21559122808" calcext:value-type="float">
            <text:p>3472.2155912281</text:p>
          </table:table-cell>
        </table:table-row>
        <table:table-row table:style-name="ro1">
          <table:table-cell office:value-type="float" office:value="23.999580078" calcext:value-type="float">
            <text:p>23.999580078</text:p>
          </table:table-cell>
          <table:table-cell office:value-type="float" office:value="3385.09233543936" calcext:value-type="float">
            <text:p>3385.0923354394</text:p>
          </table:table-cell>
        </table:table-row>
        <table:table-row table:style-name="ro1">
          <table:table-cell office:value-type="float" office:value="24.0169236009999" calcext:value-type="float">
            <text:p>24.016923601</text:p>
          </table:table-cell>
          <table:table-cell office:value-type="float" office:value="3459.50473847304" calcext:value-type="float">
            <text:p>3459.5047384731</text:p>
          </table:table-cell>
        </table:table-row>
        <table:table-row table:style-name="ro1">
          <table:table-cell office:value-type="float" office:value="24.0346241569998" calcext:value-type="float">
            <text:p>24.034624157</text:p>
          </table:table-cell>
          <table:table-cell office:value-type="float" office:value="3389.72402902536" calcext:value-type="float">
            <text:p>3389.7240290254</text:p>
          </table:table-cell>
        </table:table-row>
        <table:table-row table:style-name="ro1">
          <table:table-cell office:value-type="float" office:value="24.052090337" calcext:value-type="float">
            <text:p>24.052090337</text:p>
          </table:table-cell>
          <table:table-cell office:value-type="float" office:value="3435.21021765861" calcext:value-type="float">
            <text:p>3435.2102176586</text:p>
          </table:table-cell>
        </table:table-row>
        <table:table-row table:style-name="ro1">
          <table:table-cell office:value-type="float" office:value="24.0697816219999" calcext:value-type="float">
            <text:p>24.069781622</text:p>
          </table:table-cell>
          <table:table-cell office:value-type="float" office:value="3391.50039130292" calcext:value-type="float">
            <text:p>3391.5003913029</text:p>
          </table:table-cell>
        </table:table-row>
        <table:table-row table:style-name="ro1">
          <table:table-cell office:value-type="float" office:value="24.0870492069998" calcext:value-type="float">
            <text:p>24.087049207</text:p>
          </table:table-cell>
          <table:table-cell office:value-type="float" office:value="3474.71867087083" calcext:value-type="float">
            <text:p>3474.7186708708</text:p>
          </table:table-cell>
        </table:table-row>
        <table:table-row table:style-name="ro1">
          <table:table-cell office:value-type="float" office:value="24.1046234609998" calcext:value-type="float">
            <text:p>24.104623461</text:p>
          </table:table-cell>
          <table:table-cell office:value-type="float" office:value="3414.08517254647" calcext:value-type="float">
            <text:p>3414.0851725465</text:p>
          </table:table-cell>
        </table:table-row>
        <table:table-row table:style-name="ro1">
          <table:table-cell office:value-type="float" office:value="24.1218630249998" calcext:value-type="float">
            <text:p>24.121863025</text:p>
          </table:table-cell>
          <table:table-cell office:value-type="float" office:value="3480.3664408289" calcext:value-type="float">
            <text:p>3480.3664408289</text:p>
          </table:table-cell>
        </table:table-row>
        <table:table-row table:style-name="ro1">
          <table:table-cell office:value-type="float" office:value="24.13944582" calcext:value-type="float">
            <text:p>24.13944582</text:p>
          </table:table-cell>
          <table:table-cell office:value-type="float" office:value="3412.42675009204" calcext:value-type="float">
            <text:p>3412.4267500921</text:p>
          </table:table-cell>
        </table:table-row>
        <table:table-row table:style-name="ro1">
          <table:table-cell office:value-type="float" office:value="24.1566994469999" calcext:value-type="float">
            <text:p>24.156699447</text:p>
          </table:table-cell>
          <table:table-cell office:value-type="float" office:value="3477.52968116151" calcext:value-type="float">
            <text:p>3477.5296811615</text:p>
          </table:table-cell>
        </table:table-row>
        <table:table-row table:style-name="ro1">
          <table:table-cell office:value-type="float" office:value="24.1742740129998" calcext:value-type="float">
            <text:p>24.174274013</text:p>
          </table:table-cell>
          <table:table-cell office:value-type="float" office:value="3414.02456256174" calcext:value-type="float">
            <text:p>3414.0245625618</text:p>
          </table:table-cell>
        </table:table-row>
        <table:table-row table:style-name="ro1">
          <table:table-cell office:value-type="float" office:value="24.1916026399999" calcext:value-type="float">
            <text:p>24.19160264</text:p>
          </table:table-cell>
          <table:table-cell office:value-type="float" office:value="3462.47859104264" calcext:value-type="float">
            <text:p>3462.4785910427</text:p>
          </table:table-cell>
        </table:table-row>
        <table:table-row table:style-name="ro1">
          <table:table-cell office:value-type="float" office:value="24.2093122059998" calcext:value-type="float">
            <text:p>24.209312206</text:p>
          </table:table-cell>
          <table:table-cell office:value-type="float" office:value="3387.99945748862" calcext:value-type="float">
            <text:p>3387.9994574886</text:p>
          </table:table-cell>
        </table:table-row>
        <table:table-row table:style-name="ro1">
          <table:table-cell office:value-type="float" office:value="24.226758907" calcext:value-type="float">
            <text:p>24.226758907</text:p>
          </table:table-cell>
          <table:table-cell office:value-type="float" office:value="3439.04558228355" calcext:value-type="float">
            <text:p>3439.0455822836</text:p>
          </table:table-cell>
        </table:table-row>
        <table:table-row table:style-name="ro1">
          <table:table-cell office:value-type="float" office:value="24.2445862349998" calcext:value-type="float">
            <text:p>24.244586235</text:p>
          </table:table-cell>
          <table:table-cell office:value-type="float" office:value="3365.61934578983" calcext:value-type="float">
            <text:p>3365.6193457898</text:p>
          </table:table-cell>
        </table:table-row>
        <table:table-row table:style-name="ro1">
          <table:table-cell office:value-type="float" office:value="24.261930487" calcext:value-type="float">
            <text:p>24.261930487</text:p>
          </table:table-cell>
          <table:table-cell office:value-type="float" office:value="3459.35933123297" calcext:value-type="float">
            <text:p>3459.359331233</text:p>
          </table:table-cell>
        </table:table-row>
        <table:table-row table:style-name="ro1">
          <table:table-cell office:value-type="float" office:value="24.279665366" calcext:value-type="float">
            <text:p>24.279665366</text:p>
          </table:table-cell>
          <table:table-cell office:value-type="float" office:value="3383.16376445801" calcext:value-type="float">
            <text:p>3383.163764458</text:p>
          </table:table-cell>
        </table:table-row>
        <table:table-row table:style-name="ro1">
          <table:table-cell office:value-type="float" office:value="24.2970202949998" calcext:value-type="float">
            <text:p>24.297020295</text:p>
          </table:table-cell>
          <table:table-cell office:value-type="float" office:value="3457.23108407493" calcext:value-type="float">
            <text:p>3457.2310840749</text:p>
          </table:table-cell>
        </table:table-row>
        <table:table-row table:style-name="ro1">
          <table:table-cell office:value-type="float" office:value="24.3147225179998" calcext:value-type="float">
            <text:p>24.314722518</text:p>
          </table:table-cell>
          <table:table-cell office:value-type="float" office:value="3389.40482220509" calcext:value-type="float">
            <text:p>3389.4048222051</text:p>
          </table:table-cell>
        </table:table-row>
        <table:table-row table:style-name="ro1">
          <table:table-cell office:value-type="float" office:value="24.3319601029998" calcext:value-type="float">
            <text:p>24.331960103</text:p>
          </table:table-cell>
          <table:table-cell office:value-type="float" office:value="3480.76601218129" calcext:value-type="float">
            <text:p>3480.7660121813</text:p>
          </table:table-cell>
        </table:table-row>
        <table:table-row table:style-name="ro1">
          <table:table-cell office:value-type="float" office:value="24.3495349299999" calcext:value-type="float">
            <text:p>24.34953493</text:p>
          </table:table-cell>
          <table:table-cell office:value-type="float" office:value="3413.97386157454" calcext:value-type="float">
            <text:p>3413.9738615745</text:p>
          </table:table-cell>
        </table:table-row>
        <table:table-row table:style-name="ro1">
          <table:table-cell office:value-type="float" office:value="24.3669669429998" calcext:value-type="float">
            <text:p>24.366966943</text:p>
          </table:table-cell>
          <table:table-cell office:value-type="float" office:value="3441.94327988011" calcext:value-type="float">
            <text:p>3441.9432798801</text:p>
          </table:table-cell>
        </table:table-row>
        <table:table-row table:style-name="ro1">
          <table:table-cell office:value-type="float" office:value="24.384621144" calcext:value-type="float">
            <text:p>24.384621144</text:p>
          </table:table-cell>
          <table:table-cell office:value-type="float" office:value="3398.62449733749" calcext:value-type="float">
            <text:p>3398.6244973375</text:p>
          </table:table-cell>
        </table:table-row>
        <table:table-row table:style-name="ro1">
          <table:table-cell office:value-type="float" office:value="24.402065814" calcext:value-type="float">
            <text:p>24.402065814</text:p>
          </table:table-cell>
          <table:table-cell office:value-type="float" office:value="3439.44597403625" calcext:value-type="float">
            <text:p>3439.4459740363</text:p>
          </table:table-cell>
        </table:table-row>
        <table:table-row table:style-name="ro1">
          <table:table-cell office:value-type="float" office:value="24.419760432" calcext:value-type="float">
            <text:p>24.419760432</text:p>
          </table:table-cell>
          <table:table-cell office:value-type="float" office:value="3390.86156028732" calcext:value-type="float">
            <text:p>3390.8615602873</text:p>
          </table:table-cell>
        </table:table-row>
        <table:table-row table:style-name="ro1">
          <table:table-cell office:value-type="float" office:value="24.4371578619998" calcext:value-type="float">
            <text:p>24.437157862</text:p>
          </table:table-cell>
          <table:table-cell office:value-type="float" office:value="3448.78525164522" calcext:value-type="float">
            <text:p>3448.7852516452</text:p>
          </table:table-cell>
        </table:table-row>
        <table:table-row table:style-name="ro1">
          <table:table-cell office:value-type="float" office:value="24.454757167" calcext:value-type="float">
            <text:p>24.454757167</text:p>
          </table:table-cell>
          <table:table-cell office:value-type="float" office:value="3409.22553471892" calcext:value-type="float">
            <text:p>3409.2255347189</text:p>
          </table:table-cell>
        </table:table-row>
        <table:table-row table:style-name="ro1">
          <table:table-cell office:value-type="float" office:value="24.472114232" calcext:value-type="float">
            <text:p>24.472114232</text:p>
          </table:table-cell>
          <table:table-cell office:value-type="float" office:value="3456.8056293043" calcext:value-type="float">
            <text:p>3456.8056293043</text:p>
          </table:table-cell>
        </table:table-row>
        <table:table-row table:style-name="ro1">
          <table:table-cell office:value-type="float" office:value="24.489695986" calcext:value-type="float">
            <text:p>24.489695986</text:p>
          </table:table-cell>
          <table:table-cell office:value-type="float" office:value="3412.62879686726" calcext:value-type="float">
            <text:p>3412.6287968673</text:p>
          </table:table-cell>
        </table:table-row>
        <table:table-row table:style-name="ro1">
          <table:table-cell office:value-type="float" office:value="24.5070474249999" calcext:value-type="float">
            <text:p>24.507047425</text:p>
          </table:table-cell>
          <table:table-cell office:value-type="float" office:value="3457.92645788393" calcext:value-type="float">
            <text:p>3457.9264578839</text:p>
          </table:table-cell>
        </table:table-row>
        <table:table-row table:style-name="ro1">
          <table:table-cell office:value-type="float" office:value="24.5247468359998" calcext:value-type="float">
            <text:p>24.524746836</text:p>
          </table:table-cell>
          <table:table-cell office:value-type="float" office:value="3389.9433150692" calcext:value-type="float">
            <text:p>3389.9433150692</text:p>
          </table:table-cell>
        </table:table-row>
        <table:table-row table:style-name="ro1">
          <table:table-cell office:value-type="float" office:value="24.5421921299999" calcext:value-type="float">
            <text:p>24.54219213</text:p>
          </table:table-cell>
          <table:table-cell office:value-type="float" office:value="3439.3229486364" calcext:value-type="float">
            <text:p>3439.3229486364</text:p>
          </table:table-cell>
        </table:table-row>
        <table:table-row table:style-name="ro1">
          <table:table-cell office:value-type="float" office:value="24.559948676" calcext:value-type="float">
            <text:p>24.559948676</text:p>
          </table:table-cell>
          <table:table-cell office:value-type="float" office:value="3379.03553988823" calcext:value-type="float">
            <text:p>3379.0355398882</text:p>
          </table:table-cell>
        </table:table-row>
        <table:table-row table:style-name="ro1">
          <table:table-cell office:value-type="float" office:value="24.577288814" calcext:value-type="float">
            <text:p>24.577288814</text:p>
          </table:table-cell>
          <table:table-cell office:value-type="float" office:value="3460.18007468972" calcext:value-type="float">
            <text:p>3460.1800746897</text:p>
          </table:table-cell>
        </table:table-row>
        <table:table-row table:style-name="ro1">
          <table:table-cell office:value-type="float" office:value="24.59494739" calcext:value-type="float">
            <text:p>24.59494739</text:p>
          </table:table-cell>
          <table:table-cell office:value-type="float" office:value="3397.78247124205" calcext:value-type="float">
            <text:p>3397.7824712421</text:p>
          </table:table-cell>
        </table:table-row>
        <table:table-row table:style-name="ro1">
          <table:table-cell office:value-type="float" office:value="24.612407008" calcext:value-type="float">
            <text:p>24.612407008</text:p>
          </table:table-cell>
          <table:table-cell office:value-type="float" office:value="3436.50130261068" calcext:value-type="float">
            <text:p>3436.5013026107</text:p>
          </table:table-cell>
        </table:table-row>
        <table:table-row table:style-name="ro1">
          <table:table-cell office:value-type="float" office:value="24.6300968869998" calcext:value-type="float">
            <text:p>24.630096887</text:p>
          </table:table-cell>
          <table:table-cell office:value-type="float" office:value="3391.76994939414" calcext:value-type="float">
            <text:p>3391.7699493941</text:p>
          </table:table-cell>
        </table:table-row>
        <table:table-row table:style-name="ro1">
          <table:table-cell office:value-type="float" office:value="24.647554785" calcext:value-type="float">
            <text:p>24.647554785</text:p>
          </table:table-cell>
          <table:table-cell office:value-type="float" office:value="3436.83987610101" calcext:value-type="float">
            <text:p>3436.839876101</text:p>
          </table:table-cell>
        </table:table-row>
        <table:table-row table:style-name="ro1">
          <table:table-cell office:value-type="float" office:value="24.6652599249999" calcext:value-type="float">
            <text:p>24.665259925</text:p>
          </table:table-cell>
          <table:table-cell office:value-type="float" office:value="3388.84640282248" calcext:value-type="float">
            <text:p>3388.8464028225</text:p>
          </table:table-cell>
        </table:table-row>
        <table:table-row table:style-name="ro1">
          <table:table-cell office:value-type="float" office:value="24.6826522499998" calcext:value-type="float">
            <text:p>24.68265225</text:p>
          </table:table-cell>
          <table:table-cell office:value-type="float" office:value="3449.79754001755" calcext:value-type="float">
            <text:p>3449.7975400176</text:p>
          </table:table-cell>
        </table:table-row>
        <table:table-row table:style-name="ro1">
          <table:table-cell office:value-type="float" office:value="24.700192285" calcext:value-type="float">
            <text:p>24.700192285</text:p>
          </table:table-cell>
          <table:table-cell office:value-type="float" office:value="3420.74573964802" calcext:value-type="float">
            <text:p>3420.745739648</text:p>
          </table:table-cell>
        </table:table-row>
        <table:table-row table:style-name="ro1">
          <table:table-cell office:value-type="float" office:value="24.7176139849998" calcext:value-type="float">
            <text:p>24.717613985</text:p>
          </table:table-cell>
          <table:table-cell office:value-type="float" office:value="3443.98078260973" calcext:value-type="float">
            <text:p>3443.9807826097</text:p>
          </table:table-cell>
        </table:table-row>
        <table:table-row table:style-name="ro1">
          <table:table-cell office:value-type="float" office:value="24.7353158429999" calcext:value-type="float">
            <text:p>24.735315843</text:p>
          </table:table-cell>
          <table:table-cell office:value-type="float" office:value="3389.47470937615" calcext:value-type="float">
            <text:p>3389.4747093762</text:p>
          </table:table-cell>
        </table:table-row>
        <table:table-row table:style-name="ro1">
          <table:table-cell office:value-type="float" office:value="24.7526062929999" calcext:value-type="float">
            <text:p>24.752606293</text:p>
          </table:table-cell>
          <table:table-cell office:value-type="float" office:value="3470.12368098779" calcext:value-type="float">
            <text:p>3470.1236809878</text:p>
          </table:table-cell>
        </table:table-row>
        <table:table-row table:style-name="ro1">
          <table:table-cell office:value-type="float" office:value="24.7702878389998" calcext:value-type="float">
            <text:p>24.770287839</text:p>
          </table:table-cell>
          <table:table-cell office:value-type="float" office:value="3393.36843057578" calcext:value-type="float">
            <text:p>3393.3684305758</text:p>
          </table:table-cell>
        </table:table-row>
        <table:table-row table:style-name="ro1">
          <table:table-cell office:value-type="float" office:value="24.787802977" calcext:value-type="float">
            <text:p>24.787802977</text:p>
          </table:table-cell>
          <table:table-cell office:value-type="float" office:value="3425.60817959508" calcext:value-type="float">
            <text:p>3425.6081795951</text:p>
          </table:table-cell>
        </table:table-row>
        <table:table-row table:style-name="ro1">
          <table:table-cell office:value-type="float" office:value="24.8055328559999" calcext:value-type="float">
            <text:p>24.805532856</text:p>
          </table:table-cell>
          <table:table-cell office:value-type="float" office:value="3384.11784988433" calcext:value-type="float">
            <text:p>3384.1178498843</text:p>
          </table:table-cell>
        </table:table-row>
        <table:table-row table:style-name="ro1">
          <table:table-cell office:value-type="float" office:value="24.8228875779998" calcext:value-type="float">
            <text:p>24.822887578</text:p>
          </table:table-cell>
          <table:table-cell office:value-type="float" office:value="3457.27232047969" calcext:value-type="float">
            <text:p>3457.2723204797</text:p>
          </table:table-cell>
        </table:table-row>
        <table:table-row table:style-name="ro1">
          <table:table-cell office:value-type="float" office:value="24.8406837069999" calcext:value-type="float">
            <text:p>24.840683707</text:p>
          </table:table-cell>
          <table:table-cell office:value-type="float" office:value="3371.51972767215" calcext:value-type="float">
            <text:p>3371.5197276722</text:p>
          </table:table-cell>
        </table:table-row>
        <table:table-row table:style-name="ro1">
          <table:table-cell office:value-type="float" office:value="24.858038376" calcext:value-type="float">
            <text:p>24.858038376</text:p>
          </table:table-cell>
          <table:table-cell office:value-type="float" office:value="3457.28287873738" calcext:value-type="float">
            <text:p>3457.2828787374</text:p>
          </table:table-cell>
        </table:table-row>
        <table:table-row table:style-name="ro1">
          <table:table-cell office:value-type="float" office:value="24.8757754429998" calcext:value-type="float">
            <text:p>24.875775443</text:p>
          </table:table-cell>
          <table:table-cell office:value-type="float" office:value="3382.74642591342" calcext:value-type="float">
            <text:p>3382.7464259134</text:p>
          </table:table-cell>
        </table:table-row>
        <table:table-row table:style-name="ro1">
          <table:table-cell office:value-type="float" office:value="24.8931430279999" calcext:value-type="float">
            <text:p>24.893143028</text:p>
          </table:table-cell>
          <table:table-cell office:value-type="float" office:value="3454.71175178634" calcext:value-type="float">
            <text:p>3454.7117517864</text:p>
          </table:table-cell>
        </table:table-row>
        <table:table-row table:style-name="ro1">
          <table:table-cell office:value-type="float" office:value="24.91088296" calcext:value-type="float">
            <text:p>24.91088296</text:p>
          </table:table-cell>
          <table:table-cell office:value-type="float" office:value="3382.20011214605" calcext:value-type="float">
            <text:p>3382.2001121461</text:p>
          </table:table-cell>
        </table:table-row>
        <table:table-row table:style-name="ro1">
          <table:table-cell office:value-type="float" office:value="24.9283010659999" calcext:value-type="float">
            <text:p>24.928301066</text:p>
          </table:table-cell>
          <table:table-cell office:value-type="float" office:value="3444.6914033171" calcext:value-type="float">
            <text:p>3444.6914033171</text:p>
          </table:table-cell>
        </table:table-row>
        <table:table-row table:style-name="ro1">
          <table:table-cell office:value-type="float" office:value="24.9460021949999" calcext:value-type="float">
            <text:p>24.946002195</text:p>
          </table:table-cell>
          <table:table-cell office:value-type="float" office:value="3389.61430087538" calcext:value-type="float">
            <text:p>3389.6143008754</text:p>
          </table:table-cell>
        </table:table-row>
        <table:table-row table:style-name="ro1">
          <table:table-cell office:value-type="float" office:value="24.96347249" calcext:value-type="float">
            <text:p>24.96347249</text:p>
          </table:table-cell>
          <table:table-cell office:value-type="float" office:value="3434.40107907575" calcext:value-type="float">
            <text:p>3434.4010790758</text:p>
          </table:table-cell>
        </table:table-row>
        <table:table-row table:style-name="ro1">
          <table:table-cell office:value-type="float" office:value="24.9811782019999" calcext:value-type="float">
            <text:p>24.981178202</text:p>
          </table:table-cell>
          <table:table-cell office:value-type="float" office:value="3388.73692287345" calcext:value-type="float">
            <text:p>3388.7369228735</text:p>
          </table:table-cell>
        </table:table-row>
        <table:table-row table:style-name="ro1">
          <table:table-cell office:value-type="float" office:value="24.9986589139999" calcext:value-type="float">
            <text:p>24.998658914</text:p>
          </table:table-cell>
          <table:table-cell office:value-type="float" office:value="3432.3544716123" calcext:value-type="float">
            <text:p>3432.3544716123</text:p>
          </table:table-cell>
        </table:table-row>
        <table:table-row table:style-name="ro1">
          <table:table-cell office:value-type="float" office:value="25.0165144699999" calcext:value-type="float">
            <text:p>25.01651447</text:p>
          </table:table-cell>
          <table:table-cell office:value-type="float" office:value="3360.29860955947" calcext:value-type="float">
            <text:p>3360.2986095595</text:p>
          </table:table-cell>
        </table:table-row>
        <table:table-row table:style-name="ro1">
          <table:table-cell office:value-type="float" office:value="25.033939921" calcext:value-type="float">
            <text:p>25.033939921</text:p>
          </table:table-cell>
          <table:table-cell office:value-type="float" office:value="3443.2394317927" calcext:value-type="float">
            <text:p>3443.2394317927</text:p>
          </table:table-cell>
        </table:table-row>
        <table:table-row table:style-name="ro1">
          <table:table-cell office:value-type="float" office:value="25.0515836539998" calcext:value-type="float">
            <text:p>25.051583654</text:p>
          </table:table-cell>
          <table:table-cell office:value-type="float" office:value="3400.64089614069" calcext:value-type="float">
            <text:p>3400.6408961407</text:p>
          </table:table-cell>
        </table:table-row>
        <table:table-row table:style-name="ro1">
          <table:table-cell office:value-type="float" office:value="25.068910666" calcext:value-type="float">
            <text:p>25.068910666</text:p>
          </table:table-cell>
          <table:table-cell office:value-type="float" office:value="3462.80131851773" calcext:value-type="float">
            <text:p>3462.8013185177</text:p>
          </table:table-cell>
        </table:table-row>
        <table:table-row table:style-name="ro1">
          <table:table-cell office:value-type="float" office:value="25.0866443479999" calcext:value-type="float">
            <text:p>25.086644348</text:p>
          </table:table-cell>
          <table:table-cell office:value-type="float" office:value="3383.39212353635" calcext:value-type="float">
            <text:p>3383.3921235364</text:p>
          </table:table-cell>
        </table:table-row>
        <table:table-row table:style-name="ro1">
          <table:table-cell office:value-type="float" office:value="25.1039840689998" calcext:value-type="float">
            <text:p>25.103984069</text:p>
          </table:table-cell>
          <table:table-cell office:value-type="float" office:value="3460.26328799903" calcext:value-type="float">
            <text:p>3460.263287999</text:p>
          </table:table-cell>
        </table:table-row>
        <table:table-row table:style-name="ro1">
          <table:table-cell office:value-type="float" office:value="25.1216935309999" calcext:value-type="float">
            <text:p>25.121693531</text:p>
          </table:table-cell>
          <table:table-cell office:value-type="float" office:value="3388.01935370561" calcext:value-type="float">
            <text:p>3388.0193537056</text:p>
          </table:table-cell>
        </table:table-row>
        <table:table-row table:style-name="ro1">
          <table:table-cell office:value-type="float" office:value="25.139085908" calcext:value-type="float">
            <text:p>25.139085908</text:p>
          </table:table-cell>
          <table:table-cell office:value-type="float" office:value="3449.78722573284" calcext:value-type="float">
            <text:p>3449.7872257329</text:p>
          </table:table-cell>
        </table:table-row>
        <table:table-row table:style-name="ro1">
          <table:table-cell office:value-type="float" office:value="25.1567470369998" calcext:value-type="float">
            <text:p>25.156747037</text:p>
          </table:table-cell>
          <table:table-cell office:value-type="float" office:value="3397.29130569566" calcext:value-type="float">
            <text:p>3397.2913056957</text:p>
          </table:table-cell>
        </table:table-row>
        <table:table-row table:style-name="ro1">
          <table:table-cell office:value-type="float" office:value="25.174065039" calcext:value-type="float">
            <text:p>25.174065039</text:p>
          </table:table-cell>
          <table:table-cell office:value-type="float" office:value="3464.60290277834" calcext:value-type="float">
            <text:p>3464.6029027784</text:p>
          </table:table-cell>
        </table:table-row>
        <table:table-row table:style-name="ro1">
          <table:table-cell office:value-type="float" office:value="25.1917396059998" calcext:value-type="float">
            <text:p>25.191739606</text:p>
          </table:table-cell>
          <table:table-cell office:value-type="float" office:value="3394.70833998262" calcext:value-type="float">
            <text:p>3394.7083399826</text:p>
          </table:table-cell>
        </table:table-row>
        <table:table-row table:style-name="ro1">
          <table:table-cell office:value-type="float" office:value="25.2092065669999" calcext:value-type="float">
            <text:p>25.209206567</text:p>
          </table:table-cell>
          <table:table-cell office:value-type="float" office:value="3435.05661916338" calcext:value-type="float">
            <text:p>3435.0566191634</text:p>
          </table:table-cell>
        </table:table-row>
        <table:table-row table:style-name="ro1">
          <table:table-cell office:value-type="float" office:value="25.2269003519998" calcext:value-type="float">
            <text:p>25.226900352</text:p>
          </table:table-cell>
          <table:table-cell office:value-type="float" office:value="3391.02119757676" calcext:value-type="float">
            <text:p>3391.0211975768</text:p>
          </table:table-cell>
        </table:table-row>
        <table:table-row table:style-name="ro1">
          <table:table-cell office:value-type="float" office:value="25.2442294479999" calcext:value-type="float">
            <text:p>25.244229448</text:p>
          </table:table-cell>
          <table:table-cell office:value-type="float" office:value="3462.38488144545" calcext:value-type="float">
            <text:p>3462.3848814455</text:p>
          </table:table-cell>
        </table:table-row>
        <table:table-row table:style-name="ro1">
          <table:table-cell office:value-type="float" office:value="25.2619484939999" calcext:value-type="float">
            <text:p>25.261948494</text:p>
          </table:table-cell>
          <table:table-cell office:value-type="float" office:value="3386.18681842698" calcext:value-type="float">
            <text:p>3386.186818427</text:p>
          </table:table-cell>
        </table:table-row>
        <table:table-row table:style-name="ro1">
          <table:table-cell office:value-type="float" office:value="25.279221496" calcext:value-type="float">
            <text:p>25.279221496</text:p>
          </table:table-cell>
          <table:table-cell office:value-type="float" office:value="3473.62896151579" calcext:value-type="float">
            <text:p>3473.6289615158</text:p>
          </table:table-cell>
        </table:table-row>
        <table:table-row table:style-name="ro1">
          <table:table-cell office:value-type="float" office:value="25.2969278849998" calcext:value-type="float">
            <text:p>25.296927885</text:p>
          </table:table-cell>
          <table:table-cell office:value-type="float" office:value="3388.60735526253" calcext:value-type="float">
            <text:p>3388.6073552625</text:p>
          </table:table-cell>
        </table:table-row>
        <table:table-row table:style-name="ro1">
          <table:table-cell office:value-type="float" office:value="25.3142463039999" calcext:value-type="float">
            <text:p>25.314246304</text:p>
          </table:table-cell>
          <table:table-cell office:value-type="float" office:value="3464.51948066578" calcext:value-type="float">
            <text:p>3464.5194806658</text:p>
          </table:table-cell>
        </table:table-row>
        <table:table-row table:style-name="ro1">
          <table:table-cell office:value-type="float" office:value="25.331961652" calcext:value-type="float">
            <text:p>25.331961652</text:p>
          </table:table-cell>
          <table:table-cell office:value-type="float" office:value="3386.89366980162" calcext:value-type="float">
            <text:p>3386.8936698016</text:p>
          </table:table-cell>
        </table:table-row>
        <table:table-row table:style-name="ro1">
          <table:table-cell office:value-type="float" office:value="25.3493895499998" calcext:value-type="float">
            <text:p>25.34938955</text:p>
          </table:table-cell>
          <table:table-cell office:value-type="float" office:value="3442.75597668794" calcext:value-type="float">
            <text:p>3442.7559766879</text:p>
          </table:table-cell>
        </table:table-row>
        <table:table-row table:style-name="ro1">
          <table:table-cell office:value-type="float" office:value="25.36697422" calcext:value-type="float">
            <text:p>25.36697422</text:p>
          </table:table-cell>
          <table:table-cell office:value-type="float" office:value="3412.06289339216" calcext:value-type="float">
            <text:p>3412.0628933922</text:p>
          </table:table-cell>
        </table:table-row>
        <table:table-row table:style-name="ro1">
          <table:table-cell office:value-type="float" office:value="25.3843807119999" calcext:value-type="float">
            <text:p>25.384380712</text:p>
          </table:table-cell>
          <table:table-cell office:value-type="float" office:value="3446.9897783037" calcext:value-type="float">
            <text:p>3446.9897783037</text:p>
          </table:table-cell>
        </table:table-row>
        <table:table-row table:style-name="ro1">
          <table:table-cell office:value-type="float" office:value="25.402160696" calcext:value-type="float">
            <text:p>25.402160696</text:p>
          </table:table-cell>
          <table:table-cell office:value-type="float" office:value="3374.58121445769" calcext:value-type="float">
            <text:p>3374.5812144577</text:p>
          </table:table-cell>
        </table:table-row>
        <table:table-row table:style-name="ro1">
          <table:table-cell office:value-type="float" office:value="25.41962672" calcext:value-type="float">
            <text:p>25.41962672</text:p>
          </table:table-cell>
          <table:table-cell office:value-type="float" office:value="3435.24089970596" calcext:value-type="float">
            <text:p>3435.240899706</text:p>
          </table:table-cell>
        </table:table-row>
        <table:table-row table:style-name="ro1">
          <table:table-cell office:value-type="float" office:value="25.4373131089999" calcext:value-type="float">
            <text:p>25.437313109</text:p>
          </table:table-cell>
          <table:table-cell office:value-type="float" office:value="3392.43923676952" calcext:value-type="float">
            <text:p>3392.4392367695</text:p>
          </table:table-cell>
        </table:table-row>
        <table:table-row table:style-name="ro1">
          <table:table-cell office:value-type="float" office:value="25.454729393" calcext:value-type="float">
            <text:p>25.454729393</text:p>
          </table:table-cell>
          <table:table-cell office:value-type="float" office:value="3445.05176877478" calcext:value-type="float">
            <text:p>3445.0517687748</text:p>
          </table:table-cell>
        </table:table-row>
        <table:table-row table:style-name="ro1">
          <table:table-cell office:value-type="float" office:value="25.4724187509998" calcext:value-type="float">
            <text:p>25.472418751</text:p>
          </table:table-cell>
          <table:table-cell office:value-type="float" office:value="3391.8698462906" calcext:value-type="float">
            <text:p>3391.8698462906</text:p>
          </table:table-cell>
        </table:table-row>
        <table:table-row table:style-name="ro1">
          <table:table-cell office:value-type="float" office:value="25.4898463889999" calcext:value-type="float">
            <text:p>25.489846389</text:p>
          </table:table-cell>
          <table:table-cell office:value-type="float" office:value="3442.80733853619" calcext:value-type="float">
            <text:p>3442.8073385362</text:p>
          </table:table-cell>
        </table:table-row>
        <table:table-row table:style-name="ro1">
          <table:table-cell office:value-type="float" office:value="25.5074865279998" calcext:value-type="float">
            <text:p>25.507486528</text:p>
          </table:table-cell>
          <table:table-cell office:value-type="float" office:value="3401.33374233971" calcext:value-type="float">
            <text:p>3401.3337423397</text:p>
          </table:table-cell>
        </table:table-row>
        <table:table-row table:style-name="ro1">
          <table:table-cell office:value-type="float" office:value="25.5248558849998" calcext:value-type="float">
            <text:p>25.524855885</text:p>
          </table:table-cell>
          <table:table-cell office:value-type="float" office:value="3454.35930644849" calcext:value-type="float">
            <text:p>3454.3593064485</text:p>
          </table:table-cell>
        </table:table-row>
        <table:table-row table:style-name="ro1">
          <table:table-cell office:value-type="float" office:value="25.542449669" calcext:value-type="float">
            <text:p>25.542449669</text:p>
          </table:table-cell>
          <table:table-cell office:value-type="float" office:value="3410.29536337781" calcext:value-type="float">
            <text:p>3410.2953633778</text:p>
          </table:table-cell>
        </table:table-row>
        <table:table-row table:style-name="ro1">
          <table:table-cell office:value-type="float" office:value="25.559752359" calcext:value-type="float">
            <text:p>25.559752359</text:p>
          </table:table-cell>
          <table:table-cell office:value-type="float" office:value="3467.66890004784" calcext:value-type="float">
            <text:p>3467.6689000479</text:p>
          </table:table-cell>
        </table:table-row>
        <table:table-row table:style-name="ro1">
          <table:table-cell office:value-type="float" office:value="25.5773393729999" calcext:value-type="float">
            <text:p>25.577339373</text:p>
          </table:table-cell>
          <table:table-cell office:value-type="float" office:value="3411.60813315661" calcext:value-type="float">
            <text:p>3411.6081331566</text:p>
          </table:table-cell>
        </table:table-row>
        <table:table-row table:style-name="ro1">
          <table:table-cell office:value-type="float" office:value="25.5944724259998" calcext:value-type="float">
            <text:p>25.594472426</text:p>
          </table:table-cell>
          <table:table-cell office:value-type="float" office:value="3502.0028246085" calcext:value-type="float">
            <text:p>3502.0028246085</text:p>
          </table:table-cell>
        </table:table-row>
        <table:table-row table:style-name="ro1">
          <table:table-cell office:value-type="float" office:value="25.6118165739999" calcext:value-type="float">
            <text:p>25.611816574</text:p>
          </table:table-cell>
          <table:table-cell office:value-type="float" office:value="3459.38007445418" calcext:value-type="float">
            <text:p>3459.3800744542</text:p>
          </table:table-cell>
        </table:table-row>
        <table:table-row table:style-name="ro1">
          <table:table-cell office:value-type="float" office:value="25.6292017639998" calcext:value-type="float">
            <text:p>25.629201764</text:p>
          </table:table-cell>
          <table:table-cell office:value-type="float" office:value="3451.21336035432" calcext:value-type="float">
            <text:p>3451.2133603543</text:p>
          </table:table-cell>
        </table:table-row>
        <table:table-row table:style-name="ro1">
          <table:table-cell office:value-type="float" office:value="25.6468618509998" calcext:value-type="float">
            <text:p>25.646861851</text:p>
          </table:table-cell>
          <table:table-cell office:value-type="float" office:value="3397.4917564172" calcext:value-type="float">
            <text:p>3397.4917564172</text:p>
          </table:table-cell>
        </table:table-row>
        <table:table-row table:style-name="ro1">
          <table:table-cell office:value-type="float" office:value="25.6644266249998" calcext:value-type="float">
            <text:p>25.664426625</text:p>
          </table:table-cell>
          <table:table-cell office:value-type="float" office:value="3415.92781097118" calcext:value-type="float">
            <text:p>3415.9278109712</text:p>
          </table:table-cell>
        </table:table-row>
        <table:table-row table:style-name="ro1">
          <table:table-cell office:value-type="float" office:value="25.68232786" calcext:value-type="float">
            <text:p>25.68232786</text:p>
          </table:table-cell>
          <table:table-cell office:value-type="float" office:value="3351.72405699341" calcext:value-type="float">
            <text:p>3351.7240569934</text:p>
          </table:table-cell>
        </table:table-row>
        <table:table-row table:style-name="ro1">
          <table:table-cell office:value-type="float" office:value="25.6997594559998" calcext:value-type="float">
            <text:p>25.699759456</text:p>
          </table:table-cell>
          <table:table-cell office:value-type="float" office:value="3442.02561834304" calcext:value-type="float">
            <text:p>3442.0256183431</text:p>
          </table:table-cell>
        </table:table-row>
        <table:table-row table:style-name="ro1">
          <table:table-cell office:value-type="float" office:value="25.7175627209999" calcext:value-type="float">
            <text:p>25.717562721</text:p>
          </table:table-cell>
          <table:table-cell office:value-type="float" office:value="3370.16833707887" calcext:value-type="float">
            <text:p>3370.1683370789</text:p>
          </table:table-cell>
        </table:table-row>
        <table:table-row table:style-name="ro1">
          <table:table-cell office:value-type="float" office:value="25.7349465049999" calcext:value-type="float">
            <text:p>25.734946505</text:p>
          </table:table-cell>
          <table:table-cell office:value-type="float" office:value="3451.49249438377" calcext:value-type="float">
            <text:p>3451.4924943838</text:p>
          </table:table-cell>
        </table:table-row>
        <table:table-row table:style-name="ro1">
          <table:table-cell office:value-type="float" office:value="25.7525181019998" calcext:value-type="float">
            <text:p>25.752518102</text:p>
          </table:table-cell>
          <table:table-cell office:value-type="float" office:value="3414.60141615424" calcext:value-type="float">
            <text:p>3414.6014161542</text:p>
          </table:table-cell>
        </table:table-row>
        <table:table-row table:style-name="ro1">
          <table:table-cell office:value-type="float" office:value="25.769885062" calcext:value-type="float">
            <text:p>25.769885062</text:p>
          </table:table-cell>
          <table:table-cell office:value-type="float" office:value="3454.83607952075" calcext:value-type="float">
            <text:p>3454.8360795208</text:p>
          </table:table-cell>
        </table:table-row>
        <table:table-row table:style-name="ro1">
          <table:table-cell office:value-type="float" office:value="25.7874559299999" calcext:value-type="float">
            <text:p>25.78745593</text:p>
          </table:table-cell>
          <table:table-cell office:value-type="float" office:value="3414.74308499524" calcext:value-type="float">
            <text:p>3414.7430849952</text:p>
          </table:table-cell>
        </table:table-row>
        <table:table-row table:style-name="ro1">
          <table:table-cell office:value-type="float" office:value="25.804902891" calcext:value-type="float">
            <text:p>25.804902891</text:p>
          </table:table-cell>
          <table:table-cell office:value-type="float" office:value="3438.99433256855" calcext:value-type="float">
            <text:p>3438.9943325686</text:p>
          </table:table-cell>
        </table:table-row>
        <table:table-row table:style-name="ro1">
          <table:table-cell office:value-type="float" office:value="25.8226334999999" calcext:value-type="float">
            <text:p>25.8226335</text:p>
          </table:table-cell>
          <table:table-cell office:value-type="float" office:value="3383.97851986659" calcext:value-type="float">
            <text:p>3383.9785198666</text:p>
          </table:table-cell>
        </table:table-row>
        <table:table-row table:style-name="ro1">
          <table:table-cell office:value-type="float" office:value="25.840067805" calcext:value-type="float">
            <text:p>25.840067805</text:p>
          </table:table-cell>
          <table:table-cell office:value-type="float" office:value="3441.49078496805" calcext:value-type="float">
            <text:p>3441.4907849681</text:p>
          </table:table-cell>
        </table:table-row>
        <table:table-row table:style-name="ro1">
          <table:table-cell office:value-type="float" office:value="25.8577832039998" calcext:value-type="float">
            <text:p>25.857783204</text:p>
          </table:table-cell>
          <table:table-cell office:value-type="float" office:value="3386.88391949791" calcext:value-type="float">
            <text:p>3386.8839194979</text:p>
          </table:table-cell>
        </table:table-row>
        <table:table-row table:style-name="ro1">
          <table:table-cell office:value-type="float" office:value="25.8752559469999" calcext:value-type="float">
            <text:p>25.875255947</text:p>
          </table:table-cell>
          <table:table-cell office:value-type="float" office:value="3433.91990597365" calcext:value-type="float">
            <text:p>3433.9199059737</text:p>
          </table:table-cell>
        </table:table-row>
        <table:table-row table:style-name="ro1">
          <table:table-cell office:value-type="float" office:value="25.8929291069999" calcext:value-type="float">
            <text:p>25.892929107</text:p>
          </table:table-cell>
          <table:table-cell office:value-type="float" office:value="3394.97860032621" calcext:value-type="float">
            <text:p>3394.9786003262</text:p>
          </table:table-cell>
        </table:table-row>
        <table:table-row table:style-name="ro1">
          <table:table-cell office:value-type="float" office:value="25.9104745579998" calcext:value-type="float">
            <text:p>25.910474558</text:p>
          </table:table-cell>
          <table:table-cell office:value-type="float" office:value="3419.68981020951" calcext:value-type="float">
            <text:p>3419.6898102095</text:p>
          </table:table-cell>
        </table:table-row>
        <table:table-row table:style-name="ro1">
          <table:table-cell office:value-type="float" office:value="25.928059072" calcext:value-type="float">
            <text:p>25.928059072</text:p>
          </table:table-cell>
          <table:table-cell office:value-type="float" office:value="3412.0931632997" calcext:value-type="float">
            <text:p>3412.0931632997</text:p>
          </table:table-cell>
        </table:table-row>
        <table:table-row table:style-name="ro1">
          <table:table-cell office:value-type="float" office:value="25.94554421" calcext:value-type="float">
            <text:p>25.94554421</text:p>
          </table:table-cell>
          <table:table-cell office:value-type="float" office:value="3431.48564226694" calcext:value-type="float">
            <text:p>3431.485642267</text:p>
          </table:table-cell>
        </table:table-row>
        <table:table-row table:style-name="ro1">
          <table:table-cell office:value-type="float" office:value="25.963138828" calcext:value-type="float">
            <text:p>25.963138828</text:p>
          </table:table-cell>
          <table:table-cell office:value-type="float" office:value="3410.13371248432" calcext:value-type="float">
            <text:p>3410.1337124843</text:p>
          </table:table-cell>
        </table:table-row>
        <table:table-row table:style-name="ro1">
          <table:table-cell office:value-type="float" office:value="25.9805175079998" calcext:value-type="float">
            <text:p>25.980517508</text:p>
          </table:table-cell>
          <table:table-cell office:value-type="float" office:value="3452.50617425866" calcext:value-type="float">
            <text:p>3452.5061742587</text:p>
          </table:table-cell>
        </table:table-row>
        <table:table-row table:style-name="ro1">
          <table:table-cell office:value-type="float" office:value="25.998170355" calcext:value-type="float">
            <text:p>25.998170355</text:p>
          </table:table-cell>
          <table:table-cell office:value-type="float" office:value="3398.88517696542" calcext:value-type="float">
            <text:p>3398.8851769654</text:p>
          </table:table-cell>
        </table:table-row>
        <table:table-row table:style-name="ro1">
          <table:table-cell office:value-type="float" office:value="26.015686171" calcext:value-type="float">
            <text:p>26.015686171</text:p>
          </table:table-cell>
          <table:table-cell office:value-type="float" office:value="3425.47558160881" calcext:value-type="float">
            <text:p>3425.4755816088</text:p>
          </table:table-cell>
        </table:table-row>
        <table:table-row table:style-name="ro1">
          <table:table-cell office:value-type="float" office:value="26.0333892269998" calcext:value-type="float">
            <text:p>26.033389227</text:p>
          </table:table-cell>
          <table:table-cell office:value-type="float" office:value="3389.24533710581" calcext:value-type="float">
            <text:p>3389.2453371058</text:p>
          </table:table-cell>
        </table:table-row>
        <table:table-row table:style-name="ro1">
          <table:table-cell office:value-type="float" office:value="26.050834209" calcext:value-type="float">
            <text:p>26.050834209</text:p>
          </table:table-cell>
          <table:table-cell office:value-type="float" office:value="3439.38446021377" calcext:value-type="float">
            <text:p>3439.3844602138</text:p>
          </table:table-cell>
        </table:table-row>
        <table:table-row table:style-name="ro1">
          <table:table-cell office:value-type="float" office:value="26.0685384629999" calcext:value-type="float">
            <text:p>26.068538463</text:p>
          </table:table-cell>
          <table:table-cell office:value-type="float" office:value="3389.01599583397" calcext:value-type="float">
            <text:p>3389.015995834</text:p>
          </table:table-cell>
        </table:table-row>
        <table:table-row table:style-name="ro1">
          <table:table-cell office:value-type="float" office:value="26.086005789" calcext:value-type="float">
            <text:p>26.086005789</text:p>
          </table:table-cell>
          <table:table-cell office:value-type="float" office:value="3434.98483967725" calcext:value-type="float">
            <text:p>3434.9848396773</text:p>
          </table:table-cell>
        </table:table-row>
        <table:table-row table:style-name="ro1">
          <table:table-cell office:value-type="float" office:value="26.1036156149999" calcext:value-type="float">
            <text:p>26.103615615</text:p>
          </table:table-cell>
          <table:table-cell office:value-type="float" office:value="3407.1886911516" calcext:value-type="float">
            <text:p>3407.1886911516</text:p>
          </table:table-cell>
        </table:table-row>
        <table:table-row table:style-name="ro1">
          <table:table-cell office:value-type="float" office:value="26.1210736179999" calcext:value-type="float">
            <text:p>26.121073618</text:p>
          </table:table-cell>
          <table:table-cell office:value-type="float" office:value="3436.81920549531" calcext:value-type="float">
            <text:p>3436.8192054953</text:p>
          </table:table-cell>
        </table:table-row>
        <table:table-row table:style-name="ro1">
          <table:table-cell office:value-type="float" office:value="26.138768497" calcext:value-type="float">
            <text:p>26.138768497</text:p>
          </table:table-cell>
          <table:table-cell office:value-type="float" office:value="3390.81154493933" calcext:value-type="float">
            <text:p>3390.8115449393</text:p>
          </table:table-cell>
        </table:table-row>
        <table:table-row table:style-name="ro1">
          <table:table-cell office:value-type="float" office:value="26.1561816559999" calcext:value-type="float">
            <text:p>26.156181656</text:p>
          </table:table-cell>
          <table:table-cell office:value-type="float" office:value="3445.67002461732" calcext:value-type="float">
            <text:p>3445.6700246173</text:p>
          </table:table-cell>
        </table:table-row>
        <table:table-row table:style-name="ro1">
          <table:table-cell office:value-type="float" office:value="26.173873879" calcext:value-type="float">
            <text:p>26.173873879</text:p>
          </table:table-cell>
          <table:table-cell office:value-type="float" office:value="3391.32058192259" calcext:value-type="float">
            <text:p>3391.3205819226</text:p>
          </table:table-cell>
        </table:table-row>
        <table:table-row table:style-name="ro1">
          <table:table-cell office:value-type="float" office:value="26.1912994849999" calcext:value-type="float">
            <text:p>26.191299485</text:p>
          </table:table-cell>
          <table:table-cell office:value-type="float" office:value="3443.20880433859" calcext:value-type="float">
            <text:p>3443.2088043386</text:p>
          </table:table-cell>
        </table:table-row>
        <table:table-row table:style-name="ro1">
          <table:table-cell office:value-type="float" office:value="26.2089683229999" calcext:value-type="float">
            <text:p>26.208968323</text:p>
          </table:table-cell>
          <table:table-cell office:value-type="float" office:value="3395.80905094749" calcext:value-type="float">
            <text:p>3395.8090509475</text:p>
          </table:table-cell>
        </table:table-row>
        <table:table-row table:style-name="ro1">
          <table:table-cell office:value-type="float" office:value="26.2263429919999" calcext:value-type="float">
            <text:p>26.226342992</text:p>
          </table:table-cell>
          <table:table-cell office:value-type="float" office:value="3453.3031967417" calcext:value-type="float">
            <text:p>3453.3031967417</text:p>
          </table:table-cell>
        </table:table-row>
        <table:table-row table:style-name="ro1">
          <table:table-cell office:value-type="float" office:value="26.2440728709998" calcext:value-type="float">
            <text:p>26.244072871</text:p>
          </table:table-cell>
          <table:table-cell office:value-type="float" office:value="3384.11784988433" calcext:value-type="float">
            <text:p>3384.1178498843</text:p>
          </table:table-cell>
        </table:table-row>
        <table:table-row table:style-name="ro1">
          <table:table-cell office:value-type="float" office:value="26.261358946" calcext:value-type="float">
            <text:p>26.261358946</text:p>
          </table:table-cell>
          <table:table-cell office:value-type="float" office:value="3471.00194807391" calcext:value-type="float">
            <text:p>3471.0019480739</text:p>
          </table:table-cell>
        </table:table-row>
        <table:table-row table:style-name="ro1">
          <table:table-cell office:value-type="float" office:value="26.279791901" calcext:value-type="float">
            <text:p>26.279791901</text:p>
          </table:table-cell>
          <table:table-cell office:value-type="float" office:value="3255.03968300603" calcext:value-type="float">
            <text:p>3255.039683006</text:p>
          </table:table-cell>
        </table:table-row>
        <table:table-row table:style-name="ro1">
          <table:table-cell office:value-type="float" office:value="26.2964300039998" calcext:value-type="float">
            <text:p>26.296430004</text:p>
          </table:table-cell>
          <table:table-cell office:value-type="float" office:value="3606.18034402371" calcext:value-type="float">
            <text:p>3606.1803440237</text:p>
          </table:table-cell>
        </table:table-row>
        <table:table-row table:style-name="ro1">
          <table:table-cell office:value-type="float" office:value="26.3140812889999" calcext:value-type="float">
            <text:p>26.314081289</text:p>
          </table:table-cell>
          <table:table-cell office:value-type="float" office:value="3399.18595160684" calcext:value-type="float">
            <text:p>3399.1859516069</text:p>
          </table:table-cell>
        </table:table-row>
        <table:table-row table:style-name="ro1">
          <table:table-cell office:value-type="float" office:value="26.3313438739999" calcext:value-type="float">
            <text:p>26.331343874</text:p>
          </table:table-cell>
          <table:table-cell office:value-type="float" office:value="3475.7251014208" calcext:value-type="float">
            <text:p>3475.7251014208</text:p>
          </table:table-cell>
        </table:table-row>
        <table:table-row table:style-name="ro1">
          <table:table-cell office:value-type="float" office:value="26.3491125559999" calcext:value-type="float">
            <text:p>26.349112556</text:p>
          </table:table-cell>
          <table:table-cell office:value-type="float" office:value="3376.72766049911" calcext:value-type="float">
            <text:p>3376.7276604991</text:p>
          </table:table-cell>
        </table:table-row>
        <table:table-row table:style-name="ro1">
          <table:table-cell office:value-type="float" office:value="26.3664559219999" calcext:value-type="float">
            <text:p>26.366455922</text:p>
          </table:table-cell>
          <table:table-cell office:value-type="float" office:value="3459.53605546227" calcext:value-type="float">
            <text:p>3459.5360554623</text:p>
          </table:table-cell>
        </table:table-row>
        <table:table-row table:style-name="ro1">
          <table:table-cell office:value-type="float" office:value="26.384132208" calcext:value-type="float">
            <text:p>26.384132208</text:p>
          </table:table-cell>
          <table:table-cell office:value-type="float" office:value="3394.37820816393" calcext:value-type="float">
            <text:p>3394.3782081639</text:p>
          </table:table-cell>
        </table:table-row>
        <table:table-row table:style-name="ro1">
          <table:table-cell office:value-type="float" office:value="26.4016045849999" calcext:value-type="float">
            <text:p>26.401604585</text:p>
          </table:table-cell>
          <table:table-cell office:value-type="float" office:value="3433.99183754017" calcext:value-type="float">
            <text:p>3433.9918375402</text:p>
          </table:table-cell>
        </table:table-row>
        <table:table-row table:style-name="ro1">
          <table:table-cell office:value-type="float" office:value="26.419200714" calcext:value-type="float">
            <text:p>26.419200714</text:p>
          </table:table-cell>
          <table:table-cell office:value-type="float" office:value="3409.84088031657" calcext:value-type="float">
            <text:p>3409.8408803166</text:p>
          </table:table-cell>
        </table:table-row>
        <table:table-row table:style-name="ro1">
          <table:table-cell office:value-type="float" office:value="26.4365457469999" calcext:value-type="float">
            <text:p>26.436545747</text:p>
          </table:table-cell>
          <table:table-cell office:value-type="float" office:value="3459.20356568353" calcext:value-type="float">
            <text:p>3459.2035656835</text:p>
          </table:table-cell>
        </table:table-row>
        <table:table-row table:style-name="ro1">
          <table:table-cell office:value-type="float" office:value="26.454298595" calcext:value-type="float">
            <text:p>26.454298595</text:p>
          </table:table-cell>
          <table:table-cell office:value-type="float" office:value="3379.73940855358" calcext:value-type="float">
            <text:p>3379.7394085536</text:p>
          </table:table-cell>
        </table:table-row>
        <table:table-row table:style-name="ro1">
          <table:table-cell office:value-type="float" office:value="26.4716190459999" calcext:value-type="float">
            <text:p>26.471619046</text:p>
          </table:table-cell>
          <table:table-cell office:value-type="float" office:value="3464.11303032667" calcext:value-type="float">
            <text:p>3464.1130303267</text:p>
          </table:table-cell>
        </table:table-row>
        <table:table-row table:style-name="ro1">
          <table:table-cell office:value-type="float" office:value="26.4892737159998" calcext:value-type="float">
            <text:p>26.489273716</text:p>
          </table:table-cell>
          <table:table-cell office:value-type="float" office:value="3398.5342122027" calcext:value-type="float">
            <text:p>3398.5342122027</text:p>
          </table:table-cell>
        </table:table-row>
        <table:table-row table:style-name="ro1">
          <table:table-cell office:value-type="float" office:value="26.5066108849999" calcext:value-type="float">
            <text:p>26.506610885</text:p>
          </table:table-cell>
          <table:table-cell office:value-type="float" office:value="3460.772632481" calcext:value-type="float">
            <text:p>3460.7726324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22T16:36:26.985917241</dc:date>
    <meta:editing-duration>PT3M53S</meta:editing-duration>
    <meta:editing-cycles>1</meta:editing-cycles>
    <meta:document-statistic meta:table-count="1" meta:cell-count="27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1.A2:Sheet1.B1374" svg:x="0.32cm" svg:y="0.18cm" svg:width="12.965cm" svg:height="8.64cm">
          <chartooo:coordinate-region svg:x="1.418cm" svg:y="0.38cm" svg:width="11.6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74" chart:class="chart:scatter">
            <chart:domain table:cell-range-address="Sheet1.A2:Sheet1.A1374"/>
            <chart:data-point chart:repeated="13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0956189998196">
                <text:p>0.0620956189998196</text:p>
                <draw:g>
                  <svg:desc>Sheet1.A2:Sheet1.A1374</svg:desc>
                </draw:g>
              </table:table-cell>
              <table:table-cell office:value-type="float" office:value="1652.24904967437">
                <text:p>1652.24904967437</text:p>
                <draw:g>
                  <svg:desc>Sheet1.B2:Sheet1.B13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0347590000056">
                <text:p>0.0990347590000056</text:p>
              </table:table-cell>
              <table:table-cell office:value-type="float" office:value="1624.29336469929">
                <text:p>1624.29336469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5668168999928">
                <text:p>0.135668168999928</text:p>
              </table:table-cell>
              <table:table-cell office:value-type="float" office:value="1637.84916556028">
                <text:p>1637.84916556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3295646999804">
                <text:p>0.173295646999804</text:p>
              </table:table-cell>
              <table:table-cell office:value-type="float" office:value="1594.5793656486">
                <text:p>1594.5793656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9533377999833">
                <text:p>0.209533377999833</text:p>
              </table:table-cell>
              <table:table-cell office:value-type="float" office:value="1655.73280512384">
                <text:p>1655.73280512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6704602999898">
                <text:p>0.246704602999898</text:p>
              </table:table-cell>
              <table:table-cell office:value-type="float" office:value="1614.15180693922">
                <text:p>1614.15180693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217960000002">
                <text:p>0.283217960000002</text:p>
              </table:table-cell>
              <table:table-cell office:value-type="float" office:value="1643.23428272645">
                <text:p>1643.23428272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0517882999866">
                <text:p>0.320517882999866</text:p>
              </table:table-cell>
              <table:table-cell office:value-type="float" office:value="1608.58240914381">
                <text:p>1608.58240914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768009999996">
                <text:p>0.356768009999996</text:p>
              </table:table-cell>
              <table:table-cell office:value-type="float" office:value="1655.16661499653">
                <text:p>1655.16661499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3708608999987">
                <text:p>0.393708608999987</text:p>
              </table:table-cell>
              <table:table-cell office:value-type="float" office:value="1624.22921187649">
                <text:p>1624.22921187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9926235999801">
                <text:p>0.429926235999801</text:p>
              </table:table-cell>
              <table:table-cell office:value-type="float" office:value="1656.65188391021">
                <text:p>1656.65188391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6848136999943">
                <text:p>0.466848136999943</text:p>
              </table:table-cell>
              <table:table-cell office:value-type="float" office:value="1625.05175450663">
                <text:p>1625.05175450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3000397999813">
                <text:p>0.503000397999813</text:p>
              </table:table-cell>
              <table:table-cell office:value-type="float" office:value="1659.6472347944">
                <text:p>1659.6472347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9807454999846">
                <text:p>0.539807454999846</text:p>
              </table:table-cell>
              <table:table-cell office:value-type="float" office:value="1630.12218010113">
                <text:p>1630.12218010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76151956999865">
                <text:p>0.576151956999865</text:p>
              </table:table-cell>
              <table:table-cell office:value-type="float" office:value="1650.86867884356">
                <text:p>1650.86867884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3270370000009">
                <text:p>0.613270370000009</text:p>
              </table:table-cell>
              <table:table-cell office:value-type="float" office:value="1616.44841873405">
                <text:p>1616.44841873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9947372999804">
                <text:p>0.649947372999804</text:p>
              </table:table-cell>
              <table:table-cell office:value-type="float" office:value="1635.90247546494">
                <text:p>1635.90247546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7531153000009">
                <text:p>0.687531153000009</text:p>
              </table:table-cell>
              <table:table-cell office:value-type="float" office:value="1596.4333550184">
                <text:p>1596.4333550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4037686999964">
                <text:p>0.724037686999964</text:p>
              </table:table-cell>
              <table:table-cell office:value-type="float" office:value="1643.54140001553">
                <text:p>1643.54140001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1294901999918">
                <text:p>0.761294901999918</text:p>
              </table:table-cell>
              <table:table-cell office:value-type="float" office:value="1610.42632950621">
                <text:p>1610.426329506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7300131999918">
                <text:p>0.797300131999918</text:p>
              </table:table-cell>
              <table:table-cell office:value-type="float" office:value="1666.42457220795">
                <text:p>1666.42457220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410473999993">
                <text:p>0.83410473999993</text:p>
              </table:table-cell>
              <table:table-cell office:value-type="float" office:value="1630.23064937906">
                <text:p>1630.23064937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9940854999868">
                <text:p>0.869940854999868</text:p>
              </table:table-cell>
              <table:table-cell office:value-type="float" office:value="1674.28863313178">
                <text:p>1674.28863313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6588847999956">
                <text:p>0.906588847999956</text:p>
              </table:table-cell>
              <table:table-cell office:value-type="float" office:value="1637.19743124422">
                <text:p>1637.197431244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2697254999985">
                <text:p>0.942697254999985</text:p>
              </table:table-cell>
              <table:table-cell office:value-type="float" office:value="1661.66289196729">
                <text:p>1661.662891967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9413217999991">
                <text:p>0.979413217999991</text:p>
              </table:table-cell>
              <table:table-cell office:value-type="float" office:value="1634.16658852146">
                <text:p>1634.16658852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592751199996">
                <text:p>1.01592751199996</text:p>
              </table:table-cell>
              <table:table-cell office:value-type="float" office:value="1643.19211539588">
                <text:p>1643.19211539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5320379">
                <text:p>1.05320379</text:p>
              </table:table-cell>
              <table:table-cell office:value-type="float" office:value="1609.60276130419">
                <text:p>1609.602761304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9029313999986">
                <text:p>1.09029313999986</text:p>
              </table:table-cell>
              <table:table-cell office:value-type="float" office:value="1617.71505837191">
                <text:p>1617.71505837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2822389999997">
                <text:p>1.12822389999997</text:p>
              </table:table-cell>
              <table:table-cell office:value-type="float" office:value="1581.82962850806">
                <text:p>1581.82962850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651828319998">
                <text:p>1.1651828319998</text:p>
              </table:table-cell>
              <table:table-cell office:value-type="float" office:value="1623.42353399902">
                <text:p>1623.42353399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0300562299985">
                <text:p>1.20300562299985</text:p>
              </table:table-cell>
              <table:table-cell office:value-type="float" office:value="1586.34512191117">
                <text:p>1586.34512191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3993601400002">
                <text:p>1.23993601400002</text:p>
              </table:table-cell>
              <table:table-cell office:value-type="float" office:value="1624.67816817118">
                <text:p>1624.67816817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7783734599984">
                <text:p>1.27783734599984</text:p>
              </table:table-cell>
              <table:table-cell office:value-type="float" office:value="1583.05781971689">
                <text:p>1583.05781971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1450382899993">
                <text:p>1.31450382899993</text:p>
              </table:table-cell>
              <table:table-cell office:value-type="float" office:value="1636.37183309489">
                <text:p>1636.37183309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20271389998">
                <text:p>1.3520271389998</text:p>
              </table:table-cell>
              <table:table-cell office:value-type="float" office:value="1599.00605784001">
                <text:p>1599.00605784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8866231999987">
                <text:p>1.38866231999987</text:p>
              </table:table-cell>
              <table:table-cell office:value-type="float" office:value="1637.76998945067">
                <text:p>1637.769989450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2591396199987">
                <text:p>1.42591396199987</text:p>
              </table:table-cell>
              <table:table-cell office:value-type="float" office:value="1610.66725595608">
                <text:p>1610.66725595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6197523399997">
                <text:p>1.46197523399997</text:p>
              </table:table-cell>
              <table:table-cell office:value-type="float" office:value="1663.83481979888">
                <text:p>1663.834819798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9873161300002">
                <text:p>1.49873161300002</text:p>
              </table:table-cell>
              <table:table-cell office:value-type="float" office:value="1632.36971737377">
                <text:p>1632.36971737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3438715399989">
                <text:p>1.53438715399989</text:p>
              </table:table-cell>
              <table:table-cell office:value-type="float" office:value="1682.76790415886">
                <text:p>1682.767904158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7082748999983">
                <text:p>1.57082748999983</text:p>
              </table:table-cell>
              <table:table-cell office:value-type="float" office:value="1646.52707922606">
                <text:p>1646.527079226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0640761299987">
                <text:p>1.60640761299987</text:p>
              </table:table-cell>
              <table:table-cell office:value-type="float" office:value="1686.3348111507">
                <text:p>1686.3348111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4268013599985">
                <text:p>1.64268013599985</text:p>
              </table:table-cell>
              <table:table-cell office:value-type="float" office:value="1654.144653793">
                <text:p>1654.1446537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83825">
                <text:p>1.6783825</text:p>
              </table:table-cell>
              <table:table-cell office:value-type="float" office:value="1680.56098469439">
                <text:p>1680.56098469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1490908599981">
                <text:p>1.71490908599981</text:p>
              </table:table-cell>
              <table:table-cell office:value-type="float" office:value="1642.63914509595">
                <text:p>1642.639145095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5149702699991">
                <text:p>1.75149702699991</text:p>
              </table:table-cell>
              <table:table-cell office:value-type="float" office:value="1639.88457289314">
                <text:p>1639.88457289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900939999994">
                <text:p>1.78900939999994</text:p>
              </table:table-cell>
              <table:table-cell office:value-type="float" office:value="1599.47225945842">
                <text:p>1599.47225945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2552588199997">
                <text:p>1.82552588199997</text:p>
              </table:table-cell>
              <table:table-cell office:value-type="float" office:value="1643.0936583639">
                <text:p>1643.09365836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6280809699997">
                <text:p>1.86280809699997</text:p>
              </table:table-cell>
              <table:table-cell office:value-type="float" office:value="1609.34644038699">
                <text:p>1609.346440386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005999999994">
                <text:p>1.90005999999994</text:p>
              </table:table-cell>
              <table:table-cell office:value-type="float" office:value="1610.65597105333">
                <text:p>1610.65597105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3818747899991">
                <text:p>1.93818747899991</text:p>
              </table:table-cell>
              <table:table-cell office:value-type="float" office:value="1573.66816725676">
                <text:p>1573.668167256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7520417199985">
                <text:p>1.97520417199985</text:p>
              </table:table-cell>
              <table:table-cell office:value-type="float" office:value="1620.89033723502">
                <text:p>1620.89033723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1292404599985">
                <text:p>2.01292404599985</text:p>
              </table:table-cell>
              <table:table-cell office:value-type="float" office:value="1590.67339408381">
                <text:p>1590.673394083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939406999983">
                <text:p>2.04939406999983</text:p>
              </table:table-cell>
              <table:table-cell office:value-type="float" office:value="1645.18674295442">
                <text:p>1645.186742954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8677508799997">
                <text:p>2.08677508799997</text:p>
              </table:table-cell>
              <table:table-cell office:value-type="float" office:value="1605.09272379331">
                <text:p>1605.09272379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2320245499995">
                <text:p>2.12320245499995</text:p>
              </table:table-cell>
              <table:table-cell office:value-type="float" office:value="1647.11328161655">
                <text:p>1647.11328161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6042815899982">
                <text:p>2.16042815899982</text:p>
              </table:table-cell>
              <table:table-cell office:value-type="float" office:value="1611.78953123939">
                <text:p>1611.78953123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9706089199985">
                <text:p>2.19706089199985</text:p>
              </table:table-cell>
              <table:table-cell office:value-type="float" office:value="1637.87943421928">
                <text:p>1637.879434219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3429638799985">
                <text:p>2.23429638799985</text:p>
              </table:table-cell>
              <table:table-cell office:value-type="float" office:value="1611.36567107928">
                <text:p>1611.365671079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7072589099998">
                <text:p>2.27072589099998</text:p>
              </table:table-cell>
              <table:table-cell office:value-type="float" office:value="1647.01670510784">
                <text:p>1647.01670510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0793982499995">
                <text:p>2.30793982499995</text:p>
              </table:table-cell>
              <table:table-cell office:value-type="float" office:value="1612.29930702991">
                <text:p>1612.29930702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4425229499993">
                <text:p>2.34425229499993</text:p>
              </table:table-cell>
              <table:table-cell office:value-type="float" office:value="1652.32494512287">
                <text:p>1652.324945122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8136226999995">
                <text:p>2.38136226999995</text:p>
              </table:table-cell>
              <table:table-cell office:value-type="float" office:value="1616.81596390096">
                <text:p>1616.81596390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1749510499994">
                <text:p>2.41749510499994</text:p>
              </table:table-cell>
              <table:table-cell office:value-type="float" office:value="1660.53950651859">
                <text:p>1660.53950651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5436205700003">
                <text:p>2.45436205700003</text:p>
              </table:table-cell>
              <table:table-cell office:value-type="float" office:value="1627.47384160932">
                <text:p>1627.47384160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9067348699987">
                <text:p>2.49067348699987</text:p>
              </table:table-cell>
              <table:table-cell office:value-type="float" office:value="1652.37226956531">
                <text:p>1652.37226956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277156489999">
                <text:p>2.5277156489999</text:p>
              </table:table-cell>
              <table:table-cell office:value-type="float" office:value="1619.77586513294">
                <text:p>1619.77586513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6420645399999">
                <text:p>2.56420645399999</text:p>
              </table:table-cell>
              <table:table-cell office:value-type="float" office:value="1644.24983224843">
                <text:p>1644.24983224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0138648099996">
                <text:p>2.60138648099996</text:p>
              </table:table-cell>
              <table:table-cell office:value-type="float" office:value="1613.76967262659">
                <text:p>1613.769672626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3763389899987">
                <text:p>2.63763389899987</text:p>
              </table:table-cell>
              <table:table-cell office:value-type="float" office:value="1655.29031613124">
                <text:p>1655.29031613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7478522800002">
                <text:p>2.67478522800002</text:p>
              </table:table-cell>
              <table:table-cell office:value-type="float" office:value="1615.01624880641">
                <text:p>1615.01624880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1131952299993">
                <text:p>2.71131952299993</text:p>
              </table:table-cell>
              <table:table-cell office:value-type="float" office:value="1642.29253637294">
                <text:p>1642.292536372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4868726">
                <text:p>2.74868726</text:p>
              </table:table-cell>
              <table:table-cell office:value-type="float" office:value="1605.66319549646">
                <text:p>1605.66319549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8547624299995">
                <text:p>2.78547624299995</text:p>
              </table:table-cell>
              <table:table-cell office:value-type="float" office:value="1630.92304019601">
                <text:p>1630.92304019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2303090799996">
                <text:p>2.82303090799996</text:p>
              </table:table-cell>
              <table:table-cell office:value-type="float" office:value="1597.67102169529">
                <text:p>1597.671021695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6005817399996">
                <text:p>2.86005817399996</text:p>
              </table:table-cell>
              <table:table-cell office:value-type="float" office:value="1620.42749794185">
                <text:p>1620.427497941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9790341200001">
                <text:p>2.89790341200001</text:p>
              </table:table-cell>
              <table:table-cell office:value-type="float" office:value="1585.40421914979">
                <text:p>1585.404219149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3456135399992">
                <text:p>2.93456135399992</text:p>
              </table:table-cell>
              <table:table-cell office:value-type="float" office:value="1636.75309432623">
                <text:p>1636.753094326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7194336099983">
                <text:p>2.97194336099983</text:p>
              </table:table-cell>
              <table:table-cell office:value-type="float" office:value="1605.05025854154">
                <text:p>1605.05025854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0816140400002">
                <text:p>3.00816140400002</text:p>
              </table:table-cell>
              <table:table-cell office:value-type="float" office:value="1656.63285560971">
                <text:p>1656.63285560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4497757599984">
                <text:p>3.04497757599984</text:p>
              </table:table-cell>
              <table:table-cell office:value-type="float" office:value="1629.71859215288">
                <text:p>1629.71859215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8114348300001">
                <text:p>3.08114348300001</text:p>
              </table:table-cell>
              <table:table-cell office:value-type="float" office:value="1659.02102219423">
                <text:p>1659.021022194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1822376999999">
                <text:p>3.11822376999999</text:p>
              </table:table-cell>
              <table:table-cell office:value-type="float" office:value="1618.1104531373">
                <text:p>1618.1104531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5437196999983">
                <text:p>3.15437196999983</text:p>
              </table:table-cell>
              <table:table-cell office:value-type="float" office:value="1659.833684672">
                <text:p>1659.8336846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9125876599992">
                <text:p>3.19125876599992</text:p>
              </table:table-cell>
              <table:table-cell office:value-type="float" office:value="1626.5983090495">
                <text:p>1626.5983090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2750451799993">
                <text:p>3.22750451799993</text:p>
              </table:table-cell>
              <table:table-cell office:value-type="float" office:value="1655.36639990192">
                <text:p>1655.366399901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6444563799987">
                <text:p>3.26444563799987</text:p>
              </table:table-cell>
              <table:table-cell office:value-type="float" office:value="1624.20630452193">
                <text:p>1624.20630452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0088503599995">
                <text:p>3.30088503599995</text:p>
              </table:table-cell>
              <table:table-cell office:value-type="float" office:value="1646.56946308118">
                <text:p>1646.56946308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3821146999981">
                <text:p>3.33821146999981</text:p>
              </table:table-cell>
              <table:table-cell office:value-type="float" office:value="1607.43991778692">
                <text:p>1607.43991778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7508811099997">
                <text:p>3.37508811099997</text:p>
              </table:table-cell>
              <table:table-cell office:value-type="float" office:value="1627.04623774534">
                <text:p>1627.046237745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41303704799998">
                <text:p>3.41303704799998</text:p>
              </table:table-cell>
              <table:table-cell office:value-type="float" office:value="1581.07195466329">
                <text:p>1581.07195466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5169687399994">
                <text:p>3.45169687399994</text:p>
              </table:table-cell>
              <table:table-cell office:value-type="float" office:value="1551.99870791106">
                <text:p>1551.998707911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9148613299985">
                <text:p>3.49148613299985</text:p>
              </table:table-cell>
              <table:table-cell office:value-type="float" office:value="1507.94464405896">
                <text:p>1507.944644058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2911220399983">
                <text:p>3.52911220399983</text:p>
              </table:table-cell>
              <table:table-cell office:value-type="float" office:value="1594.63899379866">
                <text:p>1594.638993798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6706801599989">
                <text:p>3.56706801599989</text:p>
              </table:table-cell>
              <table:table-cell office:value-type="float" office:value="1580.78557244143">
                <text:p>1580.78557244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9952244700003">
                <text:p>3.59952244700003</text:p>
              </table:table-cell>
              <table:table-cell office:value-type="float" office:value="1848.74601559813">
                <text:p>1848.746015598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63208354499989">
                <text:p>3.63208354499989</text:p>
              </table:table-cell>
              <table:table-cell office:value-type="float" office:value="1842.68970291659">
                <text:p>1842.689702916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605733209999">
                <text:p>3.6605733209999</text:p>
              </table:table-cell>
              <table:table-cell office:value-type="float" office:value="2106.01866437871">
                <text:p>2106.018664378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68915476400002">
                <text:p>3.68915476400002</text:p>
              </table:table-cell>
              <table:table-cell office:value-type="float" office:value="2099.2641973936">
                <text:p>2099.26419739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714980621">
                <text:p>3.714980621</text:p>
              </table:table-cell>
              <table:table-cell office:value-type="float" office:value="2323.25300957346">
                <text:p>2323.253009573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74114225999983">
                <text:p>3.74114225999983</text:p>
              </table:table-cell>
              <table:table-cell office:value-type="float" office:value="2293.43429134434">
                <text:p>2293.43429134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6514763899991">
                <text:p>3.76514763899991</text:p>
              </table:table-cell>
              <table:table-cell office:value-type="float" office:value="2499.43981304431">
                <text:p>2499.43981304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78960062499982">
                <text:p>3.78960062499982</text:p>
              </table:table-cell>
              <table:table-cell office:value-type="float" office:value="2453.68806902393">
                <text:p>2453.688069023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12569123">
                <text:p>3.812569123</text:p>
              </table:table-cell>
              <table:table-cell office:value-type="float" office:value="2612.27355831123">
                <text:p>2612.27355831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36179292">
                <text:p>3.836179292</text:p>
              </table:table-cell>
              <table:table-cell office:value-type="float" office:value="2541.27787056564">
                <text:p>2541.27787056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5887174799996">
                <text:p>3.85887174799996</text:p>
              </table:table-cell>
              <table:table-cell office:value-type="float" office:value="2644.05051617634">
                <text:p>2644.050516176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88246353099998">
                <text:p>3.88246353099998</text:p>
              </table:table-cell>
              <table:table-cell office:value-type="float" office:value="2543.25838788558">
                <text:p>2543.258387885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0497603799986">
                <text:p>3.90497603799986</text:p>
              </table:table-cell>
              <table:table-cell office:value-type="float" office:value="2665.18517908005">
                <text:p>2665.18517908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2839636099984">
                <text:p>3.92839636099984</text:p>
              </table:table-cell>
              <table:table-cell office:value-type="float" office:value="2561.8775624933">
                <text:p>2561.87756249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95103089999998">
                <text:p>3.95103089999998</text:p>
              </table:table-cell>
              <table:table-cell office:value-type="float" office:value="2650.81608243211">
                <text:p>2650.81608243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7443846399983">
                <text:p>3.97443846399983</text:p>
              </table:table-cell>
              <table:table-cell office:value-type="float" office:value="2563.27399127799">
                <text:p>2563.273991277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99695331399994">
                <text:p>3.99695331399994</text:p>
              </table:table-cell>
              <table:table-cell office:value-type="float" office:value="2664.90782748786">
                <text:p>2664.90782748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2028644999996">
                <text:p>4.02028644999996</text:p>
              </table:table-cell>
              <table:table-cell office:value-type="float" office:value="2571.45031854914">
                <text:p>2571.450318549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4276093599992">
                <text:p>4.04276093599992</text:p>
              </table:table-cell>
              <table:table-cell office:value-type="float" office:value="2669.69398099225">
                <text:p>2669.693980992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06598261299996">
                <text:p>4.06598261299996</text:p>
              </table:table-cell>
              <table:table-cell office:value-type="float" office:value="2583.79272090911">
                <text:p>2583.792720909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8827819199996">
                <text:p>4.08827819199996</text:p>
              </table:table-cell>
              <table:table-cell office:value-type="float" office:value="2691.11647649949">
                <text:p>2691.116476499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1131330599983">
                <text:p>4.11131330599983</text:p>
              </table:table-cell>
              <table:table-cell office:value-type="float" office:value="2604.71903895701">
                <text:p>2604.719038957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13358216500001">
                <text:p>4.13358216500001</text:p>
              </table:table-cell>
              <table:table-cell office:value-type="float" office:value="2694.34549832662">
                <text:p>2694.34549832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5646556000002">
                <text:p>4.15646556000002</text:p>
              </table:table-cell>
              <table:table-cell office:value-type="float" office:value="2621.98856419596">
                <text:p>2621.988564195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1784958249998">
                <text:p>4.1784958249998</text:p>
              </table:table-cell>
              <table:table-cell office:value-type="float" office:value="2723.52602206947">
                <text:p>2723.52602206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20133276000001">
                <text:p>4.20133276000001</text:p>
              </table:table-cell>
              <table:table-cell office:value-type="float" office:value="2627.3227996418">
                <text:p>2627.3227996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22312765899983">
                <text:p>4.22312765899983</text:p>
              </table:table-cell>
              <table:table-cell office:value-type="float" office:value="2752.93774017992">
                <text:p>2752.93774017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24562579099984">
                <text:p>4.24562579099984</text:p>
              </table:table-cell>
              <table:table-cell office:value-type="float" office:value="2666.88807764014">
                <text:p>2666.888077640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26725574199986">
                <text:p>4.26725574199986</text:p>
              </table:table-cell>
              <table:table-cell office:value-type="float" office:value="2773.93138800625">
                <text:p>2773.9313880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8941064299988">
                <text:p>4.28941064299988</text:p>
              </table:table-cell>
              <table:table-cell office:value-type="float" office:value="2708.20438330739">
                <text:p>2708.204383307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31070699799989">
                <text:p>4.31070699799989</text:p>
              </table:table-cell>
              <table:table-cell office:value-type="float" office:value="2817.38353816832">
                <text:p>2817.383538168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3252210499995">
                <text:p>4.33252210499995</text:p>
              </table:table-cell>
              <table:table-cell office:value-type="float" office:value="2750.38760982556">
                <text:p>2750.38760982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5336965599981">
                <text:p>4.35336965599981</text:p>
              </table:table-cell>
              <table:table-cell office:value-type="float" office:value="2878.03589018206">
                <text:p>2878.035890182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7456418800002">
                <text:p>4.37456418800002</text:p>
              </table:table-cell>
              <table:table-cell office:value-type="float" office:value="2830.91884262456">
                <text:p>2830.91884262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94991893">
                <text:p>4.394991893</text:p>
              </table:table-cell>
              <table:table-cell office:value-type="float" office:value="2937.18751078864">
                <text:p>2937.187510788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1578459899984">
                <text:p>4.41578459899984</text:p>
              </table:table-cell>
              <table:table-cell office:value-type="float" office:value="2885.62729644072">
                <text:p>2885.627296440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5883397">
                <text:p>4.435883397</text:p>
              </table:table-cell>
              <table:table-cell office:value-type="float" office:value="2985.25314795014">
                <text:p>2985.25314795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5610459">
                <text:p>4.45610459</text:p>
              </table:table-cell>
              <table:table-cell office:value-type="float" office:value="2967.18398365552">
                <text:p>2967.183983655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7582239600001">
                <text:p>4.47582239600001</text:p>
              </table:table-cell>
              <table:table-cell office:value-type="float" office:value="3042.93489853529">
                <text:p>3042.934898535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49568504599984">
                <text:p>4.49568504599984</text:p>
              </table:table-cell>
              <table:table-cell office:value-type="float" office:value="3020.74496608135">
                <text:p>3020.74496608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1498540099988">
                <text:p>4.51498540099988</text:p>
              </table:table-cell>
              <table:table-cell office:value-type="float" office:value="3108.75110845742">
                <text:p>3108.75110845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3446820599993">
                <text:p>4.53446820599993</text:p>
              </table:table-cell>
              <table:table-cell office:value-type="float" office:value="3079.63868651555">
                <text:p>3079.638686515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55336866399989">
                <text:p>4.55336866399989</text:p>
              </table:table-cell>
              <table:table-cell office:value-type="float" office:value="3174.5262469365">
                <text:p>3174.52624693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5725506849999">
                <text:p>4.5725506849999</text:p>
              </table:table-cell>
              <table:table-cell office:value-type="float" office:value="3127.92901227568">
                <text:p>3127.929012275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59132140299994">
                <text:p>4.59132140299994</text:p>
              </table:table-cell>
              <table:table-cell office:value-type="float" office:value="3196.46803067773">
                <text:p>3196.468030677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61018066299994">
                <text:p>4.61018066299994</text:p>
              </table:table-cell>
              <table:table-cell office:value-type="float" office:value="3181.46099051619">
                <text:p>3181.460990516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62859627399985">
                <text:p>4.62859627399985</text:p>
              </table:table-cell>
              <table:table-cell office:value-type="float" office:value="3258.10531077656">
                <text:p>3258.10531077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64737490899984">
                <text:p>4.64737490899984</text:p>
              </table:table-cell>
              <table:table-cell office:value-type="float" office:value="3195.12041210839">
                <text:p>3195.120412108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66558135299988">
                <text:p>4.66558135299988</text:p>
              </table:table-cell>
              <table:table-cell office:value-type="float" office:value="3295.53645950071">
                <text:p>3295.53645950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8399139199983">
                <text:p>4.68399139199983</text:p>
              </table:table-cell>
              <table:table-cell office:value-type="float" office:value="3259.09141203757">
                <text:p>3259.091412037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01909032">
                <text:p>4.701909032</text:p>
              </table:table-cell>
              <table:table-cell office:value-type="float" office:value="3348.65529162346">
                <text:p>3348.655291623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2020422599985">
                <text:p>4.72020422599985</text:p>
              </table:table-cell>
              <table:table-cell office:value-type="float" office:value="3279.54980966587">
                <text:p>3279.549809665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73802733499997">
                <text:p>4.73802733499997</text:p>
              </table:table-cell>
              <table:table-cell office:value-type="float" office:value="3366.41603884031">
                <text:p>3366.416038840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75610205999988">
                <text:p>4.75610205999988</text:p>
              </table:table-cell>
              <table:table-cell office:value-type="float" office:value="3319.55257965544">
                <text:p>3319.552579655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77376574099981">
                <text:p>4.77376574099981</text:p>
              </table:table-cell>
              <table:table-cell office:value-type="float" office:value="3396.8004743878">
                <text:p>3396.8004743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7917570269999">
                <text:p>4.7917570269999</text:p>
              </table:table-cell>
              <table:table-cell office:value-type="float" office:value="3334.94781860936">
                <text:p>3334.947818609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80926325999985">
                <text:p>4.80926325999985</text:p>
              </table:table-cell>
              <table:table-cell office:value-type="float" office:value="3427.35070418487">
                <text:p>3427.350704184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82722715">
                <text:p>4.82722715</text:p>
              </table:table-cell>
              <table:table-cell office:value-type="float" office:value="3340.0338122484">
                <text:p>3340.03381224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84471713199991">
                <text:p>4.84471713199991</text:p>
              </table:table-cell>
              <table:table-cell office:value-type="float" office:value="3430.53526300313">
                <text:p>3430.535263003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86243789699984">
                <text:p>4.86243789699984</text:p>
              </table:table-cell>
              <table:table-cell office:value-type="float" office:value="3385.85834190932">
                <text:p>3385.858341909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87979537799993">
                <text:p>4.87979537799993</text:p>
              </table:table-cell>
              <table:table-cell office:value-type="float" office:value="3456.722781358">
                <text:p>3456.7227813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89743234000002">
                <text:p>4.89743234000002</text:p>
              </table:table-cell>
              <table:table-cell office:value-type="float" office:value="3401.94643497391">
                <text:p>3401.946434973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91478669699995">
                <text:p>4.91478669699995</text:p>
              </table:table-cell>
              <table:table-cell office:value-type="float" office:value="3457.34503446244">
                <text:p>3457.34503446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93227865799986">
                <text:p>4.93227865799986</text:p>
              </table:table-cell>
              <table:table-cell office:value-type="float" office:value="3430.14714018202">
                <text:p>3430.147140182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94958285799999">
                <text:p>4.94958285799999</text:p>
              </table:table-cell>
              <table:table-cell office:value-type="float" office:value="3467.36630410901">
                <text:p>3467.366304109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96711606999998">
                <text:p>4.96711606999998</text:p>
              </table:table-cell>
              <table:table-cell office:value-type="float" office:value="3422.07691323395">
                <text:p>3422.076913233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8432547699986">
                <text:p>4.98432547699986</text:p>
              </table:table-cell>
              <table:table-cell office:value-type="float" office:value="3486.46528032089">
                <text:p>3486.46528032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00193410599991">
                <text:p>5.00193410599991</text:p>
              </table:table-cell>
              <table:table-cell office:value-type="float" office:value="3407.42030511435">
                <text:p>3407.420305114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01913064899986">
                <text:p>5.01913064899986</text:p>
              </table:table-cell>
              <table:table-cell office:value-type="float" office:value="3489.07335620645">
                <text:p>3489.07335620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03665620399988">
                <text:p>5.03665620399988</text:p>
              </table:table-cell>
              <table:table-cell office:value-type="float" office:value="3423.5720352326">
                <text:p>3423.57203523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05401102999986">
                <text:p>5.05401102999986</text:p>
              </table:table-cell>
              <table:table-cell office:value-type="float" office:value="3457.25160252785">
                <text:p>3457.251602527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7169002299997">
                <text:p>5.07169002299997</text:p>
              </table:table-cell>
              <table:table-cell office:value-type="float" office:value="3393.85846239095">
                <text:p>3393.858462390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08909219199995">
                <text:p>5.08909219199995</text:p>
              </table:table-cell>
              <table:table-cell office:value-type="float" office:value="3447.84607022678">
                <text:p>3447.846070226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10672613299994">
                <text:p>5.10672613299994</text:p>
              </table:table-cell>
              <table:table-cell office:value-type="float" office:value="3402.52924743535">
                <text:p>3402.529247435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12411507299998">
                <text:p>5.12411507299998</text:p>
              </table:table-cell>
              <table:table-cell office:value-type="float" office:value="3450.46909126379">
                <text:p>3450.469091263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4192865099994">
                <text:p>5.14192865099994</text:p>
              </table:table-cell>
              <table:table-cell office:value-type="float" office:value="3368.21721049736">
                <text:p>3368.217210497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159386133">
                <text:p>5.159386133</text:p>
              </table:table-cell>
              <table:table-cell office:value-type="float" office:value="3436.92177370214">
                <text:p>3436.921773702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17717762699999">
                <text:p>5.17717762699999</text:p>
              </table:table-cell>
              <table:table-cell office:value-type="float" office:value="3372.39806842648">
                <text:p>3372.398068426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19464203600001">
                <text:p>5.19464203600001</text:p>
              </table:table-cell>
              <table:table-cell office:value-type="float" office:value="3435.55856942858">
                <text:p>3435.55856942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21242722800002">
                <text:p>5.21242722800002</text:p>
              </table:table-cell>
              <table:table-cell office:value-type="float" office:value="3373.59304301773">
                <text:p>3373.593043017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22986825099997">
                <text:p>5.22986825099997</text:p>
              </table:table-cell>
              <table:table-cell office:value-type="float" office:value="3440.16517839484">
                <text:p>3440.165178394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24773948500001">
                <text:p>5.24773948500001</text:p>
              </table:table-cell>
              <table:table-cell office:value-type="float" office:value="3357.35070112478">
                <text:p>3357.350701124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26516040499996">
                <text:p>5.26516040499996</text:p>
              </table:table-cell>
              <table:table-cell office:value-type="float" office:value="3444.13498254821">
                <text:p>3444.134982548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28288674199985">
                <text:p>5.28288674199985</text:p>
              </table:table-cell>
              <table:table-cell office:value-type="float" office:value="3384.79404968932">
                <text:p>3384.794049689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300358964">
                <text:p>5.300358964</text:p>
              </table:table-cell>
              <table:table-cell office:value-type="float" office:value="3434.02230119789">
                <text:p>3434.022301197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31820212499997">
                <text:p>5.31820212499997</text:p>
              </table:table-cell>
              <table:table-cell office:value-type="float" office:value="3362.63288775399">
                <text:p>3362.632887753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33587898299993">
                <text:p>5.33587898299993</text:p>
              </table:table-cell>
              <table:table-cell office:value-type="float" office:value="3394.26837055203">
                <text:p>3394.268370552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35383834200002">
                <text:p>5.35383834200002</text:p>
              </table:table-cell>
              <table:table-cell office:value-type="float" office:value="3340.87647558618">
                <text:p>3340.876475586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37154124199992">
                <text:p>5.37154124199992</text:p>
              </table:table-cell>
              <table:table-cell office:value-type="float" office:value="3389.27520351615">
                <text:p>3389.275203516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38954825799988">
                <text:p>5.38954825799988</text:p>
              </table:table-cell>
              <table:table-cell office:value-type="float" office:value="3332.0345803073">
                <text:p>3332.03458030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40724735599997">
                <text:p>5.40724735599997</text:p>
              </table:table-cell>
              <table:table-cell office:value-type="float" office:value="3390.00326455519">
                <text:p>3390.003264555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42529629899991">
                <text:p>5.42529629899991</text:p>
              </table:table-cell>
              <table:table-cell office:value-type="float" office:value="3324.29439220902">
                <text:p>3324.294392209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44301706399983">
                <text:p>5.44301706399983</text:p>
              </table:table-cell>
              <table:table-cell office:value-type="float" office:value="3385.85834190932">
                <text:p>3385.858341909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46108960099991">
                <text:p>5.46108960099991</text:p>
              </table:table-cell>
              <table:table-cell office:value-type="float" office:value="3319.95447012969">
                <text:p>3319.954470129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47878156299998">
                <text:p>5.47878156299998</text:p>
              </table:table-cell>
              <table:table-cell office:value-type="float" office:value="3391.37061224508">
                <text:p>3391.37061224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49697410099998">
                <text:p>5.49697410099998</text:p>
              </table:table-cell>
              <table:table-cell office:value-type="float" office:value="3298.05549945918">
                <text:p>3298.055499459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51482064699985">
                <text:p>5.51482064699985</text:p>
              </table:table-cell>
              <table:table-cell office:value-type="float" office:value="3361.9950885973">
                <text:p>3361.9950885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53300307999984">
                <text:p>5.53300307999984</text:p>
              </table:table-cell>
              <table:table-cell office:value-type="float" office:value="3299.8884142746">
                <text:p>3299.88841427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5084993899982">
                <text:p>5.55084993899982</text:p>
              </table:table-cell>
              <table:table-cell office:value-type="float" office:value="3361.9361255719">
                <text:p>3361.93612557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56920299900003">
                <text:p>5.56920299900003</text:p>
              </table:table-cell>
              <table:table-cell office:value-type="float" office:value="3269.20960315707">
                <text:p>3269.209603157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58713074299999">
                <text:p>5.58713074299999</text:p>
              </table:table-cell>
              <table:table-cell office:value-type="float" office:value="3346.76800383395">
                <text:p>3346.768003833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60542843799999">
                <text:p>5.60542843799999</text:p>
              </table:table-cell>
              <table:table-cell office:value-type="float" office:value="3279.10154803632">
                <text:p>3279.101548036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62350962099981">
                <text:p>5.62350962099981</text:p>
              </table:table-cell>
              <table:table-cell office:value-type="float" office:value="3318.36694538133">
                <text:p>3318.366945381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64182585699996">
                <text:p>5.64182585699996</text:p>
              </table:table-cell>
              <table:table-cell office:value-type="float" office:value="3275.78220762833">
                <text:p>3275.782207628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66000792599994">
                <text:p>5.66000792599994</text:p>
              </table:table-cell>
              <table:table-cell office:value-type="float" office:value="3299.95447713221">
                <text:p>3299.954477132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678418642">
                <text:p>5.678418642</text:p>
              </table:table-cell>
              <table:table-cell office:value-type="float" office:value="3258.97156850377">
                <text:p>3258.971568503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69659810600001">
                <text:p>5.69659810600001</text:p>
              </table:table-cell>
              <table:table-cell office:value-type="float" office:value="3300.42733932945">
                <text:p>3300.427339329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71514616699983">
                <text:p>5.71514616699983</text:p>
              </table:table-cell>
              <table:table-cell office:value-type="float" office:value="3234.83948001811">
                <text:p>3234.839480018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73336151699982">
                <text:p>5.73336151699982</text:p>
              </table:table-cell>
              <table:table-cell office:value-type="float" office:value="3293.92517849114">
                <text:p>3293.925178491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75193692099992">
                <text:p>5.75193692099992</text:p>
              </table:table-cell>
              <table:table-cell office:value-type="float" office:value="3230.07779532911">
                <text:p>3230.077795329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77023029299994">
                <text:p>5.77023029299994</text:p>
              </table:table-cell>
              <table:table-cell office:value-type="float" office:value="3279.87644923779">
                <text:p>3279.876449237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78872345699983">
                <text:p>5.78872345699983</text:p>
              </table:table-cell>
              <table:table-cell office:value-type="float" office:value="3244.44210846504">
                <text:p>3244.442108465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80692062999992">
                <text:p>5.80692062999992</text:p>
              </table:table-cell>
              <table:table-cell office:value-type="float" office:value="3297.21545207624">
                <text:p>3297.21545207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82540415899985">
                <text:p>5.82540415899985</text:p>
              </table:table-cell>
              <table:table-cell office:value-type="float" office:value="3246.13335474252">
                <text:p>3246.133354742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84361945699993">
                <text:p>5.84361945699993</text:p>
              </table:table-cell>
              <table:table-cell office:value-type="float" office:value="3293.93458178478">
                <text:p>3293.934581784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86229053800003">
                <text:p>5.86229053800003</text:p>
              </table:table-cell>
              <table:table-cell office:value-type="float" office:value="3213.52577280879">
                <text:p>3213.525772808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88046817999998">
                <text:p>5.88046817999998</text:p>
              </table:table-cell>
              <table:table-cell office:value-type="float" office:value="3300.75815114789">
                <text:p>3300.758151147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89902493799991">
                <text:p>5.89902493799991</text:p>
              </table:table-cell>
              <table:table-cell office:value-type="float" office:value="3233.32340704241">
                <text:p>3233.323407042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91722471599996">
                <text:p>5.91722471599996</text:p>
              </table:table-cell>
              <table:table-cell office:value-type="float" office:value="3296.74350971894">
                <text:p>3296.743509718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93586902599986">
                <text:p>5.93586902599986</text:p>
              </table:table-cell>
              <table:table-cell office:value-type="float" office:value="3218.14001163481">
                <text:p>3218.140011634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95408901199994">
                <text:p>5.95408901199994</text:p>
              </table:table-cell>
              <table:table-cell office:value-type="float" office:value="3293.08705285219">
                <text:p>3293.087052852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97289931299997">
                <text:p>5.97289931299997</text:p>
              </table:table-cell>
              <table:table-cell office:value-type="float" office:value="3189.7416208227">
                <text:p>3189.74162082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99130851899986">
                <text:p>5.99130851899986</text:p>
              </table:table-cell>
              <table:table-cell office:value-type="float" office:value="3259.23888300053">
                <text:p>3259.23888300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0100802259999">
                <text:p>6.0100802259999</text:p>
              </table:table-cell>
              <table:table-cell office:value-type="float" office:value="3196.29962261113">
                <text:p>3196.299622611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02873604699994">
                <text:p>6.02873604699994</text:p>
              </table:table-cell>
              <table:table-cell office:value-type="float" office:value="3216.15435739206">
                <text:p>3216.154357392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04761067200002">
                <text:p>6.04761067200002</text:p>
              </table:table-cell>
              <table:table-cell office:value-type="float" office:value="3178.87110338586">
                <text:p>3178.871103385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06623737799987">
                <text:p>6.06623737799987</text:p>
              </table:table-cell>
              <table:table-cell office:value-type="float" office:value="3221.18145851893">
                <text:p>3221.181458518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08508408599982">
                <text:p>6.08508408599982</text:p>
              </table:table-cell>
              <table:table-cell office:value-type="float" office:value="3183.57985915321">
                <text:p>3183.579859153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10359329199991">
                <text:p>6.10359329199991</text:p>
              </table:table-cell>
              <table:table-cell office:value-type="float" office:value="3241.63013798155">
                <text:p>3241.630137981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12254244799988">
                <text:p>6.12254244799988</text:p>
              </table:table-cell>
              <table:table-cell office:value-type="float" office:value="3166.36793744899">
                <text:p>3166.367937448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14098206999984">
                <text:p>6.14098206999984</text:p>
              </table:table-cell>
              <table:table-cell office:value-type="float" office:value="3253.86279610995">
                <text:p>3253.862796109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15987049599994">
                <text:p>6.15987049599994</text:p>
              </table:table-cell>
              <table:table-cell office:value-type="float" office:value="3176.54843234011">
                <text:p>3176.548432340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7838022299998">
                <text:p>6.17838022299998</text:p>
              </table:table-cell>
              <table:table-cell office:value-type="float" office:value="3241.53889465146">
                <text:p>3241.538894651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19731219099981">
                <text:p>6.19731219099981</text:p>
              </table:table-cell>
              <table:table-cell office:value-type="float" office:value="3169.24262710184">
                <text:p>3169.242627101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21575566799993">
                <text:p>6.21575566799993</text:p>
              </table:table-cell>
              <table:table-cell office:value-type="float" office:value="3253.18268348279">
                <text:p>3253.182683482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23455440599992">
                <text:p>6.23455440599992</text:p>
              </table:table-cell>
              <table:table-cell office:value-type="float" office:value="3191.70361329799">
                <text:p>3191.703613297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25300975799996">
                <text:p>6.25300975799996</text:p>
              </table:table-cell>
              <table:table-cell office:value-type="float" office:value="3251.08944006321">
                <text:p>3251.089440063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27178922600001">
                <text:p>6.27178922600001</text:p>
              </table:table-cell>
              <table:table-cell office:value-type="float" office:value="3194.97868628903">
                <text:p>3194.978686289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2902259829998">
                <text:p>6.2902259829998</text:p>
              </table:table-cell>
              <table:table-cell office:value-type="float" office:value="3254.36843370461">
                <text:p>3254.368433704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30889336699988">
                <text:p>6.30889336699988</text:p>
              </table:table-cell>
              <table:table-cell office:value-type="float" office:value="3214.16219860993">
                <text:p>3214.162198609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32731048899996">
                <text:p>6.32731048899996</text:p>
              </table:table-cell>
              <table:table-cell office:value-type="float" office:value="3257.83800529532">
                <text:p>3257.838005295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34611823799992">
                <text:p>6.34611823799992</text:p>
              </table:table-cell>
              <table:table-cell office:value-type="float" office:value="3190.17443289588">
                <text:p>3190.174432895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36444817199981">
                <text:p>6.36444817199981</text:p>
              </table:table-cell>
              <table:table-cell office:value-type="float" office:value="3273.33420842362">
                <text:p>3273.334208423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38319196299995">
                <text:p>6.38319196299995</text:p>
              </table:table-cell>
              <table:table-cell office:value-type="float" office:value="3201.06002033273">
                <text:p>3201.060020332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40149038599998">
                <text:p>6.40149038599998</text:p>
              </table:table-cell>
              <table:table-cell office:value-type="float" office:value="3278.97108946995">
                <text:p>3278.97108946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42018542599999">
                <text:p>6.42018542599999</text:p>
              </table:table-cell>
              <table:table-cell office:value-type="float" office:value="3209.40741501293">
                <text:p>3209.407415012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43852973599996">
                <text:p>6.43852973599996</text:p>
              </table:table-cell>
              <table:table-cell office:value-type="float" office:value="3270.76897414413">
                <text:p>3270.76897414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45730868299984">
                <text:p>6.45730868299984</text:p>
              </table:table-cell>
              <table:table-cell office:value-type="float" office:value="3195.06732727903">
                <text:p>3195.067327279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47576236700002">
                <text:p>6.47576236700002</text:p>
              </table:table-cell>
              <table:table-cell office:value-type="float" office:value="3251.383300994">
                <text:p>3251.3833009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4946841269998">
                <text:p>6.4946841269998</text:p>
              </table:table-cell>
              <table:table-cell office:value-type="float" office:value="3170.95238501508">
                <text:p>3170.952385015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51326520899988">
                <text:p>6.51326520899988</text:p>
              </table:table-cell>
              <table:table-cell office:value-type="float" office:value="3229.09074938336">
                <text:p>3229.090749383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5320761349999">
                <text:p>6.5320761349999</text:p>
              </table:table-cell>
              <table:table-cell office:value-type="float" office:value="3189.63564047582">
                <text:p>3189.635640475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55061289299988">
                <text:p>6.55061289299988</text:p>
              </table:table-cell>
              <table:table-cell office:value-type="float" office:value="3236.81196032544">
                <text:p>3236.811960325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56953918399995">
                <text:p>6.56953918399995</text:p>
              </table:table-cell>
              <table:table-cell office:value-type="float" office:value="3170.1932512702">
                <text:p>3170.19325127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58809713999995">
                <text:p>6.58809713999995</text:p>
              </table:table-cell>
              <table:table-cell office:value-type="float" office:value="3233.11468138063">
                <text:p>3233.114681380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60700926499999">
                <text:p>6.60700926499999</text:p>
              </table:table-cell>
              <table:table-cell office:value-type="float" office:value="3172.56786320231">
                <text:p>3172.567863202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62546737699995">
                <text:p>6.62546737699995</text:p>
              </table:table-cell>
              <table:table-cell office:value-type="float" office:value="3250.60331198138">
                <text:p>3250.60331198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64412887499998">
                <text:p>6.64412887499998</text:p>
              </table:table-cell>
              <table:table-cell office:value-type="float" office:value="3215.17597354232">
                <text:p>3215.175973542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66257328899997">
                <text:p>6.66257328899997</text:p>
              </table:table-cell>
              <table:table-cell office:value-type="float" office:value="3253.01741763348">
                <text:p>3253.017417633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681223069">
                <text:p>6.681223069</text:p>
              </table:table-cell>
              <table:table-cell office:value-type="float" office:value="3217.19612777714">
                <text:p>3217.196127777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69947888799993">
                <text:p>6.69947888799993</text:p>
              </table:table-cell>
              <table:table-cell office:value-type="float" office:value="3286.62329530224">
                <text:p>3286.623295302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71806038599993">
                <text:p>6.71806038599993</text:p>
              </table:table-cell>
              <table:table-cell office:value-type="float" office:value="3229.01845696131">
                <text:p>3229.018456961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73642219499993">
                <text:p>6.73642219499993</text:p>
              </table:table-cell>
              <table:table-cell office:value-type="float" office:value="3267.65189639027">
                <text:p>3267.651896390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75512358899982">
                <text:p>6.75512358899982</text:p>
              </table:table-cell>
              <table:table-cell office:value-type="float" office:value="3208.31698430347">
                <text:p>3208.316984303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773504409">
                <text:p>6.773504409</text:p>
              </table:table-cell>
              <table:table-cell office:value-type="float" office:value="3264.27221415742">
                <text:p>3264.272214157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79210653199993">
                <text:p>6.79210653199993</text:p>
              </table:table-cell>
              <table:table-cell office:value-type="float" office:value="3225.43830078983">
                <text:p>3225.438300789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81044141400002">
                <text:p>6.81044141400002</text:p>
              </table:table-cell>
              <table:table-cell office:value-type="float" office:value="3272.45083986387">
                <text:p>3272.450839863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82922713199991">
                <text:p>6.82922713199991</text:p>
              </table:table-cell>
              <table:table-cell office:value-type="float" office:value="3193.91571833194">
                <text:p>3193.915718331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84757076400001">
                <text:p>6.84757076400001</text:p>
              </table:table-cell>
              <table:table-cell office:value-type="float" office:value="3270.88986519597">
                <text:p>3270.889865195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86630616899993">
                <text:p>6.86630616899993</text:p>
              </table:table-cell>
              <table:table-cell office:value-type="float" office:value="3202.49282042581">
                <text:p>3202.492820425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88466282199988">
                <text:p>6.88466282199988</text:p>
              </table:table-cell>
              <table:table-cell office:value-type="float" office:value="3268.56971149077">
                <text:p>3268.569711490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90336702899981">
                <text:p>6.90336702899981</text:p>
              </table:table-cell>
              <table:table-cell office:value-type="float" office:value="3207.83447275959">
                <text:p>3207.83447275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92167961999985">
                <text:p>6.92167961999985</text:p>
              </table:table-cell>
              <table:table-cell office:value-type="float" office:value="3276.43423040843">
                <text:p>3276.434230408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4039434699994">
                <text:p>6.94039434699994</text:p>
              </table:table-cell>
              <table:table-cell office:value-type="float" office:value="3206.03127150711">
                <text:p>3206.031271507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95869855199999">
                <text:p>6.95869855199999</text:p>
              </table:table-cell>
              <table:table-cell office:value-type="float" office:value="3277.93531594723">
                <text:p>3277.935315947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97728603999985">
                <text:p>6.97728603999985</text:p>
              </table:table-cell>
              <table:table-cell office:value-type="float" office:value="3227.97787417166">
                <text:p>3227.977874171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99565118199985">
                <text:p>6.99565118199985</text:p>
              </table:table-cell>
              <table:table-cell office:value-type="float" office:value="3267.05886619455">
                <text:p>3267.058866194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01434023299998">
                <text:p>7.01434023299998</text:p>
              </table:table-cell>
              <table:table-cell office:value-type="float" office:value="3210.43588567221">
                <text:p>3210.435885672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03264240699991">
                <text:p>7.03264240699991</text:p>
              </table:table-cell>
              <table:table-cell office:value-type="float" office:value="3278.29906983931">
                <text:p>3278.299069839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05122270699985">
                <text:p>7.05122270699985</text:p>
              </table:table-cell>
              <table:table-cell office:value-type="float" office:value="3229.2266540473">
                <text:p>3229.22665404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06939914999998">
                <text:p>7.06939914999998</text:p>
              </table:table-cell>
              <table:table-cell office:value-type="float" office:value="3300.97588398196">
                <text:p>3300.975883981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8790023099982">
                <text:p>7.08790023099982</text:p>
              </table:table-cell>
              <table:table-cell office:value-type="float" office:value="3243.05374375249">
                <text:p>3243.053743752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0606459199994">
                <text:p>7.10606459199994</text:p>
              </table:table-cell>
              <table:table-cell office:value-type="float" office:value="3303.1715236012">
                <text:p>3303.17152360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245932769998">
                <text:p>7.1245932769998</text:p>
              </table:table-cell>
              <table:table-cell office:value-type="float" office:value="3238.22224839151">
                <text:p>3238.222248391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4293331499994">
                <text:p>7.14293331499994</text:p>
              </table:table-cell>
              <table:table-cell office:value-type="float" office:value="3271.53084413264">
                <text:p>3271.530844132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6159309499994">
                <text:p>7.16159309499994</text:p>
              </table:table-cell>
              <table:table-cell office:value-type="float" office:value="3215.4719937736">
                <text:p>3215.47199377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7992985199999">
                <text:p>7.17992985199999</text:p>
              </table:table-cell>
              <table:table-cell office:value-type="float" office:value="3272.11621988883">
                <text:p>3272.116219888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9859848599981">
                <text:p>7.19859848599981</text:p>
              </table:table-cell>
              <table:table-cell office:value-type="float" office:value="3213.94698726046">
                <text:p>3213.946987260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21685727399995">
                <text:p>7.21685727399995</text:p>
              </table:table-cell>
              <table:table-cell office:value-type="float" office:value="3286.08886852415">
                <text:p>3286.088868524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23549845999992">
                <text:p>7.23549845999992</text:p>
              </table:table-cell>
              <table:table-cell office:value-type="float" office:value="3218.67932652477">
                <text:p>3218.679326524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25377500799982">
                <text:p>7.25377500799982</text:p>
              </table:table-cell>
              <table:table-cell office:value-type="float" office:value="3282.89565405442">
                <text:p>3282.895654054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27244744399991">
                <text:p>7.27244744399991</text:p>
              </table:table-cell>
              <table:table-cell office:value-type="float" office:value="3213.29257734326">
                <text:p>3213.292577343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29051133500002">
                <text:p>7.29051133500002</text:p>
              </table:table-cell>
              <table:table-cell office:value-type="float" office:value="3321.5435146078">
                <text:p>3321.54351460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309055489">
                <text:p>7.309055489</text:p>
              </table:table-cell>
              <table:table-cell office:value-type="float" office:value="3235.52101649153">
                <text:p>3235.521016491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32730953800001">
                <text:p>7.32730953800001</text:p>
              </table:table-cell>
              <table:table-cell office:value-type="float" office:value="3286.94198202156">
                <text:p>3286.94198202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34589712899992">
                <text:p>7.34589712899992</text:p>
              </table:table-cell>
              <table:table-cell office:value-type="float" office:value="3227.95998686852">
                <text:p>3227.959986868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36406211500002">
                <text:p>7.36406211500002</text:p>
              </table:table-cell>
              <table:table-cell office:value-type="float" office:value="3303.05787186758">
                <text:p>3303.057871867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38271241500001">
                <text:p>7.38271241500001</text:p>
              </table:table-cell>
              <table:table-cell office:value-type="float" office:value="3217.10642724414">
                <text:p>3217.106427244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40100297399999">
                <text:p>7.40100297399999</text:p>
              </table:table-cell>
              <table:table-cell office:value-type="float" office:value="3280.38087846678">
                <text:p>3280.380878466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41952020099984">
                <text:p>7.41952020099984</text:p>
              </table:table-cell>
              <table:table-cell office:value-type="float" office:value="3240.22597986697">
                <text:p>3240.225979866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3770555099991">
                <text:p>7.43770555099991</text:p>
              </table:table-cell>
              <table:table-cell office:value-type="float" office:value="3299.35909948276">
                <text:p>3299.359099482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45610053799987">
                <text:p>7.45610053799987</text:p>
              </table:table-cell>
              <table:table-cell office:value-type="float" office:value="3261.75821706826">
                <text:p>3261.758217068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47422479399984">
                <text:p>7.47422479399984</text:p>
              </table:table-cell>
              <table:table-cell office:value-type="float" office:value="3310.48071711839">
                <text:p>3310.480717118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49263457199982">
                <text:p>7.49263457199982</text:p>
              </table:table-cell>
              <table:table-cell office:value-type="float" office:value="3259.13761698123">
                <text:p>3259.137616981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51075768199985">
                <text:p>7.51075768199985</text:p>
              </table:table-cell>
              <table:table-cell office:value-type="float" office:value="3310.69005263943">
                <text:p>3310.69005263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2928048199988">
                <text:p>7.52928048199988</text:p>
              </table:table-cell>
              <table:table-cell office:value-type="float" office:value="3239.25108514423">
                <text:p>3239.251085144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54757489500003">
                <text:p>7.54757489500003</text:p>
              </table:table-cell>
              <table:table-cell office:value-type="float" office:value="3279.6898156564">
                <text:p>3279.68981565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6611456999985">
                <text:p>7.56611456999985</text:p>
              </table:table-cell>
              <table:table-cell office:value-type="float" office:value="3236.30268602623">
                <text:p>3236.302686026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8431778499994">
                <text:p>7.58431778499994</text:p>
              </table:table-cell>
              <table:table-cell office:value-type="float" office:value="3296.12104233893">
                <text:p>3296.121042338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60289068899988">
                <text:p>7.60289068899988</text:p>
              </table:table-cell>
              <table:table-cell office:value-type="float" office:value="3230.51257898054">
                <text:p>3230.512578980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62105624699984">
                <text:p>7.62105624699984</text:p>
              </table:table-cell>
              <table:table-cell office:value-type="float" office:value="3302.95386467722">
                <text:p>3302.953864677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63951086999987">
                <text:p>7.63951086999987</text:p>
              </table:table-cell>
              <table:table-cell office:value-type="float" office:value="3251.2178655678">
                <text:p>3251.21786556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65756132299998">
                <text:p>7.65756132299998</text:p>
              </table:table-cell>
              <table:table-cell office:value-type="float" office:value="3324.01630029006">
                <text:p>3324.01630029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675941362">
                <text:p>7.675941362</text:p>
              </table:table-cell>
              <table:table-cell office:value-type="float" office:value="3264.41091881959">
                <text:p>3264.410918819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69415426399996">
                <text:p>7.69415426399996</text:p>
              </table:table-cell>
              <table:table-cell office:value-type="float" office:value="3294.36791567506">
                <text:p>3294.367915675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71267326199995">
                <text:p>7.71267326199995</text:p>
              </table:table-cell>
              <table:table-cell office:value-type="float" office:value="3239.91611209369">
                <text:p>3239.916112093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73073944499993">
                <text:p>7.73073944499993</text:p>
              </table:table-cell>
              <table:table-cell office:value-type="float" office:value="3321.12212082031">
                <text:p>3321.122120820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74925938000001">
                <text:p>7.74925938000001</text:p>
              </table:table-cell>
              <table:table-cell office:value-type="float" office:value="3239.75219133988">
                <text:p>3239.752191339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76753988699988">
                <text:p>7.76753988699988</text:p>
              </table:table-cell>
              <table:table-cell office:value-type="float" office:value="3282.18467903651">
                <text:p>3282.184679036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78599961299983">
                <text:p>7.78599961299983</text:p>
              </table:table-cell>
              <table:table-cell office:value-type="float" office:value="3250.31910008709">
                <text:p>3250.319100087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80413407799983">
                <text:p>7.80413407799983</text:p>
              </table:table-cell>
              <table:table-cell office:value-type="float" office:value="3308.61704494677">
                <text:p>3308.617044946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8225129179998">
                <text:p>7.8225129179998</text:p>
              </table:table-cell>
              <table:table-cell office:value-type="float" office:value="3264.62388268808">
                <text:p>3264.623882688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84056852799995">
                <text:p>7.84056852799995</text:p>
              </table:table-cell>
              <table:table-cell office:value-type="float" office:value="3323.0669027251">
                <text:p>3323.06690272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85910065099984">
                <text:p>7.85910065099984</text:p>
              </table:table-cell>
              <table:table-cell office:value-type="float" office:value="3237.62150728053">
                <text:p>3237.621507280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87732329300002">
                <text:p>7.87732329300002</text:p>
              </table:table-cell>
              <table:table-cell office:value-type="float" office:value="3292.60707637229">
                <text:p>3292.607076372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89574499799983">
                <text:p>7.89574499799983</text:p>
              </table:table-cell>
              <table:table-cell office:value-type="float" office:value="3257.02751187363">
                <text:p>3257.027511873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91402040100002">
                <text:p>7.91402040100002</text:p>
              </table:table-cell>
              <table:table-cell office:value-type="float" office:value="3283.10133567944">
                <text:p>3283.101335679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9324450229999">
                <text:p>7.9324450229999</text:p>
              </table:table-cell>
              <table:table-cell office:value-type="float" office:value="3256.51185681734">
                <text:p>3256.511856817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5061917499993">
                <text:p>7.95061917499993</text:p>
              </table:table-cell>
              <table:table-cell office:value-type="float" office:value="3301.39199891721">
                <text:p>3301.391998917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96902785999987">
                <text:p>7.96902785999987</text:p>
              </table:table-cell>
              <table:table-cell office:value-type="float" office:value="3259.33112550921">
                <text:p>3259.331125509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98704669899985">
                <text:p>7.98704669899985</text:p>
              </table:table-cell>
              <table:table-cell office:value-type="float" office:value="3329.84827713216">
                <text:p>3329.848277132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0053008509999">
                <text:p>8.0053008509999</text:p>
              </table:table-cell>
              <table:table-cell office:value-type="float" office:value="3286.92343527227">
                <text:p>3286.923435272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.02323760699983">
                <text:p>8.02323760699983</text:p>
              </table:table-cell>
              <table:table-cell office:value-type="float" office:value="3345.08648053451">
                <text:p>3345.086480534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.04157847800002">
                <text:p>8.04157847800002</text:p>
              </table:table-cell>
              <table:table-cell office:value-type="float" office:value="3271.38225874737">
                <text:p>3271.382258747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05956804599987">
                <text:p>8.05956804599987</text:p>
              </table:table-cell>
              <table:table-cell office:value-type="float" office:value="3335.26630547808">
                <text:p>3335.266305478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07797589699999">
                <text:p>8.07797589699999</text:p>
              </table:table-cell>
              <table:table-cell office:value-type="float" office:value="3259.47879519499">
                <text:p>3259.478795194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09615432099986">
                <text:p>8.09615432099986</text:p>
              </table:table-cell>
              <table:table-cell office:value-type="float" office:value="3300.61615904807">
                <text:p>3300.616159048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11460477599985">
                <text:p>8.11460477599985</text:p>
              </table:table-cell>
              <table:table-cell office:value-type="float" office:value="3251.95232312825">
                <text:p>3251.952323128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1326785629999">
                <text:p>8.1326785629999</text:p>
              </table:table-cell>
              <table:table-cell office:value-type="float" office:value="3319.72485898163">
                <text:p>3319.724858981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15113000799988">
                <text:p>8.15113000799988</text:p>
              </table:table-cell>
              <table:table-cell office:value-type="float" office:value="3251.77784179273">
                <text:p>3251.777841792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169116712">
                <text:p>8.169116712</text:p>
              </table:table-cell>
              <table:table-cell office:value-type="float" office:value="3335.79737563873">
                <text:p>3335.797375638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18741195799998">
                <text:p>8.18741195799998</text:p>
              </table:table-cell>
              <table:table-cell office:value-type="float" office:value="3279.54048828131">
                <text:p>3279.540488281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20546428699981">
                <text:p>8.20546428699981</text:p>
              </table:table-cell>
              <table:table-cell office:value-type="float" office:value="3323.67086820587">
                <text:p>3323.670868205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22379687699981">
                <text:p>8.22379687699981</text:p>
              </table:table-cell>
              <table:table-cell office:value-type="float" office:value="3272.85997232252">
                <text:p>3272.859972322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24187555999993">
                <text:p>8.24187555999993</text:p>
              </table:table-cell>
              <table:table-cell office:value-type="float" office:value="3318.82582374096">
                <text:p>3318.825823740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26032825599987">
                <text:p>8.26032825599987</text:p>
              </table:table-cell>
              <table:table-cell office:value-type="float" office:value="3251.55738761394">
                <text:p>3251.557387613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27843178199987">
                <text:p>8.27843178199987</text:p>
              </table:table-cell>
              <table:table-cell office:value-type="float" office:value="3314.27148501266">
                <text:p>3314.271485012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2969888529999">
                <text:p>8.2969888529999</text:p>
              </table:table-cell>
              <table:table-cell office:value-type="float" office:value="3233.26887092777">
                <text:p>3233.268870927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31519342199999">
                <text:p>8.31519342199999</text:p>
              </table:table-cell>
              <table:table-cell office:value-type="float" office:value="3295.87588696562">
                <text:p>3295.875886965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33355814799984">
                <text:p>8.33355814799984</text:p>
              </table:table-cell>
              <table:table-cell office:value-type="float" office:value="3267.13287203445">
                <text:p>3267.132872034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35162719599998">
                <text:p>8.35162719599998</text:p>
              </table:table-cell>
              <table:table-cell office:value-type="float" office:value="3320.59552885824">
                <text:p>3320.595528858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36997275499994">
                <text:p>8.36997275499994</text:p>
              </table:table-cell>
              <table:table-cell office:value-type="float" office:value="3270.54629407317">
                <text:p>3270.546294073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38789971799997">
                <text:p>8.38789971799997</text:p>
              </table:table-cell>
              <table:table-cell office:value-type="float" office:value="3346.91380798179">
                <text:p>3346.913807981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40611204799984">
                <text:p>8.40611204799984</text:p>
              </table:table-cell>
              <table:table-cell office:value-type="float" office:value="3294.47138287251">
                <text:p>3294.471382872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42408130299987">
                <text:p>8.42408130299987</text:p>
              </table:table-cell>
              <table:table-cell office:value-type="float" office:value="3339.03659333206">
                <text:p>3339.036593332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44238842499999">
                <text:p>8.44238842499999</text:p>
              </table:table-cell>
              <table:table-cell office:value-type="float" office:value="3277.41301989434">
                <text:p>3277.413019894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46033570099985">
                <text:p>8.46033570099985</text:p>
              </table:table-cell>
              <table:table-cell office:value-type="float" office:value="3343.12572005198">
                <text:p>3343.12572005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4786298009999">
                <text:p>8.4786298009999</text:p>
              </table:table-cell>
              <table:table-cell office:value-type="float" office:value="3279.74592900671">
                <text:p>3279.745929006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49650389999988">
                <text:p>8.49650389999988</text:p>
              </table:table-cell>
              <table:table-cell office:value-type="float" office:value="3356.812558779">
                <text:p>3356.8125587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51483664699981">
                <text:p>8.51483664699981</text:p>
              </table:table-cell>
              <table:table-cell office:value-type="float" office:value="3272.83194385571">
                <text:p>3272.831943855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.53281360999995">
                <text:p>8.53281360999995</text:p>
              </table:table-cell>
              <table:table-cell office:value-type="float" office:value="3337.60491132687">
                <text:p>3337.604911326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55128646200001">
                <text:p>8.55128646200001</text:p>
              </table:table-cell>
              <table:table-cell office:value-type="float" office:value="3248.00956559433">
                <text:p>3248.009565594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56924785299998">
                <text:p>8.56924785299998</text:p>
              </table:table-cell>
              <table:table-cell office:value-type="float" office:value="3340.49851707447">
                <text:p>3340.498517074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58773018299985">
                <text:p>8.58773018299985</text:p>
              </table:table-cell>
              <table:table-cell office:value-type="float" office:value="3246.34394042433">
                <text:p>3246.343940424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.60580386599986">
                <text:p>8.60580386599986</text:p>
              </table:table-cell>
              <table:table-cell office:value-type="float" office:value="3319.74396142513">
                <text:p>3319.743961425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62413598799981">
                <text:p>8.62413598799981</text:p>
              </table:table-cell>
              <table:table-cell office:value-type="float" office:value="3272.94352504163">
                <text:p>3272.943525041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64210529499997">
                <text:p>8.64210529499997</text:p>
              </table:table-cell>
              <table:table-cell office:value-type="float" office:value="3339.02693072547">
                <text:p>3339.026930725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66036736499996">
                <text:p>8.66036736499996</text:p>
              </table:table-cell>
              <table:table-cell office:value-type="float" office:value="3285.49830331543">
                <text:p>3285.498303315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67824797399999">
                <text:p>8.67824797399999</text:p>
              </table:table-cell>
              <table:table-cell office:value-type="float" office:value="3355.59040522036">
                <text:p>3355.590405220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69643900099982">
                <text:p>8.69643900099982</text:p>
              </table:table-cell>
              <table:table-cell office:value-type="float" office:value="3298.3294456416">
                <text:p>3298.32944564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71437580799989">
                <text:p>8.71437580799989</text:p>
              </table:table-cell>
              <table:table-cell office:value-type="float" office:value="3345.0769693719">
                <text:p>3345.07696937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73269282599995">
                <text:p>8.73269282599995</text:p>
              </table:table-cell>
              <table:table-cell office:value-type="float" office:value="3275.64235618474">
                <text:p>3275.642356184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75090270700002">
                <text:p>8.75090270700002</text:p>
              </table:table-cell>
              <table:table-cell office:value-type="float" office:value="3294.91444780732">
                <text:p>3294.914447807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76938670499999">
                <text:p>8.76938670499999</text:p>
              </table:table-cell>
              <table:table-cell office:value-type="float" office:value="3246.05098962428">
                <text:p>3246.050989624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78750622099983">
                <text:p>8.78750622099983</text:p>
              </table:table-cell>
              <table:table-cell office:value-type="float" office:value="3311.3467269502">
                <text:p>3311.34672695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805827249">
                <text:p>8.805827249</text:p>
              </table:table-cell>
              <table:table-cell office:value-type="float" office:value="3274.92540262659">
                <text:p>3274.925402626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82385379599987">
                <text:p>8.82385379599987</text:p>
              </table:table-cell>
              <table:table-cell office:value-type="float" office:value="3328.42446201459">
                <text:p>3328.424462014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84206690699989">
                <text:p>8.84206690699989</text:p>
              </table:table-cell>
              <table:table-cell office:value-type="float" office:value="3294.33011196852">
                <text:p>3294.330111968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85994611000001">
                <text:p>8.85994611000001</text:p>
              </table:table-cell>
              <table:table-cell office:value-type="float" office:value="3355.85428498103">
                <text:p>3355.854284981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87822718999996">
                <text:p>8.87822718999996</text:p>
              </table:table-cell>
              <table:table-cell office:value-type="float" office:value="3282.08180261555">
                <text:p>3282.081802615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89619509099998">
                <text:p>8.89619509099998</text:p>
              </table:table-cell>
              <table:table-cell office:value-type="float" office:value="3339.28821179131">
                <text:p>3339.288211791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91450476399996">
                <text:p>8.91450476399996</text:p>
              </table:table-cell>
              <table:table-cell office:value-type="float" office:value="3276.95639349093">
                <text:p>3276.956393490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932512718">
                <text:p>8.932512718</text:p>
              </table:table-cell>
              <table:table-cell office:value-type="float" office:value="3331.86102096133">
                <text:p>3331.861020961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950967236">
                <text:p>8.950967236</text:p>
              </table:table-cell>
              <table:table-cell office:value-type="float" office:value="3251.23636390852">
                <text:p>3251.236363908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96894289800002">
                <text:p>8.96894289800002</text:p>
              </table:table-cell>
              <table:table-cell office:value-type="float" office:value="3337.8464726313">
                <text:p>3337.84647263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98719746699999">
                <text:p>8.98719746699999</text:p>
              </table:table-cell>
              <table:table-cell office:value-type="float" office:value="3286.8483501373">
                <text:p>3286.84835013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00505932599981">
                <text:p>9.00505932599981</text:p>
              </table:table-cell>
              <table:table-cell office:value-type="float" office:value="3359.11284489464">
                <text:p>3359.112844894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.02325644699999">
                <text:p>9.02325644699999</text:p>
              </table:table-cell>
              <table:table-cell office:value-type="float" office:value="3297.22487416503">
                <text:p>3297.224874165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04108445099996">
                <text:p>9.04108445099996</text:p>
              </table:table-cell>
              <table:table-cell office:value-type="float" office:value="3365.49172863734">
                <text:p>3365.491728637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.05928282199989">
                <text:p>9.05928282199989</text:p>
              </table:table-cell>
              <table:table-cell office:value-type="float" office:value="3296.99839618857">
                <text:p>3296.998396188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.07724900499989">
                <text:p>9.07724900499989</text:p>
              </table:table-cell>
              <table:table-cell office:value-type="float" office:value="3339.60752821034">
                <text:p>3339.607528210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.09568800199986">
                <text:p>9.09568800199986</text:p>
              </table:table-cell>
              <table:table-cell office:value-type="float" office:value="3253.97308758601">
                <text:p>3253.973087586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.11372928899982">
                <text:p>9.11372928899982</text:p>
              </table:table-cell>
              <table:table-cell office:value-type="float" office:value="3325.70508967199">
                <text:p>3325.705089671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.13215969199996">
                <text:p>9.13215969199996</text:p>
              </table:table-cell>
              <table:table-cell office:value-type="float" office:value="3255.4903980965">
                <text:p>3255.49039809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.15014733299995">
                <text:p>9.15014733299995</text:p>
              </table:table-cell>
              <table:table-cell office:value-type="float" office:value="3335.62360956789">
                <text:p>3335.623609567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16844164199983">
                <text:p>9.16844164199983</text:p>
              </table:table-cell>
              <table:table-cell office:value-type="float" office:value="3279.70846017629">
                <text:p>3279.708460176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18640110599995">
                <text:p>9.18640110599995</text:p>
              </table:table-cell>
              <table:table-cell office:value-type="float" office:value="3340.85694314811">
                <text:p>3340.856943148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20471968599986">
                <text:p>9.20471968599986</text:p>
              </table:table-cell>
              <table:table-cell office:value-type="float" office:value="3275.36304671446">
                <text:p>3275.363046714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22268118099987">
                <text:p>9.22268118099987</text:p>
              </table:table-cell>
              <table:table-cell office:value-type="float" office:value="3340.47917503365">
                <text:p>3340.479175033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24085111399995">
                <text:p>9.24085111399995</text:p>
              </table:table-cell>
              <table:table-cell office:value-type="float" office:value="3302.15857151109">
                <text:p>3302.158571511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25877047299991">
                <text:p>9.25877047299991</text:p>
              </table:table-cell>
              <table:table-cell office:value-type="float" office:value="3348.33405592965">
                <text:p>3348.334055929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27696551099984">
                <text:p>9.27696551099984</text:p>
              </table:table-cell>
              <table:table-cell office:value-type="float" office:value="3297.60234632258">
                <text:p>3297.602346322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29479096399996">
                <text:p>9.29479096399996</text:p>
              </table:table-cell>
              <table:table-cell office:value-type="float" office:value="3365.97336402144">
                <text:p>3365.973364021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.31300282400002">
                <text:p>9.31300282400002</text:p>
              </table:table-cell>
              <table:table-cell office:value-type="float" office:value="3294.55640444118">
                <text:p>3294.556404441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33097046499984">
                <text:p>9.33097046499984</text:p>
              </table:table-cell>
              <table:table-cell office:value-type="float" office:value="3339.33653286049">
                <text:p>3339.336532860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34928409700001">
                <text:p>9.34928409700001</text:p>
              </table:table-cell>
              <table:table-cell office:value-type="float" office:value="3276.24798835293">
                <text:p>3276.247988352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36723303999997">
                <text:p>9.36723303999997</text:p>
              </table:table-cell>
              <table:table-cell office:value-type="float" office:value="3342.81522873617">
                <text:p>3342.815228736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3854314629998">
                <text:p>9.3854314629998</text:p>
              </table:table-cell>
              <table:table-cell office:value-type="float" office:value="3296.98897539409">
                <text:p>3296.988975394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40338832199996">
                <text:p>9.40338832199996</text:p>
              </table:table-cell>
              <table:table-cell office:value-type="float" office:value="3341.34160097241">
                <text:p>3341.341600972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.42169544399985">
                <text:p>9.42169544399985</text:p>
              </table:table-cell>
              <table:table-cell office:value-type="float" office:value="3277.41301993504">
                <text:p>3277.413019935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.43969579299983">
                <text:p>9.43969579299983</text:p>
              </table:table-cell>
              <table:table-cell office:value-type="float" office:value="3333.26870496117">
                <text:p>3333.268704961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.45796479000001">
                <text:p>9.45796479000001</text:p>
              </table:table-cell>
              <table:table-cell office:value-type="float" office:value="3284.2525508881">
                <text:p>3284.25255088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47582477299989">
                <text:p>9.47582477299989</text:p>
              </table:table-cell>
              <table:table-cell office:value-type="float" office:value="3359.46568372447">
                <text:p>3359.465683724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.49400793599989">
                <text:p>9.49400793599989</text:p>
              </table:table-cell>
              <table:table-cell office:value-type="float" office:value="3299.75593355177">
                <text:p>3299.755933551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51180573199986">
                <text:p>9.51180573199986</text:p>
              </table:table-cell>
              <table:table-cell office:value-type="float" office:value="3371.20394008943">
                <text:p>3371.203940089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.53002847799985">
                <text:p>9.53002847799985</text:p>
              </table:table-cell>
              <table:table-cell office:value-type="float" office:value="3292.58828499424">
                <text:p>3292.588284994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5478416389999">
                <text:p>9.5478416389999</text:p>
              </table:table-cell>
              <table:table-cell office:value-type="float" office:value="3368.29605929203">
                <text:p>3368.296059292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.56605365599989">
                <text:p>9.56605365599989</text:p>
              </table:table-cell>
              <table:table-cell office:value-type="float" office:value="3294.52800313181">
                <text:p>3294.528003131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58399655699986">
                <text:p>9.58399655699986</text:p>
              </table:table-cell>
              <table:table-cell office:value-type="float" office:value="3343.94087110564">
                <text:p>3343.940871105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60211013599997">
                <text:p>9.60211013599997</text:p>
              </table:table-cell>
              <table:table-cell office:value-type="float" office:value="3312.43207097096">
                <text:p>3312.432070970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61997360999999">
                <text:p>9.61997360999999</text:p>
              </table:table-cell>
              <table:table-cell office:value-type="float" office:value="3358.80915436277">
                <text:p>3358.809154362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63822161600001">
                <text:p>9.63822161600001</text:p>
              </table:table-cell>
              <table:table-cell office:value-type="float" office:value="3288.03048398432">
                <text:p>3288.030483984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65605884000001">
                <text:p>9.65605884000001</text:p>
              </table:table-cell>
              <table:table-cell office:value-type="float" office:value="3363.75211748112">
                <text:p>3363.752117481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.67436736799982">
                <text:p>9.67436736799982</text:p>
              </table:table-cell>
              <table:table-cell office:value-type="float" office:value="3277.16133162826">
                <text:p>3277.161331628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69222469499982">
                <text:p>9.69222469499982</text:p>
              </table:table-cell>
              <table:table-cell office:value-type="float" office:value="3359.965352037">
                <text:p>3359.9653520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.71054639999988">
                <text:p>9.71054639999988</text:p>
              </table:table-cell>
              <table:table-cell office:value-type="float" office:value="3274.80439182906">
                <text:p>3274.804391829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72834924899985">
                <text:p>9.72834924899985</text:p>
              </table:table-cell>
              <table:table-cell office:value-type="float" office:value="3370.24708798708">
                <text:p>3370.247087987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74652116099992">
                <text:p>9.74652116099992</text:p>
              </table:table-cell>
              <table:table-cell office:value-type="float" office:value="3301.79895212823">
                <text:p>3301.798952128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.76440166599991">
                <text:p>9.76440166599991</text:p>
              </table:table-cell>
              <table:table-cell office:value-type="float" office:value="3355.60992265157">
                <text:p>3355.609922651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78259456799992">
                <text:p>9.78259456799992</text:p>
              </table:table-cell>
              <table:table-cell office:value-type="float" office:value="3297.98951261144">
                <text:p>3297.989512611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80036173899998">
                <text:p>9.80036173899998</text:p>
              </table:table-cell>
              <table:table-cell office:value-type="float" office:value="3377.01483256952">
                <text:p>3377.014832569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81856625599994">
                <text:p>9.81856625599994</text:p>
              </table:table-cell>
              <table:table-cell office:value-type="float" office:value="3295.88530144126">
                <text:p>3295.885301441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83640014599996">
                <text:p>9.83640014599996</text:p>
              </table:table-cell>
              <table:table-cell office:value-type="float" office:value="3364.38096231013">
                <text:p>3364.380962310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.8546015899999">
                <text:p>9.8546015899999</text:p>
              </table:table-cell>
              <table:table-cell office:value-type="float" office:value="3296.44175485148">
                <text:p>3296.441754851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87241443899984">
                <text:p>9.87241443899984</text:p>
              </table:table-cell>
              <table:table-cell office:value-type="float" office:value="3368.35505652176">
                <text:p>3368.355056521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89062322599989">
                <text:p>9.89062322599989</text:p>
              </table:table-cell>
              <table:table-cell office:value-type="float" office:value="3295.11240918132">
                <text:p>3295.112409181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90839388699987">
                <text:p>9.90839388699987</text:p>
              </table:table-cell>
              <table:table-cell office:value-type="float" office:value="3376.3516168615">
                <text:p>3376.3516168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92651350799997">
                <text:p>9.92651350799997</text:p>
              </table:table-cell>
              <table:table-cell office:value-type="float" office:value="3311.32753823501">
                <text:p>3311.327538235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94431994999991">
                <text:p>9.94431994999991</text:p>
              </table:table-cell>
              <table:table-cell office:value-type="float" office:value="3369.56703648102">
                <text:p>3369.567036481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96247300799996">
                <text:p>9.96247300799996</text:p>
              </table:table-cell>
              <table:table-cell office:value-type="float" office:value="3305.22824307762">
                <text:p>3305.228243077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98029622099989">
                <text:p>9.98029622099989</text:p>
              </table:table-cell>
              <table:table-cell office:value-type="float" office:value="3366.39639554551">
                <text:p>3366.396395545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99853089399994">
                <text:p>9.99853089399994</text:p>
              </table:table-cell>
              <table:table-cell office:value-type="float" office:value="3290.43465708596">
                <text:p>3290.434657085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0163843159999">
                <text:p>10.0163843159999</text:p>
              </table:table-cell>
              <table:table-cell office:value-type="float" office:value="3360.700262408">
                <text:p>3360.7002624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034480394">
                <text:p>10.034480394</text:p>
              </table:table-cell>
              <table:table-cell office:value-type="float" office:value="3315.63557582326">
                <text:p>3315.635575823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05233892">
                <text:p>10.05233892</text:p>
              </table:table-cell>
              <table:table-cell office:value-type="float" office:value="3359.73976798627">
                <text:p>3359.739767986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07041828">
                <text:p>10.07041828</text:p>
              </table:table-cell>
              <table:table-cell office:value-type="float" office:value="3318.70154695713">
                <text:p>3318.701546957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0880902939998">
                <text:p>10.0880902939998</text:p>
              </table:table-cell>
              <table:table-cell office:value-type="float" office:value="3395.1987589349">
                <text:p>3395.19875893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106280019">
                <text:p>10.106280019</text:p>
              </table:table-cell>
              <table:table-cell office:value-type="float" office:value="3298.56553627905">
                <text:p>3298.565536279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.124113805">
                <text:p>10.124113805</text:p>
              </table:table-cell>
              <table:table-cell office:value-type="float" office:value="3364.40058213425">
                <text:p>3364.400582134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1422716029999">
                <text:p>10.1422716029999</text:p>
              </table:table-cell>
              <table:table-cell office:value-type="float" office:value="3304.36543022308">
                <text:p>3304.365430223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1600843469998">
                <text:p>10.1600843469998</text:p>
              </table:table-cell>
              <table:table-cell office:value-type="float" office:value="3368.37491182143">
                <text:p>3368.374911821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.1781972489998">
                <text:p>10.1781972489998</text:p>
              </table:table-cell>
              <table:table-cell office:value-type="float" office:value="3312.55587867983">
                <text:p>3312.555878679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1960018159998">
                <text:p>10.1960018159998</text:p>
              </table:table-cell>
              <table:table-cell office:value-type="float" office:value="3369.92188577524">
                <text:p>3369.921885775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2141991459998">
                <text:p>10.2141991459998</text:p>
              </table:table-cell>
              <table:table-cell office:value-type="float" office:value="3297.18700490298">
                <text:p>3297.187004902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232003609">
                <text:p>10.232003609</text:p>
              </table:table-cell>
              <table:table-cell office:value-type="float" office:value="3369.94157023496">
                <text:p>3369.941570234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2500567709999">
                <text:p>10.2500567709999</text:p>
              </table:table-cell>
              <table:table-cell office:value-type="float" office:value="3323.51750903107">
                <text:p>3323.517509031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.267894306">
                <text:p>10.267894306</text:p>
              </table:table-cell>
              <table:table-cell office:value-type="float" office:value="3363.693469954">
                <text:p>3363.6934699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285993302">
                <text:p>10.285993302</text:p>
              </table:table-cell>
              <table:table-cell office:value-type="float" office:value="3315.10101445489">
                <text:p>3315.101014454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3038223479998">
                <text:p>10.3038223479998</text:p>
              </table:table-cell>
              <table:table-cell office:value-type="float" office:value="3365.29503600298">
                <text:p>3365.295036002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321931448">
                <text:p>10.321931448</text:p>
              </table:table-cell>
              <table:table-cell office:value-type="float" office:value="3313.25134873751">
                <text:p>3313.251348737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3396512749998">
                <text:p>10.3396512749998</text:p>
              </table:table-cell>
              <table:table-cell office:value-type="float" office:value="3386.03757251984">
                <text:p>3386.037572519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357670999">
                <text:p>10.357670999</text:p>
              </table:table-cell>
              <table:table-cell office:value-type="float" office:value="3329.68473875835">
                <text:p>3329.684738758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.375515515">
                <text:p>10.375515515</text:p>
              </table:table-cell>
              <table:table-cell office:value-type="float" office:value="3362.37755062153">
                <text:p>3362.377550621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393591281">
                <text:p>10.393591281</text:p>
              </table:table-cell>
              <table:table-cell office:value-type="float" office:value="3319.36140354292">
                <text:p>3319.361403542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4114144939999">
                <text:p>10.4114144939999</text:p>
              </table:table-cell>
              <table:table-cell office:value-type="float" office:value="3366.39639554551">
                <text:p>3366.3963955455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429550885">
                <text:p>10.429550885</text:p>
              </table:table-cell>
              <table:table-cell office:value-type="float" office:value="3308.26568525541">
                <text:p>3308.265685255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4473422229999">
                <text:p>10.4473422229999</text:p>
              </table:table-cell>
              <table:table-cell office:value-type="float" office:value="3372.42763869654">
                <text:p>3372.427638696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465405593">
                <text:p>10.465405593</text:p>
              </table:table-cell>
              <table:table-cell office:value-type="float" office:value="3321.6393175502">
                <text:p>3321.63931755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.4831955249999">
                <text:p>10.4831955249999</text:p>
              </table:table-cell>
              <table:table-cell office:value-type="float" office:value="3372.69417332733">
                <text:p>3372.694173327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5012181139998">
                <text:p>10.5012181139998</text:p>
              </table:table-cell>
              <table:table-cell office:value-type="float" office:value="3329.15542824547">
                <text:p>3329.155428245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518999035">
                <text:p>10.518999035</text:p>
              </table:table-cell>
              <table:table-cell office:value-type="float" office:value="3374.40338435994">
                <text:p>3374.403384359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537085062">
                <text:p>10.537085062</text:p>
              </table:table-cell>
              <table:table-cell office:value-type="float" office:value="3317.47818357577">
                <text:p>3317.478183575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.5549400979999">
                <text:p>10.5549400979999</text:p>
              </table:table-cell>
              <table:table-cell office:value-type="float" office:value="3360.39647303614">
                <text:p>3360.396473036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573151438">
                <text:p>10.573151438</text:p>
              </table:table-cell>
              <table:table-cell office:value-type="float" office:value="3294.6504760027">
                <text:p>3294.65047600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590993609">
                <text:p>10.590993609</text:p>
              </table:table-cell>
              <table:table-cell office:value-type="float" office:value="3362.81946855314">
                <text:p>3362.819468553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6090826569998">
                <text:p>10.6090826569998</text:p>
              </table:table-cell>
              <table:table-cell office:value-type="float" office:value="3316.9241410851">
                <text:p>3316.92414108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6268986819998">
                <text:p>10.6268986819998</text:p>
              </table:table-cell>
              <table:table-cell office:value-type="float" office:value="3367.75459172254">
                <text:p>3367.754591722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6449078329999">
                <text:p>10.6449078329999</text:p>
              </table:table-cell>
              <table:table-cell office:value-type="float" office:value="3331.63956477557">
                <text:p>3331.639564775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6626442749998">
                <text:p>10.6626442749998</text:p>
              </table:table-cell>
              <table:table-cell office:value-type="float" office:value="3382.86562775011">
                <text:p>3382.865627750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6807317079999">
                <text:p>10.6807317079999</text:p>
              </table:table-cell>
              <table:table-cell office:value-type="float" office:value="3317.22030426351">
                <text:p>3317.220304263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6984321599998">
                <text:p>10.6984321599998</text:p>
              </table:table-cell>
              <table:table-cell office:value-type="float" office:value="3389.74394554639">
                <text:p>3389.743945546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7165326659999">
                <text:p>10.7165326659999</text:p>
              </table:table-cell>
              <table:table-cell office:value-type="float" office:value="3314.82445847845">
                <text:p>3314.824458478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734261972">
                <text:p>10.734261972</text:p>
              </table:table-cell>
              <table:table-cell office:value-type="float" office:value="3384.22722241291">
                <text:p>3384.227222412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752341592">
                <text:p>10.752341592</text:p>
              </table:table-cell>
              <table:table-cell office:value-type="float" office:value="3318.65382126754">
                <text:p>3318.653821267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7700593359998">
                <text:p>10.7700593359998</text:p>
              </table:table-cell>
              <table:table-cell office:value-type="float" office:value="3386.43565459813">
                <text:p>3386.435654598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787967862">
                <text:p>10.787967862</text:p>
              </table:table-cell>
              <table:table-cell office:value-type="float" office:value="3350.35948796">
                <text:p>3350.359487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8056750849998">
                <text:p>10.8056750849998</text:p>
              </table:table-cell>
              <table:table-cell office:value-type="float" office:value="3388.44775379956">
                <text:p>3388.447753799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8236438709998">
                <text:p>10.8236438709998</text:p>
              </table:table-cell>
              <table:table-cell office:value-type="float" office:value="3339.12374492392">
                <text:p>3339.123744923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841360209">
                <text:p>10.841360209</text:p>
              </table:table-cell>
              <table:table-cell office:value-type="float" office:value="3386.70440807622">
                <text:p>3386.704408076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8594438919999">
                <text:p>10.8594438919999</text:p>
              </table:table-cell>
              <table:table-cell office:value-type="float" office:value="3317.9081938146">
                <text:p>3317.90819381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8771566349999">
                <text:p>10.8771566349999</text:p>
              </table:table-cell>
              <table:table-cell office:value-type="float" office:value="3387.39177778273">
                <text:p>3387.391777782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.8953589129999">
                <text:p>10.8953589129999</text:p>
              </table:table-cell>
              <table:table-cell office:value-type="float" office:value="3296.2907170209">
                <text:p>3296.29071702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9132072819998">
                <text:p>10.9132072819998</text:p>
              </table:table-cell>
              <table:table-cell office:value-type="float" office:value="3361.65170051477">
                <text:p>3361.651700514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.931349559">
                <text:p>10.931349559</text:p>
              </table:table-cell>
              <table:table-cell office:value-type="float" office:value="3307.19236617862">
                <text:p>3307.192366178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949004907">
                <text:p>10.949004907</text:p>
              </table:table-cell>
              <table:table-cell office:value-type="float" office:value="3398.40370180124">
                <text:p>3398.403701801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967077392">
                <text:p>10.967077392</text:p>
              </table:table-cell>
              <table:table-cell office:value-type="float" office:value="3319.96402266612">
                <text:p>3319.964022666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.9848498229999">
                <text:p>10.9848498229999</text:p>
              </table:table-cell>
              <table:table-cell office:value-type="float" office:value="3376.01535773563">
                <text:p>3376.015357735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.0029459539999">
                <text:p>11.0029459539999</text:p>
              </table:table-cell>
              <table:table-cell office:value-type="float" office:value="3315.62586499972">
                <text:p>3315.625864999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.0206622389999">
                <text:p>11.0206622389999</text:p>
              </table:table-cell>
              <table:table-cell office:value-type="float" office:value="3386.71453975707">
                <text:p>3386.714539757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.0386212859999">
                <text:p>11.0386212859999</text:p>
              </table:table-cell>
              <table:table-cell office:value-type="float" office:value="3340.93451618441">
                <text:p>3340.9345161844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.0563480399999">
                <text:p>11.0563480399999</text:p>
              </table:table-cell>
              <table:table-cell office:value-type="float" office:value="3384.71442656237">
                <text:p>3384.714426562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.0743718269998">
                <text:p>11.0743718269998</text:p>
              </table:table-cell>
              <table:table-cell office:value-type="float" office:value="3328.93414686799">
                <text:p>3328.934146867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.0920064979998">
                <text:p>11.0920064979998</text:p>
              </table:table-cell>
              <table:table-cell office:value-type="float" office:value="3402.38839726656">
                <text:p>3402.388397266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.1099683049999">
                <text:p>11.1099683049999</text:p>
              </table:table-cell>
              <table:table-cell office:value-type="float" office:value="3340.4211502551">
                <text:p>3340.42115025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.127607767">
                <text:p>11.127607767</text:p>
              </table:table-cell>
              <table:table-cell office:value-type="float" office:value="3401.46428501534">
                <text:p>3401.464285015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.145657544">
                <text:p>11.145657544</text:p>
              </table:table-cell>
              <table:table-cell office:value-type="float" office:value="3324.14079132622">
                <text:p>3324.140791326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1632554949999">
                <text:p>11.1632554949999</text:p>
              </table:table-cell>
              <table:table-cell office:value-type="float" office:value="3409.48784322107">
                <text:p>3409.487843221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.1813107399998">
                <text:p>11.1813107399998</text:p>
              </table:table-cell>
              <table:table-cell office:value-type="float" office:value="3323.13408099893">
                <text:p>3323.134080998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1990169209998">
                <text:p>11.1990169209998</text:p>
              </table:table-cell>
              <table:table-cell office:value-type="float" office:value="3388.64716225481">
                <text:p>3388.647162254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.217087219">
                <text:p>11.217087219</text:p>
              </table:table-cell>
              <table:table-cell office:value-type="float" office:value="3320.36582903225">
                <text:p>3320.365829032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.2347315769998">
                <text:p>11.2347315769998</text:p>
              </table:table-cell>
              <table:table-cell office:value-type="float" office:value="3400.52043834299">
                <text:p>3400.520438342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.252885937">
                <text:p>11.252885937</text:p>
              </table:table-cell>
              <table:table-cell office:value-type="float" office:value="3304.99119767888">
                <text:p>3304.991197678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27060566">
                <text:p>11.27060566</text:p>
              </table:table-cell>
              <table:table-cell office:value-type="float" office:value="3386.05744570088">
                <text:p>3386.057445700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.2887662179999">
                <text:p>11.2887662179999</text:p>
              </table:table-cell>
              <table:table-cell office:value-type="float" office:value="3303.86324035044">
                <text:p>3303.863240350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.3066041709999">
                <text:p>11.3066041709999</text:p>
              </table:table-cell>
              <table:table-cell office:value-type="float" office:value="3363.6146479315">
                <text:p>3363.61464793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3245527489999">
                <text:p>11.3245527489999</text:p>
              </table:table-cell>
              <table:table-cell office:value-type="float" office:value="3342.88320780261">
                <text:p>3342.883207802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.3423206489999">
                <text:p>11.3423206489999</text:p>
              </table:table-cell>
              <table:table-cell office:value-type="float" office:value="3376.87627686599">
                <text:p>3376.876276865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3602999049999">
                <text:p>11.3602999049999</text:p>
              </table:table-cell>
              <table:table-cell office:value-type="float" office:value="3337.1792470186">
                <text:p>3337.17924701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.3778462409998">
                <text:p>11.3778462409998</text:p>
              </table:table-cell>
              <table:table-cell office:value-type="float" office:value="3419.51732831039">
                <text:p>3419.517328310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.39579383">
                <text:p>11.39579383</text:p>
              </table:table-cell>
              <table:table-cell office:value-type="float" office:value="3343.06741698707">
                <text:p>3343.067416987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413487823">
                <text:p>11.413487823</text:p>
              </table:table-cell>
              <table:table-cell office:value-type="float" office:value="3390.98133474533">
                <text:p>3390.981334745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.4315668709999">
                <text:p>11.4315668709999</text:p>
              </table:table-cell>
              <table:table-cell office:value-type="float" office:value="3318.75881962167">
                <text:p>3318.758819621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4492010199999">
                <text:p>11.4492010199999</text:p>
              </table:table-cell>
              <table:table-cell office:value-type="float" office:value="3402.48911358282">
                <text:p>3402.489113582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.4672202759998">
                <text:p>11.4672202759998</text:p>
              </table:table-cell>
              <table:table-cell office:value-type="float" office:value="3329.77121809973">
                <text:p>3329.771218099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.484702966">
                <text:p>11.484702966</text:p>
              </table:table-cell>
              <table:table-cell office:value-type="float" office:value="3431.96613332306">
                <text:p>3431.966133323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.5026652419999">
                <text:p>11.5026652419999</text:p>
              </table:table-cell>
              <table:table-cell office:value-type="float" office:value="3340.33393096833">
                <text:p>3340.333930968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5203363189999">
                <text:p>11.5203363189999</text:p>
              </table:table-cell>
              <table:table-cell office:value-type="float" office:value="3395.37878762181">
                <text:p>3395.378787621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.5382327099999">
                <text:p>11.5382327099999</text:p>
              </table:table-cell>
              <table:table-cell office:value-type="float" office:value="3352.63126514872">
                <text:p>3352.631265148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.555943005">
                <text:p>11.555943005</text:p>
              </table:table-cell>
              <table:table-cell office:value-type="float" office:value="3387.85999891683">
                <text:p>3387.8599989168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573987001">
                <text:p>11.573987001</text:p>
              </table:table-cell>
              <table:table-cell office:value-type="float" office:value="3325.20579145174">
                <text:p>3325.205791451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.591716359">
                <text:p>11.591716359</text:p>
              </table:table-cell>
              <table:table-cell office:value-type="float" office:value="3384.21729653215">
                <text:p>3384.217296532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.6097788439999">
                <text:p>11.6097788439999</text:p>
              </table:table-cell>
              <table:table-cell office:value-type="float" office:value="3321.80206655338">
                <text:p>3321.802066553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.6275224209999">
                <text:p>11.6275224209999</text:p>
              </table:table-cell>
              <table:table-cell office:value-type="float" office:value="3381.50531881329">
                <text:p>3381.505318813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645658656">
                <text:p>11.645658656</text:p>
              </table:table-cell>
              <table:table-cell office:value-type="float" office:value="3308.29414150636">
                <text:p>3308.294141506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.663297545">
                <text:p>11.663297545</text:p>
              </table:table-cell>
              <table:table-cell office:value-type="float" office:value="3401.57478173116">
                <text:p>3401.57478173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68131503">
                <text:p>11.68131503</text:p>
              </table:table-cell>
              <table:table-cell office:value-type="float" office:value="3330.09851264424">
                <text:p>3330.098512644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6990578259999">
                <text:p>11.6990578259999</text:p>
              </table:table-cell>
              <table:table-cell office:value-type="float" office:value="3381.654165444">
                <text:p>3381.6541654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7171493219998">
                <text:p>11.7171493219998</text:p>
              </table:table-cell>
              <table:table-cell office:value-type="float" office:value="3316.47532079939">
                <text:p>3316.475320799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.7348295649999">
                <text:p>11.7348295649999</text:p>
              </table:table-cell>
              <table:table-cell office:value-type="float" office:value="3393.61851529459">
                <text:p>3393.618515294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7528044449998">
                <text:p>11.7528044449998</text:p>
              </table:table-cell>
              <table:table-cell office:value-type="float" office:value="3337.99168619704">
                <text:p>3337.991686197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7703858339999">
                <text:p>11.7703858339999</text:p>
              </table:table-cell>
              <table:table-cell office:value-type="float" office:value="3412.69964505389">
                <text:p>3412.699645053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.7882456099999">
                <text:p>11.7882456099999</text:p>
              </table:table-cell>
              <table:table-cell office:value-type="float" office:value="3359.5046208823">
                <text:p>3359.50462088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.805862468">
                <text:p>11.805862468</text:p>
              </table:table-cell>
              <table:table-cell office:value-type="float" office:value="3405.8286670429">
                <text:p>3405.82866704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8237972959998">
                <text:p>11.8237972959998</text:p>
              </table:table-cell>
              <table:table-cell office:value-type="float" office:value="3345.44607846223">
                <text:p>3345.446078462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.8415148309998">
                <text:p>11.8415148309998</text:p>
              </table:table-cell>
              <table:table-cell office:value-type="float" office:value="3386.47560171813">
                <text:p>3386.475601718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.8596728369998">
                <text:p>11.8596728369998</text:p>
              </table:table-cell>
              <table:table-cell office:value-type="float" office:value="3304.32757869609">
                <text:p>3304.327578696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.877383133">
                <text:p>11.877383133</text:p>
              </table:table-cell>
              <table:table-cell office:value-type="float" office:value="3387.85980762561">
                <text:p>3387.859807625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89546718">
                <text:p>11.89546718</text:p>
              </table:table-cell>
              <table:table-cell office:value-type="float" office:value="3317.84141016627">
                <text:p>3317.841410166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.913274925">
                <text:p>11.913274925</text:p>
              </table:table-cell>
              <table:table-cell office:value-type="float" office:value="3369.32048386294">
                <text:p>3369.320483862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.9313206909999">
                <text:p>11.9313206909999</text:p>
              </table:table-cell>
              <table:table-cell office:value-type="float" office:value="3324.8796421486">
                <text:p>3324.879642148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.9489534339998">
                <text:p>11.9489534339998</text:p>
              </table:table-cell>
              <table:table-cell office:value-type="float" office:value="3402.76042135167">
                <text:p>3402.760421351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.967022221">
                <text:p>11.967022221</text:p>
              </table:table-cell>
              <table:table-cell office:value-type="float" office:value="3320.64349418805">
                <text:p>3320.643494188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.9847258499999">
                <text:p>11.9847258499999</text:p>
              </table:table-cell>
              <table:table-cell office:value-type="float" office:value="3389.13563994444">
                <text:p>3389.135639944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.002666824">
                <text:p>12.002666824</text:p>
              </table:table-cell>
              <table:table-cell office:value-type="float" office:value="3344.30003630937">
                <text:p>3344.300036309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.020466339">
                <text:p>12.020466339</text:p>
              </table:table-cell>
              <table:table-cell office:value-type="float" office:value="3370.87836382461">
                <text:p>3370.878363824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.0384128339999">
                <text:p>12.0384128339999</text:p>
              </table:table-cell>
              <table:table-cell office:value-type="float" office:value="3343.27120700864">
                <text:p>3343.271207008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0560608369999">
                <text:p>12.0560608369999</text:p>
              </table:table-cell>
              <table:table-cell office:value-type="float" office:value="3399.81809840352">
                <text:p>3399.818098403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0739903009999">
                <text:p>12.0739903009999</text:p>
              </table:table-cell>
              <table:table-cell office:value-type="float" office:value="3346.44694342928">
                <text:p>3346.446943429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.091605284">
                <text:p>12.091605284</text:p>
              </table:table-cell>
              <table:table-cell office:value-type="float" office:value="3406.19119527182">
                <text:p>3406.191195271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.1096131849999">
                <text:p>12.1096131849999</text:p>
              </table:table-cell>
              <table:table-cell office:value-type="float" office:value="3331.87082715914">
                <text:p>3331.870827159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.1273364489998">
                <text:p>12.1273364489998</text:p>
              </table:table-cell>
              <table:table-cell office:value-type="float" office:value="3385.38093211514">
                <text:p>3385.380932115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.1452902359999">
                <text:p>12.1452902359999</text:p>
              </table:table-cell>
              <table:table-cell office:value-type="float" office:value="3341.91332444711">
                <text:p>3341.913324447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.1629156879999">
                <text:p>12.1629156879999</text:p>
              </table:table-cell>
              <table:table-cell office:value-type="float" office:value="3404.16801794239">
                <text:p>3404.168017942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.1808388489999">
                <text:p>12.1808388489999</text:p>
              </table:table-cell>
              <table:table-cell office:value-type="float" office:value="3347.62378131871">
                <text:p>3347.623781318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.198380863">
                <text:p>12.198380863</text:p>
              </table:table-cell>
              <table:table-cell office:value-type="float" office:value="3420.35982866976">
                <text:p>3420.359828669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216259284">
                <text:p>12.216259284</text:p>
              </table:table-cell>
              <table:table-cell office:value-type="float" office:value="3356.00106967361">
                <text:p>3356.001069673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233901975">
                <text:p>12.233901975</text:p>
              </table:table-cell>
              <table:table-cell office:value-type="float" office:value="3400.84174234122">
                <text:p>3400.841742341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.251899981">
                <text:p>12.251899981</text:p>
              </table:table-cell>
              <table:table-cell office:value-type="float" office:value="3333.70263350827">
                <text:p>3333.7026335082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.2696204849999">
                <text:p>12.2696204849999</text:p>
              </table:table-cell>
              <table:table-cell office:value-type="float" office:value="3385.90821119746">
                <text:p>3385.908211197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2875665629999">
                <text:p>12.2875665629999</text:p>
              </table:table-cell>
              <table:table-cell office:value-type="float" office:value="3343.3488921604">
                <text:p>3343.34889216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305150921">
                <text:p>12.305150921</text:p>
              </table:table-cell>
              <table:table-cell office:value-type="float" office:value="3412.12343378844">
                <text:p>3412.123433788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.3231017379999">
                <text:p>12.3231017379999</text:p>
              </table:table-cell>
              <table:table-cell office:value-type="float" office:value="3342.46625099239">
                <text:p>3342.466250992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3405609389999">
                <text:p>12.3405609389999</text:p>
              </table:table-cell>
              <table:table-cell office:value-type="float" office:value="3436.58338086469">
                <text:p>3436.583380864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2.358547069">
                <text:p>12.358547069</text:p>
              </table:table-cell>
              <table:table-cell office:value-type="float" office:value="3335.90383255432">
                <text:p>3335.903832554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3762637709999">
                <text:p>12.3762637709999</text:p>
              </table:table-cell>
              <table:table-cell office:value-type="float" office:value="3386.63482629466">
                <text:p>3386.634826294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.3942385999999">
                <text:p>12.3942385999999</text:p>
              </table:table-cell>
              <table:table-cell office:value-type="float" office:value="3338.00115706842">
                <text:p>3338.001157068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411866447">
                <text:p>12.411866447</text:p>
              </table:table-cell>
              <table:table-cell office:value-type="float" office:value="3403.70551206338">
                <text:p>3403.705512063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.429849869">
                <text:p>12.429849869</text:p>
              </table:table-cell>
              <table:table-cell office:value-type="float" office:value="3336.40616340186">
                <text:p>3336.406163401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447465685">
                <text:p>12.447465685</text:p>
              </table:table-cell>
              <table:table-cell office:value-type="float" office:value="3406.03012656574">
                <text:p>3406.030126565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.465362701">
                <text:p>12.465362701</text:p>
              </table:table-cell>
              <table:table-cell office:value-type="float" office:value="3352.51418448634">
                <text:p>3352.514184486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.4829695579999">
                <text:p>12.4829695579999</text:p>
              </table:table-cell>
              <table:table-cell office:value-type="float" office:value="3407.76323680465">
                <text:p>3407.763236804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.5009318339999">
                <text:p>12.5009318339999</text:p>
              </table:table-cell>
              <table:table-cell office:value-type="float" office:value="3340.33393096833">
                <text:p>3340.333930968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.518512911">
                <text:p>12.518512911</text:p>
              </table:table-cell>
              <table:table-cell office:value-type="float" office:value="3412.76020800418">
                <text:p>3412.760208004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.536439301">
                <text:p>12.536439301</text:p>
              </table:table-cell>
              <table:table-cell office:value-type="float" office:value="3347.02078891201">
                <text:p>3347.020788912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.5540568879999">
                <text:p>12.5540568879999</text:p>
              </table:table-cell>
              <table:table-cell office:value-type="float" office:value="3405.68773693731">
                <text:p>3405.687736937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2.571955831">
                <text:p>12.571955831</text:p>
              </table:table-cell>
              <table:table-cell office:value-type="float" office:value="3352.15325283145">
                <text:p>3352.153252831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2.589451073">
                <text:p>12.589451073</text:p>
              </table:table-cell>
              <table:table-cell office:value-type="float" office:value="3429.50386167941">
                <text:p>3429.503861679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2.6073300159999">
                <text:p>12.6073300159999</text:p>
              </table:table-cell>
              <table:table-cell office:value-type="float" office:value="3355.90308668068">
                <text:p>3355.903086680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.6248041639999">
                <text:p>12.6248041639999</text:p>
              </table:table-cell>
              <table:table-cell office:value-type="float" office:value="3433.64380340224">
                <text:p>3433.643803402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.642737742">
                <text:p>12.642737742</text:p>
              </table:table-cell>
              <table:table-cell office:value-type="float" office:value="3345.67926152987">
                <text:p>3345.6792615298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.6602300679999">
                <text:p>12.6602300679999</text:p>
              </table:table-cell>
              <table:table-cell office:value-type="float" office:value="3430.07556572563">
                <text:p>3430.075565725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.6782493759999">
                <text:p>12.6782493759999</text:p>
              </table:table-cell>
              <table:table-cell office:value-type="float" office:value="3329.76160904351">
                <text:p>3329.761609043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.6959004529999">
                <text:p>12.6959004529999</text:p>
              </table:table-cell>
              <table:table-cell office:value-type="float" office:value="3399.22600757225">
                <text:p>3399.226007572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.7139417399999">
                <text:p>12.7139417399999</text:p>
              </table:table-cell>
              <table:table-cell office:value-type="float" office:value="3325.70508967199">
                <text:p>3325.7050896719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.731620993">
                <text:p>12.731620993</text:p>
              </table:table-cell>
              <table:table-cell office:value-type="float" office:value="3393.8085506029">
                <text:p>3393.80855060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.749430092">
                <text:p>12.749430092</text:p>
              </table:table-cell>
              <table:table-cell office:value-type="float" office:value="3369.06431930607">
                <text:p>3369.064319306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.767068356">
                <text:p>12.767068356</text:p>
              </table:table-cell>
              <table:table-cell office:value-type="float" office:value="3401.6953142385">
                <text:p>3401.69531423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.785128601">
                <text:p>12.785128601</text:p>
              </table:table-cell>
              <table:table-cell office:value-type="float" office:value="3322.21406741435">
                <text:p>3322.214067414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.802713948">
                <text:p>12.802713948</text:p>
              </table:table-cell>
              <table:table-cell office:value-type="float" office:value="3411.93153595007">
                <text:p>3411.931535950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.8206371619999">
                <text:p>12.8206371619999</text:p>
              </table:table-cell>
              <table:table-cell office:value-type="float" office:value="3347.61388221767">
                <text:p>3347.613882217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.8381811029999">
                <text:p>12.8381811029999</text:p>
              </table:table-cell>
              <table:table-cell office:value-type="float" office:value="3419.98414153639">
                <text:p>3419.984141536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.856119264">
                <text:p>12.856119264</text:p>
              </table:table-cell>
              <table:table-cell office:value-type="float" office:value="3344.82447781299">
                <text:p>3344.824477812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2.8736282569998">
                <text:p>12.8736282569998</text:p>
              </table:table-cell>
              <table:table-cell office:value-type="float" office:value="3426.81043966738">
                <text:p>3426.810439667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.8915493349998">
                <text:p>12.8915493349998</text:p>
              </table:table-cell>
              <table:table-cell office:value-type="float" office:value="3348.01288181957">
                <text:p>3348.012881819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9090931189999">
                <text:p>12.9090931189999</text:p>
              </table:table-cell>
              <table:table-cell office:value-type="float" office:value="3420.01474709305">
                <text:p>3420.014747093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9271295619999">
                <text:p>12.9271295619999</text:p>
              </table:table-cell>
              <table:table-cell office:value-type="float" office:value="3326.59826551756">
                <text:p>3326.598265517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9447481909999">
                <text:p>12.9447481909999</text:p>
              </table:table-cell>
              <table:table-cell office:value-type="float" office:value="3405.48631791449">
                <text:p>3405.486317914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9627825509999">
                <text:p>12.9627825509999</text:p>
              </table:table-cell>
              <table:table-cell office:value-type="float" office:value="3326.98249341785">
                <text:p>3326.982493417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9805281069998">
                <text:p>12.9805281069998</text:p>
              </table:table-cell>
              <table:table-cell office:value-type="float" office:value="3381.12821037042">
                <text:p>3381.128210370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99842257">
                <text:p>12.99842257</text:p>
              </table:table-cell>
              <table:table-cell office:value-type="float" office:value="3352.99248708456">
                <text:p>3352.992487084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.015921407">
                <text:p>13.015921407</text:p>
              </table:table-cell>
              <table:table-cell office:value-type="float" office:value="3428.79929678626">
                <text:p>3428.7992967862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.033800297">
                <text:p>13.033800297</text:p>
              </table:table-cell>
              <table:table-cell office:value-type="float" office:value="3355.91303486587">
                <text:p>3355.913034865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.0514292379999">
                <text:p>13.0514292379999</text:p>
              </table:table-cell>
              <table:table-cell office:value-type="float" office:value="3403.49428819311">
                <text:p>3403.494288193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.0693838059999">
                <text:p>13.0693838059999</text:p>
              </table:table-cell>
              <table:table-cell office:value-type="float" office:value="3341.76795564407">
                <text:p>3341.767955644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.0871268619999">
                <text:p>13.0871268619999</text:p>
              </table:table-cell>
              <table:table-cell office:value-type="float" office:value="3381.60461197296">
                <text:p>3381.604611972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.1049489289999">
                <text:p>13.1049489289999</text:p>
              </table:table-cell>
              <table:table-cell office:value-type="float" office:value="3366.6128625826">
                <text:p>3366.61286258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.122463443">
                <text:p>13.122463443</text:p>
              </table:table-cell>
              <table:table-cell office:value-type="float" office:value="3425.73022577268">
                <text:p>3425.730225772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.1402093639999">
                <text:p>13.1402093639999</text:p>
              </table:table-cell>
              <table:table-cell office:value-type="float" office:value="3381.05866696296">
                <text:p>3381.058666962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.1578145029998">
                <text:p>13.1578145029998</text:p>
              </table:table-cell>
              <table:table-cell office:value-type="float" office:value="3408.09578387024">
                <text:p>3408.095783870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.1757169349999">
                <text:p>13.1757169349999</text:p>
              </table:table-cell>
              <table:table-cell office:value-type="float" office:value="3351.49995262688">
                <text:p>3351.499952626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.193388011">
                <text:p>13.193388011</text:p>
              </table:table-cell>
              <table:table-cell office:value-type="float" office:value="3395.37897971939">
                <text:p>3395.378979719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.2114101319999">
                <text:p>13.2114101319999</text:p>
              </table:table-cell>
              <table:table-cell office:value-type="float" office:value="3329.24188005193">
                <text:p>3329.241880051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2290674579999">
                <text:p>13.2290674579999</text:p>
              </table:table-cell>
              <table:table-cell office:value-type="float" office:value="3398.02300754872">
                <text:p>3398.023007548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.2470135879998">
                <text:p>13.2470135879998</text:p>
              </table:table-cell>
              <table:table-cell office:value-type="float" office:value="3343.33920462196">
                <text:p>3343.339204621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.2645608629998">
                <text:p>13.2645608629998</text:p>
              </table:table-cell>
              <table:table-cell office:value-type="float" office:value="3419.33434109302">
                <text:p>3419.334341093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.28240319">
                <text:p>13.28240319</text:p>
              </table:table-cell>
              <table:table-cell office:value-type="float" office:value="3362.79006653589">
                <text:p>3362.790066535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.299900151">
                <text:p>13.299900151</text:p>
              </table:table-cell>
              <table:table-cell office:value-type="float" office:value="3429.16692790129">
                <text:p>3429.166927901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.3177051349999">
                <text:p>13.3177051349999</text:p>
              </table:table-cell>
              <table:table-cell office:value-type="float" office:value="3369.84296084481">
                <text:p>3369.842960844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.3352901179999">
                <text:p>13.3352901179999</text:p>
              </table:table-cell>
              <table:table-cell office:value-type="float" office:value="3412.00216116098">
                <text:p>3412.0021611609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.3530860389999">
                <text:p>13.3530860389999</text:p>
              </table:table-cell>
              <table:table-cell office:value-type="float" office:value="3371.55913425038">
                <text:p>3371.559134250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.3708037299998">
                <text:p>13.3708037299998</text:p>
              </table:table-cell>
              <table:table-cell office:value-type="float" office:value="3386.44578462757">
                <text:p>3386.445784627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.3887447559998">
                <text:p>13.3887447559998</text:p>
              </table:table-cell>
              <table:table-cell office:value-type="float" office:value="3344.29034325818">
                <text:p>3344.290343258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.4063688019999">
                <text:p>13.4063688019999</text:p>
              </table:table-cell>
              <table:table-cell office:value-type="float" office:value="3404.43959348911">
                <text:p>3404.439593489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.4243212859999">
                <text:p>13.4243212859999</text:p>
              </table:table-cell>
              <table:table-cell office:value-type="float" office:value="3342.1558821546">
                <text:p>3342.15588215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.4420088729998">
                <text:p>13.4420088729998</text:p>
              </table:table-cell>
              <table:table-cell office:value-type="float" office:value="3392.20946306317">
                <text:p>3392.209463063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.4598571909999">
                <text:p>13.4598571909999</text:p>
              </table:table-cell>
              <table:table-cell office:value-type="float" office:value="3361.66130612311">
                <text:p>3361.661306123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.477541965">
                <text:p>13.477541965</text:p>
              </table:table-cell>
              <table:table-cell office:value-type="float" office:value="3392.74903934358">
                <text:p>3392.7490393435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.495462418">
                <text:p>13.495462418</text:p>
              </table:table-cell>
              <table:table-cell office:value-type="float" office:value="3348.12964828738">
                <text:p>3348.129648287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.513021255">
                <text:p>13.513021255</text:p>
              </table:table-cell>
              <table:table-cell office:value-type="float" office:value="3417.08280565037">
                <text:p>3417.082805650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.5308205619999">
                <text:p>13.5308205619999</text:p>
              </table:table-cell>
              <table:table-cell office:value-type="float" office:value="3370.91775541155">
                <text:p>3370.917755411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.548404398">
                <text:p>13.548404398</text:p>
              </table:table-cell>
              <table:table-cell office:value-type="float" office:value="3412.22472728414">
                <text:p>3412.224727284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.5663492269998">
                <text:p>13.5663492269998</text:p>
              </table:table-cell>
              <table:table-cell office:value-type="float" office:value="3343.58159671592">
                <text:p>3343.581596715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.5839568649999">
                <text:p>13.5839568649999</text:p>
              </table:table-cell>
              <table:table-cell office:value-type="float" office:value="3407.61208287868">
                <text:p>3407.6120828786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.6019171619998">
                <text:p>13.6019171619998</text:p>
              </table:table-cell>
              <table:table-cell office:value-type="float" office:value="3340.70199396945">
                <text:p>3340.7019939694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.6195250619999">
                <text:p>13.6195250619999</text:p>
              </table:table-cell>
              <table:table-cell office:value-type="float" office:value="3407.56137869353">
                <text:p>3407.561378693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.6373960349999">
                <text:p>13.6373960349999</text:p>
              </table:table-cell>
              <table:table-cell office:value-type="float" office:value="3357.39973418116">
                <text:p>3357.399734181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6550269559998">
                <text:p>13.6550269559998</text:p>
              </table:table-cell>
              <table:table-cell office:value-type="float" office:value="3403.11206660528">
                <text:p>3403.112066605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.6728779809998">
                <text:p>13.6728779809998</text:p>
              </table:table-cell>
              <table:table-cell office:value-type="float" office:value="3361.15153050923">
                <text:p>3361.151530509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.690342547">
                <text:p>13.690342547</text:p>
              </table:table-cell>
              <table:table-cell office:value-type="float" office:value="3435.52768499433">
                <text:p>3435.527684994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.7082724269999">
                <text:p>13.7082724269999</text:p>
              </table:table-cell>
              <table:table-cell office:value-type="float" office:value="3346.369300876">
                <text:p>3346.3693008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7258964719999">
                <text:p>13.7258964719999</text:p>
              </table:table-cell>
              <table:table-cell office:value-type="float" office:value="3404.43978665723">
                <text:p>3404.439786657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.743716039">
                <text:p>13.743716039</text:p>
              </table:table-cell>
              <table:table-cell office:value-type="float" office:value="3367.08518224917">
                <text:p>3367.085182249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.7613024799998">
                <text:p>13.7613024799998</text:p>
              </table:table-cell>
              <table:table-cell office:value-type="float" office:value="3411.71928991261">
                <text:p>3411.719289912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.779096474">
                <text:p>13.779096474</text:p>
              </table:table-cell>
              <table:table-cell office:value-type="float" office:value="3371.92425710987">
                <text:p>3371.9242571098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.7967065089999">
                <text:p>13.7967065089999</text:p>
              </table:table-cell>
              <table:table-cell office:value-type="float" office:value="3407.14825382977">
                <text:p>3407.1482538297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8146155039999">
                <text:p>13.8146155039999</text:p>
              </table:table-cell>
              <table:table-cell office:value-type="float" office:value="3350.27174892272">
                <text:p>3350.271748922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8322223609998">
                <text:p>13.8322223609998</text:p>
              </table:table-cell>
              <table:table-cell office:value-type="float" office:value="3407.76323680465">
                <text:p>3407.7632368046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85017995">
                <text:p>13.85017995</text:p>
              </table:table-cell>
              <table:table-cell office:value-type="float" office:value="3341.20577096738">
                <text:p>3341.205770967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8679041519999">
                <text:p>13.8679041519999</text:p>
              </table:table-cell>
              <table:table-cell office:value-type="float" office:value="3385.20177101095">
                <text:p>3385.201771010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885830594">
                <text:p>13.885830594</text:p>
              </table:table-cell>
              <table:table-cell office:value-type="float" office:value="3347.01108004041">
                <text:p>3347.011080040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903490577">
                <text:p>13.903490577</text:p>
              </table:table-cell>
              <table:table-cell office:value-type="float" office:value="3397.51176432256">
                <text:p>3397.511764322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9213131649999">
                <text:p>13.9213131649999</text:p>
              </table:table-cell>
              <table:table-cell office:value-type="float" office:value="3366.5144478561">
                <text:p>3366.51444785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938876169">
                <text:p>13.938876169</text:p>
              </table:table-cell>
              <table:table-cell office:value-type="float" office:value="3416.27206825047">
                <text:p>3416.272068250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956581725">
                <text:p>13.956581725</text:p>
              </table:table-cell>
              <table:table-cell office:value-type="float" office:value="3388.76678032401">
                <text:p>3388.766780324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9740901969999">
                <text:p>13.9740901969999</text:p>
              </table:table-cell>
              <table:table-cell office:value-type="float" office:value="3426.91241133333">
                <text:p>3426.912411333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9919685139998">
                <text:p>13.9919685139998</text:p>
              </table:table-cell>
              <table:table-cell office:value-type="float" office:value="3356.0205918823">
                <text:p>3356.02059188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.0096351119998">
                <text:p>14.0096351119998</text:p>
              </table:table-cell>
              <table:table-cell office:value-type="float" office:value="3396.23961557184">
                <text:p>3396.239615571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.0275363459998">
                <text:p>14.0275363459998</text:p>
              </table:table-cell>
              <table:table-cell office:value-type="float" office:value="3351.72424426825">
                <text:p>3351.724244268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.0451854429998">
                <text:p>14.0451854429998</text:p>
              </table:table-cell>
              <table:table-cell office:value-type="float" office:value="3399.60735668172">
                <text:p>3399.6073566817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.0631187089998">
                <text:p>14.0631187089998</text:p>
              </table:table-cell>
              <table:table-cell office:value-type="float" office:value="3345.73746912581">
                <text:p>3345.737469125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.0808447339998">
                <text:p>14.0808447339998</text:p>
              </table:table-cell>
              <table:table-cell office:value-type="float" office:value="3384.85362623567">
                <text:p>3384.853626235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.0987520619999">
                <text:p>14.0987520619999</text:p>
              </table:table-cell>
              <table:table-cell office:value-type="float" office:value="3350.58362697614">
                <text:p>3350.583626976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.11642392">
                <text:p>14.11642392</text:p>
              </table:table-cell>
              <table:table-cell office:value-type="float" office:value="3395.22873031861">
                <text:p>3395.2287303186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.1344410919999">
                <text:p>14.1344410919999</text:p>
              </table:table-cell>
              <table:table-cell office:value-type="float" office:value="3330.15636418549">
                <text:p>3330.1563641854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.151991856">
                <text:p>14.151991856</text:p>
              </table:table-cell>
              <table:table-cell office:value-type="float" office:value="3418.65459529518">
                <text:p>3418.654595295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.1699459029999">
                <text:p>14.1699459029999</text:p>
              </table:table-cell>
              <table:table-cell office:value-type="float" office:value="3341.86492886065">
                <text:p>3341.864928860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.1874835409999">
                <text:p>14.1874835409999</text:p>
              </table:table-cell>
              <table:table-cell office:value-type="float" office:value="3421.21327854561">
                <text:p>3421.213278545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2053256079998">
                <text:p>14.2053256079998</text:p>
              </table:table-cell>
              <table:table-cell office:value-type="float" office:value="3362.83907016932">
                <text:p>3362.839070169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.222931841">
                <text:p>14.222931841</text:p>
              </table:table-cell>
              <table:table-cell office:value-type="float" office:value="3407.88401468298">
                <text:p>3407.884014682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.2409569299998">
                <text:p>14.2409569299998</text:p>
              </table:table-cell>
              <table:table-cell office:value-type="float" office:value="3328.69368914612">
                <text:p>3328.693689146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.2585496729998">
                <text:p>14.2585496729998</text:p>
              </table:table-cell>
              <table:table-cell office:value-type="float" office:value="3410.49715782933">
                <text:p>3410.497157829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.276400855">
                <text:p>14.276400855</text:p>
              </table:table-cell>
              <table:table-cell office:value-type="float" office:value="3361.12196936737">
                <text:p>3361.121969367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2939848479998">
                <text:p>14.2939848479998</text:p>
              </table:table-cell>
              <table:table-cell office:value-type="float" office:value="3412.19426103726">
                <text:p>3412.194261037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.311866863">
                <text:p>14.311866863</text:p>
              </table:table-cell>
              <table:table-cell office:value-type="float" office:value="3355.3265669129">
                <text:p>3355.32656691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.329461846">
                <text:p>14.329461846</text:p>
              </table:table-cell>
              <table:table-cell office:value-type="float" office:value="3410.06297079487">
                <text:p>3410.062970794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.347416778">
                <text:p>14.347416778</text:p>
              </table:table-cell>
              <table:table-cell office:value-type="float" office:value="3341.70020804196">
                <text:p>3341.700208041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.3649819689999">
                <text:p>14.3649819689999</text:p>
              </table:table-cell>
              <table:table-cell office:value-type="float" office:value="3415.84671640237">
                <text:p>3415.846716402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382893984">
                <text:p>14.382893984</text:p>
              </table:table-cell>
              <table:table-cell office:value-type="float" office:value="3349.70688667298">
                <text:p>3349.7068866729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.400434852">
                <text:p>14.400434852</text:p>
              </table:table-cell>
              <table:table-cell office:value-type="float" office:value="3420.58329155123">
                <text:p>3420.583291551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.4182838469999">
                <text:p>14.4182838469999</text:p>
              </table:table-cell>
              <table:table-cell office:value-type="float" office:value="3361.53380066237">
                <text:p>3361.5338006623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.4357825269999">
                <text:p>14.4357825269999</text:p>
              </table:table-cell>
              <table:table-cell office:value-type="float" office:value="3428.83006032122">
                <text:p>3428.830060321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4535998019999">
                <text:p>14.4535998019999</text:p>
              </table:table-cell>
              <table:table-cell office:value-type="float" office:value="3367.51832140998">
                <text:p>3367.518321409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.4711825969998">
                <text:p>14.4711825969998</text:p>
              </table:table-cell>
              <table:table-cell office:value-type="float" office:value="3412.42675013617">
                <text:p>3412.426750136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489061644">
                <text:p>14.489061644</text:p>
              </table:table-cell>
              <table:table-cell office:value-type="float" office:value="3355.88356579635">
                <text:p>3355.883565796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.5065827199999">
                <text:p>14.5065827199999</text:p>
              </table:table-cell>
              <table:table-cell office:value-type="float" office:value="3424.44722004846">
                <text:p>3424.447220048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.5245718189999">
                <text:p>14.5245718189999</text:p>
              </table:table-cell>
              <table:table-cell office:value-type="float" office:value="3335.35326032113">
                <text:p>3335.353260321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.5420565929999">
                <text:p>14.5420565929999</text:p>
              </table:table-cell>
              <table:table-cell office:value-type="float" office:value="3431.55707932575">
                <text:p>3431.557079325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.5599743369999">
                <text:p>14.5599743369999</text:p>
              </table:table-cell>
              <table:table-cell office:value-type="float" office:value="3348.63585505193">
                <text:p>3348.6358550519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.5775652569998">
                <text:p>14.5775652569998</text:p>
              </table:table-cell>
              <table:table-cell office:value-type="float" office:value="3410.85059792694">
                <text:p>3410.850597926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.5953926369998">
                <text:p>14.5953926369998</text:p>
              </table:table-cell>
              <table:table-cell office:value-type="float" office:value="3365.60952871907">
                <text:p>3365.609528719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.6129941299998">
                <text:p>14.6129941299998</text:p>
              </table:table-cell>
              <table:table-cell office:value-type="float" office:value="3408.80174198293">
                <text:p>3408.801741982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.6309481769999">
                <text:p>14.6309481769999</text:p>
              </table:table-cell>
              <table:table-cell office:value-type="float" office:value="3341.86492881833">
                <text:p>3341.864928818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.648557431">
                <text:p>14.648557431</text:p>
              </table:table-cell>
              <table:table-cell office:value-type="float" office:value="3407.29936656483">
                <text:p>3407.299366564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.6665205919999">
                <text:p>14.6665205919999</text:p>
              </table:table-cell>
              <table:table-cell office:value-type="float" office:value="3340.16936107967">
                <text:p>3340.169361079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.684054845">
                <text:p>14.684054845</text:p>
              </table:table-cell>
              <table:table-cell office:value-type="float" office:value="3421.87374618033">
                <text:p>3421.873746180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7020282149999">
                <text:p>14.7020282149999</text:p>
              </table:table-cell>
              <table:table-cell office:value-type="float" office:value="3338.27212148938">
                <text:p>3338.272121489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7196185619998">
                <text:p>14.7196185619998</text:p>
              </table:table-cell>
              <table:table-cell office:value-type="float" office:value="3410.96170532371">
                <text:p>3410.961705323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737435734">
                <text:p>14.737435734</text:p>
              </table:table-cell>
              <table:table-cell office:value-type="float" office:value="3367.53778879693">
                <text:p>3367.537788796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755046237">
                <text:p>14.755046237</text:p>
              </table:table-cell>
              <table:table-cell office:value-type="float" office:value="3407.05770868389">
                <text:p>3407.057708683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773003045">
                <text:p>14.773003045</text:p>
              </table:table-cell>
              <table:table-cell office:value-type="float" office:value="3341.35109090507">
                <text:p>3341.351090905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7905535479999">
                <text:p>14.7905535479999</text:p>
              </table:table-cell>
              <table:table-cell office:value-type="float" office:value="3418.70543540604">
                <text:p>3418.705435406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808293219">
                <text:p>14.808293219</text:p>
              </table:table-cell>
              <table:table-cell office:value-type="float" office:value="3382.24987372968">
                <text:p>3382.249873729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8257096069999">
                <text:p>14.8257096069999</text:p>
              </table:table-cell>
              <table:table-cell office:value-type="float" office:value="3445.03119707368">
                <text:p>3445.0311970736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8435286009999">
                <text:p>14.8435286009999</text:p>
              </table:table-cell>
              <table:table-cell office:value-type="float" office:value="3367.19345660387">
                <text:p>3367.193456603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861233376">
                <text:p>14.861233376</text:p>
              </table:table-cell>
              <table:table-cell office:value-type="float" office:value="3388.91626692324">
                <text:p>3388.916266923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8791871619999">
                <text:p>14.8791871619999</text:p>
              </table:table-cell>
              <table:table-cell office:value-type="float" office:value="3341.91351062722">
                <text:p>3341.913510627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8968921449998">
                <text:p>14.8968921449998</text:p>
              </table:table-cell>
              <table:table-cell office:value-type="float" office:value="3388.87645360832">
                <text:p>3388.876453608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9147977549999">
                <text:p>14.9147977549999</text:p>
              </table:table-cell>
              <table:table-cell office:value-type="float" office:value="3350.90510738048">
                <text:p>3350.9051073804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932423258">
                <text:p>14.932423258</text:p>
              </table:table-cell>
              <table:table-cell office:value-type="float" office:value="3404.15816783741">
                <text:p>3404.158167837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9502518879999">
                <text:p>14.9502518879999</text:p>
              </table:table-cell>
              <table:table-cell office:value-type="float" office:value="3365.37355928089">
                <text:p>3365.373559280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9677970789999">
                <text:p>14.9677970789999</text:p>
              </table:table-cell>
              <table:table-cell office:value-type="float" office:value="3419.74048616274">
                <text:p>3419.7404861627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9855707079998">
                <text:p>14.9855707079998</text:p>
              </table:table-cell>
              <table:table-cell office:value-type="float" office:value="3375.78780338456">
                <text:p>3375.787803384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.003253868">
                <text:p>15.003253868</text:p>
              </table:table-cell>
              <table:table-cell office:value-type="float" office:value="3393.05870667093">
                <text:p>3393.058706670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.0211990609998">
                <text:p>15.0211990609998</text:p>
              </table:table-cell>
              <table:table-cell office:value-type="float" office:value="3343.51377555878">
                <text:p>3343.513775558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.0387656579999">
                <text:p>15.0387656579999</text:p>
              </table:table-cell>
              <table:table-cell office:value-type="float" office:value="3415.57331792038">
                <text:p>3415.573317920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.0567061629999">
                <text:p>15.0567061629999</text:p>
              </table:table-cell>
              <table:table-cell office:value-type="float" office:value="3344.38746288174">
                <text:p>3344.387462881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.0743894799998">
                <text:p>15.0743894799998</text:p>
              </table:table-cell>
              <table:table-cell office:value-type="float" office:value="3393.02858171122">
                <text:p>3393.028581711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.092328683">
                <text:p>15.092328683</text:p>
              </table:table-cell>
              <table:table-cell office:value-type="float" office:value="3344.63019340063">
                <text:p>3344.630193400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.1099093939999">
                <text:p>15.1099093939999</text:p>
              </table:table-cell>
              <table:table-cell office:value-type="float" office:value="3412.831255813">
                <text:p>3412.8312558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.1277922949998">
                <text:p>15.1277922949998</text:p>
              </table:table-cell>
              <table:table-cell office:value-type="float" office:value="3355.16032887266">
                <text:p>3355.160328872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.1453557149998">
                <text:p>15.1453557149998</text:p>
              </table:table-cell>
              <table:table-cell office:value-type="float" office:value="3416.19115183957">
                <text:p>3416.191151839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.1631616359998">
                <text:p>15.1631616359998</text:p>
              </table:table-cell>
              <table:table-cell office:value-type="float" office:value="3369.66562976626">
                <text:p>3369.6656297662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.1807197439998">
                <text:p>15.1807197439998</text:p>
              </table:table-cell>
              <table:table-cell office:value-type="float" office:value="3417.22468047184">
                <text:p>3417.224680471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.1984699349998">
                <text:p>15.1984699349998</text:p>
              </table:table-cell>
              <table:table-cell office:value-type="float" office:value="3380.24531679599">
                <text:p>3380.2453167959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.2159176779999">
                <text:p>15.2159176779999</text:p>
              </table:table-cell>
              <table:table-cell office:value-type="float" office:value="3438.84019840476">
                <text:p>3438.840198404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.2337868279999">
                <text:p>15.2337868279999</text:p>
              </table:table-cell>
              <table:table-cell office:value-type="float" office:value="3357.74225410381">
                <text:p>3357.7422541038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.2514621759999">
                <text:p>15.2514621759999</text:p>
              </table:table-cell>
              <table:table-cell office:value-type="float" office:value="3394.55834193254">
                <text:p>3394.558341932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.269295285">
                <text:p>15.269295285</text:p>
              </table:table-cell>
              <table:table-cell office:value-type="float" office:value="3364.52830517014">
                <text:p>3364.528305170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.2868805799999">
                <text:p>15.2868805799999</text:p>
              </table:table-cell>
              <table:table-cell office:value-type="float" office:value="3411.94162511212">
                <text:p>3411.941625112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.3047357199998">
                <text:p>15.3047357199998</text:p>
              </table:table-cell>
              <table:table-cell office:value-type="float" office:value="3360.37689988479">
                <text:p>3360.3768998847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.3222781499999">
                <text:p>15.3222781499999</text:p>
              </table:table-cell>
              <table:table-cell office:value-type="float" office:value="3420.27871850329">
                <text:p>3420.278718503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.340094124">
                <text:p>15.340094124</text:p>
              </table:table-cell>
              <table:table-cell office:value-type="float" office:value="3367.76423223949">
                <text:p>3367.7642322394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.3576670749999">
                <text:p>15.3576670749999</text:p>
              </table:table-cell>
              <table:table-cell office:value-type="float" office:value="3414.33832031245">
                <text:p>3414.338320312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.3756904449999">
                <text:p>15.3756904449999</text:p>
              </table:table-cell>
              <table:table-cell office:value-type="float" office:value="3329.01116716109">
                <text:p>3329.011167161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.3932371459998">
                <text:p>15.3932371459998</text:p>
              </table:table-cell>
              <table:table-cell office:value-type="float" office:value="3419.44619677159">
                <text:p>3419.446196771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.4113057769998">
                <text:p>15.4113057769998</text:p>
              </table:table-cell>
              <table:table-cell office:value-type="float" office:value="3320.67216381704">
                <text:p>3320.672163817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.4288601869998">
                <text:p>15.4288601869998</text:p>
              </table:table-cell>
              <table:table-cell office:value-type="float" office:value="3417.94455068507">
                <text:p>3417.944550685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.446703973">
                <text:p>15.446703973</text:p>
              </table:table-cell>
              <table:table-cell office:value-type="float" office:value="3362.51510746531">
                <text:p>3362.5151074653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.4641792149998">
                <text:p>15.4641792149998</text:p>
              </table:table-cell>
              <table:table-cell office:value-type="float" office:value="3433.4288475446">
                <text:p>3433.42884754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.481981959">
                <text:p>15.481981959</text:p>
              </table:table-cell>
              <table:table-cell office:value-type="float" office:value="3370.26696555579">
                <text:p>3370.266965555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.4995365249999">
                <text:p>15.4995365249999</text:p>
              </table:table-cell>
              <table:table-cell office:value-type="float" office:value="3417.91417686944">
                <text:p>3417.914176869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.517385051">
                <text:p>15.517385051</text:p>
              </table:table-cell>
              <table:table-cell office:value-type="float" office:value="3361.62213057435">
                <text:p>3361.622130574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.534962273">
                <text:p>15.534962273</text:p>
              </table:table-cell>
              <table:table-cell office:value-type="float" office:value="3413.50868755031">
                <text:p>3413.508687550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.55289309">
                <text:p>15.55289309</text:p>
              </table:table-cell>
              <table:table-cell office:value-type="float" office:value="3346.19443163531">
                <text:p>3346.194431635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.570393281">
                <text:p>15.570393281</text:p>
              </table:table-cell>
              <table:table-cell office:value-type="float" office:value="3428.53400858075">
                <text:p>3428.534008580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.588350088">
                <text:p>15.588350088</text:p>
              </table:table-cell>
              <table:table-cell office:value-type="float" office:value="3341.35127698023">
                <text:p>3341.351276980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.6058202269999">
                <text:p>15.6058202269999</text:p>
              </table:table-cell>
              <table:table-cell office:value-type="float" office:value="3434.43174667087">
                <text:p>3434.431746670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.6237435439998">
                <text:p>15.6237435439998</text:p>
              </table:table-cell>
              <table:table-cell office:value-type="float" office:value="3347.59464446222">
                <text:p>3347.5946444622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.6411972239998">
                <text:p>15.6411972239998</text:p>
              </table:table-cell>
              <table:table-cell office:value-type="float" office:value="3437.67045115654">
                <text:p>3437.670451156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.6591436669999">
                <text:p>15.6591436669999</text:p>
              </table:table-cell>
              <table:table-cell office:value-type="float" office:value="3343.28089415303">
                <text:p>3343.280894153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.676602711">
                <text:p>15.676602711</text:p>
              </table:table-cell>
              <table:table-cell office:value-type="float" office:value="3436.61428423801">
                <text:p>3436.614284238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.694463008">
                <text:p>15.694463008</text:p>
              </table:table-cell>
              <table:table-cell office:value-type="float" office:value="3359.40662129528">
                <text:p>3359.406621295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.7121108029999">
                <text:p>15.7121108029999</text:p>
              </table:table-cell>
              <table:table-cell office:value-type="float" office:value="3399.85816926881">
                <text:p>3399.858169268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.72994537">
                <text:p>15.72994537</text:p>
              </table:table-cell>
              <table:table-cell office:value-type="float" office:value="3364.25325041765">
                <text:p>3364.2532504176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.747597436">
                <text:p>15.747597436</text:p>
              </table:table-cell>
              <table:table-cell office:value-type="float" office:value="3399.03555765427">
                <text:p>3399.035557654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.7654703369999">
                <text:p>15.7654703369999</text:p>
              </table:table-cell>
              <table:table-cell office:value-type="float" office:value="3357.03756207639">
                <text:p>3357.0375620763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.7830765699998">
                <text:p>15.7830765699998</text:p>
              </table:table-cell>
              <table:table-cell office:value-type="float" office:value="3407.88401472699">
                <text:p>3407.884014726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8009255119998">
                <text:p>15.8009255119998</text:p>
              </table:table-cell>
              <table:table-cell office:value-type="float" office:value="3361.54378225881">
                <text:p>3361.543782258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818401536">
                <text:p>15.818401536</text:p>
              </table:table-cell>
              <table:table-cell office:value-type="float" office:value="3433.27521176166">
                <text:p>3433.275211761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.8361071439999">
                <text:p>15.8361071439999</text:p>
              </table:table-cell>
              <table:table-cell office:value-type="float" office:value="3388.75682779654">
                <text:p>3388.756827796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.8535982199999">
                <text:p>15.8535982199999</text:p>
              </table:table-cell>
              <table:table-cell office:value-type="float" office:value="3430.32069611949">
                <text:p>3430.320696119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.8714080989998">
                <text:p>15.8714080989998</text:p>
              </table:table-cell>
              <table:table-cell office:value-type="float" office:value="3368.91676805345">
                <text:p>3368.916768053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8889618839999">
                <text:p>15.8889618839999</text:p>
              </table:table-cell>
              <table:table-cell office:value-type="float" office:value="3418.06624610804">
                <text:p>3418.0662461080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9067563469998">
                <text:p>15.9067563469998</text:p>
              </table:table-cell>
              <table:table-cell office:value-type="float" office:value="3371.83538497854">
                <text:p>3371.835384978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924302787">
                <text:p>15.924302787</text:p>
              </table:table-cell>
              <table:table-cell office:value-type="float" office:value="3419.49706034115">
                <text:p>3419.497060341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942168501">
                <text:p>15.942168501</text:p>
              </table:table-cell>
              <table:table-cell office:value-type="float" office:value="3358.38802748452">
                <text:p>3358.3880274845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.9595975969999">
                <text:p>15.9595975969999</text:p>
              </table:table-cell>
              <table:table-cell office:value-type="float" office:value="3442.51933665342">
                <text:p>3442.519336653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9773836219999">
                <text:p>15.9773836219999</text:p>
              </table:table-cell>
              <table:table-cell office:value-type="float" office:value="3373.43504238514">
                <text:p>3373.435042385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.9949554799998">
                <text:p>15.9949554799998</text:p>
              </table:table-cell>
              <table:table-cell office:value-type="float" office:value="3414.55069807642">
                <text:p>3414.5506980764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.0127952549999">
                <text:p>16.0127952549999</text:p>
              </table:table-cell>
              <table:table-cell office:value-type="float" office:value="3363.27111747302">
                <text:p>3363.271117473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.0302966959998">
                <text:p>16.0302966959998</text:p>
              </table:table-cell>
              <table:table-cell office:value-type="float" office:value="3428.28913346432">
                <text:p>3428.289133464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.04821642">
                <text:p>16.04821642</text:p>
              </table:table-cell>
              <table:table-cell office:value-type="float" office:value="3348.26585495124">
                <text:p>3348.265854951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.065778746">
                <text:p>16.065778746</text:p>
              </table:table-cell>
              <table:table-cell office:value-type="float" office:value="3416.40395470013">
                <text:p>3416.403954700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.0835829999999">
                <text:p>16.0835829999999</text:p>
              </table:table-cell>
              <table:table-cell office:value-type="float" office:value="3369.98112925093">
                <text:p>3369.9811292509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.1011440769998">
                <text:p>16.1011440769998</text:p>
              </table:table-cell>
              <table:table-cell office:value-type="float" office:value="3416.64694027941">
                <text:p>3416.646940279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.118934737">
                <text:p>16.118934737</text:p>
              </table:table-cell>
              <table:table-cell office:value-type="float" office:value="3372.55616145861">
                <text:p>3372.556161458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.1365365949998">
                <text:p>16.1365365949998</text:p>
              </table:table-cell>
              <table:table-cell office:value-type="float" office:value="3408.73105558841">
                <text:p>3408.7310555884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.154455954">
                <text:p>16.154455954</text:p>
              </table:table-cell>
              <table:table-cell office:value-type="float" office:value="3348.33405588716">
                <text:p>3348.334055887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.1720438539999">
                <text:p>16.1720438539999</text:p>
              </table:table-cell>
              <table:table-cell office:value-type="float" office:value="3411.43627155608">
                <text:p>3411.436271556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.1897885239998">
                <text:p>16.1897885239998</text:p>
              </table:table-cell>
              <table:table-cell office:value-type="float" office:value="3381.29703173671">
                <text:p>3381.297031736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.2072937149999">
                <text:p>16.2072937149999</text:p>
              </table:table-cell>
              <table:table-cell office:value-type="float" office:value="3427.55471790124">
                <text:p>3427.55471790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.225198074">
                <text:p>16.225198074</text:p>
              </table:table-cell>
              <table:table-cell office:value-type="float" office:value="3351.13923931159">
                <text:p>3351.1392393115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.2426580039999">
                <text:p>16.2426580039999</text:p>
              </table:table-cell>
              <table:table-cell office:value-type="float" office:value="3436.43989411667">
                <text:p>3436.439894116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.260572467">
                <text:p>16.260572467</text:p>
              </table:table-cell>
              <table:table-cell office:value-type="float" office:value="3349.24915134673">
                <text:p>3349.249151346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.2781332309999">
                <text:p>16.2781332309999</text:p>
              </table:table-cell>
              <table:table-cell office:value-type="float" office:value="3416.70783801915">
                <text:p>3416.707838019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.2961301429998">
                <text:p>16.2961301429998</text:p>
              </table:table-cell>
              <table:table-cell office:value-type="float" office:value="3333.90528331673">
                <text:p>3333.905283316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.313664969">
                <text:p>16.313664969</text:p>
              </table:table-cell>
              <table:table-cell office:value-type="float" office:value="3421.76192676859">
                <text:p>3421.7619267685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.331437973">
                <text:p>16.331437973</text:p>
              </table:table-cell>
              <table:table-cell office:value-type="float" office:value="3375.90651529864">
                <text:p>3375.906515298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.348975143">
                <text:p>16.348975143</text:p>
              </table:table-cell>
              <table:table-cell office:value-type="float" office:value="3421.30457765461">
                <text:p>3421.3045776546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.36665023">
                <text:p>16.36665023</text:p>
              </table:table-cell>
              <table:table-cell office:value-type="float" office:value="3394.6084678312">
                <text:p>3394.60846783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.3840881809999">
                <text:p>16.3840881809999</text:p>
              </table:table-cell>
              <table:table-cell office:value-type="float" office:value="3440.77122365327">
                <text:p>3440.771223653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.4018702999999">
                <text:p>16.4018702999999</text:p>
              </table:table-cell>
              <table:table-cell office:value-type="float" office:value="3374.17604729725">
                <text:p>3374.176047297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.4192946569999">
                <text:p>16.4192946569999</text:p>
              </table:table-cell>
              <table:table-cell office:value-type="float" office:value="3443.45561790677">
                <text:p>3443.455617906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.4370823489999">
                <text:p>16.4370823489999</text:p>
              </table:table-cell>
              <table:table-cell office:value-type="float" office:value="3373.11889592802">
                <text:p>3373.118895928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.4546673309999">
                <text:p>16.4546673309999</text:p>
              </table:table-cell>
              <table:table-cell office:value-type="float" office:value="3412.00235518826">
                <text:p>3412.002355188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.472530284">
                <text:p>16.472530284</text:p>
              </table:table-cell>
              <table:table-cell office:value-type="float" office:value="3358.90711909414">
                <text:p>3358.907119094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.4901372979998">
                <text:p>16.4901372979998</text:p>
              </table:table-cell>
              <table:table-cell office:value-type="float" office:value="3407.73285013068">
                <text:p>3407.732850130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.508020928">
                <text:p>16.508020928</text:p>
              </table:table-cell>
              <table:table-cell office:value-type="float" office:value="3355.02356062629">
                <text:p>3355.023560626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.525595181">
                <text:p>16.525595181</text:p>
              </table:table-cell>
              <table:table-cell office:value-type="float" office:value="3414.08536681072">
                <text:p>3414.0853668107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.543425998">
                <text:p>16.543425998</text:p>
              </table:table-cell>
              <table:table-cell office:value-type="float" office:value="3364.96078670919">
                <text:p>3364.960786709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.5609876999999">
                <text:p>16.5609876999999</text:p>
              </table:table-cell>
              <table:table-cell office:value-type="float" office:value="3416.52534589843">
                <text:p>3416.525345898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.5787052869998">
                <text:p>16.5787052869998</text:p>
              </table:table-cell>
              <table:table-cell office:value-type="float" office:value="3386.46566264409">
                <text:p>3386.465662644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.5962269879999">
                <text:p>16.5962269879999</text:p>
              </table:table-cell>
              <table:table-cell office:value-type="float" office:value="3424.32506979393">
                <text:p>3424.325069793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.614049003">
                <text:p>16.614049003</text:p>
              </table:table-cell>
              <table:table-cell office:value-type="float" office:value="3366.6226854645">
                <text:p>3366.62268546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.6315078389998">
                <text:p>16.6315078389998</text:p>
              </table:table-cell>
              <table:table-cell office:value-type="float" office:value="3436.65522721995">
                <text:p>3436.655227219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.649242666">
                <text:p>16.649242666</text:p>
              </table:table-cell>
              <table:table-cell office:value-type="float" office:value="3383.17368415973">
                <text:p>3383.1736841597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.66686093">
                <text:p>16.66686093</text:p>
              </table:table-cell>
              <table:table-cell office:value-type="float" office:value="3405.55686984425">
                <text:p>3405.556869844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.684602997">
                <text:p>16.684602997</text:p>
              </table:table-cell>
              <table:table-cell office:value-type="float" office:value="3381.79311351349">
                <text:p>3381.7931135134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.7021267289999">
                <text:p>16.7021267289999</text:p>
              </table:table-cell>
              <table:table-cell office:value-type="float" office:value="3423.92819064424">
                <text:p>3423.928190644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.719991557">
                <text:p>16.719991557</text:p>
              </table:table-cell>
              <table:table-cell office:value-type="float" office:value="3358.55458557469">
                <text:p>3358.554585574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.7374575289998">
                <text:p>16.7374575289998</text:p>
              </table:table-cell>
              <table:table-cell office:value-type="float" office:value="3435.25112719178">
                <text:p>3435.251127191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.7553867319998">
                <text:p>16.7553867319998</text:p>
              </table:table-cell>
              <table:table-cell office:value-type="float" office:value="3346.4956585086">
                <text:p>3346.49565850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.7729673909998">
                <text:p>16.7729673909998</text:p>
              </table:table-cell>
              <table:table-cell office:value-type="float" office:value="3412.84135025261">
                <text:p>3412.841350252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.7909375839999">
                <text:p>16.7909375839999</text:p>
              </table:table-cell>
              <table:table-cell office:value-type="float" office:value="3338.86230379564">
                <text:p>3338.862303795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.8083968889998">
                <text:p>16.8083968889998</text:p>
              </table:table-cell>
              <table:table-cell office:value-type="float" office:value="3436.56291017485">
                <text:p>3436.562910174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.826264217">
                <text:p>16.826264217</text:p>
              </table:table-cell>
              <table:table-cell office:value-type="float" office:value="3358.08465593465">
                <text:p>3358.084655934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.843686594">
                <text:p>16.843686594</text:p>
              </table:table-cell>
              <table:table-cell office:value-type="float" office:value="3443.84695612953">
                <text:p>3443.846956129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.86152111">
                <text:p>16.86152111</text:p>
              </table:table-cell>
              <table:table-cell office:value-type="float" office:value="3364.26287094204">
                <text:p>3364.2628709420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.8788893199999">
                <text:p>16.8788893199999</text:p>
              </table:table-cell>
              <table:table-cell office:value-type="float" office:value="3454.5874330451">
                <text:p>3454.58743304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.8966987829999">
                <text:p>16.8966987829999</text:p>
              </table:table-cell>
              <table:table-cell office:value-type="float" office:value="3368.99546043785">
                <text:p>3368.9954604378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.9142598589999">
                <text:p>16.9142598589999</text:p>
              </table:table-cell>
              <table:table-cell office:value-type="float" office:value="3416.6471348353">
                <text:p>3416.64713483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.9320517179999">
                <text:p>16.9320517179999</text:p>
              </table:table-cell>
              <table:table-cell office:value-type="float" office:value="3372.3288836767">
                <text:p>3372.32888367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.9495841999999">
                <text:p>16.9495841999999</text:p>
              </table:table-cell>
              <table:table-cell office:value-type="float" office:value="3422.21939826163">
                <text:p>3422.219398261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.9673482979999">
                <text:p>16.9673482979999</text:p>
              </table:table-cell>
              <table:table-cell office:value-type="float" office:value="3377.59902021784">
                <text:p>3377.599020217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.984922291">
                <text:p>16.984922291</text:p>
              </table:table-cell>
              <table:table-cell office:value-type="float" office:value="3414.13587679574">
                <text:p>3414.1358767957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.002753577">
                <text:p>17.002753577</text:p>
              </table:table-cell>
              <table:table-cell office:value-type="float" office:value="3364.87228121657">
                <text:p>3364.8722812165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.0202097049998">
                <text:p>17.0202097049998</text:p>
              </table:table-cell>
              <table:table-cell office:value-type="float" office:value="3437.18836162369">
                <text:p>3437.188361623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.038107397">
                <text:p>17.038107397</text:p>
              </table:table-cell>
              <table:table-cell office:value-type="float" office:value="3352.38755922011">
                <text:p>3352.3875592201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.055647849">
                <text:p>17.055647849</text:p>
              </table:table-cell>
              <table:table-cell office:value-type="float" office:value="3420.6644161641">
                <text:p>3420.664416164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.0733917379998">
                <text:p>17.0733917379998</text:p>
              </table:table-cell>
              <table:table-cell office:value-type="float" office:value="3381.44586007421">
                <text:p>3381.445860074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.0908234389999">
                <text:p>17.0908234389999</text:p>
              </table:table-cell>
              <table:table-cell office:value-type="float" office:value="3442.00488522218">
                <text:p>3442.004885222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.1085738909999">
                <text:p>17.1085738909999</text:p>
              </table:table-cell>
              <table:table-cell office:value-type="float" office:value="3380.19561417881">
                <text:p>3380.195614178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.1259876749998">
                <text:p>17.1259876749998</text:p>
              </table:table-cell>
              <table:table-cell office:value-type="float" office:value="3445.5463557059">
                <text:p>3445.54635570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.1437947939999">
                <text:p>17.1437947939999</text:p>
              </table:table-cell>
              <table:table-cell office:value-type="float" office:value="3369.43893056586">
                <text:p>3369.438930565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.161336703">
                <text:p>17.161336703</text:p>
              </table:table-cell>
              <table:table-cell office:value-type="float" office:value="3420.38030180484">
                <text:p>3420.380301804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.179115854">
                <text:p>17.179115854</text:p>
              </table:table-cell>
              <table:table-cell office:value-type="float" office:value="3374.73932247692">
                <text:p>3374.739322476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.196590002">
                <text:p>17.196590002</text:p>
              </table:table-cell>
              <table:table-cell office:value-type="float" office:value="3433.64380340224">
                <text:p>3433.643803402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.2144075379999">
                <text:p>17.2144075379999</text:p>
              </table:table-cell>
              <table:table-cell office:value-type="float" office:value="3367.46899235712">
                <text:p>3367.468992357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.23183726">
                <text:p>17.23183726</text:p>
              </table:table-cell>
              <table:table-cell office:value-type="float" office:value="3442.39569625361">
                <text:p>3442.395696253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.2495195859999">
                <text:p>17.2495195859999</text:p>
              </table:table-cell>
              <table:table-cell office:value-type="float" office:value="3393.21874285026">
                <text:p>3393.218742850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.267036704">
                <text:p>17.267036704</text:p>
              </table:table-cell>
              <table:table-cell office:value-type="float" office:value="3425.22097525451">
                <text:p>3425.220975254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.2848137189999">
                <text:p>17.2848137189999</text:p>
              </table:table-cell>
              <table:table-cell office:value-type="float" office:value="3375.14481483283">
                <text:p>3375.1448148328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.3022744819998">
                <text:p>17.3022744819998</text:p>
              </table:table-cell>
              <table:table-cell office:value-type="float" office:value="3436.27595198928">
                <text:p>3436.275951989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.3200338409999">
                <text:p>17.3200338409999</text:p>
              </table:table-cell>
              <table:table-cell office:value-type="float" office:value="3378.50031634216">
                <text:p>3378.500316342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.33744101">
                <text:p>17.33744101</text:p>
              </table:table-cell>
              <table:table-cell office:value-type="float" office:value="3446.8557178783">
                <text:p>3446.85571787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.3551512009999">
                <text:p>17.3551512009999</text:p>
              </table:table-cell>
              <table:table-cell office:value-type="float" office:value="3387.87989358288">
                <text:p>3387.8798935828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.372543943">
                <text:p>17.372543943</text:p>
              </table:table-cell>
              <table:table-cell office:value-type="float" office:value="3449.71482930704">
                <text:p>3449.714829307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.390337521">
                <text:p>17.390337521</text:p>
              </table:table-cell>
              <table:table-cell office:value-type="float" office:value="3372.00309010177">
                <text:p>3372.003090101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.407904639">
                <text:p>17.407904639</text:p>
              </table:table-cell>
              <table:table-cell office:value-type="float" office:value="3415.4720199432">
                <text:p>3415.47201994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.425659778">
                <text:p>17.425659778</text:p>
              </table:table-cell>
              <table:table-cell office:value-type="float" office:value="3379.30331044379">
                <text:p>3379.303310443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.4432876779999">
                <text:p>17.4432876779999</text:p>
              </table:table-cell>
              <table:table-cell office:value-type="float" office:value="3403.69527851133">
                <text:p>3403.695278511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.4610022439999">
                <text:p>17.4610022439999</text:p>
              </table:table-cell>
              <table:table-cell office:value-type="float" office:value="3387.04318243058">
                <text:p>3387.043182430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.4784492049998">
                <text:p>17.4784492049998</text:p>
              </table:table-cell>
              <table:table-cell office:value-type="float" office:value="3438.99433261337">
                <text:p>3438.994332613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.4961949179999">
                <text:p>17.4961949179999</text:p>
              </table:table-cell>
              <table:table-cell office:value-type="float" office:value="3381.09829679831">
                <text:p>3381.098296798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.5138012549999">
                <text:p>17.5138012549999</text:p>
              </table:table-cell>
              <table:table-cell office:value-type="float" office:value="3407.86388447141">
                <text:p>3407.863884471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.5315129569999">
                <text:p>17.5315129569999</text:p>
              </table:table-cell>
              <table:table-cell office:value-type="float" office:value="3387.59087070551">
                <text:p>3387.5908707055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.5489741889999">
                <text:p>17.5489741889999</text:p>
              </table:table-cell>
              <table:table-cell office:value-type="float" office:value="3436.18365531932">
                <text:p>3436.183655319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.5667320369998">
                <text:p>17.5667320369998</text:p>
              </table:table-cell>
              <table:table-cell office:value-type="float" office:value="3378.78779005702">
                <text:p>3378.787790057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.584080352">
                <text:p>17.584080352</text:p>
              </table:table-cell>
              <table:table-cell office:value-type="float" office:value="3458.54914436568">
                <text:p>3458.5491443656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.6017604389999">
                <text:p>17.6017604389999</text:p>
              </table:table-cell>
              <table:table-cell office:value-type="float" office:value="3393.6484588725">
                <text:p>3393.64845887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.6191080239998">
                <text:p>17.6191080239998</text:p>
              </table:table-cell>
              <table:table-cell office:value-type="float" office:value="3458.69468287716">
                <text:p>3458.694682877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.637003738">
                <text:p>17.637003738</text:p>
              </table:table-cell>
              <table:table-cell office:value-type="float" office:value="3352.75809613151">
                <text:p>3352.758096131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.6544184069999">
                <text:p>17.6544184069999</text:p>
              </table:table-cell>
              <table:table-cell office:value-type="float" office:value="3445.37125571418">
                <text:p>3445.371255714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.6722293799999">
                <text:p>17.6722293799999</text:p>
              </table:table-cell>
              <table:table-cell office:value-type="float" office:value="3368.70983971586">
                <text:p>3368.7098397158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.68973306">
                <text:p>17.68973306</text:p>
              </table:table-cell>
              <table:table-cell office:value-type="float" office:value="3427.85060053631">
                <text:p>3427.850600536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.7076463259998">
                <text:p>17.7076463259998</text:p>
              </table:table-cell>
              <table:table-cell office:value-type="float" office:value="3349.47295488117">
                <text:p>3349.4729548811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.725091152">
                <text:p>17.725091152</text:p>
              </table:table-cell>
              <table:table-cell office:value-type="float" office:value="3439.41521682755">
                <text:p>3439.415216827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.743199626">
                <text:p>17.743199626</text:p>
              </table:table-cell>
              <table:table-cell office:value-type="float" office:value="3313.3658860536">
                <text:p>3313.36588605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.7603615339999">
                <text:p>17.7603615339999</text:p>
              </table:table-cell>
              <table:table-cell office:value-type="float" office:value="3496.11476767203">
                <text:p>3496.114767672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.7781638609999">
                <text:p>17.7781638609999</text:p>
              </table:table-cell>
              <table:table-cell office:value-type="float" office:value="3370.34591039194">
                <text:p>3370.345910391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.7957684789999">
                <text:p>17.7957684789999</text:p>
              </table:table-cell>
              <table:table-cell office:value-type="float" office:value="3408.19664477636">
                <text:p>3408.196644776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.813494817">
                <text:p>17.813494817</text:p>
              </table:table-cell>
              <table:table-cell office:value-type="float" office:value="3384.79385870076">
                <text:p>3384.7938587007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.830968132">
                <text:p>17.830968132</text:p>
              </table:table-cell>
              <table:table-cell office:value-type="float" office:value="3433.8074944642">
                <text:p>3433.80749446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.8487930639999">
                <text:p>17.8487930639999</text:p>
              </table:table-cell>
              <table:table-cell office:value-type="float" office:value="3366.0717471575">
                <text:p>3366.07174715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.8662936189999">
                <text:p>17.8662936189999</text:p>
              </table:table-cell>
              <table:table-cell office:value-type="float" office:value="3428.46269733184">
                <text:p>3428.462697331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.884164801">
                <text:p>17.884164801</text:p>
              </table:table-cell>
              <table:table-cell office:value-type="float" office:value="3357.36047003189">
                <text:p>3357.360470031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.9017302519999">
                <text:p>17.9017302519999</text:p>
              </table:table-cell>
              <table:table-cell office:value-type="float" office:value="3415.79615578345">
                <text:p>3415.796155783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.9195847149999">
                <text:p>17.9195847149999</text:p>
              </table:table-cell>
              <table:table-cell office:value-type="float" office:value="3360.50431759477">
                <text:p>3360.504317594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.9370151659998">
                <text:p>17.9370151659998</text:p>
              </table:table-cell>
              <table:table-cell office:value-type="float" office:value="3442.25172374521">
                <text:p>3442.251723745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.9547866599999">
                <text:p>17.9547866599999</text:p>
              </table:table-cell>
              <table:table-cell office:value-type="float" office:value="3376.19335773632">
                <text:p>3376.193357736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.9722109649999">
                <text:p>17.9722109649999</text:p>
              </table:table-cell>
              <table:table-cell office:value-type="float" office:value="3443.46589432034">
                <text:p>3443.465894320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.9899409479999">
                <text:p>17.9899409479999</text:p>
              </table:table-cell>
              <table:table-cell office:value-type="float" office:value="3384.09799942076">
                <text:p>3384.097999420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.0074728049999">
                <text:p>18.0074728049999</text:p>
              </table:table-cell>
              <table:table-cell office:value-type="float" office:value="3422.34139829106">
                <text:p>3422.341398291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.025308154">
                <text:p>18.025308154</text:p>
              </table:table-cell>
              <table:table-cell office:value-type="float" office:value="3364.10574302896">
                <text:p>3364.1057430289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.0427915729999">
                <text:p>18.0427915729999</text:p>
              </table:table-cell>
              <table:table-cell office:value-type="float" office:value="3431.82303187341">
                <text:p>3431.823031873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.0605655669999">
                <text:p>18.0605655669999</text:p>
              </table:table-cell>
              <table:table-cell office:value-type="float" office:value="3375.71847948548">
                <text:p>3375.718479485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.078053622">
                <text:p>18.078053622</text:p>
              </table:table-cell>
              <table:table-cell office:value-type="float" office:value="3430.91327193338">
                <text:p>3430.913271933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.0957470429998">
                <text:p>18.0957470429998</text:p>
              </table:table-cell>
              <table:table-cell office:value-type="float" office:value="3391.09095976519">
                <text:p>3391.090959765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.1132608789999">
                <text:p>18.1132608789999</text:p>
              </table:table-cell>
              <table:table-cell office:value-type="float" office:value="3425.86284351876">
                <text:p>3425.862843518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.1310417999998">
                <text:p>18.1310417999998</text:p>
              </table:table-cell>
              <table:table-cell office:value-type="float" office:value="3374.40338440309">
                <text:p>3374.4033844030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.1485870429999">
                <text:p>18.1485870429999</text:p>
              </table:table-cell>
              <table:table-cell office:value-type="float" office:value="3419.73035082535">
                <text:p>3419.730350825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.1663584329999">
                <text:p>18.1663584329999</text:p>
              </table:table-cell>
              <table:table-cell office:value-type="float" office:value="3376.21311557373">
                <text:p>3376.213115573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.1838997169998">
                <text:p>18.1838997169998</text:p>
              </table:table-cell>
              <table:table-cell office:value-type="float" office:value="3420.50217078617">
                <text:p>3420.5021707861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.201662982">
                <text:p>18.201662982</text:p>
              </table:table-cell>
              <table:table-cell office:value-type="float" office:value="3377.75741111122">
                <text:p>3377.757411111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.21912286">
                <text:p>18.21912286</text:p>
              </table:table-cell>
              <table:table-cell office:value-type="float" office:value="3436.45012869835">
                <text:p>3436.450128698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.2369412809999">
                <text:p>18.2369412809999</text:p>
              </table:table-cell>
              <table:table-cell office:value-type="float" office:value="3367.30173792229">
                <text:p>3367.3017379222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.2544282419999">
                <text:p>18.2544282419999</text:p>
              </table:table-cell>
              <table:table-cell office:value-type="float" office:value="3431.1279129571">
                <text:p>3431.127912957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.2723409349999">
                <text:p>18.2723409349999</text:p>
              </table:table-cell>
              <table:table-cell office:value-type="float" office:value="3349.58009943545">
                <text:p>3349.580099435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.2898220109998">
                <text:p>18.2898220109998</text:p>
              </table:table-cell>
              <table:table-cell office:value-type="float" office:value="3432.28300135028">
                <text:p>3432.283001350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.3077334529999">
                <text:p>18.3077334529999</text:p>
              </table:table-cell>
              <table:table-cell office:value-type="float" office:value="3349.81404623679">
                <text:p>3349.8140462367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.325262394">
                <text:p>18.325262394</text:p>
              </table:table-cell>
              <table:table-cell office:value-type="float" office:value="3422.91071659899">
                <text:p>3422.910716598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.3430385229999">
                <text:p>18.3430385229999</text:p>
              </table:table-cell>
              <table:table-cell office:value-type="float" office:value="3375.31303920528">
                <text:p>3375.313039205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.3605692869999">
                <text:p>18.3605692869999</text:p>
              </table:table-cell>
              <table:table-cell office:value-type="float" office:value="3422.55477286364">
                <text:p>3422.554772863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.3783421349999">
                <text:p>18.3783421349999</text:p>
              </table:table-cell>
              <table:table-cell office:value-type="float" office:value="3375.93614708416">
                <text:p>3375.936147084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.395869149">
                <text:p>18.395869149</text:p>
              </table:table-cell>
              <table:table-cell office:value-type="float" office:value="3423.287047059">
                <text:p>3423.28704705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.4136709029999">
                <text:p>18.4136709029999</text:p>
              </table:table-cell>
              <table:table-cell office:value-type="float" office:value="3370.45439456008">
                <text:p>3370.454394560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.4312033849999">
                <text:p>18.4312033849999</text:p>
              </table:table-cell>
              <table:table-cell office:value-type="float" office:value="3422.21939826163">
                <text:p>3422.219398261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.4488855039999">
                <text:p>18.4488855039999</text:p>
              </table:table-cell>
              <table:table-cell office:value-type="float" office:value="3393.25846635825">
                <text:p>3393.258466358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.4664298609998">
                <text:p>18.4664298609998</text:p>
              </table:table-cell>
              <table:table-cell office:value-type="float" office:value="3419.90304918677">
                <text:p>3419.903049186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.4842046889999">
                <text:p>18.4842046889999</text:p>
              </table:table-cell>
              <table:table-cell office:value-type="float" office:value="3375.56008980245">
                <text:p>3375.560089802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.5017472749998">
                <text:p>18.5017472749998</text:p>
              </table:table-cell>
              <table:table-cell office:value-type="float" office:value="3420.24830318817">
                <text:p>3420.248303188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.5195993939999">
                <text:p>18.5195993939999</text:p>
              </table:table-cell>
              <table:table-cell office:value-type="float" office:value="3360.94555496853">
                <text:p>3360.945554968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.5370280739999">
                <text:p>18.5370280739999</text:p>
              </table:table-cell>
              <table:table-cell office:value-type="float" office:value="3442.60150511203">
                <text:p>3442.6015051120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.5548005579999">
                <text:p>18.5548005579999</text:p>
              </table:table-cell>
              <table:table-cell office:value-type="float" office:value="3376.00528996882">
                <text:p>3376.0052899688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.5722096019999">
                <text:p>18.5722096019999</text:p>
              </table:table-cell>
              <table:table-cell office:value-type="float" office:value="3446.4844824269">
                <text:p>3446.48448242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.590011304">
                <text:p>18.590011304</text:p>
              </table:table-cell>
              <table:table-cell office:value-type="float" office:value="3370.46423987194">
                <text:p>3370.464239871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.6074943589999">
                <text:p>18.6074943589999</text:p>
              </table:table-cell>
              <table:table-cell office:value-type="float" office:value="3431.89448298068">
                <text:p>3431.8944829806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.6252790829999">
                <text:p>18.6252790829999</text:p>
              </table:table-cell>
              <table:table-cell office:value-type="float" office:value="3373.68181817796">
                <text:p>3373.681818177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.642737294">
                <text:p>18.642737294</text:p>
              </table:table-cell>
              <table:table-cell office:value-type="float" office:value="3436.77825865091">
                <text:p>3436.778258650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.6605315479999">
                <text:p>18.6605315479999</text:p>
              </table:table-cell>
              <table:table-cell office:value-type="float" office:value="3371.87498842634">
                <text:p>3371.874988426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.677953509">
                <text:p>18.677953509</text:p>
              </table:table-cell>
              <table:table-cell office:value-type="float" office:value="3443.92918797821">
                <text:p>3443.929187978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.695710732">
                <text:p>18.695710732</text:p>
              </table:table-cell>
              <table:table-cell office:value-type="float" office:value="3378.90671306178">
                <text:p>3378.9067130617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.7131357139999">
                <text:p>18.7131357139999</text:p>
              </table:table-cell>
              <table:table-cell office:value-type="float" office:value="3443.33210789644">
                <text:p>3443.332107896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.7308116869999">
                <text:p>18.7308116869999</text:p>
              </table:table-cell>
              <table:table-cell office:value-type="float" office:value="3394.4383146554">
                <text:p>3394.438314655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.7482139599999">
                <text:p>18.7482139599999</text:p>
              </table:table-cell>
              <table:table-cell office:value-type="float" office:value="3447.82546509554">
                <text:p>3447.825465095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.7660461309999">
                <text:p>18.7660461309999</text:p>
              </table:table-cell>
              <table:table-cell office:value-type="float" office:value="3364.70528462122">
                <text:p>3364.705284621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.7834805919999">
                <text:p>18.7834805919999</text:p>
              </table:table-cell>
              <table:table-cell office:value-type="float" office:value="3441.45999122213">
                <text:p>3441.459991222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.8012261489998">
                <text:p>18.8012261489998</text:p>
              </table:table-cell>
              <table:table-cell office:value-type="float" office:value="3381.12801983864">
                <text:p>3381.128019838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.8187758179999">
                <text:p>18.8187758179999</text:p>
              </table:table-cell>
              <table:table-cell office:value-type="float" office:value="3418.86789999263">
                <text:p>3418.8678999926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.8364648639999">
                <text:p>18.8364648639999</text:p>
              </table:table-cell>
              <table:table-cell office:value-type="float" office:value="3391.92967218497">
                <text:p>3391.9296721849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.853905471">
                <text:p>18.853905471</text:p>
              </table:table-cell>
              <table:table-cell office:value-type="float" office:value="3440.24723450914">
                <text:p>3440.247234509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.871555662">
                <text:p>18.871555662</text:p>
              </table:table-cell>
              <table:table-cell office:value-type="float" office:value="3399.39664108445">
                <text:p>3399.396641084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.8890149669999">
                <text:p>18.8890149669999</text:p>
              </table:table-cell>
              <table:table-cell office:value-type="float" office:value="3436.56291017485">
                <text:p>3436.562910174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.9067834919999">
                <text:p>18.9067834919999</text:p>
              </table:table-cell>
              <table:table-cell office:value-type="float" office:value="3376.75749674104">
                <text:p>3376.7574967410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.9241967549999">
                <text:p>18.9241967549999</text:p>
              </table:table-cell>
              <table:table-cell office:value-type="float" office:value="3445.64944548691">
                <text:p>3445.649445486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.941965749">
                <text:p>18.941965749</text:p>
              </table:table-cell>
              <table:table-cell office:value-type="float" office:value="3376.66836961268">
                <text:p>3376.668369612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.959390002">
                <text:p>18.959390002</text:p>
              </table:table-cell>
              <table:table-cell office:value-type="float" office:value="3443.47617084018">
                <text:p>3443.476170840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.9772117559999">
                <text:p>18.9772117559999</text:p>
              </table:table-cell>
              <table:table-cell office:value-type="float" office:value="3366.67198976865">
                <text:p>3366.6719897686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.994719499">
                <text:p>18.994719499</text:p>
              </table:table-cell>
              <table:table-cell office:value-type="float" office:value="3427.05510353766">
                <text:p>3427.0551035376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.0124612529999">
                <text:p>19.0124612529999</text:p>
              </table:table-cell>
              <table:table-cell office:value-type="float" office:value="3381.85277512217">
                <text:p>3381.852775122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.0299075369999">
                <text:p>19.0299075369999</text:p>
              </table:table-cell>
              <table:table-cell office:value-type="float" office:value="3439.12778216524">
                <text:p>3439.127782165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.047691583">
                <text:p>19.047691583</text:p>
              </table:table-cell>
              <table:table-cell office:value-type="float" office:value="3373.81043659599">
                <text:p>3373.810436595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.065079169">
                <text:p>19.065079169</text:p>
              </table:table-cell>
              <table:table-cell office:value-type="float" office:value="3450.73778498403">
                <text:p>3450.7377849840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.0828921739999">
                <text:p>19.0828921739999</text:p>
              </table:table-cell>
              <table:table-cell office:value-type="float" office:value="3368.32555767005">
                <text:p>3368.325557670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.100342989">
                <text:p>19.100342989</text:p>
              </table:table-cell>
              <table:table-cell office:value-type="float" office:value="3438.2348331435">
                <text:p>3438.234833143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.118110316">
                <text:p>19.118110316</text:p>
              </table:table-cell>
              <table:table-cell office:value-type="float" office:value="3376.98518184504">
                <text:p>3376.985181845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.1355734229999">
                <text:p>19.1355734229999</text:p>
              </table:table-cell>
              <table:table-cell office:value-type="float" office:value="3435.81471500469">
                <text:p>3435.814715004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.1532336139999">
                <text:p>19.1532336139999</text:p>
              </table:table-cell>
              <table:table-cell office:value-type="float" office:value="3397.47174874749">
                <text:p>3397.4717487474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.1706504709998">
                <text:p>19.1706504709998</text:p>
              </table:table-cell>
              <table:table-cell office:value-type="float" office:value="3444.93842948781">
                <text:p>3444.9384294878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.1884279029998">
                <text:p>19.1884279029998</text:p>
              </table:table-cell>
              <table:table-cell office:value-type="float" office:value="3375.0656450263">
                <text:p>3375.065645026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.2058690299998">
                <text:p>19.2058690299998</text:p>
              </table:table-cell>
              <table:table-cell office:value-type="float" office:value="3440.14466496667">
                <text:p>3440.144664966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.2237408889998">
                <text:p>19.2237408889998</text:p>
              </table:table-cell>
              <table:table-cell office:value-type="float" office:value="3357.23329061168">
                <text:p>3357.233290611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.241265507">
                <text:p>19.241265507</text:p>
              </table:table-cell>
              <table:table-cell office:value-type="float" office:value="3423.75508553046">
                <text:p>3423.755085530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.2590878869999">
                <text:p>19.2590878869999</text:p>
              </table:table-cell>
              <table:table-cell office:value-type="float" office:value="3366.55373751632">
                <text:p>3366.553737516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.276506723">
                <text:p>19.276506723</text:p>
              </table:table-cell>
              <table:table-cell office:value-type="float" office:value="3444.54704088414">
                <text:p>3444.547040884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.2942175389999">
                <text:p>19.2942175389999</text:p>
              </table:table-cell>
              <table:table-cell office:value-type="float" office:value="3387.76033811576">
                <text:p>3387.7603381157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.311677834">
                <text:p>19.311677834</text:p>
              </table:table-cell>
              <table:table-cell office:value-type="float" office:value="3436.36805676449">
                <text:p>3436.368056764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.3293535979999">
                <text:p>19.3293535979999</text:p>
              </table:table-cell>
              <table:table-cell office:value-type="float" office:value="3394.47845084545">
                <text:p>3394.478450845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.34686332">
                <text:p>19.34686332</text:p>
              </table:table-cell>
              <table:table-cell office:value-type="float" office:value="3426.66776774704">
                <text:p>3426.6677677470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.3646096569998">
                <text:p>19.3646096569998</text:p>
              </table:table-cell>
              <table:table-cell office:value-type="float" office:value="3380.97941003588">
                <text:p>3380.9794100358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.3821189629998">
                <text:p>19.3821189629998</text:p>
              </table:table-cell>
              <table:table-cell office:value-type="float" office:value="3426.74918127073">
                <text:p>3426.749181270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.399771654">
                <text:p>19.399771654</text:p>
              </table:table-cell>
              <table:table-cell office:value-type="float" office:value="3398.91521351282">
                <text:p>3398.9152135128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.4172112709998">
                <text:p>19.4172112709998</text:p>
              </table:table-cell>
              <table:table-cell office:value-type="float" office:value="3440.44252810467">
                <text:p>3440.4425281046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.4349664629999">
                <text:p>19.4349664629999</text:p>
              </table:table-cell>
              <table:table-cell office:value-type="float" office:value="3379.29322305715">
                <text:p>3379.293223057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.4524812369998">
                <text:p>19.4524812369998</text:p>
              </table:table-cell>
              <table:table-cell office:value-type="float" office:value="3425.67937219002">
                <text:p>3425.6793721900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.470240439">
                <text:p>19.470240439</text:p>
              </table:table-cell>
              <table:table-cell office:value-type="float" office:value="3378.53018391828">
                <text:p>3378.530183918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.487623389">
                <text:p>19.487623389</text:p>
              </table:table-cell>
              <table:table-cell office:value-type="float" office:value="3451.65809026392">
                <text:p>3451.658090263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.5053112369999">
                <text:p>19.5053112369999</text:p>
              </table:table-cell>
              <table:table-cell office:value-type="float" office:value="3392.15940798794">
                <text:p>3392.159407987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.5227714789999">
                <text:p>19.5227714789999</text:p>
              </table:table-cell>
              <table:table-cell office:value-type="float" office:value="3436.37848777255">
                <text:p>3436.378487772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.5403913059999">
                <text:p>19.5403913059999</text:p>
              </table:table-cell>
              <table:table-cell office:value-type="float" office:value="3405.25477348302">
                <text:p>3405.254773483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.557850767">
                <text:p>19.557850767</text:p>
              </table:table-cell>
              <table:table-cell office:value-type="float" office:value="3436.53220450784">
                <text:p>3436.5322045078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.5755147079999">
                <text:p>19.5755147079999</text:p>
              </table:table-cell>
              <table:table-cell office:value-type="float" office:value="3396.75047602947">
                <text:p>3396.7504760294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.593014691">
                <text:p>19.593014691</text:p>
              </table:table-cell>
              <table:table-cell office:value-type="float" office:value="3428.57475916594">
                <text:p>3428.574759165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.6107626429998">
                <text:p>19.6107626429998</text:p>
              </table:table-cell>
              <table:table-cell office:value-type="float" office:value="3380.67175303644">
                <text:p>3380.6717530364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.628258771">
                <text:p>19.628258771</text:p>
              </table:table-cell>
              <table:table-cell office:value-type="float" office:value="3429.33019233735">
                <text:p>3429.330192337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.6460191189999">
                <text:p>19.6460191189999</text:p>
              </table:table-cell>
              <table:table-cell office:value-type="float" office:value="3378.31218173776">
                <text:p>3378.312181737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.663515299">
                <text:p>19.663515299</text:p>
              </table:table-cell>
              <table:table-cell office:value-type="float" office:value="3429.32000012147">
                <text:p>3429.3200001214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.6812759069999">
                <text:p>19.6812759069999</text:p>
              </table:table-cell>
              <table:table-cell office:value-type="float" office:value="3378.26272616192">
                <text:p>3378.262726161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.698777139">
                <text:p>19.698777139</text:p>
              </table:table-cell>
              <table:table-cell office:value-type="float" office:value="3428.33007411736">
                <text:p>3428.330074117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.7164208719998">
                <text:p>19.7164208719998</text:p>
              </table:table-cell>
              <table:table-cell office:value-type="float" office:value="3400.64089614069">
                <text:p>3400.6408961406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.733827">
                <text:p>19.733827</text:p>
              </table:table-cell>
              <table:table-cell office:value-type="float" office:value="3447.06186231632">
                <text:p>3447.061862316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.7515288579998">
                <text:p>19.7515288579998</text:p>
              </table:table-cell>
              <table:table-cell office:value-type="float" office:value="3389.47470941969">
                <text:p>3389.474709419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.7689271209999">
                <text:p>19.7689271209999</text:p>
              </table:table-cell>
              <table:table-cell office:value-type="float" office:value="3448.62012946609">
                <text:p>3448.620129466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.786694917">
                <text:p>19.786694917</text:p>
              </table:table-cell>
              <table:table-cell office:value-type="float" office:value="3376.89604269726">
                <text:p>3376.8960426972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.804225524">
                <text:p>19.804225524</text:p>
              </table:table-cell>
              <table:table-cell office:value-type="float" office:value="3422.58542444713">
                <text:p>3422.585424447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.8219832679999">
                <text:p>19.8219832679999</text:p>
              </table:table-cell>
              <table:table-cell office:value-type="float" office:value="3378.80757827197">
                <text:p>3378.8075782719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.8394915839999">
                <text:p>19.8394915839999</text:p>
              </table:table-cell>
              <table:table-cell office:value-type="float" office:value="3426.94294528856">
                <text:p>3426.942945288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.8572608899999">
                <text:p>19.8572608899999</text:p>
              </table:table-cell>
              <table:table-cell office:value-type="float" office:value="3376.60908085157">
                <text:p>3376.6090808515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.874666445">
                <text:p>19.874666445</text:p>
              </table:table-cell>
              <table:table-cell office:value-type="float" office:value="3447.17534141657">
                <text:p>3447.175341416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.8923355939999">
                <text:p>19.8923355939999</text:p>
              </table:table-cell>
              <table:table-cell office:value-type="float" office:value="3395.74928031248">
                <text:p>3395.7492803124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.9098283889998">
                <text:p>19.9098283889998</text:p>
              </table:table-cell>
              <table:table-cell office:value-type="float" office:value="3429.98360182931">
                <text:p>3429.9836018293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.9275855599999">
                <text:p>19.9275855599999</text:p>
              </table:table-cell>
              <table:table-cell office:value-type="float" office:value="3378.91660781515">
                <text:p>3378.916607815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.9450874689999">
                <text:p>19.9450874689999</text:p>
              </table:table-cell>
              <table:table-cell office:value-type="float" office:value="3428.19746120755">
                <text:p>3428.197461207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.9629377659999">
                <text:p>19.9629377659999</text:p>
              </table:table-cell>
              <table:table-cell office:value-type="float" office:value="3361.28861049289">
                <text:p>3361.2886104928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.980311237">
                <text:p>19.980311237</text:p>
              </table:table-cell>
              <table:table-cell office:value-type="float" office:value="3453.54132167736">
                <text:p>3453.5413216773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9.9980787719999">
                <text:p>19.9980787719999</text:p>
              </table:table-cell>
              <table:table-cell office:value-type="float" office:value="3376.94564837008">
                <text:p>3376.9456483700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.015499223">
                <text:p>20.015499223</text:p>
              </table:table-cell>
              <table:table-cell office:value-type="float" office:value="3444.22770682209">
                <text:p>3444.2277068220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.033196029">
                <text:p>20.033196029</text:p>
              </table:table-cell>
              <table:table-cell office:value-type="float" office:value="3390.44232049489">
                <text:p>3390.4423204948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.050661584">
                <text:p>20.050661584</text:p>
              </table:table-cell>
              <table:table-cell office:value-type="float" office:value="3435.33314573693">
                <text:p>3435.3331457369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.0684123489998">
                <text:p>20.0684123489998</text:p>
              </table:table-cell>
              <table:table-cell office:value-type="float" office:value="3380.13601106884">
                <text:p>3380.1360110688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.0859129559999">
                <text:p>20.0859129559999</text:p>
              </table:table-cell>
              <table:table-cell office:value-type="float" office:value="3428.45251022727">
                <text:p>3428.452510227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.1037632">
                <text:p>20.1037632</text:p>
              </table:table-cell>
              <table:table-cell office:value-type="float" office:value="3361.29859063327">
                <text:p>3361.2985906332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.1211359939998">
                <text:p>20.1211359939998</text:p>
              </table:table-cell>
              <table:table-cell office:value-type="float" office:value="3453.67590271609">
                <text:p>3453.6759027160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.1389019149999">
                <text:p>20.1389019149999</text:p>
              </table:table-cell>
              <table:table-cell office:value-type="float" office:value="3377.25243738798">
                <text:p>3377.2524373879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.15626273">
                <text:p>20.15626273</text:p>
              </table:table-cell>
              <table:table-cell office:value-type="float" office:value="3456.05894652655">
                <text:p>3456.0589465265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.174008703">
                <text:p>20.174008703</text:p>
              </table:table-cell>
              <table:table-cell office:value-type="float" office:value="3381.04875961679">
                <text:p>3381.0487596167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.1913999869998">
                <text:p>20.1913999869998</text:p>
              </table:table-cell>
              <table:table-cell office:value-type="float" office:value="3450.00403654166">
                <text:p>3450.0040365416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.209271533">
                <text:p>20.209271533</text:p>
              </table:table-cell>
              <table:table-cell office:value-type="float" office:value="3357.29208874778">
                <text:p>3357.2920887477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.226751255">
                <text:p>20.226751255</text:p>
              </table:table-cell>
              <table:table-cell office:value-type="float" office:value="3432.54887006389">
                <text:p>3432.548870063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.2444647279999">
                <text:p>20.2444647279999</text:p>
              </table:table-cell>
              <table:table-cell office:value-type="float" office:value="3387.25217805353">
                <text:p>3387.252178053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.261990491">
                <text:p>20.261990491</text:p>
              </table:table-cell>
              <table:table-cell office:value-type="float" office:value="3423.53140343604">
                <text:p>3423.531403436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.2796077139999">
                <text:p>20.2796077139999</text:p>
              </table:table-cell>
              <table:table-cell office:value-type="float" office:value="3405.75810389528">
                <text:p>3405.7581038952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.2970877999999">
                <text:p>20.2970877999999</text:p>
              </table:table-cell>
              <table:table-cell office:value-type="float" office:value="3432.47739170599">
                <text:p>3432.4773917059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.314792418">
                <text:p>20.314792418</text:p>
              </table:table-cell>
              <table:table-cell office:value-type="float" office:value="3388.94631894814">
                <text:p>3388.946318948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.3321863059998">
                <text:p>20.3321863059998</text:p>
              </table:table-cell>
              <table:table-cell office:value-type="float" office:value="3449.48754417255">
                <text:p>3449.4875441725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.349881914">
                <text:p>20.349881914</text:p>
              </table:table-cell>
              <table:table-cell office:value-type="float" office:value="3390.67185481463">
                <text:p>3390.671854814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.3673481459998">
                <text:p>20.3673481459998</text:p>
              </table:table-cell>
              <table:table-cell office:value-type="float" office:value="3435.19999050583">
                <text:p>3435.1999905058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.3850609419999">
                <text:p>20.3850609419999</text:p>
              </table:table-cell>
              <table:table-cell office:value-type="float" office:value="3387.38164204943">
                <text:p>3387.3816420494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.40253306">
                <text:p>20.40253306</text:p>
              </table:table-cell>
              <table:table-cell office:value-type="float" office:value="3434.04274167606">
                <text:p>3434.0427416760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.4202165839999">
                <text:p>20.4202165839999</text:p>
              </table:table-cell>
              <table:table-cell office:value-type="float" office:value="3392.98886354172">
                <text:p>3392.9888635417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.4376481289999">
                <text:p>20.4376481289999</text:p>
              </table:table-cell>
              <table:table-cell office:value-type="float" office:value="3442.0356887651">
                <text:p>3442.035688765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.4554233729998">
                <text:p>20.4554233729998</text:p>
              </table:table-cell>
              <table:table-cell office:value-type="float" office:value="3375.48109045201">
                <text:p>3375.4810904520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.4727618439999">
                <text:p>20.4727618439999</text:p>
              </table:table-cell>
              <table:table-cell office:value-type="float" office:value="3460.51275222307">
                <text:p>3460.5127522230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.490576359">
                <text:p>20.490576359</text:p>
              </table:table-cell>
              <table:table-cell office:value-type="float" office:value="3368.0400504766">
                <text:p>3368.040050476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.507900611">
                <text:p>20.507900611</text:p>
              </table:table-cell>
              <table:table-cell office:value-type="float" office:value="3463.35299209848">
                <text:p>3463.3529920984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.525560073">
                <text:p>20.525560073</text:p>
              </table:table-cell>
              <table:table-cell office:value-type="float" office:value="3397.61199973458">
                <text:p>3397.6119997345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.5430300549999">
                <text:p>20.5430300549999</text:p>
              </table:table-cell>
              <table:table-cell office:value-type="float" office:value="3434.46261135912">
                <text:p>3434.4626113591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.5607176419999">
                <text:p>20.5607176419999</text:p>
              </table:table-cell>
              <table:table-cell office:value-type="float" office:value="3392.20946306317">
                <text:p>3392.2094630631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.5782097079998">
                <text:p>20.5782097079998</text:p>
              </table:table-cell>
              <table:table-cell office:value-type="float" office:value="3430.12654995897">
                <text:p>3430.1265499589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.5959078679998">
                <text:p>20.5959078679998</text:p>
              </table:table-cell>
              <table:table-cell office:value-type="float" office:value="3390.18293426941">
                <text:p>3390.1829342694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.613299829">
                <text:p>20.613299829</text:p>
              </table:table-cell>
              <table:table-cell office:value-type="float" office:value="3449.86974151197">
                <text:p>3449.869741511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.6309360089999">
                <text:p>20.6309360089999</text:p>
              </table:table-cell>
              <table:table-cell office:value-type="float" office:value="3402.09727957848">
                <text:p>3402.0972795784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.6483989599999">
                <text:p>20.6483989599999</text:p>
              </table:table-cell>
              <table:table-cell office:value-type="float" office:value="3435.8454078066">
                <text:p>3435.845407806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.6662335789999">
                <text:p>20.6662335789999</text:p>
              </table:table-cell>
              <table:table-cell office:value-type="float" office:value="3364.2434413576">
                <text:p>3364.243441357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.683686113">
                <text:p>20.683686113</text:p>
              </table:table-cell>
              <table:table-cell office:value-type="float" office:value="3437.89618170668">
                <text:p>3437.8961817066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.701495628">
                <text:p>20.701495628</text:p>
              </table:table-cell>
              <table:table-cell office:value-type="float" office:value="3368.98562370489">
                <text:p>3368.9856237048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.7188685789999">
                <text:p>20.7188685789999</text:p>
              </table:table-cell>
              <table:table-cell office:value-type="float" office:value="3453.64469168782">
                <text:p>3453.6446916878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.7364965299998">
                <text:p>20.7364965299998</text:p>
              </table:table-cell>
              <table:table-cell office:value-type="float" office:value="3403.68543118583">
                <text:p>3403.6854311858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.7539500539999">
                <text:p>20.7539500539999</text:p>
              </table:table-cell>
              <table:table-cell office:value-type="float" office:value="3437.70117712286">
                <text:p>3437.7011771228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.7716479019998">
                <text:p>20.7716479019998</text:p>
              </table:table-cell>
              <table:table-cell office:value-type="float" office:value="3390.24270071401">
                <text:p>3390.2427007140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.789017779">
                <text:p>20.789017779</text:p>
              </table:table-cell>
              <table:table-cell office:value-type="float" office:value="3454.2558936564">
                <text:p>3454.255893656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.8066139079999">
                <text:p>20.8066139079999</text:p>
              </table:table-cell>
              <table:table-cell office:value-type="float" office:value="3409.84088036063">
                <text:p>3409.8408803606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.8241034729999">
                <text:p>20.8241034729999</text:p>
              </table:table-cell>
              <table:table-cell office:value-type="float" office:value="3430.61705651237">
                <text:p>3430.6170565123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0.8417072059999">
                <text:p>20.8417072059999</text:p>
              </table:table-cell>
              <table:table-cell office:value-type="float" office:value="3408.36798649716">
                <text:p>3408.3679864971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0.8591394789998">
                <text:p>20.8591394789998</text:p>
              </table:table-cell>
              <table:table-cell office:value-type="float" office:value="3441.89194376461">
                <text:p>3441.8919437646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0.876889827">
                <text:p>20.876889827</text:p>
              </table:table-cell>
              <table:table-cell office:value-type="float" office:value="3380.21541884407">
                <text:p>3380.2154188440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0.8942509019998">
                <text:p>20.8942509019998</text:p>
              </table:table-cell>
              <table:table-cell office:value-type="float" office:value="3456.00718852957">
                <text:p>3456.0071885295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0.912067344">
                <text:p>20.912067344</text:p>
              </table:table-cell>
              <table:table-cell office:value-type="float" office:value="3367.6757682331">
                <text:p>3367.675768233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0.9294120129998">
                <text:p>20.9294120129998</text:p>
              </table:table-cell>
              <table:table-cell office:value-type="float" office:value="3459.27616148532">
                <text:p>3459.2761614853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0.9472643929998">
                <text:p>20.9472643929998</text:p>
              </table:table-cell>
              <table:table-cell office:value-type="float" office:value="3360.89641828853">
                <text:p>3360.8964182885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0.9646100519999">
                <text:p>20.9646100519999</text:p>
              </table:table-cell>
              <table:table-cell office:value-type="float" office:value="3459.07872395065">
                <text:p>3459.0787239506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0.982372014">
                <text:p>20.982372014</text:p>
              </table:table-cell>
              <table:table-cell office:value-type="float" office:value="3378.00520007793">
                <text:p>3378.0052000779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0.999749548">
                <text:p>20.999749548</text:p>
              </table:table-cell>
              <table:table-cell office:value-type="float" office:value="3452.73385741778">
                <text:p>3452.7338574177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.0174485939999">
                <text:p>21.0174485939999</text:p>
              </table:table-cell>
              <table:table-cell office:value-type="float" office:value="3390.01322444896">
                <text:p>3390.013224448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.0348460749999">
                <text:p>21.0348460749999</text:p>
              </table:table-cell>
              <table:table-cell office:value-type="float" office:value="3448.7751416448">
                <text:p>3448.775141644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.0525523079998">
                <text:p>21.0525523079998</text:p>
              </table:table-cell>
              <table:table-cell office:value-type="float" office:value="3388.63721042994">
                <text:p>3388.6372104299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.0699979669998">
                <text:p>21.0699979669998</text:p>
              </table:table-cell>
              <table:table-cell office:value-type="float" office:value="3439.25099074163">
                <text:p>3439.2509907416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.0876790959999">
                <text:p>21.0876790959999</text:p>
              </table:table-cell>
              <table:table-cell office:value-type="float" office:value="3393.44846134365">
                <text:p>3393.4484613436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.1050095989999">
                <text:p>21.1050095989999</text:p>
              </table:table-cell>
              <table:table-cell office:value-type="float" office:value="3462.10378313106">
                <text:p>3462.1037831310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.122708592">
                <text:p>21.122708592</text:p>
              </table:table-cell>
              <table:table-cell office:value-type="float" office:value="3390.0233758933">
                <text:p>3390.023375893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.140159199">
                <text:p>21.140159199</text:p>
              </table:table-cell>
              <table:table-cell office:value-type="float" office:value="3438.27581470362">
                <text:p>3438.2758147036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.1579398079998">
                <text:p>21.1579398079998</text:p>
              </table:table-cell>
              <table:table-cell office:value-type="float" office:value="3374.46259577379">
                <text:p>3374.4625957737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.1753802579999">
                <text:p>21.1753802579999</text:p>
              </table:table-cell>
              <table:table-cell office:value-type="float" office:value="3440.27820381208">
                <text:p>3440.2782038120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.193178992">
                <text:p>21.193178992</text:p>
              </table:table-cell>
              <table:table-cell office:value-type="float" office:value="3371.02627635327">
                <text:p>3371.0262763532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.210630953">
                <text:p>21.210630953</text:p>
              </table:table-cell>
              <table:table-cell office:value-type="float" office:value="3438.00905812126">
                <text:p>3438.0090581212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.228287811">
                <text:p>21.228287811</text:p>
              </table:table-cell>
              <table:table-cell office:value-type="float" office:value="3398.11307311687">
                <text:p>3398.1130731168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.2456724799999">
                <text:p>21.2456724799999</text:p>
              </table:table-cell>
              <table:table-cell office:value-type="float" office:value="3451.31678952967">
                <text:p>3451.316789529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.263285432">
                <text:p>21.263285432</text:p>
              </table:table-cell>
              <table:table-cell office:value-type="float" office:value="3406.58397296931">
                <text:p>3406.5839729693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.28075057">
                <text:p>21.28075057</text:p>
              </table:table-cell>
              <table:table-cell office:value-type="float" office:value="3435.41516819866">
                <text:p>3435.415168198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.298501751">
                <text:p>21.298501751</text:p>
              </table:table-cell>
              <table:table-cell office:value-type="float" office:value="3380.05679734885">
                <text:p>3380.056797348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.315980952">
                <text:p>21.315980952</text:p>
              </table:table-cell>
              <table:table-cell office:value-type="float" office:value="3432.65118353806">
                <text:p>3432.6511835380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.333740154">
                <text:p>21.333740154</text:p>
              </table:table-cell>
              <table:table-cell office:value-type="float" office:value="3378.53018396153">
                <text:p>3378.5301839615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.351139459">
                <text:p>21.351139459</text:p>
              </table:table-cell>
              <table:table-cell office:value-type="float" office:value="3448.41360042308">
                <text:p>3448.4136004230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.3689243899998">
                <text:p>21.3689243899998</text:p>
              </table:table-cell>
              <table:table-cell office:value-type="float" office:value="3373.64255169698">
                <text:p>3373.6425516969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.3862173919999">
                <text:p>21.3862173919999</text:p>
              </table:table-cell>
              <table:table-cell office:value-type="float" office:value="3469.61158043559">
                <text:p>3469.6115804355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.4040074279999">
                <text:p>21.4040074279999</text:p>
              </table:table-cell>
              <table:table-cell office:value-type="float" office:value="3372.67445665453">
                <text:p>3372.6744566545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.4214342329999">
                <text:p>21.4214342329999</text:p>
              </table:table-cell>
              <table:table-cell office:value-type="float" office:value="3442.97190448581">
                <text:p>3442.9719044858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.4391438509999">
                <text:p>21.4391438509999</text:p>
              </table:table-cell>
              <table:table-cell office:value-type="float" office:value="3387.98950942426">
                <text:p>3387.9895094242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.4565153429999">
                <text:p>21.4565153429999</text:p>
              </table:table-cell>
              <table:table-cell office:value-type="float" office:value="3453.93475702679">
                <text:p>3453.9347570267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.474365327">
                <text:p>21.474365327</text:p>
              </table:table-cell>
              <table:table-cell office:value-type="float" office:value="3361.34755076469">
                <text:p>3361.3475507646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.4918624969998">
                <text:p>21.4918624969998</text:p>
              </table:table-cell>
              <table:table-cell office:value-type="float" office:value="3429.12596725875">
                <text:p>3429.1259672587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.509751283">
                <text:p>21.509751283</text:p>
              </table:table-cell>
              <table:table-cell office:value-type="float" office:value="3354.05655807942">
                <text:p>3354.0565580794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.5273120469999">
                <text:p>21.5273120469999</text:p>
              </table:table-cell>
              <table:table-cell office:value-type="float" office:value="3416.70783801915">
                <text:p>3416.7078380191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.5451523429999">
                <text:p>21.5451523429999</text:p>
              </table:table-cell>
              <table:table-cell office:value-type="float" office:value="3363.17289802226">
                <text:p>3363.1728980222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.5625919079998">
                <text:p>21.5625919079998</text:p>
              </table:table-cell>
              <table:table-cell office:value-type="float" office:value="3440.45278654196">
                <text:p>3440.4527865419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.5803266829998">
                <text:p>21.5803266829998</text:p>
              </table:table-cell>
              <table:table-cell office:value-type="float" office:value="3383.18360396298">
                <text:p>3383.1836039629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.5976802579999">
                <text:p>21.5976802579999</text:p>
              </table:table-cell>
              <table:table-cell office:value-type="float" office:value="3457.50083195804">
                <text:p>3457.5008319580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.6154617519999">
                <text:p>21.6154617519999</text:p>
              </table:table-cell>
              <table:table-cell office:value-type="float" office:value="3374.29464587937">
                <text:p>3374.2946458793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.6330035579999">
                <text:p>21.6330035579999</text:p>
              </table:table-cell>
              <table:table-cell office:value-type="float" office:value="3420.4003852178">
                <text:p>3420.400385217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.6507840099998">
                <text:p>21.6507840099998</text:p>
              </table:table-cell>
              <table:table-cell office:value-type="float" office:value="3374.49239200145">
                <text:p>3374.4923920014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.6681333659999">
                <text:p>21.6681333659999</text:p>
              </table:table-cell>
              <table:table-cell office:value-type="float" office:value="3458.34162373319">
                <text:p>3458.341623733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.685931475">
                <text:p>21.685931475</text:p>
              </table:table-cell>
              <table:table-cell office:value-type="float" office:value="3371.14465361287">
                <text:p>3371.1446536128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.7033577069999">
                <text:p>21.7033577069999</text:p>
              </table:table-cell>
              <table:table-cell office:value-type="float" office:value="3443.08511445424">
                <text:p>3443.085114454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1.721022638">
                <text:p>21.721022638</text:p>
              </table:table-cell>
              <table:table-cell office:value-type="float" office:value="3396.56011107939">
                <text:p>3396.5601110793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1.738446265">
                <text:p>21.738446265</text:p>
              </table:table-cell>
              <table:table-cell office:value-type="float" office:value="3443.59988882337">
                <text:p>3443.5998888233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1.7562154679999">
                <text:p>21.7562154679999</text:p>
              </table:table-cell>
              <table:table-cell office:value-type="float" office:value="3376.62865352998">
                <text:p>3376.6286535299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1.7736047199999">
                <text:p>21.7736047199999</text:p>
              </table:table-cell>
              <table:table-cell office:value-type="float" office:value="3450.40718256552">
                <text:p>3450.4071825655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1.7914498599998">
                <text:p>21.7914498599998</text:p>
              </table:table-cell>
              <table:table-cell office:value-type="float" office:value="3362.25997667287">
                <text:p>3362.2599766728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1.808942915">
                <text:p>21.808942915</text:p>
              </table:table-cell>
              <table:table-cell office:value-type="float" office:value="3429.93262180073">
                <text:p>3429.932621800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1.826717899">
                <text:p>21.826717899</text:p>
              </table:table-cell>
              <table:table-cell office:value-type="float" office:value="3375.5304646181">
                <text:p>3375.530464618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1.8441614219998">
                <text:p>21.8441614219998</text:p>
              </table:table-cell>
              <table:table-cell office:value-type="float" office:value="3439.67213506129">
                <text:p>3439.6721350612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1.8618488539998">
                <text:p>21.8618488539998</text:p>
              </table:table-cell>
              <table:table-cell office:value-type="float" office:value="3392.2391899509">
                <text:p>3392.239189950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1.879264252">
                <text:p>21.879264252</text:p>
              </table:table-cell>
              <table:table-cell office:value-type="float" office:value="3445.22703411775">
                <text:p>3445.2270341177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1.8970717359998">
                <text:p>21.8970717359998</text:p>
              </table:table-cell>
              <table:table-cell office:value-type="float" office:value="3369.36986721803">
                <text:p>3369.3698672180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1.9144779149999">
                <text:p>21.9144779149999</text:p>
              </table:table-cell>
              <table:table-cell office:value-type="float" office:value="3447.0517624625">
                <text:p>3447.051762462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1.9321065439999">
                <text:p>21.9321065439999</text:p>
              </table:table-cell>
              <table:table-cell office:value-type="float" office:value="3403.55452485826">
                <text:p>3403.5545248582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1.949481786">
                <text:p>21.949481786</text:p>
              </table:table-cell>
              <table:table-cell office:value-type="float" office:value="3453.18931383832">
                <text:p>3453.1893138383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1.9669891639999">
                <text:p>21.9669891639999</text:p>
              </table:table-cell>
              <table:table-cell office:value-type="float" office:value="3427.12655203841">
                <text:p>3427.126552038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1.9843897189999">
                <text:p>21.9843897189999</text:p>
              </table:table-cell>
              <table:table-cell office:value-type="float" office:value="3448.16587746875">
                <text:p>3448.1658774687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.00192668">
                <text:p>22.00192668</text:p>
              </table:table-cell>
              <table:table-cell office:value-type="float" office:value="3421.34535165736">
                <text:p>3421.3453516573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.0192615049998">
                <text:p>22.0192615049998</text:p>
              </table:table-cell>
              <table:table-cell office:value-type="float" office:value="3461.24059519884">
                <text:p>3461.2405951988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.0370291969998">
                <text:p>22.0370291969998</text:p>
              </table:table-cell>
              <table:table-cell office:value-type="float" office:value="3376.91580875993">
                <text:p>3376.9158087599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.054555013">
                <text:p>22.054555013</text:p>
              </table:table-cell>
              <table:table-cell office:value-type="float" office:value="3423.52105027583">
                <text:p>3423.5210502758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.0725739039999">
                <text:p>22.0725739039999</text:p>
              </table:table-cell>
              <table:table-cell office:value-type="float" office:value="3329.8386676732">
                <text:p>3329.83866767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.0903332619998">
                <text:p>22.0903332619998</text:p>
              </table:table-cell>
              <table:table-cell office:value-type="float" office:value="3378.50050662116">
                <text:p>3378.500506621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.108202725">
                <text:p>22.108202725</text:p>
              </table:table-cell>
              <table:table-cell office:value-type="float" office:value="3357.68344015607">
                <text:p>3357.6834401560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.125757968">
                <text:p>22.125757968</text:p>
              </table:table-cell>
              <table:table-cell office:value-type="float" office:value="3417.7823684806">
                <text:p>3417.782368480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.1432802939999">
                <text:p>22.1432802939999</text:p>
              </table:table-cell>
              <table:table-cell office:value-type="float" office:value="3424.20292834216">
                <text:p>3424.2029283421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.1604447539999">
                <text:p>22.1604447539999</text:p>
              </table:table-cell>
              <table:table-cell office:value-type="float" office:value="3495.59496774075">
                <text:p>3495.5949677407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.1778430689999">
                <text:p>22.1778430689999</text:p>
              </table:table-cell>
              <table:table-cell office:value-type="float" office:value="3448.60982226574">
                <text:p>3448.6098222657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2.194790392">
                <text:p>22.194790392</text:p>
              </table:table-cell>
              <table:table-cell office:value-type="float" office:value="3540.38215945731">
                <text:p>3540.382159457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2.2123026659999">
                <text:p>22.2123026659999</text:p>
              </table:table-cell>
              <table:table-cell office:value-type="float" office:value="3426.1684119466">
                <text:p>3426.168411946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.229535616">
                <text:p>22.229535616</text:p>
              </table:table-cell>
              <table:table-cell office:value-type="float" office:value="3481.70220418603">
                <text:p>3481.7022041860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2.247294349">
                <text:p>22.247294349</text:p>
              </table:table-cell>
              <table:table-cell office:value-type="float" office:value="3378.61940940343">
                <text:p>3378.6194094034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2.2646738619999">
                <text:p>22.2646738619999</text:p>
              </table:table-cell>
              <table:table-cell office:value-type="float" office:value="3452.34069563769">
                <text:p>3452.3406956376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.28258869">
                <text:p>22.28258869</text:p>
              </table:table-cell>
              <table:table-cell office:value-type="float" office:value="3349.18091312764">
                <text:p>3349.1809131276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2.3000723179998">
                <text:p>22.3000723179998</text:p>
              </table:table-cell>
              <table:table-cell office:value-type="float" office:value="3431.78200775352">
                <text:p>3431.7820077535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2.3178063639998">
                <text:p>22.3178063639998</text:p>
              </table:table-cell>
              <table:table-cell office:value-type="float" office:value="3383.32267774903">
                <text:p>3383.3226777490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2.3352838979999">
                <text:p>22.3352838979999</text:p>
              </table:table-cell>
              <table:table-cell office:value-type="float" office:value="3432.97858837138">
                <text:p>3432.9785883713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.3530876309999">
                <text:p>22.3530876309999</text:p>
              </table:table-cell>
              <table:table-cell office:value-type="float" office:value="3370.07974677066">
                <text:p>3370.0797467706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.370522509">
                <text:p>22.370522509</text:p>
              </table:table-cell>
              <table:table-cell office:value-type="float" office:value="3441.37767981796">
                <text:p>3441.3776798179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.3881531689999">
                <text:p>22.3881531689999</text:p>
              </table:table-cell>
              <table:table-cell office:value-type="float" office:value="3403.16244544201">
                <text:p>3403.1624454420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.4055064839999">
                <text:p>22.4055064839999</text:p>
              </table:table-cell>
              <table:table-cell office:value-type="float" office:value="3457.55263474865">
                <text:p>3457.5526347486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.4232421439999">
                <text:p>22.4232421439999</text:p>
              </table:table-cell>
              <table:table-cell office:value-type="float" office:value="3383.01478490778">
                <text:p>3383.0147849077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.440534157">
                <text:p>22.440534157</text:p>
              </table:table-cell>
              <table:table-cell office:value-type="float" office:value="3469.81002152244">
                <text:p>3469.8100215224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.4582856499999">
                <text:p>22.4582856499999</text:p>
              </table:table-cell>
              <table:table-cell office:value-type="float" office:value="3379.9973895386">
                <text:p>3379.99738953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2.4756681839999">
                <text:p>22.4756681839999</text:p>
              </table:table-cell>
              <table:table-cell office:value-type="float" office:value="3451.74069556715">
                <text:p>3451.7406955671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2.493255458">
                <text:p>22.493255458</text:p>
              </table:table-cell>
              <table:table-cell office:value-type="float" office:value="3411.55769789198">
                <text:p>3411.5576978919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2.5108508579999">
                <text:p>22.5108508579999</text:p>
              </table:table-cell>
              <table:table-cell office:value-type="float" office:value="3409.98215444785">
                <text:p>3409.9821544478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.5283944339999">
                <text:p>22.5283944339999</text:p>
              </table:table-cell>
              <table:table-cell office:value-type="float" office:value="3420.05529545791">
                <text:p>3420.0552954579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2.5457646759999">
                <text:p>22.5457646759999</text:p>
              </table:table-cell>
              <table:table-cell office:value-type="float" office:value="3454.18330959947">
                <text:p>3454.1833095994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2.563428513">
                <text:p>22.563428513</text:p>
              </table:table-cell>
              <table:table-cell office:value-type="float" office:value="3396.7704751612">
                <text:p>3396.770475161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2.5808067759999">
                <text:p>22.5808067759999</text:p>
              </table:table-cell>
              <table:table-cell office:value-type="float" office:value="3452.58901883089">
                <text:p>3452.5890188308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2.5985907699999">
                <text:p>22.5985907699999</text:p>
              </table:table-cell>
              <table:table-cell office:value-type="float" office:value="3373.82030156719">
                <text:p>3373.8203015671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2.6160002829999">
                <text:p>22.6160002829999</text:p>
              </table:table-cell>
              <table:table-cell office:value-type="float" office:value="3446.39163655762">
                <text:p>3446.3916365576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2.6336474529999">
                <text:p>22.6336474529999</text:p>
              </table:table-cell>
              <table:table-cell office:value-type="float" office:value="3399.97858015068">
                <text:p>3399.9785801506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2.65102957">
                <text:p>22.65102957</text:p>
              </table:table-cell>
              <table:table-cell office:value-type="float" office:value="3451.82350340695">
                <text:p>3451.8235034069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2.6687668969998">
                <text:p>22.6687668969998</text:p>
              </table:table-cell>
              <table:table-cell office:value-type="float" office:value="3382.69684042631">
                <text:p>3382.6968404263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2.6860555759999">
                <text:p>22.6860555759999</text:p>
              </table:table-cell>
              <table:table-cell office:value-type="float" office:value="3470.47914994792">
                <text:p>3470.4791499479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2.703895248">
                <text:p>22.703895248</text:p>
              </table:table-cell>
              <table:table-cell office:value-type="float" office:value="3363.29053582809">
                <text:p>3363.2905358280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2.7213376769998">
                <text:p>22.7213376769998</text:p>
              </table:table-cell>
              <table:table-cell office:value-type="float" office:value="3439.88787344309">
                <text:p>3439.8878734430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2.7389749519998">
                <text:p>22.7389749519998</text:p>
              </table:table-cell>
              <table:table-cell office:value-type="float" office:value="3401.88606233684">
                <text:p>3401.8860623368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2.7564167569999">
                <text:p>22.7564167569999</text:p>
              </table:table-cell>
              <table:table-cell office:value-type="float" office:value="3440.01093921713">
                <text:p>3440.0109392171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2.774020698">
                <text:p>22.774020698</text:p>
              </table:table-cell>
              <table:table-cell office:value-type="float" office:value="3408.32771478791">
                <text:p>3408.3277147879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2.791421252">
                <text:p>22.791421252</text:p>
              </table:table-cell>
              <table:table-cell office:value-type="float" office:value="3448.1660756308">
                <text:p>3448.166075630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2.8090812349999">
                <text:p>22.8090812349999</text:p>
              </table:table-cell>
              <table:table-cell office:value-type="float" office:value="3397.51176432256">
                <text:p>3397.5117643225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2.826438196">
                <text:p>22.826438196</text:p>
              </table:table-cell>
              <table:table-cell office:value-type="float" office:value="3456.82634186611">
                <text:p>3456.8263418661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2.844169533">
                <text:p>22.844169533</text:p>
              </table:table-cell>
              <table:table-cell office:value-type="float" office:value="3383.83958299623">
                <text:p>3383.8395829962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2.8615861819999">
                <text:p>22.8615861819999</text:p>
              </table:table-cell>
              <table:table-cell office:value-type="float" office:value="3444.97957100983">
                <text:p>3444.9795710098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2.879315853">
                <text:p>22.879315853</text:p>
              </table:table-cell>
              <table:table-cell office:value-type="float" office:value="3384.15755146672">
                <text:p>3384.1575514667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2.8967245839999">
                <text:p>22.8967245839999</text:p>
              </table:table-cell>
              <table:table-cell office:value-type="float" office:value="3446.54644845931">
                <text:p>3446.5464484593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2.9144626929999">
                <text:p>22.9144626929999</text:p>
              </table:table-cell>
              <table:table-cell office:value-type="float" office:value="3382.54771125969">
                <text:p>3382.5477112596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2.9317659549999">
                <text:p>22.9317659549999</text:p>
              </table:table-cell>
              <table:table-cell office:value-type="float" office:value="3467.55426808291">
                <text:p>3467.5542680829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2.9495165119999">
                <text:p>22.9495165119999</text:p>
              </table:table-cell>
              <table:table-cell office:value-type="float" office:value="3380.17561927787">
                <text:p>3380.1756192778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2.9669845139999">
                <text:p>22.9669845139999</text:p>
              </table:table-cell>
              <table:table-cell office:value-type="float" office:value="3434.85190807999">
                <text:p>3434.8519080799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2.9845755389999">
                <text:p>22.9845755389999</text:p>
              </table:table-cell>
              <table:table-cell office:value-type="float" office:value="3410.83023871518">
                <text:p>3410.8302387151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.001969635">
                <text:p>23.001969635</text:p>
              </table:table-cell>
              <table:table-cell office:value-type="float" office:value="3449.44629486307">
                <text:p>3449.4462948630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.0195807109999">
                <text:p>23.0195807109999</text:p>
              </table:table-cell>
              <table:table-cell office:value-type="float" office:value="3406.9468555161">
                <text:p>3406.946855516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.0368828799999">
                <text:p>23.0368828799999</text:p>
              </table:table-cell>
              <table:table-cell office:value-type="float" office:value="3467.77331789937">
                <text:p>3467.7733178993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.0546916659998">
                <text:p>23.0546916659998</text:p>
              </table:table-cell>
              <table:table-cell office:value-type="float" office:value="3369.12353263317">
                <text:p>3369.1235326331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.07198696">
                <text:p>23.07198696</text:p>
              </table:table-cell>
              <table:table-cell office:value-type="float" office:value="3469.15178194618">
                <text:p>3469.1517819461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.0897016299998">
                <text:p>23.0897016299998</text:p>
              </table:table-cell>
              <table:table-cell office:value-type="float" office:value="3387.02329767708">
                <text:p>3387.023297677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.1071966649999">
                <text:p>23.1071966649999</text:p>
              </table:table-cell>
              <table:table-cell office:value-type="float" office:value="3429.54443929527">
                <text:p>3429.5444392952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.1249314919999">
                <text:p>23.1249314919999</text:p>
              </table:table-cell>
              <table:table-cell office:value-type="float" office:value="3383.1736842031">
                <text:p>3383.173684203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.142304963">
                <text:p>23.142304963</text:p>
              </table:table-cell>
              <table:table-cell office:value-type="float" office:value="3453.54132167736">
                <text:p>3453.5413216773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.1600081749998">
                <text:p>23.1600081749998</text:p>
              </table:table-cell>
              <table:table-cell office:value-type="float" office:value="3389.21547122184">
                <text:p>3389.2154712218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.1775237299998">
                <text:p>23.1775237299998</text:p>
              </table:table-cell>
              <table:table-cell office:value-type="float" office:value="3425.52662475408">
                <text:p>3425.5266247540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.1952923599999">
                <text:p>23.1952923599999</text:p>
              </table:table-cell>
              <table:table-cell office:value-type="float" office:value="3376.73754249434">
                <text:p>3376.7375424943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.2126691639999">
                <text:p>23.2126691639999</text:p>
              </table:table-cell>
              <table:table-cell office:value-type="float" office:value="3452.87890686143">
                <text:p>3452.8789068614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.2303323239998">
                <text:p>23.2303323239998</text:p>
              </table:table-cell>
              <table:table-cell office:value-type="float" office:value="3396.90066783381">
                <text:p>3396.9006678338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.247734285">
                <text:p>23.247734285</text:p>
              </table:table-cell>
              <table:table-cell office:value-type="float" office:value="3447.88728118306">
                <text:p>3447.8872811830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.2653101009998">
                <text:p>23.2653101009998</text:p>
              </table:table-cell>
              <table:table-cell office:value-type="float" office:value="3413.78175559361">
                <text:p>3413.7817555936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.2825647689999">
                <text:p>23.2825647689999</text:p>
              </table:table-cell>
              <table:table-cell office:value-type="float" office:value="3477.31987655337">
                <text:p>3477.3198765533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.3001664189999">
                <text:p>23.3001664189999</text:p>
              </table:table-cell>
              <table:table-cell office:value-type="float" office:value="3408.77133678574">
                <text:p>3408.7713367857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.31749765">
                <text:p>23.31749765</text:p>
              </table:table-cell>
              <table:table-cell office:value-type="float" office:value="3461.95835712732">
                <text:p>3461.9583571273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.335182581">
                <text:p>23.335182581</text:p>
              </table:table-cell>
              <table:table-cell office:value-type="float" office:value="3392.71891983868">
                <text:p>3392.7189198386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.3526295939998">
                <text:p>23.3526295939998</text:p>
              </table:table-cell>
              <table:table-cell office:value-type="float" office:value="3438.98408287159">
                <text:p>3438.9840828715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.370259994">
                <text:p>23.370259994</text:p>
              </table:table-cell>
              <table:table-cell office:value-type="float" office:value="3403.21263269755">
                <text:p>3403.2126326975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.3875915379999">
                <text:p>23.3875915379999</text:p>
              </table:table-cell>
              <table:table-cell office:value-type="float" office:value="3461.89583571973">
                <text:p>3461.8958357197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.405288552">
                <text:p>23.405288552</text:p>
              </table:table-cell>
              <table:table-cell office:value-type="float" office:value="3390.40247127209">
                <text:p>3390.4024712720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.4226320749999">
                <text:p>23.4226320749999</text:p>
              </table:table-cell>
              <table:table-cell office:value-type="float" office:value="3459.50473847304">
                <text:p>3459.5047384730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.440165235">
                <text:p>23.440165235</text:p>
              </table:table-cell>
              <table:table-cell office:value-type="float" office:value="3422.08706244115">
                <text:p>3422.0870624411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.457520789">
                <text:p>23.457520789</text:p>
              </table:table-cell>
              <table:table-cell office:value-type="float" office:value="3457.10658386255">
                <text:p>3457.1065838625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.4751162399998">
                <text:p>23.4751162399998</text:p>
              </table:table-cell>
              <table:table-cell office:value-type="float" office:value="3409.97227071134">
                <text:p>3409.9722707113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.492520753">
                <text:p>23.492520753</text:p>
              </table:table-cell>
              <table:table-cell office:value-type="float" office:value="3447.38172216055">
                <text:p>3447.381722160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3.5101051629999">
                <text:p>23.5101051629999</text:p>
              </table:table-cell>
              <table:table-cell office:value-type="float" office:value="3412.11334359527">
                <text:p>3412.1133435952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3.527556968">
                <text:p>23.527556968</text:p>
              </table:table-cell>
              <table:table-cell office:value-type="float" office:value="3438.03979014085">
                <text:p>3438.0397901408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3.545228149">
                <text:p>23.545228149</text:p>
              </table:table-cell>
              <table:table-cell office:value-type="float" office:value="3395.35880483064">
                <text:p>3395.3588048306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3.562663078">
                <text:p>23.562663078</text:p>
              </table:table-cell>
              <table:table-cell office:value-type="float" office:value="3441.36761324582">
                <text:p>3441.3676132458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3.5803313429999">
                <text:p>23.5803313429999</text:p>
              </table:table-cell>
              <table:table-cell office:value-type="float" office:value="3395.91918054175">
                <text:p>3395.9191805417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.5976643449999">
                <text:p>23.5976643449999</text:p>
              </table:table-cell>
              <table:table-cell office:value-type="float" office:value="3461.60463144504">
                <text:p>3461.6046314450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3.6152580779999">
                <text:p>23.6152580779999</text:p>
              </table:table-cell>
              <table:table-cell office:value-type="float" office:value="3410.30524903144">
                <text:p>3410.3052490314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.6326887359999">
                <text:p>23.6326887359999</text:p>
              </table:table-cell>
              <table:table-cell office:value-type="float" office:value="3442.21084482956">
                <text:p>3442.2108448295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3.6503636149998">
                <text:p>23.6503636149998</text:p>
              </table:table-cell>
              <table:table-cell office:value-type="float" office:value="3394.64841598658">
                <text:p>3394.6484159865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3.6676703669998">
                <text:p>23.6676703669998</text:p>
              </table:table-cell>
              <table:table-cell office:value-type="float" office:value="3466.85501705416">
                <text:p>3466.855017054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3.68533858">
                <text:p>23.68533858</text:p>
              </table:table-cell>
              <table:table-cell office:value-type="float" office:value="3395.92917514064">
                <text:p>3395.9291751406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3.7026546029999">
                <text:p>23.7026546029999</text:p>
              </table:table-cell>
              <table:table-cell office:value-type="float" office:value="3464.99886262989">
                <text:p>3464.9988626298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3.7204814089998">
                <text:p>23.7204814089998</text:p>
              </table:table-cell>
              <table:table-cell office:value-type="float" office:value="3365.71789698768">
                <text:p>3365.7178969876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.7378465469999">
                <text:p>23.7378465469999</text:p>
              </table:table-cell>
              <table:table-cell office:value-type="float" office:value="3455.19857082595">
                <text:p>3455.1985708259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3.7557525729999">
                <text:p>23.7557525729999</text:p>
              </table:table-cell>
              <table:table-cell office:value-type="float" office:value="3350.82725781972">
                <text:p>3350.8272578197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3.7732351069999">
                <text:p>23.7732351069999</text:p>
              </table:table-cell>
              <table:table-cell office:value-type="float" office:value="3431.99675744755">
                <text:p>3431.9967574475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.790899934">
                <text:p>23.790899934</text:p>
              </table:table-cell>
              <table:table-cell office:value-type="float" office:value="3396.58010801326">
                <text:p>3396.5801080132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.8082781439998">
                <text:p>23.8082781439998</text:p>
              </table:table-cell>
              <table:table-cell office:value-type="float" office:value="3452.59954854816">
                <text:p>3452.5995485481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3.8257512519999">
                <text:p>23.8257512519999</text:p>
              </table:table-cell>
              <table:table-cell office:value-type="float" office:value="3433.84817398505">
                <text:p>3433.848173985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3.8430510239998">
                <text:p>23.8430510239998</text:p>
              </table:table-cell>
              <table:table-cell office:value-type="float" office:value="3468.25380128652">
                <text:p>3468.2538012865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3.8604099639999">
                <text:p>23.8604099639999</text:p>
              </table:table-cell>
              <table:table-cell office:value-type="float" office:value="3456.43224756687">
                <text:p>3456.4322475668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3.8776097369998">
                <text:p>23.8776097369998</text:p>
              </table:table-cell>
              <table:table-cell office:value-type="float" office:value="3488.41813204986">
                <text:p>3488.4181320498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3.8950806559999">
                <text:p>23.8950806559999</text:p>
              </table:table-cell>
              <table:table-cell office:value-type="float" office:value="3434.27841430606">
                <text:p>3434.2784143060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3.912280689">
                <text:p>23.912280689</text:p>
              </table:table-cell>
              <table:table-cell office:value-type="float" office:value="3488.36540020721">
                <text:p>3488.3654002072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3.9298371299999">
                <text:p>23.9298371299999</text:p>
              </table:table-cell>
              <table:table-cell office:value-type="float" office:value="3417.54914907595">
                <text:p>3417.5491490759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3.947018204">
                <text:p>23.947018204</text:p>
              </table:table-cell>
              <table:table-cell office:value-type="float" office:value="3492.21474744695">
                <text:p>3492.2147474469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3.9645752699998">
                <text:p>23.9645752699998</text:p>
              </table:table-cell>
              <table:table-cell office:value-type="float" office:value="3417.42749047057">
                <text:p>3417.4274904705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3.981855303">
                <text:p>23.981855303</text:p>
              </table:table-cell>
              <table:table-cell office:value-type="float" office:value="3472.21559122808">
                <text:p>3472.2155912280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3.999580078">
                <text:p>23.999580078</text:p>
              </table:table-cell>
              <table:table-cell office:value-type="float" office:value="3385.09233543936">
                <text:p>3385.0923354393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.0169236009999">
                <text:p>24.0169236009999</text:p>
              </table:table-cell>
              <table:table-cell office:value-type="float" office:value="3459.50473847304">
                <text:p>3459.5047384730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.0346241569998">
                <text:p>24.0346241569998</text:p>
              </table:table-cell>
              <table:table-cell office:value-type="float" office:value="3389.72402902536">
                <text:p>3389.7240290253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.052090337">
                <text:p>24.052090337</text:p>
              </table:table-cell>
              <table:table-cell office:value-type="float" office:value="3435.21021765861">
                <text:p>3435.2102176586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.0697816219999">
                <text:p>24.0697816219999</text:p>
              </table:table-cell>
              <table:table-cell office:value-type="float" office:value="3391.50039130292">
                <text:p>3391.5003913029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.0870492069998">
                <text:p>24.0870492069998</text:p>
              </table:table-cell>
              <table:table-cell office:value-type="float" office:value="3474.71867087083">
                <text:p>3474.7186708708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.1046234609998">
                <text:p>24.1046234609998</text:p>
              </table:table-cell>
              <table:table-cell office:value-type="float" office:value="3414.08517254647">
                <text:p>3414.0851725464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.1218630249998">
                <text:p>24.1218630249998</text:p>
              </table:table-cell>
              <table:table-cell office:value-type="float" office:value="3480.3664408289">
                <text:p>3480.36644082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.13944582">
                <text:p>24.13944582</text:p>
              </table:table-cell>
              <table:table-cell office:value-type="float" office:value="3412.42675009204">
                <text:p>3412.4267500920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.1566994469999">
                <text:p>24.1566994469999</text:p>
              </table:table-cell>
              <table:table-cell office:value-type="float" office:value="3477.52968116151">
                <text:p>3477.5296811615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.1742740129998">
                <text:p>24.1742740129998</text:p>
              </table:table-cell>
              <table:table-cell office:value-type="float" office:value="3414.02456256174">
                <text:p>3414.0245625617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.1916026399999">
                <text:p>24.1916026399999</text:p>
              </table:table-cell>
              <table:table-cell office:value-type="float" office:value="3462.47859104264">
                <text:p>3462.4785910426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.2093122059998">
                <text:p>24.2093122059998</text:p>
              </table:table-cell>
              <table:table-cell office:value-type="float" office:value="3387.99945748862">
                <text:p>3387.9994574886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.226758907">
                <text:p>24.226758907</text:p>
              </table:table-cell>
              <table:table-cell office:value-type="float" office:value="3439.04558228355">
                <text:p>3439.0455822835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.2445862349998">
                <text:p>24.2445862349998</text:p>
              </table:table-cell>
              <table:table-cell office:value-type="float" office:value="3365.61934578983">
                <text:p>3365.6193457898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.261930487">
                <text:p>24.261930487</text:p>
              </table:table-cell>
              <table:table-cell office:value-type="float" office:value="3459.35933123297">
                <text:p>3459.3593312329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.279665366">
                <text:p>24.279665366</text:p>
              </table:table-cell>
              <table:table-cell office:value-type="float" office:value="3383.16376445801">
                <text:p>3383.1637644580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.2970202949998">
                <text:p>24.2970202949998</text:p>
              </table:table-cell>
              <table:table-cell office:value-type="float" office:value="3457.23108407493">
                <text:p>3457.2310840749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.3147225179998">
                <text:p>24.3147225179998</text:p>
              </table:table-cell>
              <table:table-cell office:value-type="float" office:value="3389.40482220509">
                <text:p>3389.4048222050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.3319601029998">
                <text:p>24.3319601029998</text:p>
              </table:table-cell>
              <table:table-cell office:value-type="float" office:value="3480.76601218129">
                <text:p>3480.7660121812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4.3495349299999">
                <text:p>24.3495349299999</text:p>
              </table:table-cell>
              <table:table-cell office:value-type="float" office:value="3413.97386157454">
                <text:p>3413.9738615745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.3669669429998">
                <text:p>24.3669669429998</text:p>
              </table:table-cell>
              <table:table-cell office:value-type="float" office:value="3441.94327988011">
                <text:p>3441.9432798801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4.384621144">
                <text:p>24.384621144</text:p>
              </table:table-cell>
              <table:table-cell office:value-type="float" office:value="3398.62449733749">
                <text:p>3398.6244973374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4.402065814">
                <text:p>24.402065814</text:p>
              </table:table-cell>
              <table:table-cell office:value-type="float" office:value="3439.44597403625">
                <text:p>3439.4459740362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4.419760432">
                <text:p>24.419760432</text:p>
              </table:table-cell>
              <table:table-cell office:value-type="float" office:value="3390.86156028732">
                <text:p>3390.8615602873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4.4371578619998">
                <text:p>24.4371578619998</text:p>
              </table:table-cell>
              <table:table-cell office:value-type="float" office:value="3448.78525164522">
                <text:p>3448.7852516452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4.454757167">
                <text:p>24.454757167</text:p>
              </table:table-cell>
              <table:table-cell office:value-type="float" office:value="3409.22553471892">
                <text:p>3409.2255347189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4.472114232">
                <text:p>24.472114232</text:p>
              </table:table-cell>
              <table:table-cell office:value-type="float" office:value="3456.8056293043">
                <text:p>3456.805629304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4.489695986">
                <text:p>24.489695986</text:p>
              </table:table-cell>
              <table:table-cell office:value-type="float" office:value="3412.62879686726">
                <text:p>3412.6287968672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4.5070474249999">
                <text:p>24.5070474249999</text:p>
              </table:table-cell>
              <table:table-cell office:value-type="float" office:value="3457.92645788393">
                <text:p>3457.9264578839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4.5247468359998">
                <text:p>24.5247468359998</text:p>
              </table:table-cell>
              <table:table-cell office:value-type="float" office:value="3389.9433150692">
                <text:p>3389.943315069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4.5421921299999">
                <text:p>24.5421921299999</text:p>
              </table:table-cell>
              <table:table-cell office:value-type="float" office:value="3439.3229486364">
                <text:p>3439.322948636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4.559948676">
                <text:p>24.559948676</text:p>
              </table:table-cell>
              <table:table-cell office:value-type="float" office:value="3379.03553988823">
                <text:p>3379.0355398882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4.577288814">
                <text:p>24.577288814</text:p>
              </table:table-cell>
              <table:table-cell office:value-type="float" office:value="3460.18007468972">
                <text:p>3460.1800746897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4.59494739">
                <text:p>24.59494739</text:p>
              </table:table-cell>
              <table:table-cell office:value-type="float" office:value="3397.78247124205">
                <text:p>3397.7824712420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4.612407008">
                <text:p>24.612407008</text:p>
              </table:table-cell>
              <table:table-cell office:value-type="float" office:value="3436.50130261068">
                <text:p>3436.5013026106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4.6300968869998">
                <text:p>24.6300968869998</text:p>
              </table:table-cell>
              <table:table-cell office:value-type="float" office:value="3391.76994939414">
                <text:p>3391.7699493941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.647554785">
                <text:p>24.647554785</text:p>
              </table:table-cell>
              <table:table-cell office:value-type="float" office:value="3436.83987610101">
                <text:p>3436.8398761010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4.6652599249999">
                <text:p>24.6652599249999</text:p>
              </table:table-cell>
              <table:table-cell office:value-type="float" office:value="3388.84640282248">
                <text:p>3388.8464028224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4.6826522499998">
                <text:p>24.6826522499998</text:p>
              </table:table-cell>
              <table:table-cell office:value-type="float" office:value="3449.79754001755">
                <text:p>3449.7975400175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4.700192285">
                <text:p>24.700192285</text:p>
              </table:table-cell>
              <table:table-cell office:value-type="float" office:value="3420.74573964802">
                <text:p>3420.7457396480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4.7176139849998">
                <text:p>24.7176139849998</text:p>
              </table:table-cell>
              <table:table-cell office:value-type="float" office:value="3443.98078260973">
                <text:p>3443.9807826097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4.7353158429999">
                <text:p>24.7353158429999</text:p>
              </table:table-cell>
              <table:table-cell office:value-type="float" office:value="3389.47470937615">
                <text:p>3389.4747093761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4.7526062929999">
                <text:p>24.7526062929999</text:p>
              </table:table-cell>
              <table:table-cell office:value-type="float" office:value="3470.12368098779">
                <text:p>3470.1236809877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4.7702878389998">
                <text:p>24.7702878389998</text:p>
              </table:table-cell>
              <table:table-cell office:value-type="float" office:value="3393.36843057578">
                <text:p>3393.3684305757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4.787802977">
                <text:p>24.787802977</text:p>
              </table:table-cell>
              <table:table-cell office:value-type="float" office:value="3425.60817959508">
                <text:p>3425.6081795950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4.8055328559999">
                <text:p>24.8055328559999</text:p>
              </table:table-cell>
              <table:table-cell office:value-type="float" office:value="3384.11784988433">
                <text:p>3384.1178498843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4.8228875779998">
                <text:p>24.8228875779998</text:p>
              </table:table-cell>
              <table:table-cell office:value-type="float" office:value="3457.27232047969">
                <text:p>3457.272320479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4.8406837069999">
                <text:p>24.8406837069999</text:p>
              </table:table-cell>
              <table:table-cell office:value-type="float" office:value="3371.51972767215">
                <text:p>3371.5197276721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4.858038376">
                <text:p>24.858038376</text:p>
              </table:table-cell>
              <table:table-cell office:value-type="float" office:value="3457.28287873738">
                <text:p>3457.2828787373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4.8757754429998">
                <text:p>24.8757754429998</text:p>
              </table:table-cell>
              <table:table-cell office:value-type="float" office:value="3382.74642591342">
                <text:p>3382.7464259134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.8931430279999">
                <text:p>24.8931430279999</text:p>
              </table:table-cell>
              <table:table-cell office:value-type="float" office:value="3454.71175178634">
                <text:p>3454.7117517863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4.91088296">
                <text:p>24.91088296</text:p>
              </table:table-cell>
              <table:table-cell office:value-type="float" office:value="3382.20011214605">
                <text:p>3382.2001121460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4.9283010659999">
                <text:p>24.9283010659999</text:p>
              </table:table-cell>
              <table:table-cell office:value-type="float" office:value="3444.6914033171">
                <text:p>3444.691403317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4.9460021949999">
                <text:p>24.9460021949999</text:p>
              </table:table-cell>
              <table:table-cell office:value-type="float" office:value="3389.61430087538">
                <text:p>3389.6143008753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4.96347249">
                <text:p>24.96347249</text:p>
              </table:table-cell>
              <table:table-cell office:value-type="float" office:value="3434.40107907575">
                <text:p>3434.4010790757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4.9811782019999">
                <text:p>24.9811782019999</text:p>
              </table:table-cell>
              <table:table-cell office:value-type="float" office:value="3388.73692287345">
                <text:p>3388.7369228734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4.9986589139999">
                <text:p>24.9986589139999</text:p>
              </table:table-cell>
              <table:table-cell office:value-type="float" office:value="3432.3544716123">
                <text:p>3432.354471612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.0165144699999">
                <text:p>25.0165144699999</text:p>
              </table:table-cell>
              <table:table-cell office:value-type="float" office:value="3360.29860955947">
                <text:p>3360.2986095594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.033939921">
                <text:p>25.033939921</text:p>
              </table:table-cell>
              <table:table-cell office:value-type="float" office:value="3443.2394317927">
                <text:p>3443.239431792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.0515836539998">
                <text:p>25.0515836539998</text:p>
              </table:table-cell>
              <table:table-cell office:value-type="float" office:value="3400.64089614069">
                <text:p>3400.6408961406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.068910666">
                <text:p>25.068910666</text:p>
              </table:table-cell>
              <table:table-cell office:value-type="float" office:value="3462.80131851773">
                <text:p>3462.8013185177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.0866443479999">
                <text:p>25.0866443479999</text:p>
              </table:table-cell>
              <table:table-cell office:value-type="float" office:value="3383.39212353635">
                <text:p>3383.3921235363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.1039840689998">
                <text:p>25.1039840689998</text:p>
              </table:table-cell>
              <table:table-cell office:value-type="float" office:value="3460.26328799903">
                <text:p>3460.2632879990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.1216935309999">
                <text:p>25.1216935309999</text:p>
              </table:table-cell>
              <table:table-cell office:value-type="float" office:value="3388.01935370561">
                <text:p>3388.0193537056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.139085908">
                <text:p>25.139085908</text:p>
              </table:table-cell>
              <table:table-cell office:value-type="float" office:value="3449.78722573284">
                <text:p>3449.787225732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.1567470369998">
                <text:p>25.1567470369998</text:p>
              </table:table-cell>
              <table:table-cell office:value-type="float" office:value="3397.29130569566">
                <text:p>3397.2913056956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.174065039">
                <text:p>25.174065039</text:p>
              </table:table-cell>
              <table:table-cell office:value-type="float" office:value="3464.60290277834">
                <text:p>3464.6029027783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.1917396059998">
                <text:p>25.1917396059998</text:p>
              </table:table-cell>
              <table:table-cell office:value-type="float" office:value="3394.70833998262">
                <text:p>3394.708339982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5.2092065669999">
                <text:p>25.2092065669999</text:p>
              </table:table-cell>
              <table:table-cell office:value-type="float" office:value="3435.05661916338">
                <text:p>3435.0566191633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5.2269003519998">
                <text:p>25.2269003519998</text:p>
              </table:table-cell>
              <table:table-cell office:value-type="float" office:value="3391.02119757676">
                <text:p>3391.0211975767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5.2442294479999">
                <text:p>25.2442294479999</text:p>
              </table:table-cell>
              <table:table-cell office:value-type="float" office:value="3462.38488144545">
                <text:p>3462.3848814454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5.2619484939999">
                <text:p>25.2619484939999</text:p>
              </table:table-cell>
              <table:table-cell office:value-type="float" office:value="3386.18681842698">
                <text:p>3386.1868184269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.279221496">
                <text:p>25.279221496</text:p>
              </table:table-cell>
              <table:table-cell office:value-type="float" office:value="3473.62896151579">
                <text:p>3473.6289615157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5.2969278849998">
                <text:p>25.2969278849998</text:p>
              </table:table-cell>
              <table:table-cell office:value-type="float" office:value="3388.60735526253">
                <text:p>3388.6073552625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5.3142463039999">
                <text:p>25.3142463039999</text:p>
              </table:table-cell>
              <table:table-cell office:value-type="float" office:value="3464.51948066578">
                <text:p>3464.5194806657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5.331961652">
                <text:p>25.331961652</text:p>
              </table:table-cell>
              <table:table-cell office:value-type="float" office:value="3386.89366980162">
                <text:p>3386.8936698016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5.3493895499998">
                <text:p>25.3493895499998</text:p>
              </table:table-cell>
              <table:table-cell office:value-type="float" office:value="3442.75597668794">
                <text:p>3442.7559766879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5.36697422">
                <text:p>25.36697422</text:p>
              </table:table-cell>
              <table:table-cell office:value-type="float" office:value="3412.06289339216">
                <text:p>3412.0628933921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5.3843807119999">
                <text:p>25.3843807119999</text:p>
              </table:table-cell>
              <table:table-cell office:value-type="float" office:value="3446.9897783037">
                <text:p>3446.989778303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5.402160696">
                <text:p>25.402160696</text:p>
              </table:table-cell>
              <table:table-cell office:value-type="float" office:value="3374.58121445769">
                <text:p>3374.5812144576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5.41962672">
                <text:p>25.41962672</text:p>
              </table:table-cell>
              <table:table-cell office:value-type="float" office:value="3435.24089970596">
                <text:p>3435.2408997059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5.4373131089999">
                <text:p>25.4373131089999</text:p>
              </table:table-cell>
              <table:table-cell office:value-type="float" office:value="3392.43923676952">
                <text:p>3392.4392367695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5.454729393">
                <text:p>25.454729393</text:p>
              </table:table-cell>
              <table:table-cell office:value-type="float" office:value="3445.05176877478">
                <text:p>3445.0517687747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5.4724187509998">
                <text:p>25.4724187509998</text:p>
              </table:table-cell>
              <table:table-cell office:value-type="float" office:value="3391.8698462906">
                <text:p>3391.869846290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5.4898463889999">
                <text:p>25.4898463889999</text:p>
              </table:table-cell>
              <table:table-cell office:value-type="float" office:value="3442.80733853619">
                <text:p>3442.8073385361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5.5074865279998">
                <text:p>25.5074865279998</text:p>
              </table:table-cell>
              <table:table-cell office:value-type="float" office:value="3401.33374233971">
                <text:p>3401.3337423397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5.5248558849998">
                <text:p>25.5248558849998</text:p>
              </table:table-cell>
              <table:table-cell office:value-type="float" office:value="3454.35930644849">
                <text:p>3454.3593064484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5.542449669">
                <text:p>25.542449669</text:p>
              </table:table-cell>
              <table:table-cell office:value-type="float" office:value="3410.29536337781">
                <text:p>3410.2953633778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5.559752359">
                <text:p>25.559752359</text:p>
              </table:table-cell>
              <table:table-cell office:value-type="float" office:value="3467.66890004784">
                <text:p>3467.6689000478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5.5773393729999">
                <text:p>25.5773393729999</text:p>
              </table:table-cell>
              <table:table-cell office:value-type="float" office:value="3411.60813315661">
                <text:p>3411.6081331566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5.5944724259998">
                <text:p>25.5944724259998</text:p>
              </table:table-cell>
              <table:table-cell office:value-type="float" office:value="3502.0028246085">
                <text:p>3502.002824608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5.6118165739999">
                <text:p>25.6118165739999</text:p>
              </table:table-cell>
              <table:table-cell office:value-type="float" office:value="3459.38007445418">
                <text:p>3459.3800744541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5.6292017639998">
                <text:p>25.6292017639998</text:p>
              </table:table-cell>
              <table:table-cell office:value-type="float" office:value="3451.21336035432">
                <text:p>3451.2133603543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5.6468618509998">
                <text:p>25.6468618509998</text:p>
              </table:table-cell>
              <table:table-cell office:value-type="float" office:value="3397.4917564172">
                <text:p>3397.491756417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5.6644266249998">
                <text:p>25.6644266249998</text:p>
              </table:table-cell>
              <table:table-cell office:value-type="float" office:value="3415.92781097118">
                <text:p>3415.9278109711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5.68232786">
                <text:p>25.68232786</text:p>
              </table:table-cell>
              <table:table-cell office:value-type="float" office:value="3351.72405699341">
                <text:p>3351.7240569934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5.6997594559998">
                <text:p>25.6997594559998</text:p>
              </table:table-cell>
              <table:table-cell office:value-type="float" office:value="3442.02561834304">
                <text:p>3442.0256183430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5.7175627209999">
                <text:p>25.7175627209999</text:p>
              </table:table-cell>
              <table:table-cell office:value-type="float" office:value="3370.16833707887">
                <text:p>3370.1683370788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5.7349465049999">
                <text:p>25.7349465049999</text:p>
              </table:table-cell>
              <table:table-cell office:value-type="float" office:value="3451.49249438377">
                <text:p>3451.4924943837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5.7525181019998">
                <text:p>25.7525181019998</text:p>
              </table:table-cell>
              <table:table-cell office:value-type="float" office:value="3414.60141615424">
                <text:p>3414.6014161542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5.769885062">
                <text:p>25.769885062</text:p>
              </table:table-cell>
              <table:table-cell office:value-type="float" office:value="3454.83607952075">
                <text:p>3454.8360795207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5.7874559299999">
                <text:p>25.7874559299999</text:p>
              </table:table-cell>
              <table:table-cell office:value-type="float" office:value="3414.74308499524">
                <text:p>3414.7430849952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5.804902891">
                <text:p>25.804902891</text:p>
              </table:table-cell>
              <table:table-cell office:value-type="float" office:value="3438.99433256855">
                <text:p>3438.9943325685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5.8226334999999">
                <text:p>25.8226334999999</text:p>
              </table:table-cell>
              <table:table-cell office:value-type="float" office:value="3383.97851986659">
                <text:p>3383.9785198665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5.840067805">
                <text:p>25.840067805</text:p>
              </table:table-cell>
              <table:table-cell office:value-type="float" office:value="3441.49078496805">
                <text:p>3441.4907849680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5.8577832039998">
                <text:p>25.8577832039998</text:p>
              </table:table-cell>
              <table:table-cell office:value-type="float" office:value="3386.88391949791">
                <text:p>3386.8839194979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5.8752559469999">
                <text:p>25.8752559469999</text:p>
              </table:table-cell>
              <table:table-cell office:value-type="float" office:value="3433.91990597365">
                <text:p>3433.9199059736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5.8929291069999">
                <text:p>25.8929291069999</text:p>
              </table:table-cell>
              <table:table-cell office:value-type="float" office:value="3394.97860032621">
                <text:p>3394.9786003262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5.9104745579998">
                <text:p>25.9104745579998</text:p>
              </table:table-cell>
              <table:table-cell office:value-type="float" office:value="3419.68981020951">
                <text:p>3419.6898102095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.928059072">
                <text:p>25.928059072</text:p>
              </table:table-cell>
              <table:table-cell office:value-type="float" office:value="3412.0931632997">
                <text:p>3412.093163299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5.94554421">
                <text:p>25.94554421</text:p>
              </table:table-cell>
              <table:table-cell office:value-type="float" office:value="3431.48564226694">
                <text:p>3431.4856422669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5.963138828">
                <text:p>25.963138828</text:p>
              </table:table-cell>
              <table:table-cell office:value-type="float" office:value="3410.13371248432">
                <text:p>3410.1337124843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5.9805175079998">
                <text:p>25.9805175079998</text:p>
              </table:table-cell>
              <table:table-cell office:value-type="float" office:value="3452.50617425866">
                <text:p>3452.5061742586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5.998170355">
                <text:p>25.998170355</text:p>
              </table:table-cell>
              <table:table-cell office:value-type="float" office:value="3398.88517696542">
                <text:p>3398.8851769654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.015686171">
                <text:p>26.015686171</text:p>
              </table:table-cell>
              <table:table-cell office:value-type="float" office:value="3425.47558160881">
                <text:p>3425.4755816088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.0333892269998">
                <text:p>26.0333892269998</text:p>
              </table:table-cell>
              <table:table-cell office:value-type="float" office:value="3389.24533710581">
                <text:p>3389.2453371058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.050834209">
                <text:p>26.050834209</text:p>
              </table:table-cell>
              <table:table-cell office:value-type="float" office:value="3439.38446021377">
                <text:p>3439.3844602137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.0685384629999">
                <text:p>26.0685384629999</text:p>
              </table:table-cell>
              <table:table-cell office:value-type="float" office:value="3389.01599583397">
                <text:p>3389.0159958339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6.086005789">
                <text:p>26.086005789</text:p>
              </table:table-cell>
              <table:table-cell office:value-type="float" office:value="3434.98483967725">
                <text:p>3434.984839677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6.1036156149999">
                <text:p>26.1036156149999</text:p>
              </table:table-cell>
              <table:table-cell office:value-type="float" office:value="3407.1886911516">
                <text:p>3407.188691151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6.1210736179999">
                <text:p>26.1210736179999</text:p>
              </table:table-cell>
              <table:table-cell office:value-type="float" office:value="3436.81920549531">
                <text:p>3436.8192054953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6.138768497">
                <text:p>26.138768497</text:p>
              </table:table-cell>
              <table:table-cell office:value-type="float" office:value="3390.81154493933">
                <text:p>3390.8115449393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6.1561816559999">
                <text:p>26.1561816559999</text:p>
              </table:table-cell>
              <table:table-cell office:value-type="float" office:value="3445.67002461732">
                <text:p>3445.6700246173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6.173873879">
                <text:p>26.173873879</text:p>
              </table:table-cell>
              <table:table-cell office:value-type="float" office:value="3391.32058192259">
                <text:p>3391.3205819225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6.1912994849999">
                <text:p>26.1912994849999</text:p>
              </table:table-cell>
              <table:table-cell office:value-type="float" office:value="3443.20880433859">
                <text:p>3443.2088043385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6.2089683229999">
                <text:p>26.2089683229999</text:p>
              </table:table-cell>
              <table:table-cell office:value-type="float" office:value="3395.80905094749">
                <text:p>3395.8090509474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6.2263429919999">
                <text:p>26.2263429919999</text:p>
              </table:table-cell>
              <table:table-cell office:value-type="float" office:value="3453.3031967417">
                <text:p>3453.303196741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6.2440728709998">
                <text:p>26.2440728709998</text:p>
              </table:table-cell>
              <table:table-cell office:value-type="float" office:value="3384.11784988433">
                <text:p>3384.1178498843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6.261358946">
                <text:p>26.261358946</text:p>
              </table:table-cell>
              <table:table-cell office:value-type="float" office:value="3471.00194807391">
                <text:p>3471.0019480739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6.279791901">
                <text:p>26.279791901</text:p>
              </table:table-cell>
              <table:table-cell office:value-type="float" office:value="3255.03968300603">
                <text:p>3255.0396830060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6.2964300039998">
                <text:p>26.2964300039998</text:p>
              </table:table-cell>
              <table:table-cell office:value-type="float" office:value="3606.18034402371">
                <text:p>3606.1803440237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6.3140812889999">
                <text:p>26.3140812889999</text:p>
              </table:table-cell>
              <table:table-cell office:value-type="float" office:value="3399.18595160684">
                <text:p>3399.1859516068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6.3313438739999">
                <text:p>26.3313438739999</text:p>
              </table:table-cell>
              <table:table-cell office:value-type="float" office:value="3475.7251014208">
                <text:p>3475.725101420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6.3491125559999">
                <text:p>26.3491125559999</text:p>
              </table:table-cell>
              <table:table-cell office:value-type="float" office:value="3376.72766049911">
                <text:p>3376.7276604991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6.3664559219999">
                <text:p>26.3664559219999</text:p>
              </table:table-cell>
              <table:table-cell office:value-type="float" office:value="3459.53605546227">
                <text:p>3459.5360554622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6.384132208">
                <text:p>26.384132208</text:p>
              </table:table-cell>
              <table:table-cell office:value-type="float" office:value="3394.37820816393">
                <text:p>3394.3782081639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6.4016045849999">
                <text:p>26.4016045849999</text:p>
              </table:table-cell>
              <table:table-cell office:value-type="float" office:value="3433.99183754017">
                <text:p>3433.9918375401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6.419200714">
                <text:p>26.419200714</text:p>
              </table:table-cell>
              <table:table-cell office:value-type="float" office:value="3409.84088031657">
                <text:p>3409.8408803165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6.4365457469999">
                <text:p>26.4365457469999</text:p>
              </table:table-cell>
              <table:table-cell office:value-type="float" office:value="3459.20356568353">
                <text:p>3459.2035656835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6.454298595">
                <text:p>26.454298595</text:p>
              </table:table-cell>
              <table:table-cell office:value-type="float" office:value="3379.73940855358">
                <text:p>3379.7394085535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6.4716190459999">
                <text:p>26.4716190459999</text:p>
              </table:table-cell>
              <table:table-cell office:value-type="float" office:value="3464.11303032667">
                <text:p>3464.1130303266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6.4892737159998">
                <text:p>26.4892737159998</text:p>
              </table:table-cell>
              <table:table-cell office:value-type="float" office:value="3398.5342122027">
                <text:p>3398.534212202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6.5066108849999">
                <text:p>26.5066108849999</text:p>
              </table:table-cell>
              <table:table-cell office:value-type="float" office:value="3460.772632481">
                <text:p>3460.772632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